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5.74mm"/>
    </style:style>
    <style:style style:name="co2" style:family="table-column">
      <style:table-column-properties fo:break-before="auto" style:column-width="23.3mm"/>
    </style:style>
    <style:style style:name="co3" style:family="table-column">
      <style:table-column-properties fo:break-before="auto" style:column-width="21.5mm"/>
    </style:style>
    <style:style style:name="co4" style:family="table-column">
      <style:table-column-properties fo:break-before="auto" style:column-width="18.4mm"/>
    </style:style>
    <style:style style:name="co5" style:family="table-column">
      <style:table-column-properties fo:break-before="auto" style:column-width="17.13mm"/>
    </style:style>
    <style:style style:name="co6" style:family="table-column">
      <style:table-column-properties fo:break-before="auto" style:column-width="17.09mm"/>
    </style:style>
    <style:style style:name="co7" style:family="table-column">
      <style:table-column-properties fo:break-before="auto" style:column-width="21.78mm"/>
    </style:style>
    <style:style style:name="co8" style:family="table-column">
      <style:table-column-properties fo:break-before="auto" style:column-width="16.86mm"/>
    </style:style>
    <style:style style:name="co9" style:family="table-column">
      <style:table-column-properties fo:break-before="auto" style:column-width="23.41mm"/>
    </style:style>
    <style:style style:name="co10" style:family="table-column">
      <style:table-column-properties fo:break-before="auto" style:column-width="20.53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mm"/>
    </style:style>
    <style:style style:name="co13" style:family="table-column">
      <style:table-column-properties fo:break-before="auto" style:column-width="16.42mm"/>
    </style:style>
    <style:style style:name="co14" style:family="table-column">
      <style:table-column-properties fo:break-before="auto" style:column-width="20mm"/>
    </style:style>
    <style:style style:name="co15" style:family="table-column">
      <style:table-column-properties fo:break-before="auto" style:column-width="53.55mm"/>
    </style:style>
    <style:style style:name="co16" style:family="table-column">
      <style:table-column-properties fo:break-before="auto" style:column-width="30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true"/>
    </style:style>
    <style:style style:name="ro3" style:family="table-row">
      <style:table-row-properties style:row-height="14.01mm" fo:break-before="auto" style:use-optimal-row-height="false"/>
    </style:style>
    <style:style style:name="ro4" style:family="table-row">
      <style:table-row-properties style:row-height="4.46mm" fo:break-before="auto" style:use-optimal-row-height="true"/>
    </style:style>
    <style:style style:name="ro5" style:family="table-row">
      <style:table-row-properties style:row-height="24.73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.12mm" fo:break-before="auto" style:use-optimal-row-height="true"/>
    </style:style>
    <style:style style:name="ro8" style:family="table-row">
      <style:table-row-properties style:row-height="7.83mm" fo:break-before="auto" style:use-optimal-row-height="true"/>
    </style:style>
    <style:style style:name="ro9" style:family="table-row">
      <style:table-row-properties style:row-height="4.27mm" fo:break-before="auto" style:use-optimal-row-height="true"/>
    </style:style>
    <style:style style:name="ro10" style:family="table-row">
      <style:table-row-properties style:row-height="7.81mm" fo:break-before="auto" style:use-optimal-row-height="true"/>
    </style:style>
    <style:style style:name="ro11" style:family="table-row">
      <style:table-row-properties style:row-height="6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100" number:language="de" number:country="DE">
      <number:text-content/>
    </number:text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10100">
      <style:table-cell-properties style:cell-protect="protected" style:print-content="true"/>
      <style:text-properties fo:language="de" fo:country="DE" fo:font-weight="bold"/>
    </style:style>
    <style:style style:name="ce2" style:family="table-cell" style:parent-style-name="Default" style:data-style-name="N10100">
      <style:table-cell-properties style:cell-protect="protected" style:print-content="true"/>
      <style:text-properties fo:language="de" fo:country="DE" fo:font-weight="normal" style:font-weight-asian="normal" style:font-weight-complex="normal"/>
    </style:style>
    <style:style style:name="ce3" style:family="table-cell" style:parent-style-name="Default">
      <style:table-cell-properties style:cell-protect="protected" style:print-content="true"/>
      <style:text-properties fo:language="de" fo:country="DE"/>
    </style:style>
    <style:style style:name="ce4" style:family="table-cell" style:parent-style-name="Default" style:data-style-name="N10100">
      <style:table-cell-properties style:cell-protect="protected" style:print-content="true" style:text-align-source="fix" style:repeat-content="false" fo:wrap-option="wrap"/>
      <style:paragraph-properties fo:text-align="center" fo:margin-left="0mm"/>
      <style:text-properties fo:language="de" fo:country="DE" fo:font-weight="bold" fo:hyphenate="true"/>
    </style:style>
    <style:style style:name="ce64" style:family="table-cell" style:parent-style-name="Default" style:data-style-name="N20121">
      <style:table-cell-properties style:cell-protect="protected" style:print-content="true"/>
      <style:text-properties fo:language="de" fo:country="DE"/>
    </style:style>
    <style:style style:name="ce6" style:family="table-cell" style:parent-style-name="Default" style:data-style-name="N10100">
      <style:table-cell-properties style:cell-protect="protected" style:print-content="true" style:text-align-source="fix" style:repeat-content="false"/>
      <style:paragraph-properties fo:text-align="end" fo:margin-left="0mm"/>
      <style:text-properties fo:language="de" fo:country="DE"/>
    </style:style>
    <style:style style:name="ce7" style:family="table-cell" style:parent-style-name="Default" style:data-style-name="N10100">
      <style:table-cell-properties style:cell-protect="protected" style:print-content="true"/>
      <style:text-properties fo:language="de" fo:country="DE" fo:font-weight="bold" style:font-weight-asian="bold" style:font-weight-complex="bold"/>
    </style:style>
    <style:style style:name="ce8" style:family="table-cell" style:parent-style-name="Default" style:data-style-name="N10100">
      <style:table-cell-properties fo:background-color="#ffff99" style:cell-protect="protected" style:print-content="true" style:text-align-source="fix" style:repeat-content="false"/>
      <style:paragraph-properties fo:text-align="end" fo:margin-left="0mm"/>
      <style:text-properties fo:language="de" fo:country="DE"/>
    </style:style>
    <style:style style:name="ce9" style:family="table-cell" style:parent-style-name="Default" style:data-style-name="N10100">
      <style:table-cell-properties style:cell-protect="protected" style:print-content="true" style:text-align-source="fix" style:repeat-content="false" fo:background-color="transparent"/>
      <style:paragraph-properties fo:text-align="end" fo:margin-left="0mm"/>
      <style:text-properties fo:language="de" fo:country="DE"/>
    </style:style>
    <style:style style:name="ce10" style:family="table-cell" style:parent-style-name="Default" style:data-style-name="N37">
      <style:table-cell-properties style:cell-protect="protected" style:print-content="true"/>
      <style:text-properties fo:language="de" fo:country="DE"/>
    </style:style>
    <style:style style:name="ce11" style:family="table-cell" style:parent-style-name="Default" style:data-style-name="N10100">
      <style:table-cell-properties style:cell-protect="protected" style:print-content="true" fo:wrap-option="wrap"/>
      <style:text-properties fo:language="de" fo:country="DE" fo:font-weight="bold" style:font-weight-asian="bold" style:font-weight-complex="bold" fo:hyphenate="true"/>
    </style:style>
    <style:style style:name="ce12" style:family="table-cell" style:parent-style-name="Default">
      <style:table-cell-properties style:cell-protect="none" style:print-content="true"/>
      <style:text-properties fo:language="de" fo:country="DE"/>
    </style:style>
    <style:style style:name="ce13" style:family="table-cell" style:parent-style-name="Default" style:data-style-name="N112">
      <style:table-cell-properties style:cell-protect="none" style:print-content="true"/>
      <style:text-properties fo:language="de" fo:country="DE"/>
    </style:style>
    <style:style style:name="ce14" style:family="table-cell" style:parent-style-name="Default" style:data-style-name="N2">
      <style:table-cell-properties style:cell-protect="none" style:print-content="true"/>
      <style:text-properties fo:language="de" fo:country="DE"/>
    </style:style>
    <style:style style:name="ce15" style:family="table-cell" style:parent-style-name="Default" style:data-style-name="N117">
      <style:table-cell-properties style:cell-protect="none" style:print-content="true"/>
      <style:text-properties fo:language="de" fo:country="DE"/>
    </style:style>
    <style:style style:name="ce16" style:family="table-cell" style:parent-style-name="Default" style:data-style-name="N121">
      <style:table-cell-properties style:cell-protect="none" style:print-content="true"/>
      <style:text-properties fo:language="de" fo:country="DE"/>
    </style:style>
    <style:style style:name="ce17" style:family="table-cell" style:parent-style-name="Default" style:data-style-name="N0">
      <style:table-cell-properties style:cell-protect="protected" style:print-content="true"/>
      <style:text-properties fo:language="de" fo:country="DE"/>
    </style:style>
    <style:style style:name="ce80" style:family="table-cell" style:parent-style-name="Default" style:data-style-name="N20122">
      <style:table-cell-properties style:cell-protect="protected" style:print-content="true" style:text-align-source="fix" style:repeat-content="false"/>
      <style:paragraph-properties fo:text-align="start" fo:margin-left="3.53mm"/>
      <style:text-properties style:font-name="Courier" fo:language="de" fo:country="DE"/>
    </style:style>
    <style:style style:name="ce81" style:family="table-cell" style:parent-style-name="Default" style:data-style-name="N20122">
      <style:table-cell-properties fo:background-color="#ffff99" style:cell-protect="protected" style:print-content="true" style:text-align-source="fix" style:repeat-content="false"/>
      <style:paragraph-properties fo:text-align="start" fo:margin-left="3.53mm"/>
      <style:text-properties style:font-name="Courier" fo:language="de" fo:country="DE"/>
    </style:style>
    <style:style style:name="ce83" style:family="table-cell" style:parent-style-name="Default" style:data-style-name="N20122">
      <style:table-cell-properties fo:background-color="#ffff99" style:cell-protect="protected" style:print-content="true" style:text-align-source="fix" style:repeat-content="false"/>
      <style:paragraph-properties fo:text-align="start" fo:margin-left="3.53mm"/>
      <style:text-properties style:font-name="Courier" fo:language="de" fo:country="DE" style:font-name-asian="Arial1" style:font-name-complex="Arial1"/>
    </style:style>
    <style:style style:name="ce84" style:family="table-cell" style:parent-style-name="Default" style:data-style-name="N20122">
      <style:table-cell-properties style:cell-protect="protected" style:print-content="true" style:text-align-source="fix" style:repeat-content="false" fo:background-color="transparent"/>
      <style:paragraph-properties fo:text-align="start" fo:margin-left="3.53mm"/>
      <style:text-properties style:font-name="Courier" fo:language="de" fo:country="DE"/>
    </style:style>
    <style:style style:name="ce85" style:family="table-cell" style:parent-style-name="Default" style:data-style-name="N20122">
      <style:table-cell-properties style:cell-protect="protected" style:print-content="true" style:text-align-source="fix" style:repeat-content="false"/>
      <style:paragraph-properties fo:text-align="start" fo:margin-left="3.53mm"/>
      <style:text-properties style:font-name="Courier" fo:language="de" fo:country="DE" style:font-name-asian="Arial1" style:font-name-complex="Arial1"/>
    </style:style>
    <style:style style:name="ce23" style:family="table-cell" style:parent-style-name="Default" style:data-style-name="N10100">
      <style:table-cell-properties style:cell-protect="protected" style:print-content="true"/>
      <style:text-properties fo:language="de" fo:country="DE"/>
    </style:style>
    <style:style style:name="ce24" style:family="table-cell" style:parent-style-name="Default">
      <style:table-cell-properties style:cell-protect="protected" style:print-content="true"/>
      <style:text-properties fo:language="de" fo:country="DE" fo:font-style="italic" style:font-style-asian="italic" style:font-style-complex="italic"/>
    </style:style>
    <style:style style:name="ce25" style:family="table-cell" style:parent-style-name="Default" style:data-style-name="N10100">
      <style:table-cell-properties style:cell-protect="protected" style:print-content="true" style:text-align-source="fix" style:repeat-content="false" fo:wrap-option="wrap" style:direction="ltr"/>
      <style:paragraph-properties fo:text-align="center" fo:margin-left="0mm"/>
      <style:text-properties fo:language="de" fo:country="DE" fo:font-weight="bold" fo:hyphenate="true"/>
    </style:style>
    <style:style style:name="ce26" style:family="table-cell" style:parent-style-name="Default">
      <style:table-cell-properties style:cell-protect="protected" style:print-content="true"/>
      <style:text-properties fo:color="#1a1a1a" style:font-name="Liberation Mono" fo:language="de" fo:country="DE" style:font-name-asian="Arial" style:language-asian="zxx" style:country-asian="none" style:font-name-complex="Arial" style:language-complex="zxx" style:country-complex="none"/>
    </style:style>
    <style:style style:name="ce27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mm"/>
      <style:text-properties fo:language="de" fo:country="DE"/>
    </style:style>
    <style:style style:name="ce28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mm"/>
      <style:text-properties fo:color="#dc2300" fo:language="de" fo:country="DE" fo:font-weight="bold" style:font-weight-asian="bold" style:font-weight-complex="bold"/>
    </style:style>
    <style:style style:name="ce94" style:family="table-cell" style:parent-style-name="Default" style:data-style-name="N20122">
      <style:table-cell-properties style:cell-protect="protected" style:print-content="true"/>
      <style:text-properties fo:language="de" fo:country="DE"/>
    </style:style>
    <style:style style:name="ce30" style:family="table-cell" style:parent-style-name="Default" style:data-style-name="N2">
      <style:table-cell-properties style:cell-protect="protected" style:print-content="true"/>
      <style:text-properties fo:language="de" fo:country="DE"/>
    </style:style>
    <style:style style:name="ce31" style:family="table-cell" style:parent-style-name="Default" style:data-style-name="N112">
      <style:table-cell-properties style:cell-protect="protected" style:print-content="true"/>
      <style:text-properties fo:language="de" fo:country="DE"/>
    </style:style>
    <style:style style:name="ce32" style:family="table-cell" style:parent-style-name="Default" style:data-style-name="N112">
      <style:table-cell-properties style:cell-protect="protected" style:print-content="true"/>
      <style:text-properties style:font-name="Arial" fo:language="de" fo:country="DE" style:font-name-asian="Arial1" style:font-name-complex="Arial1"/>
    </style:style>
    <style:style style:name="ce33" style:family="table-cell" style:parent-style-name="Default" style:data-style-name="N112">
      <style:table-cell-properties style:cell-protect="protected" style:print-content="true"/>
      <style:text-properties style:font-name="Arial" fo:language="de" fo:country="DE" fo:font-weight="bold" style:font-name-asian="Arial1" style:font-weight-asian="bold" style:font-name-complex="Arial1" style:font-weight-complex="bold"/>
      <style:map style:condition="cell-content()&gt;0" style:apply-style-name="Overtime" style:base-cell-address="Overview.K26"/>
      <style:map style:condition="cell-content()&lt;0" style:apply-style-name="Alter" style:base-cell-address="Overview.K26"/>
    </style:style>
    <style:style style:name="ce34" style:family="table-cell" style:parent-style-name="Default">
      <style:table-cell-properties style:cell-protect="protected" style:print-content="true" fo:wrap-option="wrap"/>
      <style:text-properties fo:language="de" fo:country="DE"/>
    </style:style>
    <style:style style:name="ce35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fo:font-size="12pt" fo:language="de" fo:country="DE" fo:font-weight="bold"/>
    </style:style>
    <style:style style:name="ce3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language="de" fo:country="DE"/>
    </style:style>
    <style:style style:name="ce103" style:family="table-cell" style:parent-style-name="Default" style:data-style-name="N20037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January.A4"/>
      <style:map style:condition="is-true-formula(NOT(ISNA(MATCH([.$I4];[$Overview.$E$47:.$Z$47];0))))" style:apply-style-name="Free" style:base-cell-address="January.A4"/>
      <style:map style:condition="is-true-formula([.$I4]=[$Overview.$B$47])" style:apply-style-name="Overtime" style:base-cell-address="January.A4"/>
    </style:style>
    <style:style style:name="ce96" style:family="table-cell" style:parent-style-name="Default">
      <style:table-cell-properties style:cell-protect="protected" style:print-content="true" fo:background-color="transparent"/>
      <style:text-properties fo:language="de" fo:country="DE"/>
    </style:style>
    <style:style style:name="ce39" style:family="table-cell" style:parent-style-name="Default" style:data-style-name="N10100">
      <style:table-cell-properties style:cell-protect="protected" style:print-content="true" fo:background-color="transparent"/>
      <style:text-properties fo:language="de" fo:country="DE"/>
    </style:style>
    <style:style style:name="ce40" style:family="table-cell" style:parent-style-name="Default" style:data-style-name="N10100">
      <style:table-cell-properties style:cell-protect="protected" style:print-content="true" fo:background-color="transparent"/>
      <style:text-properties fo:color="#dc2300" fo:language="de" fo:country="DE" fo:font-weight="bold"/>
    </style:style>
    <style:style style:name="ce108" style:family="table-cell" style:parent-style-name="Default" style:data-style-name="N20124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January.A4"/>
      <style:map style:condition="is-true-formula(NOT(ISNA(MATCH([.$I4];[$Overview.$E$47:.$Z$47];0))))" style:apply-style-name="Free" style:base-cell-address="January.A4"/>
      <style:map style:condition="is-true-formula([.$I4]=[$Overview.$B$47])" style:apply-style-name="Overtime" style:base-cell-address="January.A4"/>
    </style:style>
    <style:style style:name="ce42" style:family="table-cell" style:parent-style-name="Default">
      <style:table-cell-properties style:cell-protect="protected" style:print-content="true" fo:background-color="transparent"/>
      <style:text-properties fo:color="#dc2300" fo:language="de" fo:country="DE" fo:font-weight="bold"/>
    </style:style>
    <style:style style:name="ce43" style:family="table-cell" style:parent-style-name="Default">
      <style:table-cell-properties style:cell-protect="protected" style:print-content="true"/>
      <style:text-properties style:font-name="Liberation Mono" fo:language="de" fo:country="DE"/>
    </style:style>
    <style:style style:name="ce44" style:family="table-cell" style:parent-style-name="Default">
      <style:table-cell-properties style:cell-protect="protected" style:print-content="true"/>
      <style:text-properties fo:color="#1a1a1a" style:font-name="Liberation Mono" fo:font-size="10pt" fo:language="de" fo:country="DE" style:font-name-asian="Arial" style:font-size-asian="10pt" style:language-asian="zxx" style:country-asian="none" style:font-name-complex="Arial" style:font-size-complex="10pt" style:language-complex="zxx" style:country-complex="none"/>
    </style:style>
    <style:style style:name="ce45" style:family="table-cell" style:parent-style-name="Default" style:data-style-name="N0">
      <style:table-cell-properties style:cell-protect="protected" style:print-content="true"/>
      <style:text-properties style:font-name="Liberation Mono" fo:language="de" fo:country="DE"/>
    </style:style>
    <style:style style:name="ce46" style:family="table-cell" style:parent-style-name="Default" style:data-style-name="N121">
      <style:table-cell-properties style:cell-protect="protected" style:print-content="true"/>
      <style:text-properties fo:language="de" fo:country="DE" fo:font-weight="bold" style:font-weight-asian="bold" style:font-weight-complex="bold"/>
    </style:style>
    <style:style style:name="ce47" style:family="table-cell" style:parent-style-name="Default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fo:language="de" fo:country="DE"/>
    </style:style>
    <style:style style:name="ce116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language="de" fo:country="DE"/>
      <style:map style:condition="is-true-formula(OR([.$B4]=1; [.$B4]=7; [.$I4]=[$Overview.$D$47]))" style:apply-style-name="Weekend" style:base-cell-address="January.A4"/>
      <style:map style:condition="is-true-formula(NOT(ISNA(MATCH([.$I4];[$Overview.$E$47:.$Z$47];0))))" style:apply-style-name="Free" style:base-cell-address="January.A4"/>
      <style:map style:condition="is-true-formula([.$I4]=[$Overview.$B$47])" style:apply-style-name="Overtime" style:base-cell-address="January.A4"/>
    </style:style>
    <style:style style:name="ce49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January.A4"/>
      <style:map style:condition="is-true-formula(NOT(ISNA(MATCH([.$I4];[$Overview.$E$47:.$Z$47];0))))" style:apply-style-name="Free" style:base-cell-address="January.A4"/>
      <style:map style:condition="is-true-formula([.$I4]=[$Overview.$B$47])" style:apply-style-name="Overtime" style:base-cell-address="January.A4"/>
    </style:style>
    <style:style style:name="ce50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January.A4"/>
      <style:map style:condition="is-true-formula(NOT(ISNA(MATCH([.$I4];[$Overview.$E$47:.$Z$47];0))))" style:apply-style-name="Free" style:base-cell-address="January.A4"/>
      <style:map style:condition="is-true-formula([.$I4]=[$Overview.$B$47])" style:apply-style-name="Overtime" style:base-cell-address="January.A4"/>
    </style:style>
    <style:style style:name="ce51" style:family="table-cell" style:parent-style-name="Default" style:data-style-name="N40">
      <style:table-cell-properties style:cell-protect="protected" style:print-content="true" fo:background-color="transparent"/>
      <style:text-properties fo:language="de" fo:country="DE"/>
    </style:style>
    <style:style style:name="ce52" style:family="table-cell" style:parent-style-name="Default" style:data-style-name="N112">
      <style:table-cell-properties style:cell-protect="protected" style:print-content="true"/>
      <style:text-properties style:font-name="Liberation Mono" fo:language="de" fo:country="DE"/>
    </style:style>
    <style:style style:name="ce53" style:family="table-cell" style:parent-style-name="Default" style:data-style-name="N112">
      <style:table-cell-properties style:cell-protect="protected" style:print-content="true" fo:background-color="transparent"/>
      <style:text-properties style:font-name="Liberation Mono" fo:language="de" fo:country="DE"/>
    </style:style>
    <style:style style:name="ce54" style:family="table-cell" style:parent-style-name="Default">
      <style:table-cell-properties style:cell-protect="protected" style:print-content="true" fo:background-color="transparent"/>
      <style:text-properties style:font-name="Liberation Mono" fo:language="de" fo:country="DE"/>
    </style:style>
    <style:style style:name="ce55" style:family="table-cell" style:parent-style-name="Default" style:data-style-name="N112">
      <style:table-cell-properties style:cell-protect="protected" style:print-content="true" fo:background-color="transparent"/>
      <style:text-properties fo:color="#dc2300" style:font-name="Liberation Mono" fo:language="de" fo:country="DE" fo:font-weight="bold"/>
    </style:style>
    <style:style style:name="ce124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10pt" fo:language="de" fo:country="DE" style:font-name-asian="Arial1" style:font-name-complex="Arial1" fo:hyphenate="true"/>
      <style:map style:condition="is-true-formula(OR([.$B4]=1; [.$B4]=7; [.$I4]=[$Overview.$D$47]))" style:apply-style-name="Weekend" style:base-cell-address="January.A4"/>
      <style:map style:condition="is-true-formula(NOT(ISNA(MATCH([.$I4];[$Overview.$E$47:.$Z$47];0))))" style:apply-style-name="Free" style:base-cell-address="January.A4"/>
      <style:map style:condition="is-true-formula([.$I4]=[$Overview.$B$47])" style:apply-style-name="Overtime" style:base-cell-address="January.A4"/>
    </style:style>
    <style:style style:name="ce56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fo:hyphenate="true"/>
      <style:map style:condition="is-true-formula(OR([.$B4]=1; [.$B4]=7; [.$I4]=[$Overview.$D$47]))" style:apply-style-name="Weekend" style:base-cell-address="January.A4"/>
      <style:map style:condition="is-true-formula(NOT(ISNA(MATCH([.$I4];[$Overview.$E$47:.$Z$47];0))))" style:apply-style-name="Free" style:base-cell-address="January.A4"/>
      <style:map style:condition="is-true-formula([.$I4]=[$Overview.$B$47])" style:apply-style-name="Overtime" style:base-cell-address="January.A4"/>
    </style:style>
    <style:style style:name="ce126" style:family="table-cell" style:parent-style-name="Default" style:data-style-name="N20123">
      <style:table-cell-properties style:cell-protect="protected" style:print-content="true" fo:background-color="transparent"/>
      <style:text-properties fo:language="de" fo:country="DE" fo:font-weight="bold" style:font-weight-asian="bold" style:font-weight-complex="bold"/>
    </style:style>
    <style:style style:name="ce58" style:family="table-cell" style:parent-style-name="Default" style:data-style-name="N10100">
      <style:table-cell-properties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fo:language="de" fo:country="DE" fo:hyphenate="true"/>
    </style:style>
    <style:style style:name="ce128" style:family="table-cell" style:parent-style-name="Default" style:data-style-name="N10100">
      <style:table-cell-properties style:cell-protect="none" style:print-content="true" fo:border="0.06pt solid #000000" style:vertical-align="middle"/>
      <style:text-properties style:font-name="Liberation Mono" fo:font-size="8pt" fo:language="de" fo:country="DE" style:font-size-asian="8pt" style:font-size-complex="8pt"/>
      <style:map style:condition="is-true-formula(OR([.$B4]=1; [.$B4]=7; [.$I4]=[$Overview.$D$47]))" style:apply-style-name="Weekend" style:base-cell-address="January.A4"/>
      <style:map style:condition="is-true-formula(NOT(ISNA(MATCH([.$I4];[$Overview.$E$47:.$Z$47];0))))" style:apply-style-name="Free" style:base-cell-address="January.A4"/>
      <style:map style:condition="is-true-formula([.$I4]=[$Overview.$B$47])" style:apply-style-name="Overtime" style:base-cell-address="January.A4"/>
    </style:style>
    <style:style style:name="ce122" style:family="table-cell" style:parent-style-name="Default" style:data-style-name="N20037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February.A4"/>
      <style:map style:condition="is-true-formula(NOT(ISNA(MATCH([.$I4];[$Overview.$E$47:.$Z$47];0))))" style:apply-style-name="Free" style:base-cell-address="February.A4"/>
      <style:map style:condition="is-true-formula([.$I4]=[$Overview.$B$47])" style:apply-style-name="Overtime" style:base-cell-address="February.A4"/>
    </style:style>
    <style:style style:name="ce123" style:family="table-cell" style:parent-style-name="Default" style:data-style-name="N20124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February.A4"/>
      <style:map style:condition="is-true-formula(NOT(ISNA(MATCH([.$I4];[$Overview.$E$47:.$Z$47];0))))" style:apply-style-name="Free" style:base-cell-address="February.A4"/>
      <style:map style:condition="is-true-formula([.$I4]=[$Overview.$B$47])" style:apply-style-name="Overtime" style:base-cell-address="February.A4"/>
    </style:style>
    <style:style style:name="ce62" style:family="table-cell" style:parent-style-name="Default" style:data-style-name="N121">
      <style:table-cell-properties style:cell-protect="protected" style:print-content="true"/>
      <style:text-properties style:font-name="Arial" fo:language="de" fo:country="DE" fo:font-weight="bold" style:font-name-asian="Arial1" style:font-weight-asian="bold" style:font-name-complex="Arial1" style:font-weight-complex="bold"/>
    </style:style>
    <style:style style:name="ce127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language="de" fo:country="DE"/>
      <style:map style:condition="is-true-formula(OR([.$B4]=1; [.$B4]=7; [.$I4]=[$Overview.$D$47]))" style:apply-style-name="Weekend" style:base-cell-address="February.A4"/>
      <style:map style:condition="is-true-formula(NOT(ISNA(MATCH([.$I4];[$Overview.$E$47:.$Z$47];0))))" style:apply-style-name="Free" style:base-cell-address="February.A4"/>
      <style:map style:condition="is-true-formula([.$I4]=[$Overview.$B$47])" style:apply-style-name="Overtime" style:base-cell-address="February.A4"/>
    </style:style>
    <style:style style:name="ce129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February.A4"/>
      <style:map style:condition="is-true-formula(NOT(ISNA(MATCH([.$I4];[$Overview.$E$47:.$Z$47];0))))" style:apply-style-name="Free" style:base-cell-address="February.A4"/>
      <style:map style:condition="is-true-formula([.$I4]=[$Overview.$B$47])" style:apply-style-name="Overtime" style:base-cell-address="February.A4"/>
    </style:style>
    <style:style style:name="ce130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February.A4"/>
      <style:map style:condition="is-true-formula(NOT(ISNA(MATCH([.$I4];[$Overview.$E$47:.$Z$47];0))))" style:apply-style-name="Free" style:base-cell-address="February.A4"/>
      <style:map style:condition="is-true-formula([.$I4]=[$Overview.$B$47])" style:apply-style-name="Overtime" style:base-cell-address="February.A4"/>
    </style:style>
    <style:style style:name="ce131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fo:hyphenate="true"/>
      <style:map style:condition="is-true-formula(OR([.$B4]=1; [.$B4]=7; [.$I4]=[$Overview.$D$47]))" style:apply-style-name="Weekend" style:base-cell-address="February.A4"/>
      <style:map style:condition="is-true-formula(NOT(ISNA(MATCH([.$I4];[$Overview.$E$47:.$Z$47];0))))" style:apply-style-name="Free" style:base-cell-address="February.A4"/>
      <style:map style:condition="is-true-formula([.$I4]=[$Overview.$B$47])" style:apply-style-name="Overtime" style:base-cell-address="February.A4"/>
    </style:style>
    <style:style style:name="ce67" style:family="table-cell" style:parent-style-name="Default" style:data-style-name="N10100">
      <style:table-cell-properties style:cell-protect="none" style:print-content="true" fo:border="0.06pt solid #000000" style:vertical-align="middle"/>
      <style:text-properties style:font-name="Liberation Mono" fo:font-size="8pt" fo:language="de" fo:country="DE" style:font-size-asian="8pt" style:font-size-complex="8pt"/>
      <style:map style:condition="is-true-formula(OR([.$B4]=1; [.$B4]=7; [.$I4]=[$Overview.$D$47]))" style:apply-style-name="Weekend" style:base-cell-address="February.A4"/>
      <style:map style:condition="is-true-formula(NOT(ISNA(MATCH([.$I4];[$Overview.$E$47:.$Z$47];0))))" style:apply-style-name="Free" style:base-cell-address="February.A4"/>
      <style:map style:condition="is-true-formula([.$I4]=[$Overview.$B$47])" style:apply-style-name="Overtime" style:base-cell-address="February.A4"/>
    </style:style>
    <style:style style:name="ce133" style:family="table-cell" style:parent-style-name="Default" style:data-style-name="N20037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March.C4"/>
      <style:map style:condition="is-true-formula(NOT(ISNA(MATCH([.$I4];[$Overview.$E$47:.$Z$47];0))))" style:apply-style-name="Free" style:base-cell-address="March.C4"/>
      <style:map style:condition="is-true-formula([.$I4]=[$Overview.$B$47])" style:apply-style-name="Overtime" style:base-cell-address="March.C4"/>
    </style:style>
    <style:style style:name="ce134" style:family="table-cell" style:parent-style-name="Default" style:data-style-name="N20124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March.C4"/>
      <style:map style:condition="is-true-formula(NOT(ISNA(MATCH([.$I4];[$Overview.$E$47:.$Z$47];0))))" style:apply-style-name="Free" style:base-cell-address="March.C4"/>
      <style:map style:condition="is-true-formula([.$I4]=[$Overview.$B$47])" style:apply-style-name="Overtime" style:base-cell-address="March.C4"/>
    </style:style>
    <style:style style:name="ce70" style:family="table-cell" style:parent-style-name="Default">
      <style:table-cell-properties style:cell-protect="protected" style:print-content="true"/>
      <style:text-properties style:font-name="Arial" fo:language="de" fo:country="DE" fo:font-weight="bold" style:font-name-asian="Arial1" style:font-weight-asian="bold" style:font-name-complex="Arial1" style:font-weight-complex="bold"/>
    </style:style>
    <style:style style:name="ce136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language="de" fo:country="DE"/>
      <style:map style:condition="is-true-formula(OR([.$B4]=1; [.$B4]=7; [.$I4]=[$Overview.$D$47]))" style:apply-style-name="Weekend" style:base-cell-address="March.C4"/>
      <style:map style:condition="is-true-formula(NOT(ISNA(MATCH([.$I4];[$Overview.$E$47:.$Z$47];0))))" style:apply-style-name="Free" style:base-cell-address="March.C4"/>
      <style:map style:condition="is-true-formula([.$I4]=[$Overview.$B$47])" style:apply-style-name="Overtime" style:base-cell-address="March.C4"/>
    </style:style>
    <style:style style:name="ce137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March.C4"/>
      <style:map style:condition="is-true-formula(NOT(ISNA(MATCH([.$I4];[$Overview.$E$47:.$Z$47];0))))" style:apply-style-name="Free" style:base-cell-address="March.C4"/>
      <style:map style:condition="is-true-formula([.$I4]=[$Overview.$B$47])" style:apply-style-name="Overtime" style:base-cell-address="March.C4"/>
    </style:style>
    <style:style style:name="ce138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March.C4"/>
      <style:map style:condition="is-true-formula(NOT(ISNA(MATCH([.$I4];[$Overview.$E$47:.$Z$47];0))))" style:apply-style-name="Free" style:base-cell-address="March.C4"/>
      <style:map style:condition="is-true-formula([.$I4]=[$Overview.$B$47])" style:apply-style-name="Overtime" style:base-cell-address="March.C4"/>
    </style:style>
    <style:style style:name="ce139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fo:hyphenate="true"/>
      <style:map style:condition="is-true-formula(OR([.$B4]=1; [.$B4]=7; [.$I4]=[$Overview.$D$47]))" style:apply-style-name="Weekend" style:base-cell-address="March.C4"/>
      <style:map style:condition="is-true-formula(NOT(ISNA(MATCH([.$I4];[$Overview.$E$47:.$Z$47];0))))" style:apply-style-name="Free" style:base-cell-address="March.C4"/>
      <style:map style:condition="is-true-formula([.$I4]=[$Overview.$B$47])" style:apply-style-name="Overtime" style:base-cell-address="March.C4"/>
    </style:style>
    <style:style style:name="ce75" style:family="table-cell" style:parent-style-name="Default" style:data-style-name="N10100">
      <style:table-cell-properties style:cell-protect="none" style:print-content="true" fo:border="0.06pt solid #000000" style:vertical-align="middle"/>
      <style:text-properties style:font-name="Liberation Mono" fo:font-size="8pt" fo:language="de" fo:country="DE" style:font-size-asian="8pt" style:font-size-complex="8pt"/>
      <style:map style:condition="is-true-formula(OR([.$B4]=1; [.$B4]=7; [.$I4]=[$Overview.$D$47]))" style:apply-style-name="Weekend" style:base-cell-address="March.C4"/>
      <style:map style:condition="is-true-formula(NOT(ISNA(MATCH([.$I4];[$Overview.$E$47:.$Z$47];0))))" style:apply-style-name="Free" style:base-cell-address="March.C4"/>
      <style:map style:condition="is-true-formula([.$I4]=[$Overview.$B$47])" style:apply-style-name="Overtime" style:base-cell-address="March.C4"/>
    </style:style>
    <style:style style:name="ce141" style:family="table-cell" style:parent-style-name="Default" style:data-style-name="N20037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April.A4"/>
      <style:map style:condition="is-true-formula(NOT(ISNA(MATCH([.$I4];[$Overview.$E$47:.$Z$47];0))))" style:apply-style-name="Free" style:base-cell-address="April.A4"/>
      <style:map style:condition="is-true-formula([.$I4]=[$Overview.$B$47])" style:apply-style-name="Overtime" style:base-cell-address="April.A4"/>
    </style:style>
    <style:style style:name="ce142" style:family="table-cell" style:parent-style-name="Default" style:data-style-name="N20124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April.A4"/>
      <style:map style:condition="is-true-formula(NOT(ISNA(MATCH([.$I4];[$Overview.$E$47:.$Z$47];0))))" style:apply-style-name="Free" style:base-cell-address="April.A4"/>
      <style:map style:condition="is-true-formula([.$I4]=[$Overview.$B$47])" style:apply-style-name="Overtime" style:base-cell-address="April.A4"/>
    </style:style>
    <style:style style:name="ce143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language="de" fo:country="DE"/>
      <style:map style:condition="is-true-formula(OR([.$B4]=1; [.$B4]=7; [.$I4]=[$Overview.$D$47]))" style:apply-style-name="Weekend" style:base-cell-address="April.A4"/>
      <style:map style:condition="is-true-formula(NOT(ISNA(MATCH([.$I4];[$Overview.$E$47:.$Z$47];0))))" style:apply-style-name="Free" style:base-cell-address="April.A4"/>
      <style:map style:condition="is-true-formula([.$I4]=[$Overview.$B$47])" style:apply-style-name="Overtime" style:base-cell-address="April.A4"/>
    </style:style>
    <style:style style:name="ce144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April.A4"/>
      <style:map style:condition="is-true-formula(NOT(ISNA(MATCH([.$I4];[$Overview.$E$47:.$Z$47];0))))" style:apply-style-name="Free" style:base-cell-address="April.A4"/>
      <style:map style:condition="is-true-formula([.$I4]=[$Overview.$B$47])" style:apply-style-name="Overtime" style:base-cell-address="April.A4"/>
    </style:style>
    <style:style style:name="ce145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April.A4"/>
      <style:map style:condition="is-true-formula(NOT(ISNA(MATCH([.$I4];[$Overview.$E$47:.$Z$47];0))))" style:apply-style-name="Free" style:base-cell-address="April.A4"/>
      <style:map style:condition="is-true-formula([.$I4]=[$Overview.$B$47])" style:apply-style-name="Overtime" style:base-cell-address="April.A4"/>
    </style:style>
    <style:style style:name="ce146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fo:hyphenate="true"/>
      <style:map style:condition="is-true-formula(OR([.$B4]=1; [.$B4]=7; [.$I4]=[$Overview.$D$47]))" style:apply-style-name="Weekend" style:base-cell-address="April.A4"/>
      <style:map style:condition="is-true-formula(NOT(ISNA(MATCH([.$I4];[$Overview.$E$47:.$Z$47];0))))" style:apply-style-name="Free" style:base-cell-address="April.A4"/>
      <style:map style:condition="is-true-formula([.$I4]=[$Overview.$B$47])" style:apply-style-name="Overtime" style:base-cell-address="April.A4"/>
    </style:style>
    <style:style style:name="ce152" style:family="table-cell" style:parent-style-name="Default" style:data-style-name="N10100">
      <style:table-cell-properties style:cell-protect="none" style:print-content="true" fo:border="0.06pt solid #000000" style:vertical-align="middle"/>
      <style:text-properties style:font-name="Liberation Mono" fo:font-size="8pt" fo:language="de" fo:country="DE" style:font-size-asian="8pt" style:font-size-complex="8pt"/>
      <style:map style:condition="is-true-formula(OR([.$B4]=1; [.$B4]=7; [.$I4]=[$Overview.$D$47]))" style:apply-style-name="Weekend" style:base-cell-address="April.A4"/>
      <style:map style:condition="is-true-formula(NOT(ISNA(MATCH([.$I4];[$Overview.$E$47:.$Z$47];0))))" style:apply-style-name="Free" style:base-cell-address="April.A4"/>
      <style:map style:condition="is-true-formula([.$I4]=[$Overview.$B$47])" style:apply-style-name="Overtime" style:base-cell-address="April.A4"/>
    </style:style>
    <style:style style:name="ce148" style:family="table-cell" style:parent-style-name="Default" style:data-style-name="N20037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May.A4"/>
      <style:map style:condition="is-true-formula(NOT(ISNA(MATCH([.$I4];[$Overview.$E$47:.$Z$47];0))))" style:apply-style-name="Free" style:base-cell-address="May.A4"/>
      <style:map style:condition="is-true-formula([.$I4]=[$Overview.$B$47])" style:apply-style-name="Overtime" style:base-cell-address="May.A4"/>
    </style:style>
    <style:style style:name="ce149" style:family="table-cell" style:parent-style-name="Default" style:data-style-name="N20124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May.A4"/>
      <style:map style:condition="is-true-formula(NOT(ISNA(MATCH([.$I4];[$Overview.$E$47:.$Z$47];0))))" style:apply-style-name="Free" style:base-cell-address="May.A4"/>
      <style:map style:condition="is-true-formula([.$I4]=[$Overview.$B$47])" style:apply-style-name="Overtime" style:base-cell-address="May.A4"/>
    </style:style>
    <style:style style:name="ce150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language="de" fo:country="DE"/>
      <style:map style:condition="is-true-formula(OR([.$B4]=1; [.$B4]=7; [.$I4]=[$Overview.$D$47]))" style:apply-style-name="Weekend" style:base-cell-address="May.A4"/>
      <style:map style:condition="is-true-formula(NOT(ISNA(MATCH([.$I4];[$Overview.$E$47:.$Z$47];0))))" style:apply-style-name="Free" style:base-cell-address="May.A4"/>
      <style:map style:condition="is-true-formula([.$I4]=[$Overview.$B$47])" style:apply-style-name="Overtime" style:base-cell-address="May.A4"/>
    </style:style>
    <style:style style:name="ce151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May.A4"/>
      <style:map style:condition="is-true-formula(NOT(ISNA(MATCH([.$I4];[$Overview.$E$47:.$Z$47];0))))" style:apply-style-name="Free" style:base-cell-address="May.A4"/>
      <style:map style:condition="is-true-formula([.$I4]=[$Overview.$B$47])" style:apply-style-name="Overtime" style:base-cell-address="May.A4"/>
    </style:style>
    <style:style style:name="ce153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May.A4"/>
      <style:map style:condition="is-true-formula(NOT(ISNA(MATCH([.$I4];[$Overview.$E$47:.$Z$47];0))))" style:apply-style-name="Free" style:base-cell-address="May.A4"/>
      <style:map style:condition="is-true-formula([.$I4]=[$Overview.$B$47])" style:apply-style-name="Overtime" style:base-cell-address="May.A4"/>
    </style:style>
    <style:style style:name="ce154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fo:hyphenate="true"/>
      <style:map style:condition="is-true-formula(OR([.$B4]=1; [.$B4]=7; [.$I4]=[$Overview.$D$47]))" style:apply-style-name="Weekend" style:base-cell-address="May.A4"/>
      <style:map style:condition="is-true-formula(NOT(ISNA(MATCH([.$I4];[$Overview.$E$47:.$Z$47];0))))" style:apply-style-name="Free" style:base-cell-address="May.A4"/>
      <style:map style:condition="is-true-formula([.$I4]=[$Overview.$B$47])" style:apply-style-name="Overtime" style:base-cell-address="May.A4"/>
    </style:style>
    <style:style style:name="ce159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style:font-name-asian="Arial1" style:font-name-complex="Arial1" fo:hyphenate="true"/>
      <style:map style:condition="is-true-formula(OR([.$B4]=1; [.$B4]=7; [.$I4]=[$Overview.$D$47]))" style:apply-style-name="Weekend" style:base-cell-address="May.A4"/>
      <style:map style:condition="is-true-formula(NOT(ISNA(MATCH([.$I4];[$Overview.$E$47:.$Z$47];0))))" style:apply-style-name="Free" style:base-cell-address="May.A4"/>
      <style:map style:condition="is-true-formula([.$I4]=[$Overview.$B$47])" style:apply-style-name="Overtime" style:base-cell-address="May.A4"/>
    </style:style>
    <style:style style:name="ce57" style:family="table-cell" style:parent-style-name="Default" style:data-style-name="N10107">
      <style:table-cell-properties style:cell-protect="protected" style:print-content="true" fo:background-color="transparent"/>
      <style:text-properties fo:language="de" fo:country="DE" fo:font-weight="bold" style:font-weight-asian="bold" style:font-weight-complex="bold"/>
    </style:style>
    <style:style style:name="ce161" style:family="table-cell" style:parent-style-name="Default" style:data-style-name="N10100">
      <style:table-cell-properties style:cell-protect="none" style:print-content="true" fo:border="0.06pt solid #000000" style:vertical-align="middle"/>
      <style:text-properties style:font-name="Liberation Mono" fo:font-size="8pt" fo:language="de" fo:country="DE" style:font-size-asian="8pt" style:font-size-complex="8pt"/>
      <style:map style:condition="is-true-formula(OR([.$B4]=1; [.$B4]=7; [.$I4]=[$Overview.$D$47]))" style:apply-style-name="Weekend" style:base-cell-address="May.A4"/>
      <style:map style:condition="is-true-formula(NOT(ISNA(MATCH([.$I4];[$Overview.$E$47:.$Z$47];0))))" style:apply-style-name="Free" style:base-cell-address="May.A4"/>
      <style:map style:condition="is-true-formula([.$I4]=[$Overview.$B$47])" style:apply-style-name="Overtime" style:base-cell-address="May.A4"/>
    </style:style>
    <style:style style:name="ce158" style:family="table-cell" style:parent-style-name="Default" style:data-style-name="N20037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June.A4"/>
      <style:map style:condition="is-true-formula(NOT(ISNA(MATCH([.$I4];[$Overview.$E$47:.$Z$47];0))))" style:apply-style-name="Free" style:base-cell-address="June.A4"/>
      <style:map style:condition="is-true-formula([.$I4]=[$Overview.$B$47])" style:apply-style-name="Overtime" style:base-cell-address="June.A4"/>
    </style:style>
    <style:style style:name="ce160" style:family="table-cell" style:parent-style-name="Default" style:data-style-name="N20124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June.A4"/>
      <style:map style:condition="is-true-formula(NOT(ISNA(MATCH([.$I4];[$Overview.$E$47:.$Z$47];0))))" style:apply-style-name="Free" style:base-cell-address="June.A4"/>
      <style:map style:condition="is-true-formula([.$I4]=[$Overview.$B$47])" style:apply-style-name="Overtime" style:base-cell-address="June.A4"/>
    </style:style>
    <style:style style:name="ce162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language="de" fo:country="DE"/>
      <style:map style:condition="is-true-formula(OR([.$B4]=1; [.$B4]=7; [.$I4]=[$Overview.$D$47]))" style:apply-style-name="Weekend" style:base-cell-address="June.A4"/>
      <style:map style:condition="is-true-formula(NOT(ISNA(MATCH([.$I4];[$Overview.$E$47:.$Z$47];0))))" style:apply-style-name="Free" style:base-cell-address="June.A4"/>
      <style:map style:condition="is-true-formula([.$I4]=[$Overview.$B$47])" style:apply-style-name="Overtime" style:base-cell-address="June.A4"/>
    </style:style>
    <style:style style:name="ce163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June.A4"/>
      <style:map style:condition="is-true-formula(NOT(ISNA(MATCH([.$I4];[$Overview.$E$47:.$Z$47];0))))" style:apply-style-name="Free" style:base-cell-address="June.A4"/>
      <style:map style:condition="is-true-formula([.$I4]=[$Overview.$B$47])" style:apply-style-name="Overtime" style:base-cell-address="June.A4"/>
    </style:style>
    <style:style style:name="ce164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June.A4"/>
      <style:map style:condition="is-true-formula(NOT(ISNA(MATCH([.$I4];[$Overview.$E$47:.$Z$47];0))))" style:apply-style-name="Free" style:base-cell-address="June.A4"/>
      <style:map style:condition="is-true-formula([.$I4]=[$Overview.$B$47])" style:apply-style-name="Overtime" style:base-cell-address="June.A4"/>
    </style:style>
    <style:style style:name="ce165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fo:hyphenate="true"/>
      <style:map style:condition="is-true-formula(OR([.$B4]=1; [.$B4]=7; [.$I4]=[$Overview.$D$47]))" style:apply-style-name="Weekend" style:base-cell-address="June.A4"/>
      <style:map style:condition="is-true-formula(NOT(ISNA(MATCH([.$I4];[$Overview.$E$47:.$Z$47];0))))" style:apply-style-name="Free" style:base-cell-address="June.A4"/>
      <style:map style:condition="is-true-formula([.$I4]=[$Overview.$B$47])" style:apply-style-name="Overtime" style:base-cell-address="June.A4"/>
    </style:style>
    <style:style style:name="ce168" style:family="table-cell" style:parent-style-name="Default" style:data-style-name="N10100">
      <style:table-cell-properties style:cell-protect="none" style:print-content="true" fo:border="0.06pt solid #000000" style:vertical-align="middle"/>
      <style:text-properties style:font-name="Liberation Mono" fo:font-size="8pt" fo:language="de" fo:country="DE" style:font-size-asian="8pt" style:font-size-complex="8pt"/>
      <style:map style:condition="is-true-formula(OR([.$B4]=1; [.$B4]=7; [.$I4]=[$Overview.$D$47]))" style:apply-style-name="Weekend" style:base-cell-address="June.A4"/>
      <style:map style:condition="is-true-formula(NOT(ISNA(MATCH([.$I4];[$Overview.$E$47:.$Z$47];0))))" style:apply-style-name="Free" style:base-cell-address="June.A4"/>
      <style:map style:condition="is-true-formula([.$I4]=[$Overview.$B$47])" style:apply-style-name="Overtime" style:base-cell-address="June.A4"/>
    </style:style>
    <style:style style:name="ce167" style:family="table-cell" style:parent-style-name="Default" style:data-style-name="N20037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July.A4"/>
      <style:map style:condition="is-true-formula(NOT(ISNA(MATCH([.$I4];[$Overview.$E$47:.$Z$47];0))))" style:apply-style-name="Free" style:base-cell-address="July.A4"/>
      <style:map style:condition="is-true-formula([.$I4]=[$Overview.$B$47])" style:apply-style-name="Overtime" style:base-cell-address="July.A4"/>
    </style:style>
    <style:style style:name="ce169" style:family="table-cell" style:parent-style-name="Default" style:data-style-name="N20124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July.A4"/>
      <style:map style:condition="is-true-formula(NOT(ISNA(MATCH([.$I4];[$Overview.$E$47:.$Z$47];0))))" style:apply-style-name="Free" style:base-cell-address="July.A4"/>
      <style:map style:condition="is-true-formula([.$I4]=[$Overview.$B$47])" style:apply-style-name="Overtime" style:base-cell-address="July.A4"/>
    </style:style>
    <style:style style:name="ce170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language="de" fo:country="DE"/>
      <style:map style:condition="is-true-formula(OR([.$B4]=1; [.$B4]=7; [.$I4]=[$Overview.$D$47]))" style:apply-style-name="Weekend" style:base-cell-address="July.A4"/>
      <style:map style:condition="is-true-formula(NOT(ISNA(MATCH([.$I4];[$Overview.$E$47:.$Z$47];0))))" style:apply-style-name="Free" style:base-cell-address="July.A4"/>
      <style:map style:condition="is-true-formula([.$I4]=[$Overview.$B$47])" style:apply-style-name="Overtime" style:base-cell-address="July.A4"/>
    </style:style>
    <style:style style:name="ce171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July.A4"/>
      <style:map style:condition="is-true-formula(NOT(ISNA(MATCH([.$I4];[$Overview.$E$47:.$Z$47];0))))" style:apply-style-name="Free" style:base-cell-address="July.A4"/>
      <style:map style:condition="is-true-formula([.$I4]=[$Overview.$B$47])" style:apply-style-name="Overtime" style:base-cell-address="July.A4"/>
    </style:style>
    <style:style style:name="ce172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July.A4"/>
      <style:map style:condition="is-true-formula(NOT(ISNA(MATCH([.$I4];[$Overview.$E$47:.$Z$47];0))))" style:apply-style-name="Free" style:base-cell-address="July.A4"/>
      <style:map style:condition="is-true-formula([.$I4]=[$Overview.$B$47])" style:apply-style-name="Overtime" style:base-cell-address="July.A4"/>
    </style:style>
    <style:style style:name="ce173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fo:hyphenate="true"/>
      <style:map style:condition="is-true-formula(OR([.$B4]=1; [.$B4]=7; [.$I4]=[$Overview.$D$47]))" style:apply-style-name="Weekend" style:base-cell-address="July.A4"/>
      <style:map style:condition="is-true-formula(NOT(ISNA(MATCH([.$I4];[$Overview.$E$47:.$Z$47];0))))" style:apply-style-name="Free" style:base-cell-address="July.A4"/>
      <style:map style:condition="is-true-formula([.$I4]=[$Overview.$B$47])" style:apply-style-name="Overtime" style:base-cell-address="July.A4"/>
    </style:style>
    <style:style style:name="ce175" style:family="table-cell" style:parent-style-name="Default" style:data-style-name="N10100">
      <style:table-cell-properties style:cell-protect="none" style:print-content="true" fo:border="0.06pt solid #000000" style:vertical-align="middle"/>
      <style:text-properties style:font-name="Liberation Mono" fo:font-size="8pt" fo:language="de" fo:country="DE" style:font-size-asian="8pt" style:font-size-complex="8pt"/>
      <style:map style:condition="is-true-formula(OR([.$B4]=1; [.$B4]=7; [.$I4]=[$Overview.$D$47]))" style:apply-style-name="Weekend" style:base-cell-address="July.A4"/>
      <style:map style:condition="is-true-formula(NOT(ISNA(MATCH([.$I4];[$Overview.$E$47:.$Z$47];0))))" style:apply-style-name="Free" style:base-cell-address="July.A4"/>
      <style:map style:condition="is-true-formula([.$I4]=[$Overview.$B$47])" style:apply-style-name="Overtime" style:base-cell-address="July.A4"/>
    </style:style>
    <style:style style:name="ce176" style:family="table-cell" style:parent-style-name="Default" style:data-style-name="N20037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August.A4"/>
      <style:map style:condition="is-true-formula(NOT(ISNA(MATCH([.$I4];[$Overview.$E$47:.$Z$47];0))))" style:apply-style-name="Free" style:base-cell-address="August.A4"/>
      <style:map style:condition="is-true-formula([.$I4]=[$Overview.$B$47])" style:apply-style-name="Overtime" style:base-cell-address="August.A4"/>
    </style:style>
    <style:style style:name="ce177" style:family="table-cell" style:parent-style-name="Default" style:data-style-name="N20124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August.A4"/>
      <style:map style:condition="is-true-formula(NOT(ISNA(MATCH([.$I4];[$Overview.$E$47:.$Z$47];0))))" style:apply-style-name="Free" style:base-cell-address="August.A4"/>
      <style:map style:condition="is-true-formula([.$I4]=[$Overview.$B$47])" style:apply-style-name="Overtime" style:base-cell-address="August.A4"/>
    </style:style>
    <style:style style:name="ce178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language="de" fo:country="DE"/>
      <style:map style:condition="is-true-formula(OR([.$B4]=1; [.$B4]=7; [.$I4]=[$Overview.$D$47]))" style:apply-style-name="Weekend" style:base-cell-address="August.A4"/>
      <style:map style:condition="is-true-formula(NOT(ISNA(MATCH([.$I4];[$Overview.$E$47:.$Z$47];0))))" style:apply-style-name="Free" style:base-cell-address="August.A4"/>
      <style:map style:condition="is-true-formula([.$I4]=[$Overview.$B$47])" style:apply-style-name="Overtime" style:base-cell-address="August.A4"/>
    </style:style>
    <style:style style:name="ce179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August.A4"/>
      <style:map style:condition="is-true-formula(NOT(ISNA(MATCH([.$I4];[$Overview.$E$47:.$Z$47];0))))" style:apply-style-name="Free" style:base-cell-address="August.A4"/>
      <style:map style:condition="is-true-formula([.$I4]=[$Overview.$B$47])" style:apply-style-name="Overtime" style:base-cell-address="August.A4"/>
    </style:style>
    <style:style style:name="ce180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August.A4"/>
      <style:map style:condition="is-true-formula(NOT(ISNA(MATCH([.$I4];[$Overview.$E$47:.$Z$47];0))))" style:apply-style-name="Free" style:base-cell-address="August.A4"/>
      <style:map style:condition="is-true-formula([.$I4]=[$Overview.$B$47])" style:apply-style-name="Overtime" style:base-cell-address="August.A4"/>
    </style:style>
    <style:style style:name="ce181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fo:hyphenate="true"/>
      <style:map style:condition="is-true-formula(OR([.$B4]=1; [.$B4]=7; [.$I4]=[$Overview.$D$47]))" style:apply-style-name="Weekend" style:base-cell-address="August.A4"/>
      <style:map style:condition="is-true-formula(NOT(ISNA(MATCH([.$I4];[$Overview.$E$47:.$Z$47];0))))" style:apply-style-name="Free" style:base-cell-address="August.A4"/>
      <style:map style:condition="is-true-formula([.$I4]=[$Overview.$B$47])" style:apply-style-name="Overtime" style:base-cell-address="August.A4"/>
    </style:style>
    <style:style style:name="ce182" style:family="table-cell" style:parent-style-name="Default" style:data-style-name="N10100">
      <style:table-cell-properties style:cell-protect="none" style:print-content="true" fo:border="0.06pt solid #000000" style:vertical-align="middle"/>
      <style:text-properties style:font-name="Liberation Mono" fo:font-size="8pt" fo:language="de" fo:country="DE" style:font-size-asian="8pt" style:font-size-complex="8pt"/>
      <style:map style:condition="is-true-formula(OR([.$B4]=1; [.$B4]=7; [.$I4]=[$Overview.$D$47]))" style:apply-style-name="Weekend" style:base-cell-address="August.A4"/>
      <style:map style:condition="is-true-formula(NOT(ISNA(MATCH([.$I4];[$Overview.$E$47:.$Z$47];0))))" style:apply-style-name="Free" style:base-cell-address="August.A4"/>
      <style:map style:condition="is-true-formula([.$I4]=[$Overview.$B$47])" style:apply-style-name="Overtime" style:base-cell-address="August.A4"/>
    </style:style>
    <style:style style:name="ce183" style:family="table-cell" style:parent-style-name="Default" style:data-style-name="N20037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September.A4"/>
      <style:map style:condition="is-true-formula(NOT(ISNA(MATCH([.$I4];[$Overview.$E$47:.$Z$47];0))))" style:apply-style-name="Free" style:base-cell-address="September.A4"/>
      <style:map style:condition="is-true-formula([.$I4]=[$Overview.$B$47])" style:apply-style-name="Overtime" style:base-cell-address="September.A4"/>
    </style:style>
    <style:style style:name="ce184" style:family="table-cell" style:parent-style-name="Default" style:data-style-name="N20124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September.A4"/>
      <style:map style:condition="is-true-formula(NOT(ISNA(MATCH([.$I4];[$Overview.$E$47:.$Z$47];0))))" style:apply-style-name="Free" style:base-cell-address="September.A4"/>
      <style:map style:condition="is-true-formula([.$I4]=[$Overview.$B$47])" style:apply-style-name="Overtime" style:base-cell-address="September.A4"/>
    </style:style>
    <style:style style:name="ce185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language="de" fo:country="DE"/>
      <style:map style:condition="is-true-formula(OR([.$B4]=1; [.$B4]=7; [.$I4]=[$Overview.$D$47]))" style:apply-style-name="Weekend" style:base-cell-address="September.A4"/>
      <style:map style:condition="is-true-formula(NOT(ISNA(MATCH([.$I4];[$Overview.$E$47:.$Z$47];0))))" style:apply-style-name="Free" style:base-cell-address="September.A4"/>
      <style:map style:condition="is-true-formula([.$I4]=[$Overview.$B$47])" style:apply-style-name="Overtime" style:base-cell-address="September.A4"/>
    </style:style>
    <style:style style:name="ce186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September.A4"/>
      <style:map style:condition="is-true-formula(NOT(ISNA(MATCH([.$I4];[$Overview.$E$47:.$Z$47];0))))" style:apply-style-name="Free" style:base-cell-address="September.A4"/>
      <style:map style:condition="is-true-formula([.$I4]=[$Overview.$B$47])" style:apply-style-name="Overtime" style:base-cell-address="September.A4"/>
    </style:style>
    <style:style style:name="ce187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September.A4"/>
      <style:map style:condition="is-true-formula(NOT(ISNA(MATCH([.$I4];[$Overview.$E$47:.$Z$47];0))))" style:apply-style-name="Free" style:base-cell-address="September.A4"/>
      <style:map style:condition="is-true-formula([.$I4]=[$Overview.$B$47])" style:apply-style-name="Overtime" style:base-cell-address="September.A4"/>
    </style:style>
    <style:style style:name="ce188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fo:hyphenate="true"/>
      <style:map style:condition="is-true-formula(OR([.$B4]=1; [.$B4]=7; [.$I4]=[$Overview.$D$47]))" style:apply-style-name="Weekend" style:base-cell-address="September.A4"/>
      <style:map style:condition="is-true-formula(NOT(ISNA(MATCH([.$I4];[$Overview.$E$47:.$Z$47];0))))" style:apply-style-name="Free" style:base-cell-address="September.A4"/>
      <style:map style:condition="is-true-formula([.$I4]=[$Overview.$B$47])" style:apply-style-name="Overtime" style:base-cell-address="September.A4"/>
    </style:style>
    <style:style style:name="ce189" style:family="table-cell" style:parent-style-name="Default" style:data-style-name="N10100">
      <style:table-cell-properties style:cell-protect="none" style:print-content="true" fo:border="0.06pt solid #000000" style:vertical-align="middle"/>
      <style:text-properties style:font-name="Liberation Mono" fo:font-size="8pt" fo:language="de" fo:country="DE" style:font-size-asian="8pt" style:font-size-complex="8pt"/>
      <style:map style:condition="is-true-formula(OR([.$B4]=1; [.$B4]=7; [.$I4]=[$Overview.$D$47]))" style:apply-style-name="Weekend" style:base-cell-address="September.A4"/>
      <style:map style:condition="is-true-formula(NOT(ISNA(MATCH([.$I4];[$Overview.$E$47:.$Z$47];0))))" style:apply-style-name="Free" style:base-cell-address="September.A4"/>
      <style:map style:condition="is-true-formula([.$I4]=[$Overview.$B$47])" style:apply-style-name="Overtime" style:base-cell-address="September.A4"/>
    </style:style>
    <style:style style:name="ce190" style:family="table-cell" style:parent-style-name="Default" style:data-style-name="N20037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October.A4"/>
      <style:map style:condition="is-true-formula(NOT(ISNA(MATCH([.$I4];[$Overview.$E$47:.$Z$47];0))))" style:apply-style-name="Free" style:base-cell-address="October.A4"/>
      <style:map style:condition="is-true-formula([.$I4]=[$Overview.$B$47])" style:apply-style-name="Overtime" style:base-cell-address="October.A4"/>
    </style:style>
    <style:style style:name="ce191" style:family="table-cell" style:parent-style-name="Default" style:data-style-name="N20124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October.A4"/>
      <style:map style:condition="is-true-formula(NOT(ISNA(MATCH([.$I4];[$Overview.$E$47:.$Z$47];0))))" style:apply-style-name="Free" style:base-cell-address="October.A4"/>
      <style:map style:condition="is-true-formula([.$I4]=[$Overview.$B$47])" style:apply-style-name="Overtime" style:base-cell-address="October.A4"/>
    </style:style>
    <style:style style:name="ce192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language="de" fo:country="DE"/>
      <style:map style:condition="is-true-formula(OR([.$B4]=1; [.$B4]=7; [.$I4]=[$Overview.$D$47]))" style:apply-style-name="Weekend" style:base-cell-address="October.A4"/>
      <style:map style:condition="is-true-formula(NOT(ISNA(MATCH([.$I4];[$Overview.$E$47:.$Z$47];0))))" style:apply-style-name="Free" style:base-cell-address="October.A4"/>
      <style:map style:condition="is-true-formula([.$I4]=[$Overview.$B$47])" style:apply-style-name="Overtime" style:base-cell-address="October.A4"/>
    </style:style>
    <style:style style:name="ce193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October.A4"/>
      <style:map style:condition="is-true-formula(NOT(ISNA(MATCH([.$I4];[$Overview.$E$47:.$Z$47];0))))" style:apply-style-name="Free" style:base-cell-address="October.A4"/>
      <style:map style:condition="is-true-formula([.$I4]=[$Overview.$B$47])" style:apply-style-name="Overtime" style:base-cell-address="October.A4"/>
    </style:style>
    <style:style style:name="ce194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October.A4"/>
      <style:map style:condition="is-true-formula(NOT(ISNA(MATCH([.$I4];[$Overview.$E$47:.$Z$47];0))))" style:apply-style-name="Free" style:base-cell-address="October.A4"/>
      <style:map style:condition="is-true-formula([.$I4]=[$Overview.$B$47])" style:apply-style-name="Overtime" style:base-cell-address="October.A4"/>
    </style:style>
    <style:style style:name="ce195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fo:hyphenate="true"/>
      <style:map style:condition="is-true-formula(OR([.$B4]=1; [.$B4]=7; [.$I4]=[$Overview.$D$47]))" style:apply-style-name="Weekend" style:base-cell-address="October.A4"/>
      <style:map style:condition="is-true-formula(NOT(ISNA(MATCH([.$I4];[$Overview.$E$47:.$Z$47];0))))" style:apply-style-name="Free" style:base-cell-address="October.A4"/>
      <style:map style:condition="is-true-formula([.$I4]=[$Overview.$B$47])" style:apply-style-name="Overtime" style:base-cell-address="October.A4"/>
    </style:style>
    <style:style style:name="ce196" style:family="table-cell" style:parent-style-name="Default" style:data-style-name="N10100">
      <style:table-cell-properties style:cell-protect="none" style:print-content="true" fo:border="0.06pt solid #000000" style:vertical-align="middle"/>
      <style:text-properties style:font-name="Liberation Mono" fo:font-size="8pt" fo:language="de" fo:country="DE" style:font-size-asian="8pt" style:font-size-complex="8pt"/>
      <style:map style:condition="is-true-formula(OR([.$B4]=1; [.$B4]=7; [.$I4]=[$Overview.$D$47]))" style:apply-style-name="Weekend" style:base-cell-address="October.A4"/>
      <style:map style:condition="is-true-formula(NOT(ISNA(MATCH([.$I4];[$Overview.$E$47:.$Z$47];0))))" style:apply-style-name="Free" style:base-cell-address="October.A4"/>
      <style:map style:condition="is-true-formula([.$I4]=[$Overview.$B$47])" style:apply-style-name="Overtime" style:base-cell-address="October.A4"/>
    </style:style>
    <style:style style:name="ce197" style:family="table-cell" style:parent-style-name="Default" style:data-style-name="N20037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November.A4"/>
      <style:map style:condition="is-true-formula(NOT(ISNA(MATCH([.$I4];[$Overview.$E$47:.$Z$47];0))))" style:apply-style-name="Free" style:base-cell-address="November.A4"/>
      <style:map style:condition="is-true-formula([.$I4]=[$Overview.$B$47])" style:apply-style-name="Overtime" style:base-cell-address="November.A4"/>
    </style:style>
    <style:style style:name="ce198" style:family="table-cell" style:parent-style-name="Default" style:data-style-name="N20124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November.A4"/>
      <style:map style:condition="is-true-formula(NOT(ISNA(MATCH([.$I4];[$Overview.$E$47:.$Z$47];0))))" style:apply-style-name="Free" style:base-cell-address="November.A4"/>
      <style:map style:condition="is-true-formula([.$I4]=[$Overview.$B$47])" style:apply-style-name="Overtime" style:base-cell-address="November.A4"/>
    </style:style>
    <style:style style:name="ce199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language="de" fo:country="DE"/>
      <style:map style:condition="is-true-formula(OR([.$B4]=1; [.$B4]=7; [.$I4]=[$Overview.$D$47]))" style:apply-style-name="Weekend" style:base-cell-address="November.A4"/>
      <style:map style:condition="is-true-formula(NOT(ISNA(MATCH([.$I4];[$Overview.$E$47:.$Z$47];0))))" style:apply-style-name="Free" style:base-cell-address="November.A4"/>
      <style:map style:condition="is-true-formula([.$I4]=[$Overview.$B$47])" style:apply-style-name="Overtime" style:base-cell-address="November.A4"/>
    </style:style>
    <style:style style:name="ce200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November.A4"/>
      <style:map style:condition="is-true-formula(NOT(ISNA(MATCH([.$I4];[$Overview.$E$47:.$Z$47];0))))" style:apply-style-name="Free" style:base-cell-address="November.A4"/>
      <style:map style:condition="is-true-formula([.$I4]=[$Overview.$B$47])" style:apply-style-name="Overtime" style:base-cell-address="November.A4"/>
    </style:style>
    <style:style style:name="ce201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November.A4"/>
      <style:map style:condition="is-true-formula(NOT(ISNA(MATCH([.$I4];[$Overview.$E$47:.$Z$47];0))))" style:apply-style-name="Free" style:base-cell-address="November.A4"/>
      <style:map style:condition="is-true-formula([.$I4]=[$Overview.$B$47])" style:apply-style-name="Overtime" style:base-cell-address="November.A4"/>
    </style:style>
    <style:style style:name="ce202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fo:hyphenate="true"/>
      <style:map style:condition="is-true-formula(OR([.$B4]=1; [.$B4]=7; [.$I4]=[$Overview.$D$47]))" style:apply-style-name="Weekend" style:base-cell-address="November.A4"/>
      <style:map style:condition="is-true-formula(NOT(ISNA(MATCH([.$I4];[$Overview.$E$47:.$Z$47];0))))" style:apply-style-name="Free" style:base-cell-address="November.A4"/>
      <style:map style:condition="is-true-formula([.$I4]=[$Overview.$B$47])" style:apply-style-name="Overtime" style:base-cell-address="November.A4"/>
    </style:style>
    <style:style style:name="ce203" style:family="table-cell" style:parent-style-name="Default" style:data-style-name="N10100">
      <style:table-cell-properties style:cell-protect="none" style:print-content="true" fo:border="0.06pt solid #000000" style:vertical-align="middle"/>
      <style:text-properties style:font-name="Liberation Mono" fo:font-size="8pt" fo:language="de" fo:country="DE" style:font-size-asian="8pt" style:font-size-complex="8pt"/>
      <style:map style:condition="is-true-formula(OR([.$B4]=1; [.$B4]=7; [.$I4]=[$Overview.$D$47]))" style:apply-style-name="Weekend" style:base-cell-address="November.A4"/>
      <style:map style:condition="is-true-formula(NOT(ISNA(MATCH([.$I4];[$Overview.$E$47:.$Z$47];0))))" style:apply-style-name="Free" style:base-cell-address="November.A4"/>
      <style:map style:condition="is-true-formula([.$I4]=[$Overview.$B$47])" style:apply-style-name="Overtime" style:base-cell-address="November.A4"/>
    </style:style>
    <style:style style:name="ce204" style:family="table-cell" style:parent-style-name="Default" style:data-style-name="N20037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December.A4"/>
      <style:map style:condition="is-true-formula(NOT(ISNA(MATCH([.$I4];[$Overview.$E$47:.$Z$47];0))))" style:apply-style-name="Free" style:base-cell-address="December.A4"/>
      <style:map style:condition="is-true-formula([.$I4]=[$Overview.$B$47])" style:apply-style-name="Overtime" style:base-cell-address="December.A4"/>
    </style:style>
    <style:style style:name="ce205" style:family="table-cell" style:parent-style-name="Default" style:data-style-name="N20124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December.A4"/>
      <style:map style:condition="is-true-formula(NOT(ISNA(MATCH([.$I4];[$Overview.$E$47:.$Z$47];0))))" style:apply-style-name="Free" style:base-cell-address="December.A4"/>
      <style:map style:condition="is-true-formula([.$I4]=[$Overview.$B$47])" style:apply-style-name="Overtime" style:base-cell-address="December.A4"/>
    </style:style>
    <style:style style:name="ce206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language="de" fo:country="DE"/>
      <style:map style:condition="is-true-formula(OR([.$B4]=1; [.$B4]=7; [.$I4]=[$Overview.$D$47]))" style:apply-style-name="Weekend" style:base-cell-address="December.A4"/>
      <style:map style:condition="is-true-formula(NOT(ISNA(MATCH([.$I4];[$Overview.$E$47:.$Z$47];0))))" style:apply-style-name="Free" style:base-cell-address="December.A4"/>
      <style:map style:condition="is-true-formula([.$I4]=[$Overview.$B$47])" style:apply-style-name="Overtime" style:base-cell-address="December.A4"/>
    </style:style>
    <style:style style:name="ce207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December.A4"/>
      <style:map style:condition="is-true-formula(NOT(ISNA(MATCH([.$I4];[$Overview.$E$47:.$Z$47];0))))" style:apply-style-name="Free" style:base-cell-address="December.A4"/>
      <style:map style:condition="is-true-formula([.$I4]=[$Overview.$B$47])" style:apply-style-name="Overtime" style:base-cell-address="December.A4"/>
    </style:style>
    <style:style style:name="ce208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Overview.$D$47]))" style:apply-style-name="Weekend" style:base-cell-address="December.A4"/>
      <style:map style:condition="is-true-formula(NOT(ISNA(MATCH([.$I4];[$Overview.$E$47:.$Z$47];0))))" style:apply-style-name="Free" style:base-cell-address="December.A4"/>
      <style:map style:condition="is-true-formula([.$I4]=[$Overview.$B$47])" style:apply-style-name="Overtime" style:base-cell-address="December.A4"/>
    </style:style>
    <style:style style:name="ce209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fo:hyphenate="true"/>
      <style:map style:condition="is-true-formula(OR([.$B4]=1; [.$B4]=7; [.$I4]=[$Overview.$D$47]))" style:apply-style-name="Weekend" style:base-cell-address="December.A4"/>
      <style:map style:condition="is-true-formula(NOT(ISNA(MATCH([.$I4];[$Overview.$E$47:.$Z$47];0))))" style:apply-style-name="Free" style:base-cell-address="December.A4"/>
      <style:map style:condition="is-true-formula([.$I4]=[$Overview.$B$47])" style:apply-style-name="Overtime" style:base-cell-address="December.A4"/>
    </style:style>
    <style:style style:name="ce210" style:family="table-cell" style:parent-style-name="Default" style:data-style-name="N10100">
      <style:table-cell-properties style:cell-protect="none" style:print-content="true" fo:border="0.06pt solid #000000" style:vertical-align="middle"/>
      <style:text-properties style:font-name="Liberation Mono" fo:font-size="8pt" fo:language="de" fo:country="DE" style:font-size-asian="8pt" style:font-size-complex="8pt"/>
      <style:map style:condition="is-true-formula(OR([.$B4]=1; [.$B4]=7; [.$I4]=[$Overview.$D$47]))" style:apply-style-name="Weekend" style:base-cell-address="December.A4"/>
      <style:map style:condition="is-true-formula(NOT(ISNA(MATCH([.$I4];[$Overview.$E$47:.$Z$47];0))))" style:apply-style-name="Free" style:base-cell-address="December.A4"/>
      <style:map style:condition="is-true-formula([.$I4]=[$Overview.$B$47])" style:apply-style-name="Overtime" style:base-cell-address="December.A4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ontent-validations>
        <table:content-validation table:name="val1" table:condition="of:cell-content-is-in-list([$Overview.$B$47:.$Z$47])" table:allow-empty-cell="true" table:display-list="sort-ascending" table:base-cell-address="January.I4">
          <table:help-message table:title="Wähle aus der Liste" table:display="true"/>
          <table:error-message table:message-type="stop" table:title="Ungültiger Wert" table:display="true">
            <text:p>Wähle einen gültigen Wert aus der Liste</text:p>
          </table:error-message>
        </table:content-validation>
        <table:content-validation table:name="val2" table:condition="of:cell-content-is-in-list([$Overview.$B$47:.$Z$47])" table:allow-empty-cell="true" table:display-list="sort-ascending" table:base-cell-address="February.I4">
          <table:help-message table:title="Wähle aus der Liste" table:display="true"/>
          <table:error-message table:message-type="stop" table:title="Ungültiger Wert" table:display="true">
            <text:p>Wähle einen gültigen Wert aus der Liste</text:p>
          </table:error-message>
        </table:content-validation>
        <table:content-validation table:name="val3" table:condition="of:cell-content-is-in-list([$Overview.$B$47:.$Z$47])" table:allow-empty-cell="true" table:display-list="sort-ascending" table:base-cell-address="March.I4">
          <table:help-message table:title="Wähle aus der Liste" table:display="true"/>
          <table:error-message table:message-type="stop" table:title="Ungültiger Wert" table:display="true">
            <text:p>Wähle einen gültigen Wert aus der Liste</text:p>
          </table:error-message>
        </table:content-validation>
        <table:content-validation table:name="val4" table:condition="of:cell-content-is-in-list([$Overview.$B$47:.$Z$47])" table:allow-empty-cell="true" table:display-list="sort-ascending" table:base-cell-address="April.I4">
          <table:help-message table:title="Wähle aus der Liste" table:display="true"/>
          <table:error-message table:message-type="stop" table:title="Ungültiger Wert" table:display="true">
            <text:p>Wähle einen gültigen Wert aus der Liste</text:p>
          </table:error-message>
        </table:content-validation>
        <table:content-validation table:name="val5" table:condition="of:cell-content-is-in-list([$Overview.$B$47:.$Z$47])" table:allow-empty-cell="true" table:display-list="sort-ascending" table:base-cell-address="May.I4">
          <table:help-message table:title="Wähle aus der Liste" table:display="true"/>
          <table:error-message table:message-type="stop" table:title="Ungültiger Wert" table:display="true">
            <text:p>Wähle einen gültigen Wert aus der Liste</text:p>
          </table:error-message>
        </table:content-validation>
        <table:content-validation table:name="val6" table:condition="of:cell-content-is-in-list([$Overview.$B$47:.$Z$47])" table:allow-empty-cell="true" table:display-list="sort-ascending" table:base-cell-address="June.I4">
          <table:help-message table:title="Wähle aus der Liste" table:display="true"/>
          <table:error-message table:message-type="stop" table:title="Ungültiger Wert" table:display="true">
            <text:p>Wähle einen gültigen Wert aus der Liste</text:p>
          </table:error-message>
        </table:content-validation>
        <table:content-validation table:name="val7" table:condition="of:cell-content-is-in-list([$Overview.$B$47:.$Z$47])" table:allow-empty-cell="true" table:display-list="sort-ascending" table:base-cell-address="July.I4">
          <table:help-message table:title="Wähle aus der Liste" table:display="true"/>
          <table:error-message table:message-type="stop" table:title="Ungültiger Wert" table:display="true">
            <text:p>Wähle einen gültigen Wert aus der Liste</text:p>
          </table:error-message>
        </table:content-validation>
      </table:content-validations>
      <table:table table:name="Overview" table:style-name="ta1" table:protected="true" table:print="false">
        <loext:table-protection loext:select-unprotected-cells="tru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3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Year</text:p>
          </table:table-cell>
          <table:table-cell table:style-name="ce12" office:value-type="float" office:value="2019" calcext:value-type="float">
            <text:p>20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rkinh Hours/Week</text:p>
          </table:table-cell>
          <table:table-cell table:style-name="ce13" office:value-type="time" office:time-value="PT40H00M00S" calcext:value-type="time">
            <text:p>40: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Working Days/Week</text:p>
          </table:table-cell>
          <table:table-cell table:style-name="ce14" office:value-type="float" office:value="5" calcext:value-type="float">
            <text:p>5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arry-Over Hours</text:p>
          </table:table-cell>
          <table:table-cell table:style-name="ce13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ys of Vacation</text:p>
          </table:table-cell>
          <table:table-cell table:style-name="ce15" office:value-type="float" office:value="30" calcext:value-type="float">
            <text:p>30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ry-Over Vacation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orking Hours/Day</text:p>
          </table:table-cell>
          <table:table-cell table:style-name="ce13" table:formula="of:=[.B3]/[.B4]" office:value-type="time" office:time-value="PT08H00M00S" calcext:value-type="time">
            <text:p>08:00</text:p>
          </table:table-cell>
          <table:table-cell table:style-name="ce24" table:number-columns-repeated="5"/>
          <table:table-cell table:number-columns-repeated="1017"/>
        </table:table-row>
        <table:table-row table:style-name="ro2" table:visibility="collapse">
          <table:table-cell table:style-name="ce2" office:value-type="string" calcext:value-type="string">
            <text:p>Resturlaub</text:p>
          </table:table-cell>
          <table:table-cell table:style-name="ce16" table:formula="of:=[.B6]+[.B7]-[.D26]" office:value-type="float" office:value="30" calcext:value-type="float">
            <text:p>30</text:p>
          </table:table-cell>
          <table:table-cell table:style-name="ce24" table:number-columns-repeated="5"/>
          <table:table-cell table:number-columns-repeated="1017"/>
        </table:table-row>
        <table:table-row table:style-name="ro2">
          <table:table-cell/>
          <table:table-cell table:style-name="ce17"/>
          <table:table-cell table:number-columns-repeated="1022"/>
        </table:table-row>
        <table:table-row table:style-name="ro3">
          <table:table-cell table:style-name="ce4" office:value-type="string" calcext:value-type="string">
            <text:p>Month</text:p>
          </table:table-cell>
          <table:table-cell table:style-name="ce4" office:value-type="string" calcext:value-type="string">
            <text:p>Days/Month</text:p>
          </table:table-cell>
          <table:table-cell table:style-name="ce25" office:value-type="string" calcext:value-type="string">
            <text:p>Working Days/Month</text:p>
          </table:table-cell>
          <table:table-cell table:style-name="ce25" office:value-type="string" calcext:value-type="string">
            <text:p>Vacation Taken</text:p>
          </table:table-cell>
          <table:table-cell table:style-name="ce25" office:value-type="string" calcext:value-type="string">
            <text:p>Sickness</text:p>
          </table:table-cell>
          <table:table-cell table:style-name="ce25" office:value-type="string" calcext:value-type="string">
            <text:p>Berufsschule</text:p>
          </table:table-cell>
          <table:table-cell table:style-name="ce25" office:value-type="string" calcext:value-type="string">
            <text:p>Days at Work</text:p>
          </table:table-cell>
          <table:table-cell table:style-name="ce4" office:value-type="string" calcext:value-type="string">
            <text:p>Hours Worked</text:p>
          </table:table-cell>
          <table:table-cell table:style-name="ce4" office:value-type="string" calcext:value-type="string">
            <text:p>Quota Hours in Month</text:p>
          </table:table-cell>
          <table:table-cell table:style-name="ce4" office:value-type="string" calcext:value-type="string">
            <text:p>Balance Hours/Month</text:p>
          </table:table-cell>
          <table:table-cell table:style-name="ce4" office:value-type="string" calcext:value-type="string">
            <text:p>Balance Hours/Year</text:p>
          </table:table-cell>
          <table:table-cell table:style-name="ce34"/>
          <table:table-cell table:number-columns-repeated="1012"/>
        </table:table-row>
        <table:table-row table:style-name="ro2">
          <table:table-cell table:number-columns-repeated="7"/>
          <table:table-cell table:style-name="ce30" table:number-columns-repeated="4"/>
          <table:table-cell table:number-columns-repeated="1013"/>
        </table:table-row>
        <table:table-row table:style-name="ro1">
          <table:table-cell table:style-name="ce64" table:formula="of:=[$January.I1]" office:value-type="date" office:date-value="2019-01-01" calcext:value-type="date">
            <text:p>January <text:s/>2019</text:p>
          </table:table-cell>
          <table:table-cell table:formula="of:=[January.B45]" office:value-type="float" office:value="31" calcext:value-type="float">
            <text:p>31</text:p>
          </table:table-cell>
          <table:table-cell table:formula="of:=NETWORKDAYS([January.A4];[January.A34];[.B30:.B45])" office:value-type="float" office:value="22" calcext:value-type="float">
            <text:p>22</text:p>
          </table:table-cell>
          <table:table-cell table:style-name="ce26" table:number-matrix-columns-spanned="1" table:number-matrix-rows-spanned="1" table:formula="of:=SUM( (NOT([January.B4:January.B34]=1)* NOT([January.B4:January.B34]=7))*([January.I4:January.I34]=[.E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January.B4:January.B34]=1)* NOT([January.B4:January.B34]=7))*([January.I4:January.I34]=[.G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(NOT([January.B4:January.B34]=1)* NOT([January.B4:January.B34]=7))*([January.I4:January.I34]=[.F47]))" office:value-type="float" office:value="0" calcext:value-type="float">
            <text:p>0</text:p>
          </table:table-cell>
          <table:table-cell table:style-name="ce26" table:formula="of:=[.C13]-([.D13]+[.E13]+[.F13])" office:value-type="float" office:value="22" calcext:value-type="float">
            <text:p>22</text:p>
          </table:table-cell>
          <table:table-cell table:style-name="ce31" table:formula="of:=[January.G36]+[.$B$5]" office:value-type="time" office:time-value="PT00H00M00S" calcext:value-type="time">
            <text:p>00:00</text:p>
          </table:table-cell>
          <table:table-cell table:style-name="ce31" table:formula="of:=[.G13]*[.$B$8]" office:value-type="time" office:time-value="PT176H00M00S" calcext:value-type="time">
            <text:p>176:00</text:p>
          </table:table-cell>
          <table:table-cell table:style-name="ce32" table:formula="of:=[.H13]-[.I13]" office:value-type="time" office:time-value="-PT176H00M00S" calcext:value-type="time">
            <text:p>-176:00</text:p>
          </table:table-cell>
          <table:table-cell table:style-name="ce31" table:formula="of:=[.J13]" office:value-type="time" office:time-value="-PT176H00M00S" calcext:value-type="time">
            <text:p>-176:00</text:p>
          </table:table-cell>
          <table:table-cell table:number-columns-repeated="1013"/>
        </table:table-row>
        <table:table-row table:style-name="ro1">
          <table:table-cell table:style-name="ce64" table:formula="of:=[$February.I1]" office:value-type="date" office:date-value="2019-02-01" calcext:value-type="date">
            <text:p>February <text:s/>2019</text:p>
          </table:table-cell>
          <table:table-cell table:formula="of:=[February.B44]" office:value-type="float" office:value="28" calcext:value-type="float">
            <text:p>28</text:p>
          </table:table-cell>
          <table:table-cell table:formula="of:=IF(ORG.OPENOFFICE.ISLEAPYEAR([February.A4]); NETWORKDAYS([February.A4];#REF!;[.B30:.B45]); NETWORKDAYS([February.A4];[February.A31];[.B30:.B45]))" office:value-type="float" office:value="20" calcext:value-type="float">
            <text:p>20</text:p>
          </table:table-cell>
          <table:table-cell table:style-name="ce26" table:number-matrix-columns-spanned="1" table:number-matrix-rows-spanned="1" table:formula="of:=IF(ORG.OPENOFFICE.ISLEAPYEAR([February.A4]); SUM( (NOT([February.B4:February.B31]=1)* NOT([February.B4:February.B31]=7))*([February.I4:February.I31]=[.E47])); SUM( (NOT([February.B4:February.B31]=1)* NOT([February.B4:February.B31]=7))*([February.I4:February.I31]=[.E47])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IF(ORG.OPENOFFICE.ISLEAPYEAR([February.A4]); SUM( (NOT([February.B4:February.B31]=1)* NOT([February.B4:February.B31]=7))*([February.I4:February.I31]=[.G47])); SUM( (NOT([February.B4:February.B31]=1)* NOT([February.B4:February.B31]=7))*([February.I4:February.I31]=[.G47])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IF(ORG.OPENOFFICE.ISLEAPYEAR([February.A4]); SUM( (NOT([February.B4:February.B31]=1)* NOT([February.B4:February.B31]=7))*([February.I4:February.I31]=[.F47])); SUM( (NOT([February.B4:February.B31]=1)* NOT([February.B4:February.B31]=7))*([February.I4:February.I31]=[.F47])))" office:value-type="float" office:value="0" calcext:value-type="float">
            <text:p>0</text:p>
          </table:table-cell>
          <table:table-cell table:style-name="ce26" table:formula="of:=[.C14]-([.D14]+[.E14]+[.F14])" office:value-type="float" office:value="20" calcext:value-type="float">
            <text:p>20</text:p>
          </table:table-cell>
          <table:table-cell table:style-name="ce31" table:formula="of:=[February.G35]" office:value-type="time" office:time-value="PT00H00M00S" calcext:value-type="time">
            <text:p>00:00</text:p>
          </table:table-cell>
          <table:table-cell table:style-name="ce31" table:formula="of:=[.G14]*[.$B$8]" office:value-type="time" office:time-value="PT160H00M00S" calcext:value-type="time">
            <text:p>160:00</text:p>
          </table:table-cell>
          <table:table-cell table:style-name="ce31" table:formula="of:=[.H14]-[.I14]" office:value-type="time" office:time-value="-PT160H00M00S" calcext:value-type="time">
            <text:p>-160:00</text:p>
          </table:table-cell>
          <table:table-cell table:style-name="ce31" table:formula="of:=[.K13]+[.J14]" office:value-type="time" office:time-value="-PT336H00M00S" calcext:value-type="time">
            <text:p>-336:00</text:p>
          </table:table-cell>
          <table:table-cell table:number-columns-repeated="1013"/>
        </table:table-row>
        <table:table-row table:style-name="ro1">
          <table:table-cell table:style-name="ce64" table:formula="of:=[$March.I1]" office:value-type="date" office:date-value="2019-03-01" calcext:value-type="date">
            <text:p>March <text:s/>2019</text:p>
          </table:table-cell>
          <table:table-cell table:formula="of:=[March.B45]" office:value-type="float" office:value="31" calcext:value-type="float">
            <text:p>31</text:p>
          </table:table-cell>
          <table:table-cell table:formula="of:=NETWORKDAYS([March.A4];[March.A34];[.B30:.B45])" office:value-type="float" office:value="21" calcext:value-type="float">
            <text:p>21</text:p>
          </table:table-cell>
          <table:table-cell table:style-name="ce26" table:number-matrix-columns-spanned="1" table:number-matrix-rows-spanned="1" table:formula="of:=SUM( (NOT([March.B4:March.B33]=1)* NOT([March.B4:March.B33]=7))*([March.I4:March.I33]=[.E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March.B4:March.B33]=1)* NOT([March.B4:March.B33]=7))*([March.I4:March.I33]=[.G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March.B4:March.B33]=1)* NOT([March.B4:March.B33]=7))*([March.I4:March.I33]=[.F47]))" office:value-type="float" office:value="0" calcext:value-type="float">
            <text:p>0</text:p>
          </table:table-cell>
          <table:table-cell table:style-name="ce26" table:formula="of:=[.C15]-([.D15]+[.E15]+[.F15])" office:value-type="float" office:value="21" calcext:value-type="float">
            <text:p>21</text:p>
          </table:table-cell>
          <table:table-cell table:style-name="ce31" table:formula="of:=[March.G36]" office:value-type="time" office:time-value="PT00H00M00S" calcext:value-type="time">
            <text:p>00:00</text:p>
          </table:table-cell>
          <table:table-cell table:style-name="ce31" table:formula="of:=[.G15]*[.$B$8]" office:value-type="time" office:time-value="PT168H00M00S" calcext:value-type="time">
            <text:p>168:00</text:p>
          </table:table-cell>
          <table:table-cell table:style-name="ce31" table:formula="of:=[.H15]-[.I15]" office:value-type="time" office:time-value="-PT168H00M00S" calcext:value-type="time">
            <text:p>-168:00</text:p>
          </table:table-cell>
          <table:table-cell table:style-name="ce31" table:formula="of:=[.K14]+[.J15]" office:value-type="time" office:time-value="-PT504H00M00S" calcext:value-type="time">
            <text:p>-504:00</text:p>
          </table:table-cell>
          <table:table-cell table:number-columns-repeated="1013"/>
        </table:table-row>
        <table:table-row table:style-name="ro1">
          <table:table-cell table:style-name="ce64" table:formula="of:=[$April.I1]" office:value-type="date" office:date-value="2019-04-01" calcext:value-type="date">
            <text:p>April <text:s/>2019</text:p>
          </table:table-cell>
          <table:table-cell table:formula="of:=[April.B45]" office:value-type="float" office:value="30" calcext:value-type="float">
            <text:p>30</text:p>
          </table:table-cell>
          <table:table-cell table:formula="of:=NETWORKDAYS([April.A4];[April.A33];[.B30:.B45])" office:value-type="float" office:value="20" calcext:value-type="float">
            <text:p>20</text:p>
          </table:table-cell>
          <table:table-cell table:style-name="ce26" table:number-matrix-columns-spanned="1" table:number-matrix-rows-spanned="1" table:formula="of:=SUM( (NOT([April.B4:April.B33]=1)* NOT([April.B4:April.B33]=7))*([April.I4:April.I33]=[.E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April.B4:April.B33]=1)* NOT([April.B4:April.B33]=7))*([April.I4:April.I33]=[.G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April.B4:April.B33]=1)* NOT([April.B4:April.B33]=7))*([April.I4:April.I33]=[.F47]))" office:value-type="float" office:value="0" calcext:value-type="float">
            <text:p>0</text:p>
          </table:table-cell>
          <table:table-cell table:style-name="ce26" table:formula="of:=[.C16]-([.D16]+[.E16]+[.F16])" office:value-type="float" office:value="20" calcext:value-type="float">
            <text:p>20</text:p>
          </table:table-cell>
          <table:table-cell table:style-name="ce31" table:formula="of:=[April.G36]" office:value-type="time" office:time-value="PT00H00M00S" calcext:value-type="time">
            <text:p>00:00</text:p>
          </table:table-cell>
          <table:table-cell table:style-name="ce31" table:formula="of:=[.G16]*[.$B$8]" office:value-type="time" office:time-value="PT160H00M00S" calcext:value-type="time">
            <text:p>160:00</text:p>
          </table:table-cell>
          <table:table-cell table:style-name="ce31" table:formula="of:=[.H16]-[.I16]" office:value-type="time" office:time-value="-PT160H00M00S" calcext:value-type="time">
            <text:p>-160:00</text:p>
          </table:table-cell>
          <table:table-cell table:style-name="ce31" table:formula="of:=[.K15]+[.J16]" office:value-type="time" office:time-value="-PT664H00M00S" calcext:value-type="time">
            <text:p>-664:00</text:p>
          </table:table-cell>
          <table:table-cell table:number-columns-repeated="1013"/>
        </table:table-row>
        <table:table-row table:style-name="ro1">
          <table:table-cell table:style-name="ce64" table:formula="of:=[$May.I1]" office:value-type="date" office:date-value="2019-05-01" calcext:value-type="date">
            <text:p>May <text:s/>2019</text:p>
          </table:table-cell>
          <table:table-cell table:formula="of:=[May.B45]" office:value-type="float" office:value="31" calcext:value-type="float">
            <text:p>31</text:p>
          </table:table-cell>
          <table:table-cell table:formula="of:=NETWORKDAYS([May.A4];[May.A34];[.B30:.B45])" office:value-type="float" office:value="21" calcext:value-type="float">
            <text:p>21</text:p>
          </table:table-cell>
          <table:table-cell table:style-name="ce26" table:number-matrix-columns-spanned="1" table:number-matrix-rows-spanned="1" table:formula="of:=SUM( (NOT([May.B4:May.B34]=1)* NOT([May.B4:May.B34]=7))*([May.I4:May.I34]=[.E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May.B4:May.B34]=1)* NOT([May.B4:May.B34]=7))*([May.I4:May.I34]=[.G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May.B4:May.B34]=1)* NOT([May.B4:May.B34]=7))*([May.I4:May.I34]=[.F47]))" office:value-type="float" office:value="0" calcext:value-type="float">
            <text:p>0</text:p>
          </table:table-cell>
          <table:table-cell table:style-name="ce26" table:formula="of:=[.C17]-([.D17]+[.E17]+[.F17])" office:value-type="float" office:value="21" calcext:value-type="float">
            <text:p>21</text:p>
          </table:table-cell>
          <table:table-cell table:style-name="ce31" table:formula="of:=[May.G36]" office:value-type="time" office:time-value="PT00H00M00S" calcext:value-type="time">
            <text:p>00:00</text:p>
          </table:table-cell>
          <table:table-cell table:style-name="ce31" table:formula="of:=[.G17]*[.$B$8]" office:value-type="time" office:time-value="PT168H00M00S" calcext:value-type="time">
            <text:p>168:00</text:p>
          </table:table-cell>
          <table:table-cell table:style-name="ce31" table:formula="of:=[.H17]-[.I17]" office:value-type="time" office:time-value="-PT168H00M00S" calcext:value-type="time">
            <text:p>-168:00</text:p>
          </table:table-cell>
          <table:table-cell table:style-name="ce31" table:formula="of:=[.K16]+[.J17]" office:value-type="time" office:time-value="-PT832H00M00S" calcext:value-type="time">
            <text:p>-832:00</text:p>
          </table:table-cell>
          <table:table-cell table:number-columns-repeated="1013"/>
        </table:table-row>
        <table:table-row table:style-name="ro1">
          <table:table-cell table:style-name="ce64" table:formula="of:=[$June.I1]" office:value-type="date" office:date-value="2019-06-01" calcext:value-type="date">
            <text:p>June <text:s/>2019</text:p>
          </table:table-cell>
          <table:table-cell table:formula="of:=[June.B45]" office:value-type="float" office:value="30" calcext:value-type="float">
            <text:p>30</text:p>
          </table:table-cell>
          <table:table-cell table:formula="of:=NETWORKDAYS([June.A4];[June.A33];[.B30:.B45])" office:value-type="float" office:value="18" calcext:value-type="float">
            <text:p>18</text:p>
          </table:table-cell>
          <table:table-cell table:style-name="ce26" table:number-matrix-columns-spanned="1" table:number-matrix-rows-spanned="1" table:formula="of:=SUM( (NOT([June.B4:June.B33]=1)* NOT([June.B4:June.B33]=7))*([June.I4:June.I33]=[.E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June.B4:June.B33]=1)* NOT([June.B4:June.B33]=7))*([June.I4:June.I33]=[.G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June.B4:June.B33]=1)* NOT([June.B4:June.B33]=7))*([June.I4:June.I33]=[.F47]))" office:value-type="float" office:value="0" calcext:value-type="float">
            <text:p>0</text:p>
          </table:table-cell>
          <table:table-cell table:style-name="ce26" table:formula="of:=[.C18]-([.D18]+[.E18]+[.F18])" office:value-type="float" office:value="18" calcext:value-type="float">
            <text:p>18</text:p>
          </table:table-cell>
          <table:table-cell table:style-name="ce31" table:formula="of:=[June.G36]" office:value-type="time" office:time-value="PT00H00M00S" calcext:value-type="time">
            <text:p>00:00</text:p>
          </table:table-cell>
          <table:table-cell table:style-name="ce31" table:formula="of:=[.G18]*[.$B$8]" office:value-type="time" office:time-value="PT144H00M00S" calcext:value-type="time">
            <text:p>144:00</text:p>
          </table:table-cell>
          <table:table-cell table:style-name="ce31" table:formula="of:=[.H18]-[.I18]" office:value-type="time" office:time-value="-PT144H00M00S" calcext:value-type="time">
            <text:p>-144:00</text:p>
          </table:table-cell>
          <table:table-cell table:style-name="ce31" table:formula="of:=[.K17]+[.J18]" office:value-type="time" office:time-value="-PT976H00M00S" calcext:value-type="time">
            <text:p>-976:00</text:p>
          </table:table-cell>
          <table:table-cell table:number-columns-repeated="1013"/>
        </table:table-row>
        <table:table-row table:style-name="ro1">
          <table:table-cell table:style-name="ce64" table:formula="of:=[$July.I1]" office:value-type="date" office:date-value="2019-07-01" calcext:value-type="date">
            <text:p>July <text:s/>2019</text:p>
          </table:table-cell>
          <table:table-cell table:formula="of:=[July.B45]" office:value-type="float" office:value="31" calcext:value-type="float">
            <text:p>31</text:p>
          </table:table-cell>
          <table:table-cell table:formula="of:=NETWORKDAYS([July.A4];[July.A34];[.B30:.B45])" office:value-type="float" office:value="23" calcext:value-type="float">
            <text:p>23</text:p>
          </table:table-cell>
          <table:table-cell table:style-name="ce26" table:number-matrix-columns-spanned="1" table:number-matrix-rows-spanned="1" table:formula="of:=SUM( (NOT([July.B4:July.B34]=1)* NOT([July.B4:July.B34]=7))*([July.I4:July.I34]=[.E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July.B4:July.B34]=1)* NOT([July.B4:July.B34]=7))*([July.I4:July.I34]=[.G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July.B4:July.B34]=1)* NOT([July.B4:July.B34]=7))*([July.I4:July.I34]=[.F47]))" office:value-type="float" office:value="0" calcext:value-type="float">
            <text:p>0</text:p>
          </table:table-cell>
          <table:table-cell table:style-name="ce26" table:formula="of:=[.C19]-([.D19]+[.E19]+[.F19])" office:value-type="float" office:value="23" calcext:value-type="float">
            <text:p>23</text:p>
          </table:table-cell>
          <table:table-cell table:style-name="ce31" table:formula="of:=[July.G36]" office:value-type="time" office:time-value="PT00H00M00S" calcext:value-type="time">
            <text:p>00:00</text:p>
          </table:table-cell>
          <table:table-cell table:style-name="ce31" table:formula="of:=[.G19]*[.$B$8]" office:value-type="time" office:time-value="PT184H00M00S" calcext:value-type="time">
            <text:p>184:00</text:p>
          </table:table-cell>
          <table:table-cell table:style-name="ce31" table:formula="of:=[.H19]-[.I19]" office:value-type="time" office:time-value="-PT184H00M00S" calcext:value-type="time">
            <text:p>-184:00</text:p>
          </table:table-cell>
          <table:table-cell table:style-name="ce31" table:formula="of:=[.K18]+[.J19]" office:value-type="time" office:time-value="-PT1160H00M00S" calcext:value-type="time">
            <text:p>-1160:00</text:p>
          </table:table-cell>
          <table:table-cell table:number-columns-repeated="1013"/>
        </table:table-row>
        <table:table-row table:style-name="ro1">
          <table:table-cell table:style-name="ce64" table:formula="of:=[$August.I1]" office:value-type="date" office:date-value="2019-08-01" calcext:value-type="date">
            <text:p>August <text:s/>2019</text:p>
          </table:table-cell>
          <table:table-cell table:formula="of:=[August.B45]" office:value-type="float" office:value="31" calcext:value-type="float">
            <text:p>31</text:p>
          </table:table-cell>
          <table:table-cell table:formula="of:=NETWORKDAYS([August.A4];[August.A34];[.B30:.B45])" office:value-type="float" office:value="22" calcext:value-type="float">
            <text:p>22</text:p>
          </table:table-cell>
          <table:table-cell table:style-name="ce26" table:number-matrix-columns-spanned="1" table:number-matrix-rows-spanned="1" table:formula="of:=SUM( (NOT([August.B4:August.B34]=1)* NOT([August.B4:August.B34]=7))*([August.I4:August.I34]=[.E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August.B4:August.B34]=1)* NOT([August.B4:August.B34]=7))*([August.I4:August.I34]=[.G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August.B4:August.B34]=1)* NOT([August.B4:August.B34]=7))*([August.I4:August.I34]=[.F47]))" office:value-type="float" office:value="0" calcext:value-type="float">
            <text:p>0</text:p>
          </table:table-cell>
          <table:table-cell table:style-name="ce26" table:formula="of:=[.C20]-([.D20]+[.E20]+[.F20])" office:value-type="float" office:value="22" calcext:value-type="float">
            <text:p>22</text:p>
          </table:table-cell>
          <table:table-cell table:style-name="ce31" table:formula="of:=[August.G36]" office:value-type="time" office:time-value="PT00H00M00S" calcext:value-type="time">
            <text:p>00:00</text:p>
          </table:table-cell>
          <table:table-cell table:style-name="ce31" table:formula="of:=[.G20]*[.$B$8]" office:value-type="time" office:time-value="PT176H00M00S" calcext:value-type="time">
            <text:p>176:00</text:p>
          </table:table-cell>
          <table:table-cell table:style-name="ce31" table:formula="of:=[.H20]-[.I20]" office:value-type="time" office:time-value="-PT176H00M00S" calcext:value-type="time">
            <text:p>-176:00</text:p>
          </table:table-cell>
          <table:table-cell table:style-name="ce31" table:formula="of:=[.K19]+[.J20]" office:value-type="time" office:time-value="-PT1336H00M00S" calcext:value-type="time">
            <text:p>-1336:00</text:p>
          </table:table-cell>
          <table:table-cell table:number-columns-repeated="1013"/>
        </table:table-row>
        <table:table-row table:style-name="ro1">
          <table:table-cell table:style-name="ce64" table:formula="of:=[$September.I1]" office:value-type="date" office:date-value="2019-09-01" calcext:value-type="date">
            <text:p>September <text:s/>2019</text:p>
          </table:table-cell>
          <table:table-cell table:formula="of:=[September.B45]" office:value-type="float" office:value="30" calcext:value-type="float">
            <text:p>30</text:p>
          </table:table-cell>
          <table:table-cell table:formula="of:=NETWORKDAYS([September.A4];[September.A33];[.B30:.B45])" office:value-type="float" office:value="21" calcext:value-type="float">
            <text:p>21</text:p>
          </table:table-cell>
          <table:table-cell table:style-name="ce26" table:number-matrix-columns-spanned="1" table:number-matrix-rows-spanned="1" table:formula="of:=SUM( (NOT([September.B4:September.B33]=1)* NOT([September.B4:September.B33]=7))*([September.I4:September.I33]=[.E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September.B4:September.B33]=1)* NOT([September.B4:September.B33]=7))*([September.I4:September.I33]=[.G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September.B4:September.B33]=1)* NOT([September.B4:September.B33]=7))*([September.I4:September.I33]=[.F47]))" office:value-type="float" office:value="0" calcext:value-type="float">
            <text:p>0</text:p>
          </table:table-cell>
          <table:table-cell table:style-name="ce26" table:formula="of:=[.C21]-([.D21]+[.E21]+[.F21])" office:value-type="float" office:value="21" calcext:value-type="float">
            <text:p>21</text:p>
          </table:table-cell>
          <table:table-cell table:style-name="ce31" table:formula="of:=[September.G36]" office:value-type="time" office:time-value="PT00H00M00S" calcext:value-type="time">
            <text:p>00:00</text:p>
          </table:table-cell>
          <table:table-cell table:style-name="ce31" table:formula="of:=[.G21]*[.$B$8]" office:value-type="time" office:time-value="PT168H00M00S" calcext:value-type="time">
            <text:p>168:00</text:p>
          </table:table-cell>
          <table:table-cell table:style-name="ce31" table:formula="of:=[.H21]-[.I21]" office:value-type="time" office:time-value="-PT168H00M00S" calcext:value-type="time">
            <text:p>-168:00</text:p>
          </table:table-cell>
          <table:table-cell table:style-name="ce31" table:formula="of:=[.K20]+[.J21]" office:value-type="time" office:time-value="-PT1504H00M00S" calcext:value-type="time">
            <text:p>-1504:00</text:p>
          </table:table-cell>
          <table:table-cell table:number-columns-repeated="1013"/>
        </table:table-row>
        <table:table-row table:style-name="ro1">
          <table:table-cell table:style-name="ce64" table:formula="of:=[$October.I1]" office:value-type="date" office:date-value="2019-10-01" calcext:value-type="date">
            <text:p>October <text:s/>2019</text:p>
          </table:table-cell>
          <table:table-cell table:formula="of:=[October.B45]" office:value-type="float" office:value="31" calcext:value-type="float">
            <text:p>31</text:p>
          </table:table-cell>
          <table:table-cell table:formula="of:=NETWORKDAYS([October.A4];[October.A34];[.B30:.B45])" office:value-type="float" office:value="22" calcext:value-type="float">
            <text:p>22</text:p>
          </table:table-cell>
          <table:table-cell table:style-name="Default" table:number-matrix-columns-spanned="1" table:number-matrix-rows-spanned="1" table:formula="of:=SUM( (NOT([October.B4:October.B33]=1)* NOT([October.B4:October.B33]=7))*([October.I4:October.I33]=[.E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October.B4:October.B34]=1)* NOT([October.B4:October.B34]=7))*([October.I4:October.I34]=[.G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October.B4:October.B34]=1)* NOT([October.B4:October.B34]=7))*([October.I4:October.I34]=[.F47]))" office:value-type="float" office:value="0" calcext:value-type="float">
            <text:p>0</text:p>
          </table:table-cell>
          <table:table-cell table:style-name="ce26" table:formula="of:=[.C22]-([.D22]+[.E22]+[.F22])" office:value-type="float" office:value="22" calcext:value-type="float">
            <text:p>22</text:p>
          </table:table-cell>
          <table:table-cell table:style-name="ce31" table:formula="of:=[October.G36]" office:value-type="time" office:time-value="PT00H00M00S" calcext:value-type="time">
            <text:p>00:00</text:p>
          </table:table-cell>
          <table:table-cell table:style-name="ce31" table:formula="of:=[.G22]*[.$B$8]" office:value-type="time" office:time-value="PT176H00M00S" calcext:value-type="time">
            <text:p>176:00</text:p>
          </table:table-cell>
          <table:table-cell table:style-name="ce31" table:formula="of:=[.H22]-[.I22]" office:value-type="time" office:time-value="-PT176H00M00S" calcext:value-type="time">
            <text:p>-176:00</text:p>
          </table:table-cell>
          <table:table-cell table:style-name="ce31" table:formula="of:=[.K21]+[.J22]" office:value-type="time" office:time-value="-PT1680H00M00S" calcext:value-type="time">
            <text:p>-1680:00</text:p>
          </table:table-cell>
          <table:table-cell table:number-columns-repeated="1013"/>
        </table:table-row>
        <table:table-row table:style-name="ro1">
          <table:table-cell table:style-name="ce64" table:formula="of:=[$November.I1]" office:value-type="date" office:date-value="2019-11-01" calcext:value-type="date">
            <text:p>November <text:s/>2019</text:p>
          </table:table-cell>
          <table:table-cell table:formula="of:=[November.B45]" office:value-type="float" office:value="30" calcext:value-type="float">
            <text:p>30</text:p>
          </table:table-cell>
          <table:table-cell table:formula="of:=NETWORKDAYS([November.A4];[November.A33];[.B30:.B45])" office:value-type="float" office:value="20" calcext:value-type="float">
            <text:p>20</text:p>
          </table:table-cell>
          <table:table-cell table:style-name="ce26" table:number-matrix-columns-spanned="1" table:number-matrix-rows-spanned="1" table:formula="of:=SUM( (NOT([November.B4:November.B33]=1)* NOT([November.B4:November.B33]=7))*([November.I4:November.I33]=[.E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November.B4:November.B33]=1)* NOT([November.B4:November.B33]=7))*([November.I4:November.I33]=[.G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November.B4:November.B33]=1)* NOT([November.B4:November.B33]=7))*([November.I4:November.I33]=[.F47]))" office:value-type="float" office:value="0" calcext:value-type="float">
            <text:p>0</text:p>
          </table:table-cell>
          <table:table-cell table:style-name="ce26" table:formula="of:=[.C23]-([.D23]+[.E23]+[.F23])" office:value-type="float" office:value="20" calcext:value-type="float">
            <text:p>20</text:p>
          </table:table-cell>
          <table:table-cell table:style-name="ce31" table:formula="of:=[November.G36]" office:value-type="time" office:time-value="PT00H00M00S" calcext:value-type="time">
            <text:p>00:00</text:p>
          </table:table-cell>
          <table:table-cell table:style-name="ce31" table:formula="of:=[.G23]*[.$B$8]" office:value-type="time" office:time-value="PT160H00M00S" calcext:value-type="time">
            <text:p>160:00</text:p>
          </table:table-cell>
          <table:table-cell table:style-name="ce31" table:formula="of:=[.H23]-[.I23]" office:value-type="time" office:time-value="-PT160H00M00S" calcext:value-type="time">
            <text:p>-160:00</text:p>
          </table:table-cell>
          <table:table-cell table:style-name="ce31" table:formula="of:=[.K22]+[.J23]" office:value-type="time" office:time-value="-PT1840H00M00S" calcext:value-type="time">
            <text:p>-1840:00</text:p>
          </table:table-cell>
          <table:table-cell table:number-columns-repeated="1013"/>
        </table:table-row>
        <table:table-row table:style-name="ro1">
          <table:table-cell table:style-name="ce64" table:formula="of:=[$December.I1]" office:value-type="date" office:date-value="2019-12-01" calcext:value-type="date">
            <text:p>December <text:s/>2019</text:p>
          </table:table-cell>
          <table:table-cell table:formula="of:=[December.B45]" office:value-type="float" office:value="31" calcext:value-type="float">
            <text:p>31</text:p>
          </table:table-cell>
          <table:table-cell table:formula="of:=NETWORKDAYS([December.A4];[December.A34];[.B30:.B45])" office:value-type="float" office:value="18" calcext:value-type="float">
            <text:p>18</text:p>
          </table:table-cell>
          <table:table-cell table:style-name="ce26" table:number-matrix-columns-spanned="1" table:number-matrix-rows-spanned="1" table:formula="of:=SUM( (NOT([December.B4:December.B34]=1)* NOT([December.B4:December.B34]=7))*([December.I4:December.I34]=[.E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December.B4:December.B34]=1)* NOT([December.B4:December.B34]=7))*([December.I4:December.I34]=[.G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December.B4:December.B34]=1)* NOT([December.B4:December.B34]=7))*([December.I4:December.I34]=[.F47]))" office:value-type="float" office:value="0" calcext:value-type="float">
            <text:p>0</text:p>
          </table:table-cell>
          <table:table-cell table:style-name="ce26" table:formula="of:=[.C24]-([.D24]+[.E24]+[.F24])" office:value-type="float" office:value="18" calcext:value-type="float">
            <text:p>18</text:p>
          </table:table-cell>
          <table:table-cell table:style-name="ce31" table:formula="of:=[December.G36]" office:value-type="time" office:time-value="PT00H00M00S" calcext:value-type="time">
            <text:p>00:00</text:p>
          </table:table-cell>
          <table:table-cell table:style-name="ce31" table:formula="of:=[.G24]*[.$B$8]" office:value-type="time" office:time-value="PT144H00M00S" calcext:value-type="time">
            <text:p>144:00</text:p>
          </table:table-cell>
          <table:table-cell table:style-name="ce31" table:formula="of:=[.H24]-[.I24]" office:value-type="time" office:time-value="-PT144H00M00S" calcext:value-type="time">
            <text:p>-144:00</text:p>
          </table:table-cell>
          <table:table-cell table:style-name="ce31" table:formula="of:=[.K23]+[.J24]" office:value-type="time" office:time-value="-PT1984H00M00S" calcext:value-type="time">
            <text:p>-1984:00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31" table:number-columns-repeated="4"/>
          <table:table-cell table:number-columns-repeated="1013"/>
        </table:table-row>
        <table:table-row table:style-name="ro4">
          <table:table-cell table:style-name="ce6" office:value-type="string" calcext:value-type="string">
            <text:p>Sums</text:p>
          </table:table-cell>
          <table:table-cell table:formula="of:=SUM([.B13:.B24])" office:value-type="float" office:value="365" calcext:value-type="float">
            <text:p>365</text:p>
          </table:table-cell>
          <table:table-cell table:formula="of:=SUM([.C13:.C24])" office:value-type="float" office:value="248" calcext:value-type="float">
            <text:p>248</text:p>
          </table:table-cell>
          <table:table-cell table:style-name="ce27" table:formula="of:=SUM([.D13:.D24])" office:value-type="float" office:value="0" calcext:value-type="float">
            <text:p>0</text:p>
          </table:table-cell>
          <table:table-cell table:formula="of:=SUM([.E13:.E24])" office:value-type="float" office:value="0" calcext:value-type="float">
            <text:p>0</text:p>
          </table:table-cell>
          <table:table-cell table:formula="of:=SUM([.F13:.F24])" office:value-type="float" office:value="0" calcext:value-type="float">
            <text:p>0</text:p>
          </table:table-cell>
          <table:table-cell table:formula="of:=SUM([.G13:.G24])" office:value-type="float" office:value="248" calcext:value-type="float">
            <text:p>248</text:p>
          </table:table-cell>
          <table:table-cell table:style-name="ce31" table:formula="of:=SUM([.H13:.H24])" office:value-type="time" office:time-value="PT00H00M00S" calcext:value-type="time">
            <text:p>00:00</text:p>
          </table:table-cell>
          <table:table-cell table:style-name="ce31" table:formula="of:=SUM([.I13:.I24])" office:value-type="time" office:time-value="PT1984H0-1M59.999999999S" calcext:value-type="time">
            <text:p>1984:00</text:p>
          </table:table-cell>
          <table:table-cell table:style-name="ce31"/>
          <table:table-cell table:style-name="ce33" table:formula="of:=SUM([.J13:.J24])" office:value-type="time" office:time-value="-PT1984H0-1M59.999999999S" calcext:value-type="time">
            <text:p>-1984:00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28" table:formula="of:=CONCATENATE(&quot;Rest: &quot;; [.B9])" office:value-type="string" office:string-value="Rest: 30" calcext:value-type="string">
            <text:p>Rest: 3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7" table:formula="of:=CONCATENATE(&quot;Bayerische Feiertage in &quot;; [.B2])" office:value-type="string" office:string-value="Bayerische Feiertage in 2019" calcext:value-type="string" table:number-columns-spanned="2" table:number-rows-spanned="1">
            <text:p>Bayerische Feiertage in 2019</text:p>
          </table:table-cell>
          <table:covered-table-cell/>
          <table:table-cell table:number-columns-repeated="1022"/>
        </table:table-row>
        <table:table-row table:style-name="ro1">
          <table:table-cell table:style-name="ce6" office:value-type="string" calcext:value-type="string">
            <text:p>New Year</text:p>
          </table:table-cell>
          <table:table-cell table:style-name="ce80" table:formula="of:=DATE([.B2];1;1)" office:value-type="date" office:date-value="2019-01-01" calcext:value-type="date" table:number-columns-spanned="3" table:number-rows-spanned="1">
            <text:p>Tue, 01. January 2019</text:p>
          </table:table-cell>
          <table:covered-table-cell table:style-name="ce80"/>
          <table:covered-table-cell table:style-name="ce94"/>
          <table:table-cell table:number-columns-repeated="1020"/>
        </table:table-row>
        <table:table-row table:style-name="ro1">
          <table:table-cell table:style-name="ce6" office:value-type="string" calcext:value-type="string">
            <text:p>Epiphany</text:p>
          </table:table-cell>
          <table:table-cell table:style-name="ce80" table:formula="of:=DATE([.B2];1;6)" office:value-type="date" office:date-value="2019-01-06" calcext:value-type="date" table:number-columns-spanned="3" table:number-rows-spanned="1">
            <text:p>Sun, 06. January 2019</text:p>
          </table:table-cell>
          <table:covered-table-cell table:style-name="ce80"/>
          <table:covered-table-cell table:style-name="ce94"/>
          <table:table-cell table:number-columns-repeated="1020"/>
        </table:table-row>
        <table:table-row table:style-name="ro1">
          <table:table-cell table:style-name="ce8" office:value-type="string" calcext:value-type="string">
            <text:p>Good Friday</text:p>
          </table:table-cell>
          <table:table-cell table:style-name="ce81" table:formula="of:=ORG.OPENOFFICE.EASTERSUNDAY([.B2])-2" office:value-type="date" office:date-value="2019-04-19" calcext:value-type="date" table:number-columns-spanned="3" table:number-rows-spanned="1">
            <text:p>Fri, 19. April 2019</text:p>
          </table:table-cell>
          <table:covered-table-cell table:style-name="ce81"/>
          <table:covered-table-cell table:style-name="ce94"/>
          <table:table-cell table:number-columns-repeated="1020"/>
        </table:table-row>
        <table:table-row table:style-name="ro1">
          <table:table-cell table:style-name="ce8" office:value-type="string" calcext:value-type="string">
            <text:p>Easter Sunday</text:p>
          </table:table-cell>
          <table:table-cell table:style-name="ce83" table:formula="of:=ORG.OPENOFFICE.EASTERSUNDAY([.B2])" office:value-type="date" office:date-value="2019-04-21" calcext:value-type="date" table:number-columns-spanned="3" table:number-rows-spanned="1">
            <text:p>Sun, 21. April 2019</text:p>
          </table:table-cell>
          <table:covered-table-cell table:style-name="ce81"/>
          <table:covered-table-cell table:style-name="ce94"/>
          <table:table-cell table:number-columns-repeated="1020"/>
        </table:table-row>
        <table:table-row table:style-name="ro1">
          <table:table-cell table:style-name="ce8" office:value-type="string" calcext:value-type="string">
            <text:p>Easter Monday</text:p>
          </table:table-cell>
          <table:table-cell table:style-name="ce83" table:formula="of:=ORG.OPENOFFICE.EASTERSUNDAY([.B2])+1" office:value-type="date" office:date-value="2019-04-22" calcext:value-type="date" table:number-columns-spanned="3" table:number-rows-spanned="1">
            <text:p>Mon, 22. April 2019</text:p>
          </table:table-cell>
          <table:covered-table-cell table:style-name="ce81"/>
          <table:covered-table-cell table:style-name="ce94"/>
          <table:table-cell table:number-columns-repeated="1020"/>
        </table:table-row>
        <table:table-row table:style-name="ro1">
          <table:table-cell table:style-name="ce9" office:value-type="string" calcext:value-type="string">
            <text:p>Labour Day</text:p>
          </table:table-cell>
          <table:table-cell table:style-name="ce84" table:formula="of:=DATE([.B2];5;1)" office:value-type="date" office:date-value="2019-05-01" calcext:value-type="date" table:number-columns-spanned="3" table:number-rows-spanned="1">
            <text:p>Wed, 01. May 2019</text:p>
          </table:table-cell>
          <table:covered-table-cell table:style-name="ce84"/>
          <table:covered-table-cell table:style-name="ce94"/>
          <table:table-cell table:number-columns-repeated="1020"/>
        </table:table-row>
        <table:table-row table:style-name="ro1">
          <table:table-cell table:style-name="ce8" office:value-type="string" calcext:value-type="string">
            <text:p>Ascension Day</text:p>
          </table:table-cell>
          <table:table-cell table:style-name="ce83" table:formula="of:=ORG.OPENOFFICE.EASTERSUNDAY([.B2])+39" office:value-type="date" office:date-value="2019-05-30" calcext:value-type="date" table:number-columns-spanned="3" table:number-rows-spanned="1">
            <text:p>Thu, 30. May 2019</text:p>
          </table:table-cell>
          <table:covered-table-cell table:style-name="ce81"/>
          <table:covered-table-cell table:style-name="ce94"/>
          <table:table-cell table:number-columns-repeated="1020"/>
        </table:table-row>
        <table:table-row table:style-name="ro1">
          <table:table-cell table:style-name="ce8" office:value-type="string" calcext:value-type="string">
            <text:p>Penetcost Sunday</text:p>
          </table:table-cell>
          <table:table-cell table:style-name="ce83" table:formula="of:=ORG.OPENOFFICE.EASTERSUNDAY([.B2])+49" office:value-type="date" office:date-value="2019-06-09" calcext:value-type="date" table:number-columns-spanned="3" table:number-rows-spanned="1">
            <text:p>Sun, 09. June 2019</text:p>
          </table:table-cell>
          <table:covered-table-cell table:style-name="ce81"/>
          <table:covered-table-cell table:style-name="ce94"/>
          <table:table-cell table:number-columns-repeated="1020"/>
        </table:table-row>
        <table:table-row table:style-name="ro1">
          <table:table-cell table:style-name="ce8" office:value-type="string" calcext:value-type="string">
            <text:p>Penetcost Monday</text:p>
          </table:table-cell>
          <table:table-cell table:style-name="ce83" table:formula="of:=ORG.OPENOFFICE.EASTERSUNDAY([.B2])+50" office:value-type="date" office:date-value="2019-06-10" calcext:value-type="date" table:number-columns-spanned="3" table:number-rows-spanned="1">
            <text:p>Mon, 10. June 2019</text:p>
          </table:table-cell>
          <table:covered-table-cell table:style-name="ce81"/>
          <table:covered-table-cell table:style-name="ce94"/>
          <table:table-cell table:number-columns-repeated="1020"/>
        </table:table-row>
        <table:table-row table:style-name="ro1">
          <table:table-cell table:style-name="ce8" office:value-type="string" calcext:value-type="string">
            <text:p>Corpus Christi</text:p>
          </table:table-cell>
          <table:table-cell table:style-name="ce83" table:formula="of:=ORG.OPENOFFICE.EASTERSUNDAY([.B2])+60" office:value-type="date" office:date-value="2019-06-20" calcext:value-type="date" table:number-columns-spanned="3" table:number-rows-spanned="1">
            <text:p>Thu, 20. June 2019</text:p>
          </table:table-cell>
          <table:covered-table-cell table:style-name="ce81"/>
          <table:covered-table-cell table:style-name="ce94"/>
          <table:table-cell table:number-columns-repeated="1020"/>
        </table:table-row>
        <table:table-row table:style-name="ro1">
          <table:table-cell table:style-name="ce6" office:value-type="string" calcext:value-type="string">
            <text:p>Anniversary of German Unification</text:p>
          </table:table-cell>
          <table:table-cell table:style-name="ce85" table:formula="of:=DATE([.B2];10;3)" office:value-type="date" office:date-value="2019-10-03" calcext:value-type="date" table:number-columns-spanned="3" table:number-rows-spanned="1">
            <text:p>Thu, 03. October 2019</text:p>
          </table:table-cell>
          <table:covered-table-cell table:style-name="ce80"/>
          <table:covered-table-cell table:style-name="ce94"/>
          <table:table-cell table:number-columns-repeated="1020"/>
        </table:table-row>
        <table:table-row table:style-name="ro1">
          <table:table-cell table:style-name="ce6" office:value-type="string" calcext:value-type="string">
            <text:p>All Saint's Day</text:p>
          </table:table-cell>
          <table:table-cell table:style-name="ce85" table:formula="of:=DATE([.B2];11;1)" office:value-type="date" office:date-value="2019-11-01" calcext:value-type="date" table:number-columns-spanned="3" table:number-rows-spanned="1">
            <text:p>Fri, 01. November 2019</text:p>
          </table:table-cell>
          <table:covered-table-cell table:style-name="ce80"/>
          <table:covered-table-cell table:style-name="ce94"/>
          <table:table-cell table:number-columns-repeated="1020"/>
        </table:table-row>
        <table:table-row table:style-name="ro1">
          <table:table-cell table:style-name="ce6" office:value-type="string" calcext:value-type="string">
            <text:p>Christmas Eve</text:p>
          </table:table-cell>
          <table:table-cell table:style-name="ce85" table:formula="of:=DATE([.B2];12;24)" office:value-type="date" office:date-value="2019-12-24" calcext:value-type="date" table:number-columns-spanned="3" table:number-rows-spanned="1">
            <text:p>Tue, 24. December 2019</text:p>
          </table:table-cell>
          <table:covered-table-cell table:style-name="ce80"/>
          <table:covered-table-cell table:style-name="ce94"/>
          <table:table-cell table:number-columns-repeated="1020"/>
        </table:table-row>
        <table:table-row table:style-name="ro1">
          <table:table-cell table:style-name="ce6" office:value-type="string" calcext:value-type="string">
            <text:p>1. Christmas Day</text:p>
          </table:table-cell>
          <table:table-cell table:style-name="ce85" table:formula="of:=DATE([.B2];12;25)" office:value-type="date" office:date-value="2019-12-25" calcext:value-type="date" table:number-columns-spanned="3" table:number-rows-spanned="1">
            <text:p>Wed, 25. December 2019</text:p>
          </table:table-cell>
          <table:covered-table-cell table:style-name="ce80"/>
          <table:covered-table-cell table:style-name="ce94"/>
          <table:table-cell table:number-columns-repeated="1020"/>
        </table:table-row>
        <table:table-row table:style-name="ro1">
          <table:table-cell table:style-name="ce6" office:value-type="string" calcext:value-type="string">
            <text:p>2. Christmas Day</text:p>
          </table:table-cell>
          <table:table-cell table:style-name="ce85" table:formula="of:=DATE([.B2];12;26)" office:value-type="date" office:date-value="2019-12-26" calcext:value-type="date" table:number-columns-spanned="3" table:number-rows-spanned="1">
            <text:p>Thu, 26. December 2019</text:p>
          </table:table-cell>
          <table:covered-table-cell table:style-name="ce80"/>
          <table:covered-table-cell table:style-name="ce94"/>
          <table:table-cell table:number-columns-repeated="1020"/>
        </table:table-row>
        <table:table-row table:style-name="ro1">
          <table:table-cell table:style-name="ce6" office:value-type="string" calcext:value-type="string">
            <text:p>New Year's Eve</text:p>
          </table:table-cell>
          <table:table-cell table:style-name="ce85" table:formula="of:=DATE([.B2];12;31)" office:value-type="date" office:date-value="2019-12-31" calcext:value-type="date" table:number-columns-spanned="3" table:number-rows-spanned="1">
            <text:p>Tue, 31. December 2019</text:p>
          </table:table-cell>
          <table:covered-table-cell table:style-name="ce80"/>
          <table:covered-table-cell table:style-name="ce94"/>
          <table:table-cell table:number-columns-repeated="1020"/>
        </table:table-row>
        <table:table-row table:style-name="ro2">
          <table:table-cell table:style-name="ce10"/>
          <table:table-cell table:number-columns-repeated="1023"/>
        </table:table-row>
        <table:table-row table:style-name="ro5" table:visibility="collapse">
          <table:table-cell table:style-name="ce11" office:value-type="string" calcext:value-type="string">
            <text:p>Reasons for absence <text:span text:style-name="T1">(do not change or move, add vales to the right, if necessary)</text:span></text:p>
          </table:table-cell>
          <table:table-cell table:style-name="ce23" office:value-type="string" calcext:value-type="string">
            <text:p>Compensation Time-Off</text:p>
          </table:table-cell>
          <table:table-cell table:style-name="ce23"/>
          <table:table-cell table:style-name="ce23" office:value-type="string" calcext:value-type="string">
            <text:p>Holiday</text:p>
          </table:table-cell>
          <table:table-cell table:style-name="ce23" office:value-type="string" calcext:value-type="string">
            <text:p>Vacation</text:p>
          </table:table-cell>
          <table:table-cell table:style-name="ce23" office:value-type="string" calcext:value-type="string">
            <text:p>Berufsschule</text:p>
          </table:table-cell>
          <table:table-cell table:style-name="ce23" office:value-type="string" calcext:value-type="string">
            <text:p>Sickness</text:p>
          </table:table-cell>
          <table:table-cell table:style-name="ce23" table:number-columns-repeated="1017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Overview.K26:Overview.K26">
            <calcext:condition calcext:apply-style-name="Overtime" calcext:value="&gt;0" calcext:base-cell-address="Overview.K26"/>
            <calcext:condition calcext:apply-style-name="Alter" calcext:value="&lt;0" calcext:base-cell-address="Overview.K26"/>
          </calcext:conditional-format>
        </calcext:conditional-formats>
      </table:table>
      <table:table table:name="January" table:style-name="ta1" table:protected="true" table:print="false">
        <loext:table-protection loext:select-unprotected-cells="true"/>
        <table:table-column table:style-name="co12" table:default-cell-style-name="ce3"/>
        <table:table-column table:style-name="co13" table:default-cell-style-name="ce3"/>
        <table:table-column table:style-name="co14" table:number-columns-repeated="5" table:default-cell-style-name="ce3"/>
        <table:table-column table:style-name="co15" table:default-cell-style-name="ce3"/>
        <table:table-column table:style-name="co16" table:default-cell-style-name="ce3"/>
        <table:table-column table:style-name="co11" table:default-cell-style-name="Default"/>
        <table:table-column table:style-name="co11" table:number-columns-repeated="1014" table:default-cell-style-name="ce3"/>
        <table:table-row table:style-name="ro6">
          <table:table-cell table:style-name="ce35" office:value-type="string" calcext:value-type="string" table:number-columns-spanned="7" table:number-rows-spanned="1">
            <text:p>Time Sheet</text:p>
          </table:table-cell>
          <table:covered-table-cell table:style-name="ce96"/>
          <table:covered-table-cell/>
          <table:covered-table-cell table:number-columns-repeated="4" table:style-name="ce96"/>
          <table:table-cell/>
          <table:table-cell table:style-name="ce126" table:formula="of:=[.A4]" office:value-type="date" office:date-value="2019-01-01" calcext:value-type="date">
            <text:p>January 2019</text:p>
          </table:table-cell>
          <table:table-cell table:number-columns-repeated="1015"/>
        </table:table-row>
        <table:table-row table:style-name="ro7">
          <table:table-cell table:style-name="ce35" table:formula="of:=[$Overview.$B$1]" office:value-type="string" office:string-value="NAME" calcext:value-type="string" table:number-columns-spanned="7" table:number-rows-spanned="1">
            <text:p>NAME</text:p>
          </table:table-cell>
          <table:covered-table-cell table:number-columns-repeated="6" table:style-name="ce96"/>
          <table:table-cell table:style-name="ce96"/>
          <table:table-cell table:style-name="ce23"/>
          <table:table-cell table:number-columns-repeated="1015"/>
        </table:table-row>
        <table:table-row table:style-name="ro8">
          <table:table-cell table:style-name="ce36" table:number-columns-repeated="2"/>
          <table:table-cell table:style-name="ce47" office:value-type="string" calcext:value-type="string">
            <text:p>From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Break</text:p>
          </table:table-cell>
          <table:table-cell table:style-name="ce47" office:value-type="string" calcext:value-type="string">
            <text:p>Extra</text:p>
          </table:table-cell>
          <table:table-cell table:style-name="ce47" office:value-type="string" calcext:value-type="string">
            <text:p>Hours</text:p>
          </table:table-cell>
          <table:table-cell table:style-name="ce47" office:value-type="string" calcext:value-type="string">
            <text:p>Remark</text:p>
          </table:table-cell>
          <table:table-cell table:style-name="ce58" office:value-type="string" calcext:value-type="string">
            <text:p>Reason for Absence</text:p>
          </table:table-cell>
          <table:table-cell table:number-columns-repeated="1015"/>
        </table:table-row>
        <table:table-row table:style-name="ro1">
          <table:table-cell table:style-name="ce103" table:formula="of:=DATE([$Overview.$B$2]; 1;1)" office:value-type="date" office:date-value="2019-01-01" calcext:value-type="date">
            <text:p>01/01/19</text:p>
          </table:table-cell>
          <table:table-cell table:style-name="ce108" table:formula="of:=WEEKDAY([.A4])" office:value-type="date" office:date-value="1900-01-02" calcext:value-type="date">
            <text:p>Tue</text:p>
          </table:table-cell>
          <table:table-cell table:style-name="ce116"/>
          <table:table-cell table:style-name="ce49" table:number-columns-repeated="3"/>
          <table:table-cell table:style-name="ce50" table:formula="of:=([.D4]-[.C4])-[.E4]+[.F4]" office:value-type="time" office:time-value="PT00H00M00S" calcext:value-type="time">
            <text:p>00:00</text:p>
          </table:table-cell>
          <table:table-cell table:style-name="ce124" table:formula="of:=[$Overview.$A$30]" office:value-type="string" office:string-value="New Year" calcext:value-type="string">
            <text:p>New Year</text:p>
          </table:table-cell>
          <table:table-cell table:style-name="ce128" table:content-validation-name="val1" office:value-type="string" calcext:value-type="string">
            <text:p>Holiday</text:p>
          </table:table-cell>
          <table:table-cell table:number-columns-repeated="1015"/>
        </table:table-row>
        <table:table-row table:style-name="ro1">
          <table:table-cell table:style-name="ce103" table:formula="of:=[.A4]+1" office:value-type="date" office:date-value="2019-01-02" calcext:value-type="date">
            <text:p>01/02/19</text:p>
          </table:table-cell>
          <table:table-cell table:style-name="ce108" table:formula="of:=WEEKDAY([.A5])" office:value-type="date" office:date-value="1900-01-03" calcext:value-type="date">
            <text:p>Wed</text:p>
          </table:table-cell>
          <table:table-cell table:style-name="ce116"/>
          <table:table-cell table:style-name="ce49" table:number-columns-repeated="3"/>
          <table:table-cell table:style-name="ce50" table:formula="of:=([.D5]-[.C5])-[.E5]+[.F5]" office:value-type="time" office:time-value="PT00H00M00S" calcext:value-type="time">
            <text:p>00:00</text:p>
          </table:table-cell>
          <table:table-cell table:style-name="ce56"/>
          <table:table-cell table:style-name="ce128" table:content-validation-name="val1"/>
          <table:table-cell table:number-columns-repeated="1015"/>
        </table:table-row>
        <table:table-row table:style-name="ro1">
          <table:table-cell table:style-name="ce103" table:formula="of:=[.A5]+1" office:value-type="date" office:date-value="2019-01-03" calcext:value-type="date">
            <text:p>01/03/19</text:p>
          </table:table-cell>
          <table:table-cell table:style-name="ce108" table:formula="of:=WEEKDAY([.A6])" office:value-type="date" office:date-value="1900-01-04" calcext:value-type="date">
            <text:p>Thu</text:p>
          </table:table-cell>
          <table:table-cell table:style-name="ce116"/>
          <table:table-cell table:style-name="ce49" table:number-columns-repeated="3"/>
          <table:table-cell table:style-name="ce50" table:formula="of:=([.D6]-[.C6])-[.E6]+[.F6]" office:value-type="time" office:time-value="PT00H00M00S" calcext:value-type="time">
            <text:p>00:00</text:p>
          </table:table-cell>
          <table:table-cell table:style-name="ce56"/>
          <table:table-cell table:style-name="ce128" table:content-validation-name="val1"/>
          <table:table-cell table:number-columns-repeated="1015"/>
        </table:table-row>
        <table:table-row table:style-name="ro1">
          <table:table-cell table:style-name="ce103" table:formula="of:=[.A6]+1" office:value-type="date" office:date-value="2019-01-04" calcext:value-type="date">
            <text:p>01/04/19</text:p>
          </table:table-cell>
          <table:table-cell table:style-name="ce108" table:formula="of:=WEEKDAY([.A7])" office:value-type="date" office:date-value="1900-01-05" calcext:value-type="date">
            <text:p>Fri</text:p>
          </table:table-cell>
          <table:table-cell table:style-name="ce116"/>
          <table:table-cell table:style-name="ce49" table:number-columns-repeated="3"/>
          <table:table-cell table:style-name="ce50" table:formula="of:=([.D7]-[.C7])-[.E7]+[.F7]" office:value-type="time" office:time-value="PT00H00M00S" calcext:value-type="time">
            <text:p>00:00</text:p>
          </table:table-cell>
          <table:table-cell table:style-name="ce56"/>
          <table:table-cell table:style-name="ce128" table:content-validation-name="val1"/>
          <table:table-cell table:number-columns-repeated="1015"/>
        </table:table-row>
        <table:table-row table:style-name="ro1">
          <table:table-cell table:style-name="ce103" table:formula="of:=[.A7]+1" office:value-type="date" office:date-value="2019-01-05" calcext:value-type="date">
            <text:p>01/05/19</text:p>
          </table:table-cell>
          <table:table-cell table:style-name="ce108" table:formula="of:=WEEKDAY([.A8])" office:value-type="date" office:date-value="1900-01-06" calcext:value-type="date">
            <text:p>Sat</text:p>
          </table:table-cell>
          <table:table-cell table:style-name="ce116"/>
          <table:table-cell table:style-name="ce49" table:number-columns-repeated="3"/>
          <table:table-cell table:style-name="ce50" table:formula="of:=([.D8]-[.C8])-[.E8]+[.F8]" office:value-type="time" office:time-value="PT00H00M00S" calcext:value-type="time">
            <text:p>00:00</text:p>
          </table:table-cell>
          <table:table-cell table:style-name="ce56"/>
          <table:table-cell table:style-name="ce128" table:content-validation-name="val1"/>
          <table:table-cell table:number-columns-repeated="1015"/>
        </table:table-row>
        <table:table-row table:style-name="ro1">
          <table:table-cell table:style-name="ce103" table:formula="of:=[.A8]+1" office:value-type="date" office:date-value="2019-01-06" calcext:value-type="date">
            <text:p>01/06/19</text:p>
          </table:table-cell>
          <table:table-cell table:style-name="ce108" table:formula="of:=WEEKDAY([.A9])" office:value-type="date" office:date-value="1899-12-31" calcext:value-type="date">
            <text:p>Sun</text:p>
          </table:table-cell>
          <table:table-cell table:style-name="ce116"/>
          <table:table-cell table:style-name="ce49" table:number-columns-repeated="3"/>
          <table:table-cell table:style-name="ce50" table:formula="of:=([.D9]-[.C9])-[.E9]+[.F9]" office:value-type="time" office:time-value="PT00H00M00S" calcext:value-type="time">
            <text:p>00:00</text:p>
          </table:table-cell>
          <table:table-cell table:style-name="ce56" table:formula="of:=[$Overview.$A$31]" office:value-type="string" office:string-value="Epiphany" calcext:value-type="string">
            <text:p>Epiphany</text:p>
          </table:table-cell>
          <table:table-cell table:style-name="ce128" table:content-validation-name="val1" office:value-type="string" calcext:value-type="string">
            <text:p>Holiday</text:p>
          </table:table-cell>
          <table:table-cell table:number-columns-repeated="1015"/>
        </table:table-row>
        <table:table-row table:style-name="ro1">
          <table:table-cell table:style-name="ce103" table:formula="of:=[.A9]+1" office:value-type="date" office:date-value="2019-01-07" calcext:value-type="date">
            <text:p>01/07/19</text:p>
          </table:table-cell>
          <table:table-cell table:style-name="ce108" table:formula="of:=WEEKDAY([.A10])" office:value-type="date" office:date-value="1900-01-01" calcext:value-type="date">
            <text:p>Mon</text:p>
          </table:table-cell>
          <table:table-cell table:style-name="ce116"/>
          <table:table-cell table:style-name="ce49" table:number-columns-repeated="3"/>
          <table:table-cell table:style-name="ce50" table:formula="of:=([.D10]-[.C10])-[.E10]+[.F10]" office:value-type="time" office:time-value="PT00H00M00S" calcext:value-type="time">
            <text:p>00:00</text:p>
          </table:table-cell>
          <table:table-cell table:style-name="ce56"/>
          <table:table-cell table:style-name="ce128" table:content-validation-name="val1"/>
          <table:table-cell table:number-columns-repeated="1015"/>
        </table:table-row>
        <table:table-row table:style-name="ro1">
          <table:table-cell table:style-name="ce103" table:formula="of:=[.A10]+1" office:value-type="date" office:date-value="2019-01-08" calcext:value-type="date">
            <text:p>01/08/19</text:p>
          </table:table-cell>
          <table:table-cell table:style-name="ce108" table:formula="of:=WEEKDAY([.A11])" office:value-type="date" office:date-value="1900-01-02" calcext:value-type="date">
            <text:p>Tue</text:p>
          </table:table-cell>
          <table:table-cell table:style-name="ce116"/>
          <table:table-cell table:style-name="ce49" table:number-columns-repeated="3"/>
          <table:table-cell table:style-name="ce50" table:formula="of:=([.D11]-[.C11])-[.E11]+[.F11]" office:value-type="time" office:time-value="PT00H00M00S" calcext:value-type="time">
            <text:p>00:00</text:p>
          </table:table-cell>
          <table:table-cell table:style-name="ce56"/>
          <table:table-cell table:style-name="ce128" table:content-validation-name="val1"/>
          <table:table-cell table:number-columns-repeated="1015"/>
        </table:table-row>
        <table:table-row table:style-name="ro1">
          <table:table-cell table:style-name="ce103" table:formula="of:=[.A11]+1" office:value-type="date" office:date-value="2019-01-09" calcext:value-type="date">
            <text:p>01/09/19</text:p>
          </table:table-cell>
          <table:table-cell table:style-name="ce108" table:formula="of:=WEEKDAY([.A12])" office:value-type="date" office:date-value="1900-01-03" calcext:value-type="date">
            <text:p>Wed</text:p>
          </table:table-cell>
          <table:table-cell table:style-name="ce116"/>
          <table:table-cell table:style-name="ce49" table:number-columns-repeated="3"/>
          <table:table-cell table:style-name="ce50" table:formula="of:=([.D12]-[.C12])-[.E12]+[.F12]" office:value-type="time" office:time-value="PT00H00M00S" calcext:value-type="time">
            <text:p>00:00</text:p>
          </table:table-cell>
          <table:table-cell table:style-name="ce56"/>
          <table:table-cell table:style-name="ce128" table:content-validation-name="val1"/>
          <table:table-cell table:number-columns-repeated="1015"/>
        </table:table-row>
        <table:table-row table:style-name="ro1">
          <table:table-cell table:style-name="ce103" table:formula="of:=[.A12]+1" office:value-type="date" office:date-value="2019-01-10" calcext:value-type="date">
            <text:p>01/10/19</text:p>
          </table:table-cell>
          <table:table-cell table:style-name="ce108" table:formula="of:=WEEKDAY([.A13])" office:value-type="date" office:date-value="1900-01-04" calcext:value-type="date">
            <text:p>Thu</text:p>
          </table:table-cell>
          <table:table-cell table:style-name="ce116"/>
          <table:table-cell table:style-name="ce49" table:number-columns-repeated="3"/>
          <table:table-cell table:style-name="ce50" table:formula="of:=([.D13]-[.C13])-[.E13]+[.F13]" office:value-type="time" office:time-value="PT00H00M00S" calcext:value-type="time">
            <text:p>00:00</text:p>
          </table:table-cell>
          <table:table-cell table:style-name="ce56"/>
          <table:table-cell table:style-name="ce128" table:content-validation-name="val1"/>
          <table:table-cell table:number-columns-repeated="1015"/>
        </table:table-row>
        <table:table-row table:style-name="ro1">
          <table:table-cell table:style-name="ce103" table:formula="of:=[.A13]+1" office:value-type="date" office:date-value="2019-01-11" calcext:value-type="date">
            <text:p>01/11/19</text:p>
          </table:table-cell>
          <table:table-cell table:style-name="ce108" table:formula="of:=WEEKDAY([.A14])" office:value-type="date" office:date-value="1900-01-05" calcext:value-type="date">
            <text:p>Fri</text:p>
          </table:table-cell>
          <table:table-cell table:style-name="ce116"/>
          <table:table-cell table:style-name="ce49" table:number-columns-repeated="3"/>
          <table:table-cell table:style-name="ce50" table:formula="of:=([.D14]-[.C14])-[.E14]+[.F14]" office:value-type="time" office:time-value="PT00H00M00S" calcext:value-type="time">
            <text:p>00:00</text:p>
          </table:table-cell>
          <table:table-cell table:style-name="ce56"/>
          <table:table-cell table:style-name="ce128" table:content-validation-name="val1"/>
          <table:table-cell table:number-columns-repeated="1015"/>
        </table:table-row>
        <table:table-row table:style-name="ro1">
          <table:table-cell table:style-name="ce103" table:formula="of:=[.A14]+1" office:value-type="date" office:date-value="2019-01-12" calcext:value-type="date">
            <text:p>01/12/19</text:p>
          </table:table-cell>
          <table:table-cell table:style-name="ce108" table:formula="of:=WEEKDAY([.A15])" office:value-type="date" office:date-value="1900-01-06" calcext:value-type="date">
            <text:p>Sat</text:p>
          </table:table-cell>
          <table:table-cell table:style-name="ce116"/>
          <table:table-cell table:style-name="ce49" table:number-columns-repeated="3"/>
          <table:table-cell table:style-name="ce50" table:formula="of:=([.D15]-[.C15])-[.E15]+[.F15]" office:value-type="time" office:time-value="PT00H00M00S" calcext:value-type="time">
            <text:p>00:00</text:p>
          </table:table-cell>
          <table:table-cell table:style-name="ce56"/>
          <table:table-cell table:style-name="ce128" table:content-validation-name="val1"/>
          <table:table-cell table:number-columns-repeated="1015"/>
        </table:table-row>
        <table:table-row table:style-name="ro1">
          <table:table-cell table:style-name="ce103" table:formula="of:=[.A15]+1" office:value-type="date" office:date-value="2019-01-13" calcext:value-type="date">
            <text:p>01/13/19</text:p>
          </table:table-cell>
          <table:table-cell table:style-name="ce108" table:formula="of:=WEEKDAY([.A16])" office:value-type="date" office:date-value="1899-12-31" calcext:value-type="date">
            <text:p>Sun</text:p>
          </table:table-cell>
          <table:table-cell table:style-name="ce116"/>
          <table:table-cell table:style-name="ce49" table:number-columns-repeated="3"/>
          <table:table-cell table:style-name="ce50" table:formula="of:=([.D16]-[.C16])-[.E16]+[.F16]" office:value-type="time" office:time-value="PT00H00M00S" calcext:value-type="time">
            <text:p>00:00</text:p>
          </table:table-cell>
          <table:table-cell table:style-name="ce56"/>
          <table:table-cell table:style-name="ce128" table:content-validation-name="val1"/>
          <table:table-cell table:number-columns-repeated="1015"/>
        </table:table-row>
        <table:table-row table:style-name="ro1">
          <table:table-cell table:style-name="ce103" table:formula="of:=[.A16]+1" office:value-type="date" office:date-value="2019-01-14" calcext:value-type="date">
            <text:p>01/14/19</text:p>
          </table:table-cell>
          <table:table-cell table:style-name="ce108" table:formula="of:=WEEKDAY([.A17])" office:value-type="date" office:date-value="1900-01-01" calcext:value-type="date">
            <text:p>Mon</text:p>
          </table:table-cell>
          <table:table-cell table:style-name="ce116"/>
          <table:table-cell table:style-name="ce49" table:number-columns-repeated="3"/>
          <table:table-cell table:style-name="ce50" table:formula="of:=([.D17]-[.C17])-[.E17]+[.F17]" office:value-type="time" office:time-value="PT00H00M00S" calcext:value-type="time">
            <text:p>00:00</text:p>
          </table:table-cell>
          <table:table-cell table:style-name="ce56"/>
          <table:table-cell table:style-name="ce128" table:content-validation-name="val1"/>
          <table:table-cell table:number-columns-repeated="1015"/>
        </table:table-row>
        <table:table-row table:style-name="ro1">
          <table:table-cell table:style-name="ce103" table:formula="of:=[.A17]+1" office:value-type="date" office:date-value="2019-01-15" calcext:value-type="date">
            <text:p>01/15/19</text:p>
          </table:table-cell>
          <table:table-cell table:style-name="ce108" table:formula="of:=WEEKDAY([.A18])" office:value-type="date" office:date-value="1900-01-02" calcext:value-type="date">
            <text:p>Tue</text:p>
          </table:table-cell>
          <table:table-cell table:style-name="ce116"/>
          <table:table-cell table:style-name="ce49" table:number-columns-repeated="3"/>
          <table:table-cell table:style-name="ce50" table:formula="of:=([.D18]-[.C18])-[.E18]+[.F18]" office:value-type="time" office:time-value="PT00H00M00S" calcext:value-type="time">
            <text:p>00:00</text:p>
          </table:table-cell>
          <table:table-cell table:style-name="ce56"/>
          <table:table-cell table:style-name="ce128" table:content-validation-name="val1"/>
          <table:table-cell table:number-columns-repeated="1015"/>
        </table:table-row>
        <table:table-row table:style-name="ro1">
          <table:table-cell table:style-name="ce103" table:formula="of:=[.A18]+1" office:value-type="date" office:date-value="2019-01-16" calcext:value-type="date">
            <text:p>01/16/19</text:p>
          </table:table-cell>
          <table:table-cell table:style-name="ce108" table:formula="of:=WEEKDAY([.A19])" office:value-type="date" office:date-value="1900-01-03" calcext:value-type="date">
            <text:p>Wed</text:p>
          </table:table-cell>
          <table:table-cell table:style-name="ce116"/>
          <table:table-cell table:style-name="ce49" table:number-columns-repeated="3"/>
          <table:table-cell table:style-name="ce50" table:formula="of:=([.D19]-[.C19])-[.E19]+[.F19]" office:value-type="time" office:time-value="PT00H00M00S" calcext:value-type="time">
            <text:p>00:00</text:p>
          </table:table-cell>
          <table:table-cell table:style-name="ce56"/>
          <table:table-cell table:style-name="ce128" table:content-validation-name="val1"/>
          <table:table-cell table:number-columns-repeated="1015"/>
        </table:table-row>
        <table:table-row table:style-name="ro1">
          <table:table-cell table:style-name="ce103" table:formula="of:=[.A19]+1" office:value-type="date" office:date-value="2019-01-17" calcext:value-type="date">
            <text:p>01/17/19</text:p>
          </table:table-cell>
          <table:table-cell table:style-name="ce108" table:formula="of:=WEEKDAY([.A20])" office:value-type="date" office:date-value="1900-01-04" calcext:value-type="date">
            <text:p>Thu</text:p>
          </table:table-cell>
          <table:table-cell table:style-name="ce116"/>
          <table:table-cell table:style-name="ce49" table:number-columns-repeated="3"/>
          <table:table-cell table:style-name="ce50" table:formula="of:=([.D20]-[.C20])-[.E20]+[.F20]" office:value-type="time" office:time-value="PT00H00M00S" calcext:value-type="time">
            <text:p>00:00</text:p>
          </table:table-cell>
          <table:table-cell table:style-name="ce56"/>
          <table:table-cell table:style-name="ce128" table:content-validation-name="val1"/>
          <table:table-cell table:number-columns-repeated="1015"/>
        </table:table-row>
        <table:table-row table:style-name="ro1">
          <table:table-cell table:style-name="ce103" table:formula="of:=[.A20]+1" office:value-type="date" office:date-value="2019-01-18" calcext:value-type="date">
            <text:p>01/18/19</text:p>
          </table:table-cell>
          <table:table-cell table:style-name="ce108" table:formula="of:=WEEKDAY([.A21])" office:value-type="date" office:date-value="1900-01-05" calcext:value-type="date">
            <text:p>Fri</text:p>
          </table:table-cell>
          <table:table-cell table:style-name="ce116"/>
          <table:table-cell table:style-name="ce49" table:number-columns-repeated="3"/>
          <table:table-cell table:style-name="ce50" table:formula="of:=([.D21]-[.C21])-[.E21]+[.F21]" office:value-type="time" office:time-value="PT00H00M00S" calcext:value-type="time">
            <text:p>00:00</text:p>
          </table:table-cell>
          <table:table-cell table:style-name="ce56"/>
          <table:table-cell table:style-name="ce128" table:content-validation-name="val1"/>
          <table:table-cell table:number-columns-repeated="1015"/>
        </table:table-row>
        <table:table-row table:style-name="ro1">
          <table:table-cell table:style-name="ce103" table:formula="of:=[.A21]+1" office:value-type="date" office:date-value="2019-01-19" calcext:value-type="date">
            <text:p>01/19/19</text:p>
          </table:table-cell>
          <table:table-cell table:style-name="ce108" table:formula="of:=WEEKDAY([.A22])" office:value-type="date" office:date-value="1900-01-06" calcext:value-type="date">
            <text:p>Sat</text:p>
          </table:table-cell>
          <table:table-cell table:style-name="ce116"/>
          <table:table-cell table:style-name="ce49" table:number-columns-repeated="3"/>
          <table:table-cell table:style-name="ce50" table:formula="of:=([.D22]-[.C22])-[.E22]+[.F22]" office:value-type="time" office:time-value="PT00H00M00S" calcext:value-type="time">
            <text:p>00:00</text:p>
          </table:table-cell>
          <table:table-cell table:style-name="ce56"/>
          <table:table-cell table:style-name="ce128" table:content-validation-name="val1"/>
          <table:table-cell table:number-columns-repeated="1015"/>
        </table:table-row>
        <table:table-row table:style-name="ro1">
          <table:table-cell table:style-name="ce103" table:formula="of:=[.A22]+1" office:value-type="date" office:date-value="2019-01-20" calcext:value-type="date">
            <text:p>01/20/19</text:p>
          </table:table-cell>
          <table:table-cell table:style-name="ce108" table:formula="of:=WEEKDAY([.A23])" office:value-type="date" office:date-value="1899-12-31" calcext:value-type="date">
            <text:p>Sun</text:p>
          </table:table-cell>
          <table:table-cell table:style-name="ce116"/>
          <table:table-cell table:style-name="ce49" table:number-columns-repeated="3"/>
          <table:table-cell table:style-name="ce50" table:formula="of:=([.D23]-[.C23])-[.E23]+[.F23]" office:value-type="time" office:time-value="PT00H00M00S" calcext:value-type="time">
            <text:p>00:00</text:p>
          </table:table-cell>
          <table:table-cell table:style-name="ce56"/>
          <table:table-cell table:style-name="ce128" table:content-validation-name="val1"/>
          <table:table-cell table:number-columns-repeated="1015"/>
        </table:table-row>
        <table:table-row table:style-name="ro1">
          <table:table-cell table:style-name="ce103" table:formula="of:=[.A23]+1" office:value-type="date" office:date-value="2019-01-21" calcext:value-type="date">
            <text:p>01/21/19</text:p>
          </table:table-cell>
          <table:table-cell table:style-name="ce108" table:formula="of:=WEEKDAY([.A24])" office:value-type="date" office:date-value="1900-01-01" calcext:value-type="date">
            <text:p>Mon</text:p>
          </table:table-cell>
          <table:table-cell table:style-name="ce116"/>
          <table:table-cell table:style-name="ce49" table:number-columns-repeated="3"/>
          <table:table-cell table:style-name="ce50" table:formula="of:=([.D24]-[.C24])-[.E24]+[.F24]" office:value-type="time" office:time-value="PT00H00M00S" calcext:value-type="time">
            <text:p>00:00</text:p>
          </table:table-cell>
          <table:table-cell table:style-name="ce56"/>
          <table:table-cell table:style-name="ce128" table:content-validation-name="val1"/>
          <table:table-cell table:number-columns-repeated="1015"/>
        </table:table-row>
        <table:table-row table:style-name="ro1">
          <table:table-cell table:style-name="ce103" table:formula="of:=[.A24]+1" office:value-type="date" office:date-value="2019-01-22" calcext:value-type="date">
            <text:p>01/22/19</text:p>
          </table:table-cell>
          <table:table-cell table:style-name="ce108" table:formula="of:=WEEKDAY([.A25])" office:value-type="date" office:date-value="1900-01-02" calcext:value-type="date">
            <text:p>Tue</text:p>
          </table:table-cell>
          <table:table-cell table:style-name="ce116"/>
          <table:table-cell table:style-name="ce49" table:number-columns-repeated="3"/>
          <table:table-cell table:style-name="ce50" table:formula="of:=([.D25]-[.C25])-[.E25]+[.F25]" office:value-type="time" office:time-value="PT00H00M00S" calcext:value-type="time">
            <text:p>00:00</text:p>
          </table:table-cell>
          <table:table-cell table:style-name="ce56"/>
          <table:table-cell table:style-name="ce128" table:content-validation-name="val1"/>
          <table:table-cell table:number-columns-repeated="1015"/>
        </table:table-row>
        <table:table-row table:style-name="ro1">
          <table:table-cell table:style-name="ce103" table:formula="of:=[.A25]+1" office:value-type="date" office:date-value="2019-01-23" calcext:value-type="date">
            <text:p>01/23/19</text:p>
          </table:table-cell>
          <table:table-cell table:style-name="ce108" table:formula="of:=WEEKDAY([.A26])" office:value-type="date" office:date-value="1900-01-03" calcext:value-type="date">
            <text:p>Wed</text:p>
          </table:table-cell>
          <table:table-cell table:style-name="ce116"/>
          <table:table-cell table:style-name="ce49" table:number-columns-repeated="3"/>
          <table:table-cell table:style-name="ce50" table:formula="of:=([.D26]-[.C26])-[.E26]+[.F26]" office:value-type="time" office:time-value="PT00H00M00S" calcext:value-type="time">
            <text:p>00:00</text:p>
          </table:table-cell>
          <table:table-cell table:style-name="ce56"/>
          <table:table-cell table:style-name="ce128" table:content-validation-name="val1"/>
          <table:table-cell table:number-columns-repeated="1015"/>
        </table:table-row>
        <table:table-row table:style-name="ro1">
          <table:table-cell table:style-name="ce103" table:formula="of:=[.A26]+1" office:value-type="date" office:date-value="2019-01-24" calcext:value-type="date">
            <text:p>01/24/19</text:p>
          </table:table-cell>
          <table:table-cell table:style-name="ce108" table:formula="of:=WEEKDAY([.A27])" office:value-type="date" office:date-value="1900-01-04" calcext:value-type="date">
            <text:p>Thu</text:p>
          </table:table-cell>
          <table:table-cell table:style-name="ce116"/>
          <table:table-cell table:style-name="ce49" table:number-columns-repeated="3"/>
          <table:table-cell table:style-name="ce50" table:formula="of:=([.D27]-[.C27])-[.E27]+[.F27]" office:value-type="time" office:time-value="PT00H00M00S" calcext:value-type="time">
            <text:p>00:00</text:p>
          </table:table-cell>
          <table:table-cell table:style-name="ce56"/>
          <table:table-cell table:style-name="ce128" table:content-validation-name="val1"/>
          <table:table-cell table:number-columns-repeated="1015"/>
        </table:table-row>
        <table:table-row table:style-name="ro1">
          <table:table-cell table:style-name="ce103" table:formula="of:=[.A27]+1" office:value-type="date" office:date-value="2019-01-25" calcext:value-type="date">
            <text:p>01/25/19</text:p>
          </table:table-cell>
          <table:table-cell table:style-name="ce108" table:formula="of:=WEEKDAY([.A28])" office:value-type="date" office:date-value="1900-01-05" calcext:value-type="date">
            <text:p>Fri</text:p>
          </table:table-cell>
          <table:table-cell table:style-name="ce116"/>
          <table:table-cell table:style-name="ce49" table:number-columns-repeated="3"/>
          <table:table-cell table:style-name="ce50" table:formula="of:=([.D28]-[.C28])-[.E28]+[.F28]" office:value-type="time" office:time-value="PT00H00M00S" calcext:value-type="time">
            <text:p>00:00</text:p>
          </table:table-cell>
          <table:table-cell table:style-name="ce56"/>
          <table:table-cell table:style-name="ce128" table:content-validation-name="val1"/>
          <table:table-cell table:number-columns-repeated="1015"/>
        </table:table-row>
        <table:table-row table:style-name="ro1">
          <table:table-cell table:style-name="ce103" table:formula="of:=[.A28]+1" office:value-type="date" office:date-value="2019-01-26" calcext:value-type="date">
            <text:p>01/26/19</text:p>
          </table:table-cell>
          <table:table-cell table:style-name="ce108" table:formula="of:=WEEKDAY([.A29])" office:value-type="date" office:date-value="1900-01-06" calcext:value-type="date">
            <text:p>Sat</text:p>
          </table:table-cell>
          <table:table-cell table:style-name="ce116"/>
          <table:table-cell table:style-name="ce49" table:number-columns-repeated="3"/>
          <table:table-cell table:style-name="ce50" table:formula="of:=([.D29]-[.C29])-[.E29]+[.F29]" office:value-type="time" office:time-value="PT00H00M00S" calcext:value-type="time">
            <text:p>00:00</text:p>
          </table:table-cell>
          <table:table-cell table:style-name="ce56"/>
          <table:table-cell table:style-name="ce128" table:content-validation-name="val1"/>
          <table:table-cell table:number-columns-repeated="1015"/>
        </table:table-row>
        <table:table-row table:style-name="ro1">
          <table:table-cell table:style-name="ce103" table:formula="of:=[.A29]+1" office:value-type="date" office:date-value="2019-01-27" calcext:value-type="date">
            <text:p>01/27/19</text:p>
          </table:table-cell>
          <table:table-cell table:style-name="ce108" table:formula="of:=WEEKDAY([.A30])" office:value-type="date" office:date-value="1899-12-31" calcext:value-type="date">
            <text:p>Sun</text:p>
          </table:table-cell>
          <table:table-cell table:style-name="ce116"/>
          <table:table-cell table:style-name="ce49" table:number-columns-repeated="3"/>
          <table:table-cell table:style-name="ce50" table:formula="of:=([.D30]-[.C30])-[.E30]+[.F30]" office:value-type="time" office:time-value="PT00H00M00S" calcext:value-type="time">
            <text:p>00:00</text:p>
          </table:table-cell>
          <table:table-cell table:style-name="ce56"/>
          <table:table-cell table:style-name="ce128" table:content-validation-name="val1"/>
          <table:table-cell table:number-columns-repeated="1015"/>
        </table:table-row>
        <table:table-row table:style-name="ro1">
          <table:table-cell table:style-name="ce103" table:formula="of:=[.A30]+1" office:value-type="date" office:date-value="2019-01-28" calcext:value-type="date">
            <text:p>01/28/19</text:p>
          </table:table-cell>
          <table:table-cell table:style-name="ce108" table:formula="of:=WEEKDAY([.A31])" office:value-type="date" office:date-value="1900-01-01" calcext:value-type="date">
            <text:p>Mon</text:p>
          </table:table-cell>
          <table:table-cell table:style-name="ce116"/>
          <table:table-cell table:style-name="ce49" table:number-columns-repeated="3"/>
          <table:table-cell table:style-name="ce50" table:formula="of:=([.D31]-[.C31])-[.E31]+[.F31]" office:value-type="time" office:time-value="PT00H00M00S" calcext:value-type="time">
            <text:p>00:00</text:p>
          </table:table-cell>
          <table:table-cell table:style-name="ce56"/>
          <table:table-cell table:style-name="ce128" table:content-validation-name="val1"/>
          <table:table-cell table:number-columns-repeated="1015"/>
        </table:table-row>
        <table:table-row table:style-name="ro1">
          <table:table-cell table:style-name="ce103" table:formula="of:=[.A31]+1" office:value-type="date" office:date-value="2019-01-29" calcext:value-type="date">
            <text:p>01/29/19</text:p>
          </table:table-cell>
          <table:table-cell table:style-name="ce108" table:formula="of:=WEEKDAY([.A32])" office:value-type="date" office:date-value="1900-01-02" calcext:value-type="date">
            <text:p>Tue</text:p>
          </table:table-cell>
          <table:table-cell table:style-name="ce116"/>
          <table:table-cell table:style-name="ce49" table:number-columns-repeated="3"/>
          <table:table-cell table:style-name="ce50" table:formula="of:=([.D32]-[.C32])-[.E32]+[.F32]" office:value-type="time" office:time-value="PT00H00M00S" calcext:value-type="time">
            <text:p>00:00</text:p>
          </table:table-cell>
          <table:table-cell table:style-name="ce56"/>
          <table:table-cell table:style-name="ce128" table:content-validation-name="val1"/>
          <table:table-cell table:number-columns-repeated="1015"/>
        </table:table-row>
        <table:table-row table:style-name="ro1">
          <table:table-cell table:style-name="ce103" table:formula="of:=[.A32]+1" office:value-type="date" office:date-value="2019-01-30" calcext:value-type="date">
            <text:p>01/30/19</text:p>
          </table:table-cell>
          <table:table-cell table:style-name="ce108" table:formula="of:=WEEKDAY([.A33])" office:value-type="date" office:date-value="1900-01-03" calcext:value-type="date">
            <text:p>Wed</text:p>
          </table:table-cell>
          <table:table-cell table:style-name="ce116"/>
          <table:table-cell table:style-name="ce49" table:number-columns-repeated="3"/>
          <table:table-cell table:style-name="ce50" table:formula="of:=([.D33]-[.C33])-[.E33]+[.F33]" office:value-type="time" office:time-value="PT00H00M00S" calcext:value-type="time">
            <text:p>00:00</text:p>
          </table:table-cell>
          <table:table-cell table:style-name="ce56"/>
          <table:table-cell table:style-name="ce128" table:content-validation-name="val1"/>
          <table:table-cell table:number-columns-repeated="1015"/>
        </table:table-row>
        <table:table-row table:style-name="ro1">
          <table:table-cell table:style-name="ce103" table:formula="of:=[.A33]+1" office:value-type="date" office:date-value="2019-01-31" calcext:value-type="date">
            <text:p>01/31/19</text:p>
          </table:table-cell>
          <table:table-cell table:style-name="ce108" table:formula="of:=WEEKDAY([.A34])" office:value-type="date" office:date-value="1900-01-04" calcext:value-type="date">
            <text:p>Thu</text:p>
          </table:table-cell>
          <table:table-cell table:style-name="ce116"/>
          <table:table-cell table:style-name="ce49" table:number-columns-repeated="3"/>
          <table:table-cell table:style-name="ce50" table:formula="of:=([.D34]-[.C34])-[.E34]+[.F34]" office:value-type="time" office:time-value="PT00H00M00S" calcext:value-type="time">
            <text:p>00:00</text:p>
          </table:table-cell>
          <table:table-cell table:style-name="ce56"/>
          <table:table-cell table:style-name="ce128" table:content-validation-name="val1"/>
          <table:table-cell table:number-columns-repeated="1015"/>
        </table:table-row>
        <table:table-row table:style-name="ro9">
          <table:table-cell table:style-name="ce96" table:number-columns-repeated="6"/>
          <table:table-cell table:style-name="ce51"/>
          <table:table-cell table:style-name="ce96"/>
          <table:table-cell table:number-columns-repeated="1016"/>
        </table:table-row>
        <table:table-row table:style-name="ro9">
          <table:table-cell table:style-name="ce39" office:value-type="string" calcext:value-type="string">
            <text:p>Total</text:p>
          </table:table-cell>
          <table:table-cell table:style-name="ce96" table:number-columns-repeated="5"/>
          <table:table-cell table:style-name="ce52" table:formula="of:=SUM([.G4:.G34])" office:value-type="time" office:time-value="PT00H00M00S" calcext:value-type="time">
            <text:p>00:00</text:p>
          </table:table-cell>
          <table:table-cell table:style-name="ce96"/>
          <table:table-cell table:number-columns-repeated="1016"/>
        </table:table-row>
        <table:table-row table:style-name="ro9">
          <table:table-cell table:style-name="ce39" office:value-type="string" calcext:value-type="string">
            <text:p>Carry-Over prev. Month</text:p>
          </table:table-cell>
          <table:table-cell table:style-name="ce96" table:number-columns-repeated="5"/>
          <table:table-cell table:style-name="ce53" table:formula="of:=[$Overview.$B$5]" office:value-type="time" office:time-value="PT00H00M00S" calcext:value-type="time">
            <text:p>00:00</text:p>
          </table:table-cell>
          <table:table-cell table:style-name="ce96"/>
          <table:table-cell table:number-columns-repeated="1016"/>
        </table:table-row>
        <table:table-row table:style-name="ro9">
          <table:table-cell table:style-name="ce39"/>
          <table:table-cell table:style-name="ce96" table:number-columns-repeated="5"/>
          <table:table-cell table:style-name="ce54"/>
          <table:table-cell table:style-name="ce96"/>
          <table:table-cell table:number-columns-repeated="1016"/>
        </table:table-row>
        <table:table-row table:style-name="ro9">
          <table:table-cell table:style-name="ce39" office:value-type="string" calcext:value-type="string">
            <text:p>Sum</text:p>
          </table:table-cell>
          <table:table-cell table:style-name="ce96" table:number-columns-repeated="5"/>
          <table:table-cell table:style-name="ce53" table:formula="of:=SUM([.G36:.G37])" office:value-type="time" office:time-value="PT00H00M00S" calcext:value-type="time">
            <text:p>00:00</text:p>
          </table:table-cell>
          <table:table-cell table:style-name="ce96"/>
          <table:table-cell table:number-columns-repeated="1016"/>
        </table:table-row>
        <table:table-row table:style-name="ro9">
          <table:table-cell table:style-name="ce39" office:value-type="string" calcext:value-type="string">
            <text:p>Quota</text:p>
          </table:table-cell>
          <table:table-cell table:style-name="ce96" table:number-columns-repeated="5"/>
          <table:table-cell table:style-name="ce53" table:formula="of:=[$Overview.$I$13]" office:value-type="time" office:time-value="PT176H00M00S" calcext:value-type="time">
            <text:p>176:00</text:p>
          </table:table-cell>
          <table:table-cell table:style-name="ce96"/>
          <table:table-cell table:number-columns-repeated="1016"/>
        </table:table-row>
        <table:table-row table:style-name="ro9">
          <table:table-cell table:style-name="ce39"/>
          <table:table-cell table:style-name="ce96" table:number-columns-repeated="5"/>
          <table:table-cell table:style-name="ce54"/>
          <table:table-cell table:style-name="ce96"/>
          <table:table-cell table:number-columns-repeated="1016"/>
        </table:table-row>
        <table:table-row table:style-name="ro9">
          <table:table-cell table:style-name="ce40" office:value-type="string" calcext:value-type="string">
            <text:p>Carry-Over</text:p>
          </table:table-cell>
          <table:table-cell table:style-name="ce42" table:number-columns-repeated="5"/>
          <table:table-cell table:style-name="ce55" table:formula="of:=[.G39]-[.G40]" office:value-type="time" office:time-value="-PT176H00M00S" calcext:value-type="time">
            <text:p>-176:00</text:p>
          </table:table-cell>
          <table:table-cell table:style-name="ce96"/>
          <table:table-cell table:number-columns-repeated="1016"/>
        </table:table-row>
        <table:table-row table:style-name="ro9" table:number-rows-repeated="2">
          <table:table-cell table:style-name="ce23"/>
          <table:table-cell table:number-columns-repeated="1023"/>
        </table:table-row>
        <table:table-row table:style-name="ro9">
          <table:table-cell table:style-name="ce23" office:value-type="string" calcext:value-type="string">
            <text:p>Days/Month</text:p>
          </table:table-cell>
          <table:table-cell table:style-name="ce43" table:formula="of:=ORG.OPENOFFICE.DAYSINMONTH([.A4])" office:value-type="float" office:value="31" calcext:value-type="float">
            <text:p>31</text:p>
          </table:table-cell>
          <table:table-cell table:number-columns-repeated="1022"/>
        </table:table-row>
        <table:table-row table:style-name="ro9">
          <table:table-cell table:style-name="ce23" office:value-type="string" calcext:value-type="string">
            <text:p>Working Days</text:p>
          </table:table-cell>
          <table:table-cell table:style-name="ce43" table:formula="of:=[$Overview.$C$13]" office:value-type="float" office:value="22" calcext:value-type="float">
            <text:p>22</text:p>
          </table:table-cell>
          <table:table-cell table:number-columns-repeated="1022"/>
        </table:table-row>
        <table:table-row table:style-name="ro9">
          <table:table-cell table:style-name="ce23" office:value-type="string" calcext:value-type="string">
            <text:p>Vacation</text:p>
          </table:table-cell>
          <table:table-cell table:style-name="ce44" table:formula="of:=[$Overview.$D$13]" office:value-type="float" office:value="0" calcext:value-type="float">
            <text:p>0</text:p>
          </table:table-cell>
          <table:table-cell table:number-columns-repeated="1022"/>
        </table:table-row>
        <table:table-row table:style-name="ro9">
          <table:table-cell table:style-name="ce23" office:value-type="string" calcext:value-type="string">
            <text:p>Sickness</text:p>
          </table:table-cell>
          <table:table-cell table:style-name="ce43" table:formula="of:=[$Overview.$E$13]" office:value-type="float" office:value="0" calcext:value-type="float">
            <text:p>0</text:p>
          </table:table-cell>
          <table:table-cell table:number-columns-repeated="1022"/>
        </table:table-row>
        <table:table-row table:style-name="ro9">
          <table:table-cell table:style-name="ce23" office:value-type="string" calcext:value-type="string">
            <text:p>Days Worked</text:p>
          </table:table-cell>
          <table:table-cell table:style-name="ce45" table:formula="of:=[$Overview.$G$13]" office:value-type="float" office:value="22" calcext:value-type="float">
            <text:p>22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Rest of Vacation</text:p>
          </table:table-cell>
          <table:table-cell table:style-name="ce46" table:formula="of:=[$Overview.$B$9]" office:value-type="float" office:value="30" calcext:value-type="float">
            <text:p>30</text:p>
          </table:table-cell>
          <table:table-cell table:number-columns-repeated="1022"/>
        </table:table-row>
        <table:table-row table:style-name="ro9" table:number-rows-repeated="1048525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January.A4:January.I34">
            <calcext:condition calcext:apply-style-name="Weekend" calcext:value="formula-is(OR([.$B4]=1; [.$B4]=7; [.$I4]=[$Overview.$D$47]))" calcext:base-cell-address="January.A4"/>
            <calcext:condition calcext:apply-style-name="Free" calcext:value="formula-is(NOT(ISNA(MATCH([.$I4];[$Overview.$E$47:.$Z$47];0))))" calcext:base-cell-address="January.A4"/>
            <calcext:condition calcext:apply-style-name="Overtime" calcext:value="formula-is([.$I4]=[$Overview.$B$47])" calcext:base-cell-address="January.A4"/>
          </calcext:conditional-format>
        </calcext:conditional-formats>
      </table:table>
      <table:table table:name="February" table:style-name="ta1" table:protected="true" table:print="false">
        <loext:table-protection loext:select-unprotected-cells="true"/>
        <table:table-column table:style-name="co12" table:default-cell-style-name="ce3"/>
        <table:table-column table:style-name="co13" table:default-cell-style-name="ce3"/>
        <table:table-column table:style-name="co14" table:number-columns-repeated="5" table:default-cell-style-name="ce3"/>
        <table:table-column table:style-name="co15" table:default-cell-style-name="ce3"/>
        <table:table-column table:style-name="co16" table:default-cell-style-name="ce3"/>
        <table:table-column table:style-name="co11" table:visibility="collapse" table:default-cell-style-name="Default"/>
        <table:table-column table:style-name="co11" table:number-columns-repeated="1014" table:default-cell-style-name="ce3"/>
        <table:table-row table:style-name="ro6">
          <table:table-cell table:style-name="ce35" office:value-type="string" calcext:value-type="string" table:number-columns-spanned="7" table:number-rows-spanned="1">
            <text:p>Time Sheet</text:p>
          </table:table-cell>
          <table:covered-table-cell table:style-name="ce96"/>
          <table:covered-table-cell/>
          <table:covered-table-cell table:number-columns-repeated="4" table:style-name="ce96"/>
          <table:table-cell/>
          <table:table-cell table:style-name="ce126" table:formula="of:=[.A4]" office:value-type="date" office:date-value="2019-02-01" calcext:value-type="date">
            <text:p>February 2019</text:p>
          </table:table-cell>
          <table:table-cell table:number-columns-repeated="1015"/>
        </table:table-row>
        <table:table-row table:style-name="ro7">
          <table:table-cell table:style-name="ce35" table:formula="of:=[$Overview.$B$1]" office:value-type="string" office:string-value="NAME" calcext:value-type="string" table:number-columns-spanned="7" table:number-rows-spanned="1">
            <text:p>NAME</text:p>
          </table:table-cell>
          <table:covered-table-cell table:number-columns-repeated="6" table:style-name="ce96"/>
          <table:table-cell table:style-name="ce96"/>
          <table:table-cell table:style-name="ce23"/>
          <table:table-cell table:number-columns-repeated="1015"/>
        </table:table-row>
        <table:table-row table:style-name="ro10">
          <table:table-cell table:style-name="ce36" table:number-columns-repeated="2"/>
          <table:table-cell table:style-name="ce47" office:value-type="string" calcext:value-type="string">
            <text:p>From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Break</text:p>
          </table:table-cell>
          <table:table-cell table:style-name="ce47" office:value-type="string" calcext:value-type="string">
            <text:p>Extra</text:p>
          </table:table-cell>
          <table:table-cell table:style-name="ce47" office:value-type="string" calcext:value-type="string">
            <text:p>Hours</text:p>
          </table:table-cell>
          <table:table-cell table:style-name="ce47" office:value-type="string" calcext:value-type="string">
            <text:p>Remark</text:p>
          </table:table-cell>
          <table:table-cell table:style-name="ce58" office:value-type="string" calcext:value-type="string">
            <text:p>Reason for Absence</text:p>
          </table:table-cell>
          <table:table-cell table:number-columns-repeated="1015"/>
        </table:table-row>
        <table:table-row table:style-name="ro1">
          <table:table-cell table:style-name="ce122" table:formula="of:=DATE([$Overview.$B$2]; 2;1)" office:value-type="date" office:date-value="2019-02-01" calcext:value-type="date">
            <text:p>02/01/19</text:p>
          </table:table-cell>
          <table:table-cell table:style-name="ce123" table:formula="of:=WEEKDAY([.A4])" office:value-type="date" office:date-value="1900-01-05" calcext:value-type="date">
            <text:p>Fri</text:p>
          </table:table-cell>
          <table:table-cell table:style-name="ce127"/>
          <table:table-cell table:style-name="ce129" table:number-columns-repeated="3"/>
          <table:table-cell table:style-name="ce130" table:formula="of:=([.D4]-[.C4])-[.E4]+[.F4]" office:value-type="time" office:time-value="PT00H00M00S" calcext:value-type="time">
            <text:p>00:00</text:p>
          </table:table-cell>
          <table:table-cell table:style-name="ce131"/>
          <table:table-cell table:style-name="ce67" table:content-validation-name="val2"/>
          <table:table-cell table:number-columns-repeated="1015"/>
        </table:table-row>
        <table:table-row table:style-name="ro1">
          <table:table-cell table:style-name="ce122" table:formula="of:=[.A4]+1" office:value-type="date" office:date-value="2019-02-02" calcext:value-type="date">
            <text:p>02/02/19</text:p>
          </table:table-cell>
          <table:table-cell table:style-name="ce123" table:formula="of:=WEEKDAY([.A5])" office:value-type="date" office:date-value="1900-01-06" calcext:value-type="date">
            <text:p>Sat</text:p>
          </table:table-cell>
          <table:table-cell table:style-name="ce127"/>
          <table:table-cell table:style-name="ce129" table:number-columns-repeated="3"/>
          <table:table-cell table:style-name="ce130" table:formula="of:=([.D5]-[.C5])-[.E5]+[.F5]" office:value-type="time" office:time-value="PT00H00M00S" calcext:value-type="time">
            <text:p>00:00</text:p>
          </table:table-cell>
          <table:table-cell table:style-name="ce131"/>
          <table:table-cell table:style-name="ce67" table:content-validation-name="val2"/>
          <table:table-cell table:number-columns-repeated="1015"/>
        </table:table-row>
        <table:table-row table:style-name="ro1">
          <table:table-cell table:style-name="ce122" table:formula="of:=[.A5]+1" office:value-type="date" office:date-value="2019-02-03" calcext:value-type="date">
            <text:p>02/03/19</text:p>
          </table:table-cell>
          <table:table-cell table:style-name="ce123" table:formula="of:=WEEKDAY([.A6])" office:value-type="date" office:date-value="1899-12-31" calcext:value-type="date">
            <text:p>Sun</text:p>
          </table:table-cell>
          <table:table-cell table:style-name="ce127"/>
          <table:table-cell table:style-name="ce129" table:number-columns-repeated="3"/>
          <table:table-cell table:style-name="ce130" table:formula="of:=([.D6]-[.C6])-[.E6]+[.F6]" office:value-type="time" office:time-value="PT00H00M00S" calcext:value-type="time">
            <text:p>00:00</text:p>
          </table:table-cell>
          <table:table-cell table:style-name="ce131"/>
          <table:table-cell table:style-name="ce67" table:content-validation-name="val2"/>
          <table:table-cell table:number-columns-repeated="1015"/>
        </table:table-row>
        <table:table-row table:style-name="ro1">
          <table:table-cell table:style-name="ce122" table:formula="of:=[.A6]+1" office:value-type="date" office:date-value="2019-02-04" calcext:value-type="date">
            <text:p>02/04/19</text:p>
          </table:table-cell>
          <table:table-cell table:style-name="ce123" table:formula="of:=WEEKDAY([.A7])" office:value-type="date" office:date-value="1900-01-01" calcext:value-type="date">
            <text:p>Mon</text:p>
          </table:table-cell>
          <table:table-cell table:style-name="ce127"/>
          <table:table-cell table:style-name="ce129" table:number-columns-repeated="3"/>
          <table:table-cell table:style-name="ce130" table:formula="of:=([.D7]-[.C7])-[.E7]+[.F7]" office:value-type="time" office:time-value="PT00H00M00S" calcext:value-type="time">
            <text:p>00:00</text:p>
          </table:table-cell>
          <table:table-cell table:style-name="ce131"/>
          <table:table-cell table:style-name="ce67" table:content-validation-name="val2"/>
          <table:table-cell table:number-columns-repeated="1015"/>
        </table:table-row>
        <table:table-row table:style-name="ro1">
          <table:table-cell table:style-name="ce122" table:formula="of:=[.A7]+1" office:value-type="date" office:date-value="2019-02-05" calcext:value-type="date">
            <text:p>02/05/19</text:p>
          </table:table-cell>
          <table:table-cell table:style-name="ce123" table:formula="of:=WEEKDAY([.A8])" office:value-type="date" office:date-value="1900-01-02" calcext:value-type="date">
            <text:p>Tue</text:p>
          </table:table-cell>
          <table:table-cell table:style-name="ce127"/>
          <table:table-cell table:style-name="ce129" table:number-columns-repeated="3"/>
          <table:table-cell table:style-name="ce130" table:formula="of:=([.D8]-[.C8])-[.E8]+[.F8]" office:value-type="time" office:time-value="PT00H00M00S" calcext:value-type="time">
            <text:p>00:00</text:p>
          </table:table-cell>
          <table:table-cell table:style-name="ce131"/>
          <table:table-cell table:style-name="ce67" table:content-validation-name="val2"/>
          <table:table-cell table:number-columns-repeated="1015"/>
        </table:table-row>
        <table:table-row table:style-name="ro1">
          <table:table-cell table:style-name="ce122" table:formula="of:=[.A8]+1" office:value-type="date" office:date-value="2019-02-06" calcext:value-type="date">
            <text:p>02/06/19</text:p>
          </table:table-cell>
          <table:table-cell table:style-name="ce123" table:formula="of:=WEEKDAY([.A9])" office:value-type="date" office:date-value="1900-01-03" calcext:value-type="date">
            <text:p>Wed</text:p>
          </table:table-cell>
          <table:table-cell table:style-name="ce127"/>
          <table:table-cell table:style-name="ce129" table:number-columns-repeated="3"/>
          <table:table-cell table:style-name="ce130" table:formula="of:=([.D9]-[.C9])-[.E9]+[.F9]" office:value-type="time" office:time-value="PT00H00M00S" calcext:value-type="time">
            <text:p>00:00</text:p>
          </table:table-cell>
          <table:table-cell table:style-name="ce131"/>
          <table:table-cell table:style-name="ce67" table:content-validation-name="val2"/>
          <table:table-cell table:number-columns-repeated="1015"/>
        </table:table-row>
        <table:table-row table:style-name="ro1">
          <table:table-cell table:style-name="ce122" table:formula="of:=[.A9]+1" office:value-type="date" office:date-value="2019-02-07" calcext:value-type="date">
            <text:p>02/07/19</text:p>
          </table:table-cell>
          <table:table-cell table:style-name="ce123" table:formula="of:=WEEKDAY([.A10])" office:value-type="date" office:date-value="1900-01-04" calcext:value-type="date">
            <text:p>Thu</text:p>
          </table:table-cell>
          <table:table-cell table:style-name="ce127"/>
          <table:table-cell table:style-name="ce129" table:number-columns-repeated="3"/>
          <table:table-cell table:style-name="ce130" table:formula="of:=([.D10]-[.C10])-[.E10]+[.F10]" office:value-type="time" office:time-value="PT00H00M00S" calcext:value-type="time">
            <text:p>00:00</text:p>
          </table:table-cell>
          <table:table-cell table:style-name="ce131"/>
          <table:table-cell table:style-name="ce67" table:content-validation-name="val2"/>
          <table:table-cell table:number-columns-repeated="1015"/>
        </table:table-row>
        <table:table-row table:style-name="ro1">
          <table:table-cell table:style-name="ce122" table:formula="of:=[.A10]+1" office:value-type="date" office:date-value="2019-02-08" calcext:value-type="date">
            <text:p>02/08/19</text:p>
          </table:table-cell>
          <table:table-cell table:style-name="ce123" table:formula="of:=WEEKDAY([.A11])" office:value-type="date" office:date-value="1900-01-05" calcext:value-type="date">
            <text:p>Fri</text:p>
          </table:table-cell>
          <table:table-cell table:style-name="ce127"/>
          <table:table-cell table:style-name="ce129" table:number-columns-repeated="3"/>
          <table:table-cell table:style-name="ce130" table:formula="of:=([.D11]-[.C11])-[.E11]+[.F11]" office:value-type="time" office:time-value="PT00H00M00S" calcext:value-type="time">
            <text:p>00:00</text:p>
          </table:table-cell>
          <table:table-cell table:style-name="ce131"/>
          <table:table-cell table:style-name="ce67" table:content-validation-name="val2"/>
          <table:table-cell table:number-columns-repeated="1015"/>
        </table:table-row>
        <table:table-row table:style-name="ro1">
          <table:table-cell table:style-name="ce122" table:formula="of:=[.A11]+1" office:value-type="date" office:date-value="2019-02-09" calcext:value-type="date">
            <text:p>02/09/19</text:p>
          </table:table-cell>
          <table:table-cell table:style-name="ce123" table:formula="of:=WEEKDAY([.A12])" office:value-type="date" office:date-value="1900-01-06" calcext:value-type="date">
            <text:p>Sat</text:p>
          </table:table-cell>
          <table:table-cell table:style-name="ce127"/>
          <table:table-cell table:style-name="ce129" table:number-columns-repeated="3"/>
          <table:table-cell table:style-name="ce130" table:formula="of:=([.D12]-[.C12])-[.E12]+[.F12]" office:value-type="time" office:time-value="PT00H00M00S" calcext:value-type="time">
            <text:p>00:00</text:p>
          </table:table-cell>
          <table:table-cell table:style-name="ce131"/>
          <table:table-cell table:style-name="ce67" table:content-validation-name="val2"/>
          <table:table-cell table:number-columns-repeated="1015"/>
        </table:table-row>
        <table:table-row table:style-name="ro1">
          <table:table-cell table:style-name="ce122" table:formula="of:=[.A12]+1" office:value-type="date" office:date-value="2019-02-10" calcext:value-type="date">
            <text:p>02/10/19</text:p>
          </table:table-cell>
          <table:table-cell table:style-name="ce123" table:formula="of:=WEEKDAY([.A13])" office:value-type="date" office:date-value="1899-12-31" calcext:value-type="date">
            <text:p>Sun</text:p>
          </table:table-cell>
          <table:table-cell table:style-name="ce127"/>
          <table:table-cell table:style-name="ce129" table:number-columns-repeated="3"/>
          <table:table-cell table:style-name="ce130" table:formula="of:=([.D13]-[.C13])-[.E13]+[.F13]" office:value-type="time" office:time-value="PT00H00M00S" calcext:value-type="time">
            <text:p>00:00</text:p>
          </table:table-cell>
          <table:table-cell table:style-name="ce131"/>
          <table:table-cell table:style-name="ce67" table:content-validation-name="val2"/>
          <table:table-cell table:number-columns-repeated="1015"/>
        </table:table-row>
        <table:table-row table:style-name="ro1">
          <table:table-cell table:style-name="ce122" table:formula="of:=[.A13]+1" office:value-type="date" office:date-value="2019-02-11" calcext:value-type="date">
            <text:p>02/11/19</text:p>
          </table:table-cell>
          <table:table-cell table:style-name="ce123" table:formula="of:=WEEKDAY([.A14])" office:value-type="date" office:date-value="1900-01-01" calcext:value-type="date">
            <text:p>Mon</text:p>
          </table:table-cell>
          <table:table-cell table:style-name="ce127"/>
          <table:table-cell table:style-name="ce129" table:number-columns-repeated="3"/>
          <table:table-cell table:style-name="ce130" table:formula="of:=([.D14]-[.C14])-[.E14]+[.F14]" office:value-type="time" office:time-value="PT00H00M00S" calcext:value-type="time">
            <text:p>00:00</text:p>
          </table:table-cell>
          <table:table-cell table:style-name="ce131"/>
          <table:table-cell table:style-name="ce67" table:content-validation-name="val2"/>
          <table:table-cell table:number-columns-repeated="1015"/>
        </table:table-row>
        <table:table-row table:style-name="ro1">
          <table:table-cell table:style-name="ce122" table:formula="of:=[.A14]+1" office:value-type="date" office:date-value="2019-02-12" calcext:value-type="date">
            <text:p>02/12/19</text:p>
          </table:table-cell>
          <table:table-cell table:style-name="ce123" table:formula="of:=WEEKDAY([.A15])" office:value-type="date" office:date-value="1900-01-02" calcext:value-type="date">
            <text:p>Tue</text:p>
          </table:table-cell>
          <table:table-cell table:style-name="ce127"/>
          <table:table-cell table:style-name="ce129" table:number-columns-repeated="3"/>
          <table:table-cell table:style-name="ce130" table:formula="of:=([.D15]-[.C15])-[.E15]+[.F15]" office:value-type="time" office:time-value="PT00H00M00S" calcext:value-type="time">
            <text:p>00:00</text:p>
          </table:table-cell>
          <table:table-cell table:style-name="ce131"/>
          <table:table-cell table:style-name="ce67" table:content-validation-name="val2"/>
          <table:table-cell table:number-columns-repeated="1015"/>
        </table:table-row>
        <table:table-row table:style-name="ro1">
          <table:table-cell table:style-name="ce122" table:formula="of:=[.A15]+1" office:value-type="date" office:date-value="2019-02-13" calcext:value-type="date">
            <text:p>02/13/19</text:p>
          </table:table-cell>
          <table:table-cell table:style-name="ce123" table:formula="of:=WEEKDAY([.A16])" office:value-type="date" office:date-value="1900-01-03" calcext:value-type="date">
            <text:p>Wed</text:p>
          </table:table-cell>
          <table:table-cell table:style-name="ce127"/>
          <table:table-cell table:style-name="ce129" table:number-columns-repeated="3"/>
          <table:table-cell table:style-name="ce130" table:formula="of:=([.D16]-[.C16])-[.E16]+[.F16]" office:value-type="time" office:time-value="PT00H00M00S" calcext:value-type="time">
            <text:p>00:00</text:p>
          </table:table-cell>
          <table:table-cell table:style-name="ce131"/>
          <table:table-cell table:style-name="ce67" table:content-validation-name="val2"/>
          <table:table-cell table:number-columns-repeated="1015"/>
        </table:table-row>
        <table:table-row table:style-name="ro1">
          <table:table-cell table:style-name="ce122" table:formula="of:=[.A16]+1" office:value-type="date" office:date-value="2019-02-14" calcext:value-type="date">
            <text:p>02/14/19</text:p>
          </table:table-cell>
          <table:table-cell table:style-name="ce123" table:formula="of:=WEEKDAY([.A17])" office:value-type="date" office:date-value="1900-01-04" calcext:value-type="date">
            <text:p>Thu</text:p>
          </table:table-cell>
          <table:table-cell table:style-name="ce127"/>
          <table:table-cell table:style-name="ce129" table:number-columns-repeated="3"/>
          <table:table-cell table:style-name="ce130" table:formula="of:=([.D17]-[.C17])-[.E17]+[.F17]" office:value-type="time" office:time-value="PT00H00M00S" calcext:value-type="time">
            <text:p>00:00</text:p>
          </table:table-cell>
          <table:table-cell table:style-name="ce131"/>
          <table:table-cell table:style-name="ce67" table:content-validation-name="val2"/>
          <table:table-cell table:number-columns-repeated="1015"/>
        </table:table-row>
        <table:table-row table:style-name="ro1">
          <table:table-cell table:style-name="ce122" table:formula="of:=[.A17]+1" office:value-type="date" office:date-value="2019-02-15" calcext:value-type="date">
            <text:p>02/15/19</text:p>
          </table:table-cell>
          <table:table-cell table:style-name="ce123" table:formula="of:=WEEKDAY([.A18])" office:value-type="date" office:date-value="1900-01-05" calcext:value-type="date">
            <text:p>Fri</text:p>
          </table:table-cell>
          <table:table-cell table:style-name="ce127"/>
          <table:table-cell table:style-name="ce129" table:number-columns-repeated="3"/>
          <table:table-cell table:style-name="ce130" table:formula="of:=([.D18]-[.C18])-[.E18]+[.F18]" office:value-type="time" office:time-value="PT00H00M00S" calcext:value-type="time">
            <text:p>00:00</text:p>
          </table:table-cell>
          <table:table-cell table:style-name="ce131"/>
          <table:table-cell table:style-name="ce67" table:content-validation-name="val2"/>
          <table:table-cell table:number-columns-repeated="1015"/>
        </table:table-row>
        <table:table-row table:style-name="ro1">
          <table:table-cell table:style-name="ce122" table:formula="of:=[.A18]+1" office:value-type="date" office:date-value="2019-02-16" calcext:value-type="date">
            <text:p>02/16/19</text:p>
          </table:table-cell>
          <table:table-cell table:style-name="ce123" table:formula="of:=WEEKDAY([.A19])" office:value-type="date" office:date-value="1900-01-06" calcext:value-type="date">
            <text:p>Sat</text:p>
          </table:table-cell>
          <table:table-cell table:style-name="ce127"/>
          <table:table-cell table:style-name="ce129" table:number-columns-repeated="3"/>
          <table:table-cell table:style-name="ce130" table:formula="of:=([.D19]-[.C19])-[.E19]+[.F19]" office:value-type="time" office:time-value="PT00H00M00S" calcext:value-type="time">
            <text:p>00:00</text:p>
          </table:table-cell>
          <table:table-cell table:style-name="ce131"/>
          <table:table-cell table:style-name="ce67" table:content-validation-name="val2"/>
          <table:table-cell table:number-columns-repeated="1015"/>
        </table:table-row>
        <table:table-row table:style-name="ro1">
          <table:table-cell table:style-name="ce122" table:formula="of:=[.A19]+1" office:value-type="date" office:date-value="2019-02-17" calcext:value-type="date">
            <text:p>02/17/19</text:p>
          </table:table-cell>
          <table:table-cell table:style-name="ce123" table:formula="of:=WEEKDAY([.A20])" office:value-type="date" office:date-value="1899-12-31" calcext:value-type="date">
            <text:p>Sun</text:p>
          </table:table-cell>
          <table:table-cell table:style-name="ce127"/>
          <table:table-cell table:style-name="ce129" table:number-columns-repeated="3"/>
          <table:table-cell table:style-name="ce130" table:formula="of:=([.D20]-[.C20])-[.E20]+[.F20]" office:value-type="time" office:time-value="PT00H00M00S" calcext:value-type="time">
            <text:p>00:00</text:p>
          </table:table-cell>
          <table:table-cell table:style-name="ce131"/>
          <table:table-cell table:style-name="ce67" table:content-validation-name="val2"/>
          <table:table-cell table:number-columns-repeated="1015"/>
        </table:table-row>
        <table:table-row table:style-name="ro1">
          <table:table-cell table:style-name="ce122" table:formula="of:=[.A20]+1" office:value-type="date" office:date-value="2019-02-18" calcext:value-type="date">
            <text:p>02/18/19</text:p>
          </table:table-cell>
          <table:table-cell table:style-name="ce123" table:formula="of:=WEEKDAY([.A21])" office:value-type="date" office:date-value="1900-01-01" calcext:value-type="date">
            <text:p>Mon</text:p>
          </table:table-cell>
          <table:table-cell table:style-name="ce127"/>
          <table:table-cell table:style-name="ce129" table:number-columns-repeated="3"/>
          <table:table-cell table:style-name="ce130" table:formula="of:=([.D21]-[.C21])-[.E21]+[.F21]" office:value-type="time" office:time-value="PT00H00M00S" calcext:value-type="time">
            <text:p>00:00</text:p>
          </table:table-cell>
          <table:table-cell table:style-name="ce131"/>
          <table:table-cell table:style-name="ce67" table:content-validation-name="val2"/>
          <table:table-cell table:number-columns-repeated="1015"/>
        </table:table-row>
        <table:table-row table:style-name="ro1">
          <table:table-cell table:style-name="ce122" table:formula="of:=[.A21]+1" office:value-type="date" office:date-value="2019-02-19" calcext:value-type="date">
            <text:p>02/19/19</text:p>
          </table:table-cell>
          <table:table-cell table:style-name="ce123" table:formula="of:=WEEKDAY([.A22])" office:value-type="date" office:date-value="1900-01-02" calcext:value-type="date">
            <text:p>Tue</text:p>
          </table:table-cell>
          <table:table-cell table:style-name="ce127"/>
          <table:table-cell table:style-name="ce129" table:number-columns-repeated="3"/>
          <table:table-cell table:style-name="ce130" table:formula="of:=([.D22]-[.C22])-[.E22]+[.F22]" office:value-type="time" office:time-value="PT00H00M00S" calcext:value-type="time">
            <text:p>00:00</text:p>
          </table:table-cell>
          <table:table-cell table:style-name="ce131"/>
          <table:table-cell table:style-name="ce67" table:content-validation-name="val2"/>
          <table:table-cell table:number-columns-repeated="1015"/>
        </table:table-row>
        <table:table-row table:style-name="ro1">
          <table:table-cell table:style-name="ce122" table:formula="of:=[.A22]+1" office:value-type="date" office:date-value="2019-02-20" calcext:value-type="date">
            <text:p>02/20/19</text:p>
          </table:table-cell>
          <table:table-cell table:style-name="ce123" table:formula="of:=WEEKDAY([.A23])" office:value-type="date" office:date-value="1900-01-03" calcext:value-type="date">
            <text:p>Wed</text:p>
          </table:table-cell>
          <table:table-cell table:style-name="ce127"/>
          <table:table-cell table:style-name="ce129" table:number-columns-repeated="3"/>
          <table:table-cell table:style-name="ce130" table:formula="of:=([.D23]-[.C23])-[.E23]+[.F23]" office:value-type="time" office:time-value="PT00H00M00S" calcext:value-type="time">
            <text:p>00:00</text:p>
          </table:table-cell>
          <table:table-cell table:style-name="ce131"/>
          <table:table-cell table:style-name="ce67" table:content-validation-name="val2"/>
          <table:table-cell table:number-columns-repeated="1015"/>
        </table:table-row>
        <table:table-row table:style-name="ro1">
          <table:table-cell table:style-name="ce122" table:formula="of:=[.A23]+1" office:value-type="date" office:date-value="2019-02-21" calcext:value-type="date">
            <text:p>02/21/19</text:p>
          </table:table-cell>
          <table:table-cell table:style-name="ce123" table:formula="of:=WEEKDAY([.A24])" office:value-type="date" office:date-value="1900-01-04" calcext:value-type="date">
            <text:p>Thu</text:p>
          </table:table-cell>
          <table:table-cell table:style-name="ce127"/>
          <table:table-cell table:style-name="ce129" table:number-columns-repeated="3"/>
          <table:table-cell table:style-name="ce130" table:formula="of:=([.D24]-[.C24])-[.E24]+[.F24]" office:value-type="time" office:time-value="PT00H00M00S" calcext:value-type="time">
            <text:p>00:00</text:p>
          </table:table-cell>
          <table:table-cell table:style-name="ce131"/>
          <table:table-cell table:style-name="ce67" table:content-validation-name="val2"/>
          <table:table-cell table:number-columns-repeated="1015"/>
        </table:table-row>
        <table:table-row table:style-name="ro1">
          <table:table-cell table:style-name="ce122" table:formula="of:=[.A24]+1" office:value-type="date" office:date-value="2019-02-22" calcext:value-type="date">
            <text:p>02/22/19</text:p>
          </table:table-cell>
          <table:table-cell table:style-name="ce123" table:formula="of:=WEEKDAY([.A25])" office:value-type="date" office:date-value="1900-01-05" calcext:value-type="date">
            <text:p>Fri</text:p>
          </table:table-cell>
          <table:table-cell table:style-name="ce127"/>
          <table:table-cell table:style-name="ce129" table:number-columns-repeated="3"/>
          <table:table-cell table:style-name="ce130" table:formula="of:=([.D25]-[.C25])-[.E25]+[.F25]" office:value-type="time" office:time-value="PT00H00M00S" calcext:value-type="time">
            <text:p>00:00</text:p>
          </table:table-cell>
          <table:table-cell table:style-name="ce131"/>
          <table:table-cell table:style-name="ce67" table:content-validation-name="val2"/>
          <table:table-cell table:number-columns-repeated="1015"/>
        </table:table-row>
        <table:table-row table:style-name="ro1">
          <table:table-cell table:style-name="ce122" table:formula="of:=[.A25]+1" office:value-type="date" office:date-value="2019-02-23" calcext:value-type="date">
            <text:p>02/23/19</text:p>
          </table:table-cell>
          <table:table-cell table:style-name="ce123" table:formula="of:=WEEKDAY([.A26])" office:value-type="date" office:date-value="1900-01-06" calcext:value-type="date">
            <text:p>Sat</text:p>
          </table:table-cell>
          <table:table-cell table:style-name="ce127"/>
          <table:table-cell table:style-name="ce129" table:number-columns-repeated="3"/>
          <table:table-cell table:style-name="ce130" table:formula="of:=([.D26]-[.C26])-[.E26]+[.F26]" office:value-type="time" office:time-value="PT00H00M00S" calcext:value-type="time">
            <text:p>00:00</text:p>
          </table:table-cell>
          <table:table-cell table:style-name="ce131"/>
          <table:table-cell table:style-name="ce67" table:content-validation-name="val2"/>
          <table:table-cell table:number-columns-repeated="1015"/>
        </table:table-row>
        <table:table-row table:style-name="ro1">
          <table:table-cell table:style-name="ce122" table:formula="of:=[.A26]+1" office:value-type="date" office:date-value="2019-02-24" calcext:value-type="date">
            <text:p>02/24/19</text:p>
          </table:table-cell>
          <table:table-cell table:style-name="ce123" table:formula="of:=WEEKDAY([.A27])" office:value-type="date" office:date-value="1899-12-31" calcext:value-type="date">
            <text:p>Sun</text:p>
          </table:table-cell>
          <table:table-cell table:style-name="ce127"/>
          <table:table-cell table:style-name="ce129" table:number-columns-repeated="3"/>
          <table:table-cell table:style-name="ce130" table:formula="of:=([.D27]-[.C27])-[.E27]+[.F27]" office:value-type="time" office:time-value="PT00H00M00S" calcext:value-type="time">
            <text:p>00:00</text:p>
          </table:table-cell>
          <table:table-cell table:style-name="ce131"/>
          <table:table-cell table:style-name="ce67" table:content-validation-name="val2"/>
          <table:table-cell table:number-columns-repeated="1015"/>
        </table:table-row>
        <table:table-row table:style-name="ro1">
          <table:table-cell table:style-name="ce122" table:formula="of:=[.A27]+1" office:value-type="date" office:date-value="2019-02-25" calcext:value-type="date">
            <text:p>02/25/19</text:p>
          </table:table-cell>
          <table:table-cell table:style-name="ce123" table:formula="of:=WEEKDAY([.A28])" office:value-type="date" office:date-value="1900-01-01" calcext:value-type="date">
            <text:p>Mon</text:p>
          </table:table-cell>
          <table:table-cell table:style-name="ce127"/>
          <table:table-cell table:style-name="ce129" table:number-columns-repeated="3"/>
          <table:table-cell table:style-name="ce130" table:formula="of:=([.D28]-[.C28])-[.E28]+[.F28]" office:value-type="time" office:time-value="PT00H00M00S" calcext:value-type="time">
            <text:p>00:00</text:p>
          </table:table-cell>
          <table:table-cell table:style-name="ce131"/>
          <table:table-cell table:style-name="ce67" table:content-validation-name="val2"/>
          <table:table-cell table:number-columns-repeated="1015"/>
        </table:table-row>
        <table:table-row table:style-name="ro1">
          <table:table-cell table:style-name="ce122" table:formula="of:=[.A28]+1" office:value-type="date" office:date-value="2019-02-26" calcext:value-type="date">
            <text:p>02/26/19</text:p>
          </table:table-cell>
          <table:table-cell table:style-name="ce123" table:formula="of:=WEEKDAY([.A29])" office:value-type="date" office:date-value="1900-01-02" calcext:value-type="date">
            <text:p>Tue</text:p>
          </table:table-cell>
          <table:table-cell table:style-name="ce127"/>
          <table:table-cell table:style-name="ce129" table:number-columns-repeated="3"/>
          <table:table-cell table:style-name="ce130" table:formula="of:=([.D29]-[.C29])-[.E29]+[.F29]" office:value-type="time" office:time-value="PT00H00M00S" calcext:value-type="time">
            <text:p>00:00</text:p>
          </table:table-cell>
          <table:table-cell table:style-name="ce131"/>
          <table:table-cell table:style-name="ce67" table:content-validation-name="val2"/>
          <table:table-cell table:number-columns-repeated="1015"/>
        </table:table-row>
        <table:table-row table:style-name="ro1">
          <table:table-cell table:style-name="ce122" table:formula="of:=[.A29]+1" office:value-type="date" office:date-value="2019-02-27" calcext:value-type="date">
            <text:p>02/27/19</text:p>
          </table:table-cell>
          <table:table-cell table:style-name="ce123" table:formula="of:=WEEKDAY([.A30])" office:value-type="date" office:date-value="1900-01-03" calcext:value-type="date">
            <text:p>Wed</text:p>
          </table:table-cell>
          <table:table-cell table:style-name="ce127"/>
          <table:table-cell table:style-name="ce129" table:number-columns-repeated="3"/>
          <table:table-cell table:style-name="ce130" table:formula="of:=([.D30]-[.C30])-[.E30]+[.F30]" office:value-type="time" office:time-value="PT00H00M00S" calcext:value-type="time">
            <text:p>00:00</text:p>
          </table:table-cell>
          <table:table-cell table:style-name="ce131"/>
          <table:table-cell table:style-name="ce67" table:content-validation-name="val2"/>
          <table:table-cell table:number-columns-repeated="1015"/>
        </table:table-row>
        <table:table-row table:style-name="ro1">
          <table:table-cell table:style-name="ce122" table:formula="of:=[.A30]+1" office:value-type="date" office:date-value="2019-02-28" calcext:value-type="date">
            <text:p>02/28/19</text:p>
          </table:table-cell>
          <table:table-cell table:style-name="ce123" table:formula="of:=WEEKDAY([.A31])" office:value-type="date" office:date-value="1900-01-04" calcext:value-type="date">
            <text:p>Thu</text:p>
          </table:table-cell>
          <table:table-cell table:style-name="ce127"/>
          <table:table-cell table:style-name="ce129" table:number-columns-repeated="3"/>
          <table:table-cell table:style-name="ce130" table:formula="of:=([.D31]-[.C31])-[.E31]+[.F31]" office:value-type="time" office:time-value="PT00H00M00S" calcext:value-type="time">
            <text:p>00:00</text:p>
          </table:table-cell>
          <table:table-cell table:style-name="ce131"/>
          <table:table-cell table:style-name="ce67" table:content-validation-name="val2"/>
          <table:table-cell table:number-columns-repeated="1015"/>
        </table:table-row>
        <table:table-row table:style-name="ro1" table:number-rows-repeated="2">
          <table:table-cell table:style-name="Default" table:number-columns-repeated="9"/>
          <table:table-cell/>
          <table:table-cell table:style-name="Default" table:number-columns-repeated="1014"/>
        </table:table-row>
        <table:table-row table:style-name="ro9">
          <table:table-cell table:style-name="ce96" table:number-columns-repeated="6"/>
          <table:table-cell table:style-name="ce51"/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Total</text:p>
          </table:table-cell>
          <table:table-cell table:style-name="ce96" table:number-columns-repeated="5"/>
          <table:table-cell table:style-name="ce52" table:formula="of:=SUM([.G4:.G32])" office:value-type="time" office:time-value="PT00H00M00S" calcext:value-type="time">
            <text:p>00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Carry-Over prev. Month</text:p>
          </table:table-cell>
          <table:table-cell table:style-name="ce96" table:number-columns-repeated="5"/>
          <table:table-cell table:style-name="ce53" table:formula="of:=[January.G42]" office:value-type="time" office:time-value="-PT176H00M00S" calcext:value-type="time">
            <text:p>-176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/>
          <table:table-cell table:style-name="ce96" table:number-columns-repeated="5"/>
          <table:table-cell table:style-name="ce54"/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Sum</text:p>
          </table:table-cell>
          <table:table-cell table:style-name="ce96" table:number-columns-repeated="5"/>
          <table:table-cell table:style-name="ce53" table:formula="of:=SUM([.G35:.G36])" office:value-type="time" office:time-value="-PT176H00M00S" calcext:value-type="time">
            <text:p>-176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Quota</text:p>
          </table:table-cell>
          <table:table-cell table:style-name="ce96" table:number-columns-repeated="5"/>
          <table:table-cell table:style-name="ce53" table:formula="of:=[$Overview.$I$14]" office:value-type="time" office:time-value="PT160H00M00S" calcext:value-type="time">
            <text:p>160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/>
          <table:table-cell table:style-name="ce96" table:number-columns-repeated="5"/>
          <table:table-cell table:style-name="ce54"/>
          <table:table-cell table:style-name="ce96"/>
          <table:table-cell table:number-columns-repeated="1016"/>
        </table:table-row>
        <table:table-row table:style-name="ro1">
          <table:table-cell table:style-name="ce40" office:value-type="string" calcext:value-type="string">
            <text:p>Carry-Over</text:p>
          </table:table-cell>
          <table:table-cell table:style-name="ce42" table:number-columns-repeated="5"/>
          <table:table-cell table:style-name="ce55" table:formula="of:=[.G38]-[.G39]" office:value-type="time" office:time-value="-PT336H00M00S" calcext:value-type="time">
            <text:p>-336:00</text:p>
          </table:table-cell>
          <table:table-cell table:style-name="ce96"/>
          <table:table-cell table:number-columns-repeated="1016"/>
        </table:table-row>
        <table:table-row table:style-name="ro1" table:number-rows-repeated="2">
          <table:table-cell table:style-name="ce23"/>
          <table:table-cell table:number-columns-repeated="1023"/>
        </table:table-row>
        <table:table-row table:style-name="ro1">
          <table:table-cell table:style-name="ce23" office:value-type="string" calcext:value-type="string">
            <text:p>Days/Month</text:p>
          </table:table-cell>
          <table:table-cell table:style-name="ce43" table:formula="of:=ORG.OPENOFFICE.DAYSINMONTH([.A4])"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Working Days</text:p>
          </table:table-cell>
          <table:table-cell table:style-name="ce43" table:formula="of:=[$Overview.$C$14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Vacation</text:p>
          </table:table-cell>
          <table:table-cell table:style-name="ce44" table:formula="of:=[$Overview.$D$14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Sickness</text:p>
          </table:table-cell>
          <table:table-cell table:style-name="ce43" table:formula="of:=[$Overview.$E$14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Days Worked</text:p>
          </table:table-cell>
          <table:table-cell table:style-name="ce45" table:formula="of:=[$Overview.$G$14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 of Vacation</text:p>
          </table:table-cell>
          <table:table-cell table:style-name="ce62" table:formula="of:=[$Overview.$B$9]" office:value-type="float" office:value="30" calcext:value-type="float">
            <text:p>30</text:p>
          </table:table-cell>
          <table:table-cell table:number-columns-repeated="1022"/>
        </table:table-row>
        <table:table-row table:style-name="ro9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bruary.A4:February.I31">
            <calcext:condition calcext:apply-style-name="Weekend" calcext:value="formula-is(OR([.$B4]=1; [.$B4]=7; [.$I4]=[$Overview.$D$47]))" calcext:base-cell-address="February.A4"/>
            <calcext:condition calcext:apply-style-name="Free" calcext:value="formula-is(NOT(ISNA(MATCH([.$I4];[$Overview.$E$47:.$Z$47];0))))" calcext:base-cell-address="February.A4"/>
            <calcext:condition calcext:apply-style-name="Overtime" calcext:value="formula-is([.$I4]=[$Overview.$B$47])" calcext:base-cell-address="February.A4"/>
          </calcext:conditional-format>
        </calcext:conditional-formats>
      </table:table>
      <table:table table:name="March" table:style-name="ta1" table:protected="true" table:print="false">
        <loext:table-protection loext:select-unprotected-cells="true"/>
        <table:table-column table:style-name="co12" table:default-cell-style-name="ce3"/>
        <table:table-column table:style-name="co13" table:default-cell-style-name="ce3"/>
        <table:table-column table:style-name="co14" table:number-columns-repeated="5" table:default-cell-style-name="ce3"/>
        <table:table-column table:style-name="co15" table:default-cell-style-name="ce3"/>
        <table:table-column table:style-name="co16" table:default-cell-style-name="ce3"/>
        <table:table-column table:style-name="co11" table:visibility="collapse" table:default-cell-style-name="Default"/>
        <table:table-column table:style-name="co11" table:number-columns-repeated="1014" table:default-cell-style-name="ce3"/>
        <table:table-row table:style-name="ro6">
          <table:table-cell table:style-name="ce35" office:value-type="string" calcext:value-type="string" table:number-columns-spanned="7" table:number-rows-spanned="1">
            <text:p>Time Sheet</text:p>
          </table:table-cell>
          <table:covered-table-cell table:style-name="ce96"/>
          <table:covered-table-cell/>
          <table:covered-table-cell table:number-columns-repeated="4" table:style-name="ce96"/>
          <table:table-cell/>
          <table:table-cell table:style-name="ce126" table:formula="of:=[.A4]" office:value-type="date" office:date-value="2019-03-01" calcext:value-type="date">
            <text:p>March 2019</text:p>
          </table:table-cell>
          <table:table-cell table:number-columns-repeated="1015"/>
        </table:table-row>
        <table:table-row table:style-name="ro7">
          <table:table-cell table:style-name="ce35" table:formula="of:=[$Overview.$B$1]" office:value-type="string" office:string-value="NAME" calcext:value-type="string" table:number-columns-spanned="7" table:number-rows-spanned="1">
            <text:p>NAME</text:p>
          </table:table-cell>
          <table:covered-table-cell table:number-columns-repeated="6" table:style-name="ce96"/>
          <table:table-cell table:style-name="ce96"/>
          <table:table-cell table:style-name="ce23"/>
          <table:table-cell table:number-columns-repeated="1015"/>
        </table:table-row>
        <table:table-row table:style-name="ro10">
          <table:table-cell table:style-name="ce36" table:number-columns-repeated="2"/>
          <table:table-cell table:style-name="ce47" office:value-type="string" calcext:value-type="string">
            <text:p>From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Break</text:p>
          </table:table-cell>
          <table:table-cell table:style-name="ce47" office:value-type="string" calcext:value-type="string">
            <text:p>Extra</text:p>
          </table:table-cell>
          <table:table-cell table:style-name="ce47" office:value-type="string" calcext:value-type="string">
            <text:p>Hours</text:p>
          </table:table-cell>
          <table:table-cell table:style-name="ce47" office:value-type="string" calcext:value-type="string">
            <text:p>Remark</text:p>
          </table:table-cell>
          <table:table-cell table:style-name="ce58" office:value-type="string" calcext:value-type="string">
            <text:p>Reason for Absence</text:p>
          </table:table-cell>
          <table:table-cell table:number-columns-repeated="1015"/>
        </table:table-row>
        <table:table-row table:style-name="ro1">
          <table:table-cell table:style-name="ce133" table:formula="of:=DATE([$Overview.$B$2]; 3;1)" office:value-type="date" office:date-value="2019-03-01" calcext:value-type="date">
            <text:p>03/01/19</text:p>
          </table:table-cell>
          <table:table-cell table:style-name="ce134" table:formula="of:=WEEKDAY([.A4])" office:value-type="date" office:date-value="1900-01-05" calcext:value-type="date">
            <text:p>Fri</text:p>
          </table:table-cell>
          <table:table-cell table:style-name="ce136"/>
          <table:table-cell table:style-name="ce137" table:number-columns-repeated="3"/>
          <table:table-cell table:style-name="ce138" table:formula="of:=([.D4]-[.C4])-[.E4]+[.F4]" office:value-type="time" office:time-value="PT00H00M00S" calcext:value-type="time">
            <text:p>00:00</text:p>
          </table:table-cell>
          <table:table-cell table:style-name="ce139"/>
          <table:table-cell table:style-name="ce75" table:content-validation-name="val3"/>
          <table:table-cell table:number-columns-repeated="1015"/>
        </table:table-row>
        <table:table-row table:style-name="ro1">
          <table:table-cell table:style-name="ce133" table:formula="of:=[.A4]+1" office:value-type="date" office:date-value="2019-03-02" calcext:value-type="date">
            <text:p>03/02/19</text:p>
          </table:table-cell>
          <table:table-cell table:style-name="ce134" table:formula="of:=WEEKDAY([.A5])" office:value-type="date" office:date-value="1900-01-06" calcext:value-type="date">
            <text:p>Sat</text:p>
          </table:table-cell>
          <table:table-cell table:style-name="ce136"/>
          <table:table-cell table:style-name="ce137" table:number-columns-repeated="3"/>
          <table:table-cell table:style-name="ce138" table:formula="of:=([.D5]-[.C5])-[.E5]+[.F5]" office:value-type="time" office:time-value="PT00H00M00S" calcext:value-type="time">
            <text:p>00:00</text:p>
          </table:table-cell>
          <table:table-cell table:style-name="ce139"/>
          <table:table-cell table:style-name="ce75" table:content-validation-name="val3"/>
          <table:table-cell table:number-columns-repeated="1015"/>
        </table:table-row>
        <table:table-row table:style-name="ro1">
          <table:table-cell table:style-name="ce133" table:formula="of:=[.A5]+1" office:value-type="date" office:date-value="2019-03-03" calcext:value-type="date">
            <text:p>03/03/19</text:p>
          </table:table-cell>
          <table:table-cell table:style-name="ce134" table:formula="of:=WEEKDAY([.A6])" office:value-type="date" office:date-value="1899-12-31" calcext:value-type="date">
            <text:p>Sun</text:p>
          </table:table-cell>
          <table:table-cell table:style-name="ce136"/>
          <table:table-cell table:style-name="ce137" table:number-columns-repeated="3"/>
          <table:table-cell table:style-name="ce138" table:formula="of:=([.D6]-[.C6])-[.E6]+[.F6]" office:value-type="time" office:time-value="PT00H00M00S" calcext:value-type="time">
            <text:p>00:00</text:p>
          </table:table-cell>
          <table:table-cell table:style-name="ce139"/>
          <table:table-cell table:style-name="ce75" table:content-validation-name="val3"/>
          <table:table-cell table:number-columns-repeated="1015"/>
        </table:table-row>
        <table:table-row table:style-name="ro1">
          <table:table-cell table:style-name="ce133" table:formula="of:=[.A6]+1" office:value-type="date" office:date-value="2019-03-04" calcext:value-type="date">
            <text:p>03/04/19</text:p>
          </table:table-cell>
          <table:table-cell table:style-name="ce134" table:formula="of:=WEEKDAY([.A7])" office:value-type="date" office:date-value="1900-01-01" calcext:value-type="date">
            <text:p>Mon</text:p>
          </table:table-cell>
          <table:table-cell table:style-name="ce136"/>
          <table:table-cell table:style-name="ce137" table:number-columns-repeated="3"/>
          <table:table-cell table:style-name="ce138" table:formula="of:=([.D7]-[.C7])-[.E7]+[.F7]" office:value-type="time" office:time-value="PT00H00M00S" calcext:value-type="time">
            <text:p>00:00</text:p>
          </table:table-cell>
          <table:table-cell table:style-name="ce139"/>
          <table:table-cell table:style-name="ce75" table:content-validation-name="val3"/>
          <table:table-cell table:number-columns-repeated="1015"/>
        </table:table-row>
        <table:table-row table:style-name="ro1">
          <table:table-cell table:style-name="ce133" table:formula="of:=[.A7]+1" office:value-type="date" office:date-value="2019-03-05" calcext:value-type="date">
            <text:p>03/05/19</text:p>
          </table:table-cell>
          <table:table-cell table:style-name="ce134" table:formula="of:=WEEKDAY([.A8])" office:value-type="date" office:date-value="1900-01-02" calcext:value-type="date">
            <text:p>Tue</text:p>
          </table:table-cell>
          <table:table-cell table:style-name="ce136"/>
          <table:table-cell table:style-name="ce137" table:number-columns-repeated="3"/>
          <table:table-cell table:style-name="ce138" table:formula="of:=([.D8]-[.C8])-[.E8]+[.F8]" office:value-type="time" office:time-value="PT00H00M00S" calcext:value-type="time">
            <text:p>00:00</text:p>
          </table:table-cell>
          <table:table-cell table:style-name="ce139"/>
          <table:table-cell table:style-name="ce75" table:content-validation-name="val3"/>
          <table:table-cell table:number-columns-repeated="1015"/>
        </table:table-row>
        <table:table-row table:style-name="ro1">
          <table:table-cell table:style-name="ce133" table:formula="of:=[.A8]+1" office:value-type="date" office:date-value="2019-03-06" calcext:value-type="date">
            <text:p>03/06/19</text:p>
          </table:table-cell>
          <table:table-cell table:style-name="ce134" table:formula="of:=WEEKDAY([.A9])" office:value-type="date" office:date-value="1900-01-03" calcext:value-type="date">
            <text:p>Wed</text:p>
          </table:table-cell>
          <table:table-cell table:style-name="ce136"/>
          <table:table-cell table:style-name="ce137" table:number-columns-repeated="3"/>
          <table:table-cell table:style-name="ce138" table:formula="of:=([.D9]-[.C9])-[.E9]+[.F9]" office:value-type="time" office:time-value="PT00H00M00S" calcext:value-type="time">
            <text:p>00:00</text:p>
          </table:table-cell>
          <table:table-cell table:style-name="ce139"/>
          <table:table-cell table:style-name="ce75" table:content-validation-name="val3"/>
          <table:table-cell table:number-columns-repeated="1015"/>
        </table:table-row>
        <table:table-row table:style-name="ro1">
          <table:table-cell table:style-name="ce133" table:formula="of:=[.A9]+1" office:value-type="date" office:date-value="2019-03-07" calcext:value-type="date">
            <text:p>03/07/19</text:p>
          </table:table-cell>
          <table:table-cell table:style-name="ce134" table:formula="of:=WEEKDAY([.A10])" office:value-type="date" office:date-value="1900-01-04" calcext:value-type="date">
            <text:p>Thu</text:p>
          </table:table-cell>
          <table:table-cell table:style-name="ce136"/>
          <table:table-cell table:style-name="ce137" table:number-columns-repeated="3"/>
          <table:table-cell table:style-name="ce138" table:formula="of:=([.D10]-[.C10])-[.E10]+[.F10]" office:value-type="time" office:time-value="PT00H00M00S" calcext:value-type="time">
            <text:p>00:00</text:p>
          </table:table-cell>
          <table:table-cell table:style-name="ce139"/>
          <table:table-cell table:style-name="ce75" table:content-validation-name="val3"/>
          <table:table-cell table:number-columns-repeated="1015"/>
        </table:table-row>
        <table:table-row table:style-name="ro1">
          <table:table-cell table:style-name="ce133" table:formula="of:=[.A10]+1" office:value-type="date" office:date-value="2019-03-08" calcext:value-type="date">
            <text:p>03/08/19</text:p>
          </table:table-cell>
          <table:table-cell table:style-name="ce134" table:formula="of:=WEEKDAY([.A11])" office:value-type="date" office:date-value="1900-01-05" calcext:value-type="date">
            <text:p>Fri</text:p>
          </table:table-cell>
          <table:table-cell table:style-name="ce136"/>
          <table:table-cell table:style-name="ce137" table:number-columns-repeated="3"/>
          <table:table-cell table:style-name="ce138" table:formula="of:=([.D11]-[.C11])-[.E11]+[.F11]" office:value-type="time" office:time-value="PT00H00M00S" calcext:value-type="time">
            <text:p>00:00</text:p>
          </table:table-cell>
          <table:table-cell table:style-name="ce139"/>
          <table:table-cell table:style-name="ce75" table:content-validation-name="val3"/>
          <table:table-cell table:number-columns-repeated="1015"/>
        </table:table-row>
        <table:table-row table:style-name="ro1">
          <table:table-cell table:style-name="ce133" table:formula="of:=[.A11]+1" office:value-type="date" office:date-value="2019-03-09" calcext:value-type="date">
            <text:p>03/09/19</text:p>
          </table:table-cell>
          <table:table-cell table:style-name="ce134" table:formula="of:=WEEKDAY([.A12])" office:value-type="date" office:date-value="1900-01-06" calcext:value-type="date">
            <text:p>Sat</text:p>
          </table:table-cell>
          <table:table-cell table:style-name="ce136"/>
          <table:table-cell table:style-name="ce137" table:number-columns-repeated="3"/>
          <table:table-cell table:style-name="ce138" table:formula="of:=([.D12]-[.C12])-[.E12]+[.F12]" office:value-type="time" office:time-value="PT00H00M00S" calcext:value-type="time">
            <text:p>00:00</text:p>
          </table:table-cell>
          <table:table-cell table:style-name="ce139"/>
          <table:table-cell table:style-name="ce75" table:content-validation-name="val3"/>
          <table:table-cell table:number-columns-repeated="1015"/>
        </table:table-row>
        <table:table-row table:style-name="ro1">
          <table:table-cell table:style-name="ce133" table:formula="of:=[.A12]+1" office:value-type="date" office:date-value="2019-03-10" calcext:value-type="date">
            <text:p>03/10/19</text:p>
          </table:table-cell>
          <table:table-cell table:style-name="ce134" table:formula="of:=WEEKDAY([.A13])" office:value-type="date" office:date-value="1899-12-31" calcext:value-type="date">
            <text:p>Sun</text:p>
          </table:table-cell>
          <table:table-cell table:style-name="ce136"/>
          <table:table-cell table:style-name="ce137" table:number-columns-repeated="3"/>
          <table:table-cell table:style-name="ce138" table:formula="of:=([.D13]-[.C13])-[.E13]+[.F13]" office:value-type="time" office:time-value="PT00H00M00S" calcext:value-type="time">
            <text:p>00:00</text:p>
          </table:table-cell>
          <table:table-cell table:style-name="ce139"/>
          <table:table-cell table:style-name="ce75" table:content-validation-name="val3"/>
          <table:table-cell table:number-columns-repeated="1015"/>
        </table:table-row>
        <table:table-row table:style-name="ro1">
          <table:table-cell table:style-name="ce133" table:formula="of:=[.A13]+1" office:value-type="date" office:date-value="2019-03-11" calcext:value-type="date">
            <text:p>03/11/19</text:p>
          </table:table-cell>
          <table:table-cell table:style-name="ce134" table:formula="of:=WEEKDAY([.A14])" office:value-type="date" office:date-value="1900-01-01" calcext:value-type="date">
            <text:p>Mon</text:p>
          </table:table-cell>
          <table:table-cell table:style-name="ce136"/>
          <table:table-cell table:style-name="ce137" table:number-columns-repeated="3"/>
          <table:table-cell table:style-name="ce138" table:formula="of:=([.D14]-[.C14])-[.E14]+[.F14]" office:value-type="time" office:time-value="PT00H00M00S" calcext:value-type="time">
            <text:p>00:00</text:p>
          </table:table-cell>
          <table:table-cell table:style-name="ce139"/>
          <table:table-cell table:style-name="ce75" table:content-validation-name="val3"/>
          <table:table-cell table:number-columns-repeated="1015"/>
        </table:table-row>
        <table:table-row table:style-name="ro1">
          <table:table-cell table:style-name="ce133" table:formula="of:=[.A14]+1" office:value-type="date" office:date-value="2019-03-12" calcext:value-type="date">
            <text:p>03/12/19</text:p>
          </table:table-cell>
          <table:table-cell table:style-name="ce134" table:formula="of:=WEEKDAY([.A15])" office:value-type="date" office:date-value="1900-01-02" calcext:value-type="date">
            <text:p>Tue</text:p>
          </table:table-cell>
          <table:table-cell table:style-name="ce136"/>
          <table:table-cell table:style-name="ce137" table:number-columns-repeated="3"/>
          <table:table-cell table:style-name="ce138" table:formula="of:=([.D15]-[.C15])-[.E15]+[.F15]" office:value-type="time" office:time-value="PT00H00M00S" calcext:value-type="time">
            <text:p>00:00</text:p>
          </table:table-cell>
          <table:table-cell table:style-name="ce139"/>
          <table:table-cell table:style-name="ce75" table:content-validation-name="val3"/>
          <table:table-cell table:number-columns-repeated="1015"/>
        </table:table-row>
        <table:table-row table:style-name="ro1">
          <table:table-cell table:style-name="ce133" table:formula="of:=[.A15]+1" office:value-type="date" office:date-value="2019-03-13" calcext:value-type="date">
            <text:p>03/13/19</text:p>
          </table:table-cell>
          <table:table-cell table:style-name="ce134" table:formula="of:=WEEKDAY([.A16])" office:value-type="date" office:date-value="1900-01-03" calcext:value-type="date">
            <text:p>Wed</text:p>
          </table:table-cell>
          <table:table-cell table:style-name="ce136"/>
          <table:table-cell table:style-name="ce137" table:number-columns-repeated="3"/>
          <table:table-cell table:style-name="ce138" table:formula="of:=([.D16]-[.C16])-[.E16]+[.F16]" office:value-type="time" office:time-value="PT00H00M00S" calcext:value-type="time">
            <text:p>00:00</text:p>
          </table:table-cell>
          <table:table-cell table:style-name="ce139"/>
          <table:table-cell table:style-name="ce75" table:content-validation-name="val3"/>
          <table:table-cell table:number-columns-repeated="1015"/>
        </table:table-row>
        <table:table-row table:style-name="ro1">
          <table:table-cell table:style-name="ce133" table:formula="of:=[.A16]+1" office:value-type="date" office:date-value="2019-03-14" calcext:value-type="date">
            <text:p>03/14/19</text:p>
          </table:table-cell>
          <table:table-cell table:style-name="ce134" table:formula="of:=WEEKDAY([.A17])" office:value-type="date" office:date-value="1900-01-04" calcext:value-type="date">
            <text:p>Thu</text:p>
          </table:table-cell>
          <table:table-cell table:style-name="ce136"/>
          <table:table-cell table:style-name="ce137" table:number-columns-repeated="3"/>
          <table:table-cell table:style-name="ce138" table:formula="of:=([.D17]-[.C17])-[.E17]+[.F17]" office:value-type="time" office:time-value="PT00H00M00S" calcext:value-type="time">
            <text:p>00:00</text:p>
          </table:table-cell>
          <table:table-cell table:style-name="ce139"/>
          <table:table-cell table:style-name="ce75" table:content-validation-name="val3"/>
          <table:table-cell table:number-columns-repeated="1015"/>
        </table:table-row>
        <table:table-row table:style-name="ro1">
          <table:table-cell table:style-name="ce133" table:formula="of:=[.A17]+1" office:value-type="date" office:date-value="2019-03-15" calcext:value-type="date">
            <text:p>03/15/19</text:p>
          </table:table-cell>
          <table:table-cell table:style-name="ce134" table:formula="of:=WEEKDAY([.A18])" office:value-type="date" office:date-value="1900-01-05" calcext:value-type="date">
            <text:p>Fri</text:p>
          </table:table-cell>
          <table:table-cell table:style-name="ce136"/>
          <table:table-cell table:style-name="ce137" table:number-columns-repeated="3"/>
          <table:table-cell table:style-name="ce138" table:formula="of:=([.D18]-[.C18])-[.E18]+[.F18]" office:value-type="time" office:time-value="PT00H00M00S" calcext:value-type="time">
            <text:p>00:00</text:p>
          </table:table-cell>
          <table:table-cell table:style-name="ce139"/>
          <table:table-cell table:style-name="ce75" table:content-validation-name="val3"/>
          <table:table-cell table:number-columns-repeated="1015"/>
        </table:table-row>
        <table:table-row table:style-name="ro1">
          <table:table-cell table:style-name="ce133" table:formula="of:=[.A18]+1" office:value-type="date" office:date-value="2019-03-16" calcext:value-type="date">
            <text:p>03/16/19</text:p>
          </table:table-cell>
          <table:table-cell table:style-name="ce134" table:formula="of:=WEEKDAY([.A19])" office:value-type="date" office:date-value="1900-01-06" calcext:value-type="date">
            <text:p>Sat</text:p>
          </table:table-cell>
          <table:table-cell table:style-name="ce136"/>
          <table:table-cell table:style-name="ce137" table:number-columns-repeated="3"/>
          <table:table-cell table:style-name="ce138" table:formula="of:=([.D19]-[.C19])-[.E19]+[.F19]" office:value-type="time" office:time-value="PT00H00M00S" calcext:value-type="time">
            <text:p>00:00</text:p>
          </table:table-cell>
          <table:table-cell table:style-name="ce139"/>
          <table:table-cell table:style-name="ce75" table:content-validation-name="val3"/>
          <table:table-cell table:number-columns-repeated="1015"/>
        </table:table-row>
        <table:table-row table:style-name="ro1">
          <table:table-cell table:style-name="ce133" table:formula="of:=[.A19]+1" office:value-type="date" office:date-value="2019-03-17" calcext:value-type="date">
            <text:p>03/17/19</text:p>
          </table:table-cell>
          <table:table-cell table:style-name="ce134" table:formula="of:=WEEKDAY([.A20])" office:value-type="date" office:date-value="1899-12-31" calcext:value-type="date">
            <text:p>Sun</text:p>
          </table:table-cell>
          <table:table-cell table:style-name="ce136"/>
          <table:table-cell table:style-name="ce137" table:number-columns-repeated="3"/>
          <table:table-cell table:style-name="ce138" table:formula="of:=([.D20]-[.C20])-[.E20]+[.F20]" office:value-type="time" office:time-value="PT00H00M00S" calcext:value-type="time">
            <text:p>00:00</text:p>
          </table:table-cell>
          <table:table-cell table:style-name="ce139"/>
          <table:table-cell table:style-name="ce75" table:content-validation-name="val3"/>
          <table:table-cell table:number-columns-repeated="1015"/>
        </table:table-row>
        <table:table-row table:style-name="ro1">
          <table:table-cell table:style-name="ce133" table:formula="of:=[.A20]+1" office:value-type="date" office:date-value="2019-03-18" calcext:value-type="date">
            <text:p>03/18/19</text:p>
          </table:table-cell>
          <table:table-cell table:style-name="ce134" table:formula="of:=WEEKDAY([.A21])" office:value-type="date" office:date-value="1900-01-01" calcext:value-type="date">
            <text:p>Mon</text:p>
          </table:table-cell>
          <table:table-cell table:style-name="ce136"/>
          <table:table-cell table:style-name="ce137" table:number-columns-repeated="3"/>
          <table:table-cell table:style-name="ce138" table:formula="of:=([.D21]-[.C21])-[.E21]+[.F21]" office:value-type="time" office:time-value="PT00H00M00S" calcext:value-type="time">
            <text:p>00:00</text:p>
          </table:table-cell>
          <table:table-cell table:style-name="ce139"/>
          <table:table-cell table:style-name="ce75" table:content-validation-name="val3"/>
          <table:table-cell table:number-columns-repeated="1015"/>
        </table:table-row>
        <table:table-row table:style-name="ro1">
          <table:table-cell table:style-name="ce133" table:formula="of:=[.A21]+1" office:value-type="date" office:date-value="2019-03-19" calcext:value-type="date">
            <text:p>03/19/19</text:p>
          </table:table-cell>
          <table:table-cell table:style-name="ce134" table:formula="of:=WEEKDAY([.A22])" office:value-type="date" office:date-value="1900-01-02" calcext:value-type="date">
            <text:p>Tue</text:p>
          </table:table-cell>
          <table:table-cell table:style-name="ce136"/>
          <table:table-cell table:style-name="ce137" table:number-columns-repeated="3"/>
          <table:table-cell table:style-name="ce138" table:formula="of:=([.D22]-[.C22])-[.E22]+[.F22]" office:value-type="time" office:time-value="PT00H00M00S" calcext:value-type="time">
            <text:p>00:00</text:p>
          </table:table-cell>
          <table:table-cell table:style-name="ce139"/>
          <table:table-cell table:style-name="ce75" table:content-validation-name="val3"/>
          <table:table-cell table:number-columns-repeated="1015"/>
        </table:table-row>
        <table:table-row table:style-name="ro1">
          <table:table-cell table:style-name="ce133" table:formula="of:=[.A22]+1" office:value-type="date" office:date-value="2019-03-20" calcext:value-type="date">
            <text:p>03/20/19</text:p>
          </table:table-cell>
          <table:table-cell table:style-name="ce134" table:formula="of:=WEEKDAY([.A23])" office:value-type="date" office:date-value="1900-01-03" calcext:value-type="date">
            <text:p>Wed</text:p>
          </table:table-cell>
          <table:table-cell table:style-name="ce136"/>
          <table:table-cell table:style-name="ce137" table:number-columns-repeated="3"/>
          <table:table-cell table:style-name="ce138" table:formula="of:=([.D23]-[.C23])-[.E23]+[.F23]" office:value-type="time" office:time-value="PT00H00M00S" calcext:value-type="time">
            <text:p>00:00</text:p>
          </table:table-cell>
          <table:table-cell table:style-name="ce139"/>
          <table:table-cell table:style-name="ce75" table:content-validation-name="val3"/>
          <table:table-cell table:number-columns-repeated="1015"/>
        </table:table-row>
        <table:table-row table:style-name="ro1">
          <table:table-cell table:style-name="ce133" table:formula="of:=[.A23]+1" office:value-type="date" office:date-value="2019-03-21" calcext:value-type="date">
            <text:p>03/21/19</text:p>
          </table:table-cell>
          <table:table-cell table:style-name="ce134" table:formula="of:=WEEKDAY([.A24])" office:value-type="date" office:date-value="1900-01-04" calcext:value-type="date">
            <text:p>Thu</text:p>
          </table:table-cell>
          <table:table-cell table:style-name="ce136"/>
          <table:table-cell table:style-name="ce137" table:number-columns-repeated="3"/>
          <table:table-cell table:style-name="ce138" table:formula="of:=([.D24]-[.C24])-[.E24]+[.F24]" office:value-type="time" office:time-value="PT00H00M00S" calcext:value-type="time">
            <text:p>00:00</text:p>
          </table:table-cell>
          <table:table-cell table:style-name="ce139"/>
          <table:table-cell table:style-name="ce75" table:content-validation-name="val3"/>
          <table:table-cell table:number-columns-repeated="1015"/>
        </table:table-row>
        <table:table-row table:style-name="ro1">
          <table:table-cell table:style-name="ce133" table:formula="of:=[.A24]+1" office:value-type="date" office:date-value="2019-03-22" calcext:value-type="date">
            <text:p>03/22/19</text:p>
          </table:table-cell>
          <table:table-cell table:style-name="ce134" table:formula="of:=WEEKDAY([.A25])" office:value-type="date" office:date-value="1900-01-05" calcext:value-type="date">
            <text:p>Fri</text:p>
          </table:table-cell>
          <table:table-cell table:style-name="ce136"/>
          <table:table-cell table:style-name="ce137" table:number-columns-repeated="3"/>
          <table:table-cell table:style-name="ce138" table:formula="of:=([.D25]-[.C25])-[.E25]+[.F25]" office:value-type="time" office:time-value="PT00H00M00S" calcext:value-type="time">
            <text:p>00:00</text:p>
          </table:table-cell>
          <table:table-cell table:style-name="ce139"/>
          <table:table-cell table:style-name="ce75" table:content-validation-name="val3"/>
          <table:table-cell table:number-columns-repeated="1015"/>
        </table:table-row>
        <table:table-row table:style-name="ro1">
          <table:table-cell table:style-name="ce133" table:formula="of:=[.A25]+1" office:value-type="date" office:date-value="2019-03-23" calcext:value-type="date">
            <text:p>03/23/19</text:p>
          </table:table-cell>
          <table:table-cell table:style-name="ce134" table:formula="of:=WEEKDAY([.A26])" office:value-type="date" office:date-value="1900-01-06" calcext:value-type="date">
            <text:p>Sat</text:p>
          </table:table-cell>
          <table:table-cell table:style-name="ce136"/>
          <table:table-cell table:style-name="ce137" table:number-columns-repeated="3"/>
          <table:table-cell table:style-name="ce138" table:formula="of:=([.D26]-[.C26])-[.E26]+[.F26]" office:value-type="time" office:time-value="PT00H00M00S" calcext:value-type="time">
            <text:p>00:00</text:p>
          </table:table-cell>
          <table:table-cell table:style-name="ce139"/>
          <table:table-cell table:style-name="ce75" table:content-validation-name="val3"/>
          <table:table-cell table:number-columns-repeated="1015"/>
        </table:table-row>
        <table:table-row table:style-name="ro1">
          <table:table-cell table:style-name="ce133" table:formula="of:=[.A26]+1" office:value-type="date" office:date-value="2019-03-24" calcext:value-type="date">
            <text:p>03/24/19</text:p>
          </table:table-cell>
          <table:table-cell table:style-name="ce134" table:formula="of:=WEEKDAY([.A27])" office:value-type="date" office:date-value="1899-12-31" calcext:value-type="date">
            <text:p>Sun</text:p>
          </table:table-cell>
          <table:table-cell table:style-name="ce136"/>
          <table:table-cell table:style-name="ce137" table:number-columns-repeated="3"/>
          <table:table-cell table:style-name="ce138" table:formula="of:=([.D27]-[.C27])-[.E27]+[.F27]" office:value-type="time" office:time-value="PT00H00M00S" calcext:value-type="time">
            <text:p>00:00</text:p>
          </table:table-cell>
          <table:table-cell table:style-name="ce139"/>
          <table:table-cell table:style-name="ce75" table:content-validation-name="val3"/>
          <table:table-cell table:number-columns-repeated="1015"/>
        </table:table-row>
        <table:table-row table:style-name="ro1">
          <table:table-cell table:style-name="ce133" table:formula="of:=[.A27]+1" office:value-type="date" office:date-value="2019-03-25" calcext:value-type="date">
            <text:p>03/25/19</text:p>
          </table:table-cell>
          <table:table-cell table:style-name="ce134" table:formula="of:=WEEKDAY([.A28])" office:value-type="date" office:date-value="1900-01-01" calcext:value-type="date">
            <text:p>Mon</text:p>
          </table:table-cell>
          <table:table-cell table:style-name="ce136"/>
          <table:table-cell table:style-name="ce137" table:number-columns-repeated="3"/>
          <table:table-cell table:style-name="ce138" table:formula="of:=([.D28]-[.C28])-[.E28]+[.F28]" office:value-type="time" office:time-value="PT00H00M00S" calcext:value-type="time">
            <text:p>00:00</text:p>
          </table:table-cell>
          <table:table-cell table:style-name="ce139"/>
          <table:table-cell table:style-name="ce75" table:content-validation-name="val3"/>
          <table:table-cell table:number-columns-repeated="1015"/>
        </table:table-row>
        <table:table-row table:style-name="ro1">
          <table:table-cell table:style-name="ce133" table:formula="of:=[.A28]+1" office:value-type="date" office:date-value="2019-03-26" calcext:value-type="date">
            <text:p>03/26/19</text:p>
          </table:table-cell>
          <table:table-cell table:style-name="ce134" table:formula="of:=WEEKDAY([.A29])" office:value-type="date" office:date-value="1900-01-02" calcext:value-type="date">
            <text:p>Tue</text:p>
          </table:table-cell>
          <table:table-cell table:style-name="ce136"/>
          <table:table-cell table:style-name="ce137" table:number-columns-repeated="3"/>
          <table:table-cell table:style-name="ce138" table:formula="of:=([.D29]-[.C29])-[.E29]+[.F29]" office:value-type="time" office:time-value="PT00H00M00S" calcext:value-type="time">
            <text:p>00:00</text:p>
          </table:table-cell>
          <table:table-cell table:style-name="ce139"/>
          <table:table-cell table:style-name="ce75" table:content-validation-name="val3"/>
          <table:table-cell table:number-columns-repeated="1015"/>
        </table:table-row>
        <table:table-row table:style-name="ro1">
          <table:table-cell table:style-name="ce133" table:formula="of:=[.A29]+1" office:value-type="date" office:date-value="2019-03-27" calcext:value-type="date">
            <text:p>03/27/19</text:p>
          </table:table-cell>
          <table:table-cell table:style-name="ce134" table:formula="of:=WEEKDAY([.A30])" office:value-type="date" office:date-value="1900-01-03" calcext:value-type="date">
            <text:p>Wed</text:p>
          </table:table-cell>
          <table:table-cell table:style-name="ce136"/>
          <table:table-cell table:style-name="ce137" table:number-columns-repeated="3"/>
          <table:table-cell table:style-name="ce138" table:formula="of:=([.D30]-[.C30])-[.E30]+[.F30]" office:value-type="time" office:time-value="PT00H00M00S" calcext:value-type="time">
            <text:p>00:00</text:p>
          </table:table-cell>
          <table:table-cell table:style-name="ce139"/>
          <table:table-cell table:style-name="ce75" table:content-validation-name="val3"/>
          <table:table-cell table:number-columns-repeated="1015"/>
        </table:table-row>
        <table:table-row table:style-name="ro1">
          <table:table-cell table:style-name="ce133" table:formula="of:=[.A30]+1" office:value-type="date" office:date-value="2019-03-28" calcext:value-type="date">
            <text:p>03/28/19</text:p>
          </table:table-cell>
          <table:table-cell table:style-name="ce134" table:formula="of:=WEEKDAY([.A31])" office:value-type="date" office:date-value="1900-01-04" calcext:value-type="date">
            <text:p>Thu</text:p>
          </table:table-cell>
          <table:table-cell table:style-name="ce136"/>
          <table:table-cell table:style-name="ce137" table:number-columns-repeated="3"/>
          <table:table-cell table:style-name="ce138" table:formula="of:=([.D31]-[.C31])-[.E31]+[.F31]" office:value-type="time" office:time-value="PT00H00M00S" calcext:value-type="time">
            <text:p>00:00</text:p>
          </table:table-cell>
          <table:table-cell table:style-name="ce139"/>
          <table:table-cell table:style-name="ce75" table:content-validation-name="val3"/>
          <table:table-cell table:number-columns-repeated="1015"/>
        </table:table-row>
        <table:table-row table:style-name="ro1">
          <table:table-cell table:style-name="ce133" table:formula="of:=[.A31]+1" office:value-type="date" office:date-value="2019-03-29" calcext:value-type="date">
            <text:p>03/29/19</text:p>
          </table:table-cell>
          <table:table-cell table:style-name="ce134" table:formula="of:=WEEKDAY([.A32])" office:value-type="date" office:date-value="1900-01-05" calcext:value-type="date">
            <text:p>Fri</text:p>
          </table:table-cell>
          <table:table-cell table:style-name="ce136"/>
          <table:table-cell table:style-name="ce137" table:number-columns-repeated="3"/>
          <table:table-cell table:style-name="ce138" table:formula="of:=([.D32]-[.C32])-[.E32]+[.F32]" office:value-type="time" office:time-value="PT00H00M00S" calcext:value-type="time">
            <text:p>00:00</text:p>
          </table:table-cell>
          <table:table-cell table:style-name="ce139"/>
          <table:table-cell table:style-name="ce75" table:content-validation-name="val3"/>
          <table:table-cell table:number-columns-repeated="1015"/>
        </table:table-row>
        <table:table-row table:style-name="ro1">
          <table:table-cell table:style-name="ce133" table:formula="of:=[.A32]+1" office:value-type="date" office:date-value="2019-03-30" calcext:value-type="date">
            <text:p>03/30/19</text:p>
          </table:table-cell>
          <table:table-cell table:style-name="ce134" table:formula="of:=WEEKDAY([.A33])" office:value-type="date" office:date-value="1900-01-06" calcext:value-type="date">
            <text:p>Sat</text:p>
          </table:table-cell>
          <table:table-cell table:style-name="ce136"/>
          <table:table-cell table:style-name="ce137" table:number-columns-repeated="3"/>
          <table:table-cell table:style-name="ce138" table:formula="of:=([.D33]-[.C33])-[.E33]+[.F33]" office:value-type="time" office:time-value="PT00H00M00S" calcext:value-type="time">
            <text:p>00:00</text:p>
          </table:table-cell>
          <table:table-cell table:style-name="ce139" table:formula="of:=[$Overview.$A$32]" office:value-type="string" office:string-value="Good Friday" calcext:value-type="string">
            <text:p>Good Friday</text:p>
          </table:table-cell>
          <table:table-cell table:style-name="ce75" table:content-validation-name="val3" office:value-type="string" calcext:value-type="string">
            <text:p>Holiday</text:p>
          </table:table-cell>
          <table:table-cell table:number-columns-repeated="1015"/>
        </table:table-row>
        <table:table-row table:style-name="ro1">
          <table:table-cell table:style-name="ce133" table:formula="of:=[.A33]+1" office:value-type="date" office:date-value="2019-03-31" calcext:value-type="date">
            <text:p>03/31/19</text:p>
          </table:table-cell>
          <table:table-cell table:style-name="ce134" table:formula="of:=WEEKDAY([.A34])" office:value-type="date" office:date-value="1899-12-31" calcext:value-type="date">
            <text:p>Sun</text:p>
          </table:table-cell>
          <table:table-cell table:style-name="ce136"/>
          <table:table-cell table:style-name="ce137" table:number-columns-repeated="3"/>
          <table:table-cell table:style-name="ce138" table:formula="of:=([.D34]-[.C34])-[.E34]+[.F34]" office:value-type="time" office:time-value="PT00H00M00S" calcext:value-type="time">
            <text:p>00:00</text:p>
          </table:table-cell>
          <table:table-cell table:style-name="ce139"/>
          <table:table-cell table:style-name="ce75" table:content-validation-name="val3"/>
          <table:table-cell table:number-columns-repeated="1015"/>
        </table:table-row>
        <table:table-row table:style-name="ro9">
          <table:table-cell table:style-name="ce96" table:number-columns-repeated="6"/>
          <table:table-cell table:style-name="ce51"/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Total</text:p>
          </table:table-cell>
          <table:table-cell table:style-name="ce96" table:number-columns-repeated="5"/>
          <table:table-cell table:style-name="ce52" table:formula="of:=SUM([.G4:.G34])" office:value-type="time" office:time-value="PT00H00M00S" calcext:value-type="time">
            <text:p>00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Carry-Over prev. Month</text:p>
          </table:table-cell>
          <table:table-cell table:style-name="ce96" table:number-columns-repeated="5"/>
          <table:table-cell table:style-name="ce53" table:formula="of:=[February.G41]" office:value-type="time" office:time-value="-PT336H00M00S" calcext:value-type="time">
            <text:p>-336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/>
          <table:table-cell table:style-name="ce96" table:number-columns-repeated="5"/>
          <table:table-cell table:style-name="ce54"/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Sum</text:p>
          </table:table-cell>
          <table:table-cell table:style-name="ce96" table:number-columns-repeated="5"/>
          <table:table-cell table:style-name="ce53" table:formula="of:=SUM([.G36:.G37])" office:value-type="time" office:time-value="-PT336H00M00S" calcext:value-type="time">
            <text:p>-336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Quota</text:p>
          </table:table-cell>
          <table:table-cell table:style-name="ce96" table:number-columns-repeated="5"/>
          <table:table-cell table:style-name="ce53" table:formula="of:=[$Overview.$I$15]" office:value-type="time" office:time-value="PT168H00M00S" calcext:value-type="time">
            <text:p>168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/>
          <table:table-cell table:style-name="ce96" table:number-columns-repeated="5"/>
          <table:table-cell table:style-name="ce54"/>
          <table:table-cell table:style-name="ce96"/>
          <table:table-cell table:number-columns-repeated="1016"/>
        </table:table-row>
        <table:table-row table:style-name="ro1">
          <table:table-cell table:style-name="ce40" office:value-type="string" calcext:value-type="string">
            <text:p>Carry-Over</text:p>
          </table:table-cell>
          <table:table-cell table:style-name="ce42" table:number-columns-repeated="5"/>
          <table:table-cell table:style-name="ce55" table:formula="of:=[.G39]-[.G40]" office:value-type="time" office:time-value="-PT504H00M00S" calcext:value-type="time">
            <text:p>-504:00</text:p>
          </table:table-cell>
          <table:table-cell table:style-name="ce96"/>
          <table:table-cell table:number-columns-repeated="1016"/>
        </table:table-row>
        <table:table-row table:style-name="ro1" table:number-rows-repeated="2">
          <table:table-cell table:style-name="ce23"/>
          <table:table-cell table:number-columns-repeated="1023"/>
        </table:table-row>
        <table:table-row table:style-name="ro1">
          <table:table-cell table:style-name="ce23" office:value-type="string" calcext:value-type="string">
            <text:p>Days/Month</text:p>
          </table:table-cell>
          <table:table-cell table:style-name="ce43" table:formula="of:=ORG.OPENOFFICE.DAYSINMONTH([.A4])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Working Days</text:p>
          </table:table-cell>
          <table:table-cell table:style-name="ce43" table:formula="of:=[$Overview.$C$15]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Vacation</text:p>
          </table:table-cell>
          <table:table-cell table:style-name="ce44" table:formula="of:=[$Overview.$D$15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Sickness</text:p>
          </table:table-cell>
          <table:table-cell table:style-name="ce43" table:formula="of:=[$Overview.$E$15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Days Worked</text:p>
          </table:table-cell>
          <table:table-cell table:style-name="ce45" table:formula="of:=[$Overview.$G$15]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 of Vacation</text:p>
          </table:table-cell>
          <table:table-cell table:style-name="ce70" table:formula="of:=[$Overview.$B$9]" office:value-type="float" office:value="30" calcext:value-type="float">
            <text:p>30</text:p>
          </table:table-cell>
          <table:table-cell table:number-columns-repeated="1022"/>
        </table:table-row>
        <table:table-row table:style-name="ro9" table:number-rows-repeated="1048525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March.A4:March.I34">
            <calcext:condition calcext:apply-style-name="Weekend" calcext:value="formula-is(OR([.$B4]=1; [.$B4]=7; [.$I4]=[$Overview.$D$47]))" calcext:base-cell-address="March.C4"/>
            <calcext:condition calcext:apply-style-name="Free" calcext:value="formula-is(NOT(ISNA(MATCH([.$I4];[$Overview.$E$47:.$Z$47];0))))" calcext:base-cell-address="March.C4"/>
            <calcext:condition calcext:apply-style-name="Overtime" calcext:value="formula-is([.$I4]=[$Overview.$B$47])" calcext:base-cell-address="March.C4"/>
          </calcext:conditional-format>
        </calcext:conditional-formats>
      </table:table>
      <table:table table:name="April" table:style-name="ta1" table:protected="true" table:print="false">
        <loext:table-protection loext:select-unprotected-cells="true"/>
        <table:table-column table:style-name="co12" table:default-cell-style-name="ce3"/>
        <table:table-column table:style-name="co13" table:default-cell-style-name="ce3"/>
        <table:table-column table:style-name="co14" table:number-columns-repeated="5" table:default-cell-style-name="ce3"/>
        <table:table-column table:style-name="co15" table:default-cell-style-name="ce3"/>
        <table:table-column table:style-name="co16" table:default-cell-style-name="ce3"/>
        <table:table-column table:style-name="co11" table:visibility="collapse" table:default-cell-style-name="Default"/>
        <table:table-column table:style-name="co11" table:number-columns-repeated="1014" table:default-cell-style-name="ce3"/>
        <table:table-row table:style-name="ro6">
          <table:table-cell table:style-name="ce35" office:value-type="string" calcext:value-type="string" table:number-columns-spanned="7" table:number-rows-spanned="1">
            <text:p>Time Sheet</text:p>
          </table:table-cell>
          <table:covered-table-cell table:style-name="ce96"/>
          <table:covered-table-cell/>
          <table:covered-table-cell table:number-columns-repeated="4" table:style-name="ce96"/>
          <table:table-cell/>
          <table:table-cell table:style-name="ce126" table:formula="of:=[.A4]" office:value-type="date" office:date-value="2019-04-01" calcext:value-type="date">
            <text:p>April 2019</text:p>
          </table:table-cell>
          <table:table-cell table:number-columns-repeated="1015"/>
        </table:table-row>
        <table:table-row table:style-name="ro7">
          <table:table-cell table:style-name="ce35" table:formula="of:=[$Overview.$B$1]" office:value-type="string" office:string-value="NAME" calcext:value-type="string" table:number-columns-spanned="7" table:number-rows-spanned="1">
            <text:p>NAME</text:p>
          </table:table-cell>
          <table:covered-table-cell table:number-columns-repeated="6" table:style-name="ce96"/>
          <table:table-cell table:style-name="ce96"/>
          <table:table-cell table:style-name="ce23"/>
          <table:table-cell table:number-columns-repeated="1015"/>
        </table:table-row>
        <table:table-row table:style-name="ro10">
          <table:table-cell table:style-name="ce36" table:number-columns-repeated="2"/>
          <table:table-cell table:style-name="ce47" office:value-type="string" calcext:value-type="string">
            <text:p>From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Break</text:p>
          </table:table-cell>
          <table:table-cell table:style-name="ce47" office:value-type="string" calcext:value-type="string">
            <text:p>Extra</text:p>
          </table:table-cell>
          <table:table-cell table:style-name="ce47" office:value-type="string" calcext:value-type="string">
            <text:p>Hours</text:p>
          </table:table-cell>
          <table:table-cell table:style-name="ce47" office:value-type="string" calcext:value-type="string">
            <text:p>Remark</text:p>
          </table:table-cell>
          <table:table-cell table:style-name="ce58" office:value-type="string" calcext:value-type="string">
            <text:p>Reason for Absence</text:p>
          </table:table-cell>
          <table:table-cell table:number-columns-repeated="1015"/>
        </table:table-row>
        <table:table-row table:style-name="ro1">
          <table:table-cell table:style-name="ce141" table:formula="of:=DATE([$Overview.$B$2]; 4;1)" office:value-type="date" office:date-value="2019-04-01" calcext:value-type="date">
            <text:p>04/01/19</text:p>
          </table:table-cell>
          <table:table-cell table:style-name="ce142" table:formula="of:=WEEKDAY([.A4])" office:value-type="date" office:date-value="1900-01-01" calcext:value-type="date">
            <text:p>Mon</text:p>
          </table:table-cell>
          <table:table-cell table:style-name="ce143"/>
          <table:table-cell table:style-name="ce144" table:number-columns-repeated="3"/>
          <table:table-cell table:style-name="ce145" table:formula="of:=([.D4]-[.C4])-[.E4]+[.F4]" office:value-type="time" office:time-value="PT00H00M00S" calcext:value-type="time">
            <text:p>00:00</text:p>
          </table:table-cell>
          <table:table-cell table:style-name="ce146"/>
          <table:table-cell table:style-name="ce152" table:content-validation-name="val4"/>
          <table:table-cell table:number-columns-repeated="1015"/>
        </table:table-row>
        <table:table-row table:style-name="ro1">
          <table:table-cell table:style-name="ce141" table:formula="of:=[.A4]+1" office:value-type="date" office:date-value="2019-04-02" calcext:value-type="date">
            <text:p>04/02/19</text:p>
          </table:table-cell>
          <table:table-cell table:style-name="ce142" table:formula="of:=WEEKDAY([.A5])" office:value-type="date" office:date-value="1900-01-02" calcext:value-type="date">
            <text:p>Tue</text:p>
          </table:table-cell>
          <table:table-cell table:style-name="ce143"/>
          <table:table-cell table:style-name="ce144" table:number-columns-repeated="3"/>
          <table:table-cell table:style-name="ce145" table:formula="of:=([.D5]-[.C5])-[.E5]+[.F5]" office:value-type="time" office:time-value="PT00H00M00S" calcext:value-type="time">
            <text:p>00:00</text:p>
          </table:table-cell>
          <table:table-cell table:style-name="ce146"/>
          <table:table-cell table:style-name="ce152" table:content-validation-name="val4"/>
          <table:table-cell table:number-columns-repeated="1015"/>
        </table:table-row>
        <table:table-row table:style-name="ro1">
          <table:table-cell table:style-name="ce141" table:formula="of:=[.A5]+1" office:value-type="date" office:date-value="2019-04-03" calcext:value-type="date">
            <text:p>04/03/19</text:p>
          </table:table-cell>
          <table:table-cell table:style-name="ce142" table:formula="of:=WEEKDAY([.A6])" office:value-type="date" office:date-value="1900-01-03" calcext:value-type="date">
            <text:p>Wed</text:p>
          </table:table-cell>
          <table:table-cell table:style-name="ce143"/>
          <table:table-cell table:style-name="ce144" table:number-columns-repeated="3"/>
          <table:table-cell table:style-name="ce145" table:formula="of:=([.D6]-[.C6])-[.E6]+[.F6]" office:value-type="time" office:time-value="PT00H00M00S" calcext:value-type="time">
            <text:p>00:00</text:p>
          </table:table-cell>
          <table:table-cell table:style-name="ce146"/>
          <table:table-cell table:style-name="ce152" table:content-validation-name="val4"/>
          <table:table-cell table:number-columns-repeated="1015"/>
        </table:table-row>
        <table:table-row table:style-name="ro1">
          <table:table-cell table:style-name="ce141" table:formula="of:=[.A6]+1" office:value-type="date" office:date-value="2019-04-04" calcext:value-type="date">
            <text:p>04/04/19</text:p>
          </table:table-cell>
          <table:table-cell table:style-name="ce142" table:formula="of:=WEEKDAY([.A7])" office:value-type="date" office:date-value="1900-01-04" calcext:value-type="date">
            <text:p>Thu</text:p>
          </table:table-cell>
          <table:table-cell table:style-name="ce143"/>
          <table:table-cell table:style-name="ce144" table:number-columns-repeated="3"/>
          <table:table-cell table:style-name="ce145" table:formula="of:=([.D7]-[.C7])-[.E7]+[.F7]" office:value-type="time" office:time-value="PT00H00M00S" calcext:value-type="time">
            <text:p>00:00</text:p>
          </table:table-cell>
          <table:table-cell table:style-name="ce146"/>
          <table:table-cell table:style-name="ce152" table:content-validation-name="val4"/>
          <table:table-cell table:number-columns-repeated="1015"/>
        </table:table-row>
        <table:table-row table:style-name="ro1">
          <table:table-cell table:style-name="ce141" table:formula="of:=[.A7]+1" office:value-type="date" office:date-value="2019-04-05" calcext:value-type="date">
            <text:p>04/05/19</text:p>
          </table:table-cell>
          <table:table-cell table:style-name="ce142" table:formula="of:=WEEKDAY([.A8])" office:value-type="date" office:date-value="1900-01-05" calcext:value-type="date">
            <text:p>Fri</text:p>
          </table:table-cell>
          <table:table-cell table:style-name="ce143"/>
          <table:table-cell table:style-name="ce144" table:number-columns-repeated="3"/>
          <table:table-cell table:style-name="ce145" table:formula="of:=([.D8]-[.C8])-[.E8]+[.F8]" office:value-type="time" office:time-value="PT00H00M00S" calcext:value-type="time">
            <text:p>00:00</text:p>
          </table:table-cell>
          <table:table-cell table:style-name="ce146"/>
          <table:table-cell table:style-name="ce152" table:content-validation-name="val4"/>
          <table:table-cell table:number-columns-repeated="1015"/>
        </table:table-row>
        <table:table-row table:style-name="ro1">
          <table:table-cell table:style-name="ce141" table:formula="of:=[.A8]+1" office:value-type="date" office:date-value="2019-04-06" calcext:value-type="date">
            <text:p>04/06/19</text:p>
          </table:table-cell>
          <table:table-cell table:style-name="ce142" table:formula="of:=WEEKDAY([.A9])" office:value-type="date" office:date-value="1900-01-06" calcext:value-type="date">
            <text:p>Sat</text:p>
          </table:table-cell>
          <table:table-cell table:style-name="ce143"/>
          <table:table-cell table:style-name="ce144" table:number-columns-repeated="3"/>
          <table:table-cell table:style-name="ce145" table:formula="of:=([.D9]-[.C9])-[.E9]+[.F9]" office:value-type="time" office:time-value="PT00H00M00S" calcext:value-type="time">
            <text:p>00:00</text:p>
          </table:table-cell>
          <table:table-cell table:style-name="ce146"/>
          <table:table-cell table:style-name="ce152" table:content-validation-name="val4"/>
          <table:table-cell table:number-columns-repeated="1015"/>
        </table:table-row>
        <table:table-row table:style-name="ro1">
          <table:table-cell table:style-name="ce141" table:formula="of:=[.A9]+1" office:value-type="date" office:date-value="2019-04-07" calcext:value-type="date">
            <text:p>04/07/19</text:p>
          </table:table-cell>
          <table:table-cell table:style-name="ce142" table:formula="of:=WEEKDAY([.A10])" office:value-type="date" office:date-value="1899-12-31" calcext:value-type="date">
            <text:p>Sun</text:p>
          </table:table-cell>
          <table:table-cell table:style-name="ce143"/>
          <table:table-cell table:style-name="ce144" table:number-columns-repeated="3"/>
          <table:table-cell table:style-name="ce145" table:formula="of:=([.D10]-[.C10])-[.E10]+[.F10]" office:value-type="time" office:time-value="PT00H00M00S" calcext:value-type="time">
            <text:p>00:00</text:p>
          </table:table-cell>
          <table:table-cell table:style-name="ce146"/>
          <table:table-cell table:style-name="ce152" table:content-validation-name="val4"/>
          <table:table-cell table:number-columns-repeated="1015"/>
        </table:table-row>
        <table:table-row table:style-name="ro1">
          <table:table-cell table:style-name="ce141" table:formula="of:=[.A10]+1" office:value-type="date" office:date-value="2019-04-08" calcext:value-type="date">
            <text:p>04/08/19</text:p>
          </table:table-cell>
          <table:table-cell table:style-name="ce142" table:formula="of:=WEEKDAY([.A11])" office:value-type="date" office:date-value="1900-01-01" calcext:value-type="date">
            <text:p>Mon</text:p>
          </table:table-cell>
          <table:table-cell table:style-name="ce143"/>
          <table:table-cell table:style-name="ce144" table:number-columns-repeated="3"/>
          <table:table-cell table:style-name="ce145" table:formula="of:=([.D11]-[.C11])-[.E11]+[.F11]" office:value-type="time" office:time-value="PT00H00M00S" calcext:value-type="time">
            <text:p>00:00</text:p>
          </table:table-cell>
          <table:table-cell table:style-name="ce146"/>
          <table:table-cell table:style-name="ce152" table:content-validation-name="val4"/>
          <table:table-cell table:number-columns-repeated="1015"/>
        </table:table-row>
        <table:table-row table:style-name="ro1">
          <table:table-cell table:style-name="ce141" table:formula="of:=[.A11]+1" office:value-type="date" office:date-value="2019-04-09" calcext:value-type="date">
            <text:p>04/09/19</text:p>
          </table:table-cell>
          <table:table-cell table:style-name="ce142" table:formula="of:=WEEKDAY([.A12])" office:value-type="date" office:date-value="1900-01-02" calcext:value-type="date">
            <text:p>Tue</text:p>
          </table:table-cell>
          <table:table-cell table:style-name="ce143"/>
          <table:table-cell table:style-name="ce144" table:number-columns-repeated="3"/>
          <table:table-cell table:style-name="ce145" table:formula="of:=([.D12]-[.C12])-[.E12]+[.F12]" office:value-type="time" office:time-value="PT00H00M00S" calcext:value-type="time">
            <text:p>00:00</text:p>
          </table:table-cell>
          <table:table-cell table:style-name="ce146"/>
          <table:table-cell table:style-name="ce152" table:content-validation-name="val4"/>
          <table:table-cell table:number-columns-repeated="1015"/>
        </table:table-row>
        <table:table-row table:style-name="ro1">
          <table:table-cell table:style-name="ce141" table:formula="of:=[.A12]+1" office:value-type="date" office:date-value="2019-04-10" calcext:value-type="date">
            <text:p>04/10/19</text:p>
          </table:table-cell>
          <table:table-cell table:style-name="ce142" table:formula="of:=WEEKDAY([.A13])" office:value-type="date" office:date-value="1900-01-03" calcext:value-type="date">
            <text:p>Wed</text:p>
          </table:table-cell>
          <table:table-cell table:style-name="ce143"/>
          <table:table-cell table:style-name="ce144" table:number-columns-repeated="3"/>
          <table:table-cell table:style-name="ce145" table:formula="of:=([.D13]-[.C13])-[.E13]+[.F13]" office:value-type="time" office:time-value="PT00H00M00S" calcext:value-type="time">
            <text:p>00:00</text:p>
          </table:table-cell>
          <table:table-cell table:style-name="ce146"/>
          <table:table-cell table:style-name="ce152" table:content-validation-name="val4"/>
          <table:table-cell table:number-columns-repeated="1015"/>
        </table:table-row>
        <table:table-row table:style-name="ro1">
          <table:table-cell table:style-name="ce141" table:formula="of:=[.A13]+1" office:value-type="date" office:date-value="2019-04-11" calcext:value-type="date">
            <text:p>04/11/19</text:p>
          </table:table-cell>
          <table:table-cell table:style-name="ce142" table:formula="of:=WEEKDAY([.A14])" office:value-type="date" office:date-value="1900-01-04" calcext:value-type="date">
            <text:p>Thu</text:p>
          </table:table-cell>
          <table:table-cell table:style-name="ce143"/>
          <table:table-cell table:style-name="ce144" table:number-columns-repeated="3"/>
          <table:table-cell table:style-name="ce145" table:formula="of:=([.D14]-[.C14])-[.E14]+[.F14]" office:value-type="time" office:time-value="PT00H00M00S" calcext:value-type="time">
            <text:p>00:00</text:p>
          </table:table-cell>
          <table:table-cell table:style-name="ce146"/>
          <table:table-cell table:style-name="ce152" table:content-validation-name="val4"/>
          <table:table-cell table:number-columns-repeated="1015"/>
        </table:table-row>
        <table:table-row table:style-name="ro1">
          <table:table-cell table:style-name="ce141" table:formula="of:=[.A14]+1" office:value-type="date" office:date-value="2019-04-12" calcext:value-type="date">
            <text:p>04/12/19</text:p>
          </table:table-cell>
          <table:table-cell table:style-name="ce142" table:formula="of:=WEEKDAY([.A15])" office:value-type="date" office:date-value="1900-01-05" calcext:value-type="date">
            <text:p>Fri</text:p>
          </table:table-cell>
          <table:table-cell table:style-name="ce143"/>
          <table:table-cell table:style-name="ce144" table:number-columns-repeated="3"/>
          <table:table-cell table:style-name="ce145" table:formula="of:=([.D15]-[.C15])-[.E15]+[.F15]" office:value-type="time" office:time-value="PT00H00M00S" calcext:value-type="time">
            <text:p>00:00</text:p>
          </table:table-cell>
          <table:table-cell table:style-name="ce146"/>
          <table:table-cell table:style-name="ce152" table:content-validation-name="val4"/>
          <table:table-cell table:number-columns-repeated="1015"/>
        </table:table-row>
        <table:table-row table:style-name="ro1">
          <table:table-cell table:style-name="ce141" table:formula="of:=[.A15]+1" office:value-type="date" office:date-value="2019-04-13" calcext:value-type="date">
            <text:p>04/13/19</text:p>
          </table:table-cell>
          <table:table-cell table:style-name="ce142" table:formula="of:=WEEKDAY([.A16])" office:value-type="date" office:date-value="1900-01-06" calcext:value-type="date">
            <text:p>Sat</text:p>
          </table:table-cell>
          <table:table-cell table:style-name="ce143"/>
          <table:table-cell table:style-name="ce144" table:number-columns-repeated="3"/>
          <table:table-cell table:style-name="ce145" table:formula="of:=([.D16]-[.C16])-[.E16]+[.F16]" office:value-type="time" office:time-value="PT00H00M00S" calcext:value-type="time">
            <text:p>00:00</text:p>
          </table:table-cell>
          <table:table-cell table:style-name="ce146"/>
          <table:table-cell table:style-name="ce152" table:content-validation-name="val4"/>
          <table:table-cell table:number-columns-repeated="1015"/>
        </table:table-row>
        <table:table-row table:style-name="ro1">
          <table:table-cell table:style-name="ce141" table:formula="of:=[.A16]+1" office:value-type="date" office:date-value="2019-04-14" calcext:value-type="date">
            <text:p>04/14/19</text:p>
          </table:table-cell>
          <table:table-cell table:style-name="ce142" table:formula="of:=WEEKDAY([.A17])" office:value-type="date" office:date-value="1899-12-31" calcext:value-type="date">
            <text:p>Sun</text:p>
          </table:table-cell>
          <table:table-cell table:style-name="ce143"/>
          <table:table-cell table:style-name="ce144" table:number-columns-repeated="3"/>
          <table:table-cell table:style-name="ce145" table:formula="of:=([.D17]-[.C17])-[.E17]+[.F17]" office:value-type="time" office:time-value="PT00H00M00S" calcext:value-type="time">
            <text:p>00:00</text:p>
          </table:table-cell>
          <table:table-cell table:style-name="ce146"/>
          <table:table-cell table:style-name="ce152" table:content-validation-name="val4"/>
          <table:table-cell table:number-columns-repeated="1015"/>
        </table:table-row>
        <table:table-row table:style-name="ro1">
          <table:table-cell table:style-name="ce141" table:formula="of:=[.A17]+1" office:value-type="date" office:date-value="2019-04-15" calcext:value-type="date">
            <text:p>04/15/19</text:p>
          </table:table-cell>
          <table:table-cell table:style-name="ce142" table:formula="of:=WEEKDAY([.A18])" office:value-type="date" office:date-value="1900-01-01" calcext:value-type="date">
            <text:p>Mon</text:p>
          </table:table-cell>
          <table:table-cell table:style-name="ce143"/>
          <table:table-cell table:style-name="ce144" table:number-columns-repeated="3"/>
          <table:table-cell table:style-name="ce145" table:formula="of:=([.D18]-[.C18])-[.E18]+[.F18]" office:value-type="time" office:time-value="PT00H00M00S" calcext:value-type="time">
            <text:p>00:00</text:p>
          </table:table-cell>
          <table:table-cell table:style-name="ce146"/>
          <table:table-cell table:style-name="ce152" table:content-validation-name="val4"/>
          <table:table-cell table:number-columns-repeated="1015"/>
        </table:table-row>
        <table:table-row table:style-name="ro1">
          <table:table-cell table:style-name="ce141" table:formula="of:=[.A18]+1" office:value-type="date" office:date-value="2019-04-16" calcext:value-type="date">
            <text:p>04/16/19</text:p>
          </table:table-cell>
          <table:table-cell table:style-name="ce142" table:formula="of:=WEEKDAY([.A19])" office:value-type="date" office:date-value="1900-01-02" calcext:value-type="date">
            <text:p>Tue</text:p>
          </table:table-cell>
          <table:table-cell table:style-name="ce143"/>
          <table:table-cell table:style-name="ce144" table:number-columns-repeated="3"/>
          <table:table-cell table:style-name="ce145" table:formula="of:=([.D19]-[.C19])-[.E19]+[.F19]" office:value-type="time" office:time-value="PT00H00M00S" calcext:value-type="time">
            <text:p>00:00</text:p>
          </table:table-cell>
          <table:table-cell table:style-name="ce146"/>
          <table:table-cell table:style-name="ce152" table:content-validation-name="val4"/>
          <table:table-cell table:number-columns-repeated="1015"/>
        </table:table-row>
        <table:table-row table:style-name="ro1">
          <table:table-cell table:style-name="ce141" table:formula="of:=[.A19]+1" office:value-type="date" office:date-value="2019-04-17" calcext:value-type="date">
            <text:p>04/17/19</text:p>
          </table:table-cell>
          <table:table-cell table:style-name="ce142" table:formula="of:=WEEKDAY([.A20])" office:value-type="date" office:date-value="1900-01-03" calcext:value-type="date">
            <text:p>Wed</text:p>
          </table:table-cell>
          <table:table-cell table:style-name="ce143"/>
          <table:table-cell table:style-name="ce144" table:number-columns-repeated="3"/>
          <table:table-cell table:style-name="ce145" table:formula="of:=([.D20]-[.C20])-[.E20]+[.F20]" office:value-type="time" office:time-value="PT00H00M00S" calcext:value-type="time">
            <text:p>00:00</text:p>
          </table:table-cell>
          <table:table-cell table:style-name="ce146"/>
          <table:table-cell table:style-name="ce152" table:content-validation-name="val4"/>
          <table:table-cell table:number-columns-repeated="1015"/>
        </table:table-row>
        <table:table-row table:style-name="ro1">
          <table:table-cell table:style-name="ce141" table:formula="of:=[.A20]+1" office:value-type="date" office:date-value="2019-04-18" calcext:value-type="date">
            <text:p>04/18/19</text:p>
          </table:table-cell>
          <table:table-cell table:style-name="ce142" table:formula="of:=WEEKDAY([.A21])" office:value-type="date" office:date-value="1900-01-04" calcext:value-type="date">
            <text:p>Thu</text:p>
          </table:table-cell>
          <table:table-cell table:style-name="ce143"/>
          <table:table-cell table:style-name="ce144" table:number-columns-repeated="3"/>
          <table:table-cell table:style-name="ce145" table:formula="of:=([.D21]-[.C21])-[.E21]+[.F21]" office:value-type="time" office:time-value="PT00H00M00S" calcext:value-type="time">
            <text:p>00:00</text:p>
          </table:table-cell>
          <table:table-cell table:style-name="ce146"/>
          <table:table-cell table:style-name="ce152" table:content-validation-name="val4"/>
          <table:table-cell table:number-columns-repeated="1015"/>
        </table:table-row>
        <table:table-row table:style-name="ro1">
          <table:table-cell table:style-name="ce141" table:formula="of:=[.A21]+1" office:value-type="date" office:date-value="2019-04-19" calcext:value-type="date">
            <text:p>04/19/19</text:p>
          </table:table-cell>
          <table:table-cell table:style-name="ce142" table:formula="of:=WEEKDAY([.A22])" office:value-type="date" office:date-value="1900-01-05" calcext:value-type="date">
            <text:p>Fri</text:p>
          </table:table-cell>
          <table:table-cell table:style-name="ce143"/>
          <table:table-cell table:style-name="ce144" table:number-columns-repeated="3"/>
          <table:table-cell table:style-name="ce145" table:formula="of:=([.D22]-[.C22])-[.E22]+[.F22]" office:value-type="time" office:time-value="PT00H00M00S" calcext:value-type="time">
            <text:p>00:00</text:p>
          </table:table-cell>
          <table:table-cell table:style-name="ce146" office:value-type="string" calcext:value-type="string">
            <text:p>Good Friday</text:p>
          </table:table-cell>
          <table:table-cell table:style-name="ce152" table:content-validation-name="val4" office:value-type="string" calcext:value-type="string">
            <text:p>Holiday</text:p>
          </table:table-cell>
          <table:table-cell table:number-columns-repeated="1015"/>
        </table:table-row>
        <table:table-row table:style-name="ro1">
          <table:table-cell table:style-name="ce141" table:formula="of:=[.A22]+1" office:value-type="date" office:date-value="2019-04-20" calcext:value-type="date">
            <text:p>04/20/19</text:p>
          </table:table-cell>
          <table:table-cell table:style-name="ce142" table:formula="of:=WEEKDAY([.A23])" office:value-type="date" office:date-value="1900-01-06" calcext:value-type="date">
            <text:p>Sat</text:p>
          </table:table-cell>
          <table:table-cell table:style-name="ce143"/>
          <table:table-cell table:style-name="ce144" table:number-columns-repeated="3"/>
          <table:table-cell table:style-name="ce145" table:formula="of:=([.D23]-[.C23])-[.E23]+[.F23]" office:value-type="time" office:time-value="PT00H00M00S" calcext:value-type="time">
            <text:p>00:00</text:p>
          </table:table-cell>
          <table:table-cell table:style-name="ce146"/>
          <table:table-cell table:style-name="ce152" table:content-validation-name="val4"/>
          <table:table-cell table:number-columns-repeated="1015"/>
        </table:table-row>
        <table:table-row table:style-name="ro1">
          <table:table-cell table:style-name="ce141" table:formula="of:=[.A23]+1" office:value-type="date" office:date-value="2019-04-21" calcext:value-type="date">
            <text:p>04/21/19</text:p>
          </table:table-cell>
          <table:table-cell table:style-name="ce142" table:formula="of:=WEEKDAY([.A24])" office:value-type="date" office:date-value="1899-12-31" calcext:value-type="date">
            <text:p>Sun</text:p>
          </table:table-cell>
          <table:table-cell table:style-name="ce143"/>
          <table:table-cell table:style-name="ce144" table:number-columns-repeated="3"/>
          <table:table-cell table:style-name="ce145" table:formula="of:=([.D24]-[.C24])-[.E24]+[.F24]" office:value-type="time" office:time-value="PT00H00M00S" calcext:value-type="time">
            <text:p>00:00</text:p>
          </table:table-cell>
          <table:table-cell table:style-name="ce146" office:value-type="string" calcext:value-type="string">
            <text:p>Easter Sunday</text:p>
          </table:table-cell>
          <table:table-cell table:style-name="ce152" table:content-validation-name="val4"/>
          <table:table-cell table:number-columns-repeated="1015"/>
        </table:table-row>
        <table:table-row table:style-name="ro1">
          <table:table-cell table:style-name="ce141" table:formula="of:=[.A24]+1" office:value-type="date" office:date-value="2019-04-22" calcext:value-type="date">
            <text:p>04/22/19</text:p>
          </table:table-cell>
          <table:table-cell table:style-name="ce142" table:formula="of:=WEEKDAY([.A25])" office:value-type="date" office:date-value="1900-01-01" calcext:value-type="date">
            <text:p>Mon</text:p>
          </table:table-cell>
          <table:table-cell table:style-name="ce143"/>
          <table:table-cell table:style-name="ce144" table:number-columns-repeated="3"/>
          <table:table-cell table:style-name="ce145" table:formula="of:=([.D25]-[.C25])-[.E25]+[.F25]" office:value-type="time" office:time-value="PT00H00M00S" calcext:value-type="time">
            <text:p>00:00</text:p>
          </table:table-cell>
          <table:table-cell table:style-name="ce146" office:value-type="string" calcext:value-type="string">
            <text:p>Easter Monday</text:p>
          </table:table-cell>
          <table:table-cell table:style-name="ce152" table:content-validation-name="val4" office:value-type="string" calcext:value-type="string">
            <text:p>Holiday</text:p>
          </table:table-cell>
          <table:table-cell table:number-columns-repeated="1015"/>
        </table:table-row>
        <table:table-row table:style-name="ro1">
          <table:table-cell table:style-name="ce141" table:formula="of:=[.A25]+1" office:value-type="date" office:date-value="2019-04-23" calcext:value-type="date">
            <text:p>04/23/19</text:p>
          </table:table-cell>
          <table:table-cell table:style-name="ce142" table:formula="of:=WEEKDAY([.A26])" office:value-type="date" office:date-value="1900-01-02" calcext:value-type="date">
            <text:p>Tue</text:p>
          </table:table-cell>
          <table:table-cell table:style-name="ce143"/>
          <table:table-cell table:style-name="ce144" table:number-columns-repeated="3"/>
          <table:table-cell table:style-name="ce145" table:formula="of:=([.D26]-[.C26])-[.E26]+[.F26]" office:value-type="time" office:time-value="PT00H00M00S" calcext:value-type="time">
            <text:p>00:00</text:p>
          </table:table-cell>
          <table:table-cell table:style-name="ce146"/>
          <table:table-cell table:style-name="ce152" table:content-validation-name="val4"/>
          <table:table-cell table:number-columns-repeated="1015"/>
        </table:table-row>
        <table:table-row table:style-name="ro1">
          <table:table-cell table:style-name="ce141" table:formula="of:=[.A26]+1" office:value-type="date" office:date-value="2019-04-24" calcext:value-type="date">
            <text:p>04/24/19</text:p>
          </table:table-cell>
          <table:table-cell table:style-name="ce142" table:formula="of:=WEEKDAY([.A27])" office:value-type="date" office:date-value="1900-01-03" calcext:value-type="date">
            <text:p>Wed</text:p>
          </table:table-cell>
          <table:table-cell table:style-name="ce143"/>
          <table:table-cell table:style-name="ce144" table:number-columns-repeated="3"/>
          <table:table-cell table:style-name="ce145" table:formula="of:=([.D27]-[.C27])-[.E27]+[.F27]" office:value-type="time" office:time-value="PT00H00M00S" calcext:value-type="time">
            <text:p>00:00</text:p>
          </table:table-cell>
          <table:table-cell table:style-name="ce146"/>
          <table:table-cell table:style-name="ce152" table:content-validation-name="val4"/>
          <table:table-cell table:number-columns-repeated="1015"/>
        </table:table-row>
        <table:table-row table:style-name="ro1">
          <table:table-cell table:style-name="ce141" table:formula="of:=[.A27]+1" office:value-type="date" office:date-value="2019-04-25" calcext:value-type="date">
            <text:p>04/25/19</text:p>
          </table:table-cell>
          <table:table-cell table:style-name="ce142" table:formula="of:=WEEKDAY([.A28])" office:value-type="date" office:date-value="1900-01-04" calcext:value-type="date">
            <text:p>Thu</text:p>
          </table:table-cell>
          <table:table-cell table:style-name="ce143"/>
          <table:table-cell table:style-name="ce144" table:number-columns-repeated="3"/>
          <table:table-cell table:style-name="ce145" table:formula="of:=([.D28]-[.C28])-[.E28]+[.F28]" office:value-type="time" office:time-value="PT00H00M00S" calcext:value-type="time">
            <text:p>00:00</text:p>
          </table:table-cell>
          <table:table-cell table:style-name="ce146"/>
          <table:table-cell table:style-name="ce152" table:content-validation-name="val4"/>
          <table:table-cell table:number-columns-repeated="1015"/>
        </table:table-row>
        <table:table-row table:style-name="ro1">
          <table:table-cell table:style-name="ce141" table:formula="of:=[.A28]+1" office:value-type="date" office:date-value="2019-04-26" calcext:value-type="date">
            <text:p>04/26/19</text:p>
          </table:table-cell>
          <table:table-cell table:style-name="ce142" table:formula="of:=WEEKDAY([.A29])" office:value-type="date" office:date-value="1900-01-05" calcext:value-type="date">
            <text:p>Fri</text:p>
          </table:table-cell>
          <table:table-cell table:style-name="ce143"/>
          <table:table-cell table:style-name="ce144" table:number-columns-repeated="3"/>
          <table:table-cell table:style-name="ce145" table:formula="of:=([.D29]-[.C29])-[.E29]+[.F29]" office:value-type="time" office:time-value="PT00H00M00S" calcext:value-type="time">
            <text:p>00:00</text:p>
          </table:table-cell>
          <table:table-cell table:style-name="ce146"/>
          <table:table-cell table:style-name="ce152" table:content-validation-name="val4"/>
          <table:table-cell table:number-columns-repeated="1015"/>
        </table:table-row>
        <table:table-row table:style-name="ro1">
          <table:table-cell table:style-name="ce141" table:formula="of:=[.A29]+1" office:value-type="date" office:date-value="2019-04-27" calcext:value-type="date">
            <text:p>04/27/19</text:p>
          </table:table-cell>
          <table:table-cell table:style-name="ce142" table:formula="of:=WEEKDAY([.A30])" office:value-type="date" office:date-value="1900-01-06" calcext:value-type="date">
            <text:p>Sat</text:p>
          </table:table-cell>
          <table:table-cell table:style-name="ce143"/>
          <table:table-cell table:style-name="ce144" table:number-columns-repeated="3"/>
          <table:table-cell table:style-name="ce145" table:formula="of:=([.D30]-[.C30])-[.E30]+[.F30]" office:value-type="time" office:time-value="PT00H00M00S" calcext:value-type="time">
            <text:p>00:00</text:p>
          </table:table-cell>
          <table:table-cell table:style-name="ce146"/>
          <table:table-cell table:style-name="ce152" table:content-validation-name="val4"/>
          <table:table-cell table:number-columns-repeated="1015"/>
        </table:table-row>
        <table:table-row table:style-name="ro1">
          <table:table-cell table:style-name="ce141" table:formula="of:=[.A30]+1" office:value-type="date" office:date-value="2019-04-28" calcext:value-type="date">
            <text:p>04/28/19</text:p>
          </table:table-cell>
          <table:table-cell table:style-name="ce142" table:formula="of:=WEEKDAY([.A31])" office:value-type="date" office:date-value="1899-12-31" calcext:value-type="date">
            <text:p>Sun</text:p>
          </table:table-cell>
          <table:table-cell table:style-name="ce143"/>
          <table:table-cell table:style-name="ce144" table:number-columns-repeated="3"/>
          <table:table-cell table:style-name="ce145" table:formula="of:=([.D31]-[.C31])-[.E31]+[.F31]" office:value-type="time" office:time-value="PT00H00M00S" calcext:value-type="time">
            <text:p>00:00</text:p>
          </table:table-cell>
          <table:table-cell table:style-name="ce146"/>
          <table:table-cell table:style-name="ce152" table:content-validation-name="val4"/>
          <table:table-cell table:number-columns-repeated="1015"/>
        </table:table-row>
        <table:table-row table:style-name="ro1">
          <table:table-cell table:style-name="ce141" table:formula="of:=[.A31]+1" office:value-type="date" office:date-value="2019-04-29" calcext:value-type="date">
            <text:p>04/29/19</text:p>
          </table:table-cell>
          <table:table-cell table:style-name="ce142" table:formula="of:=WEEKDAY([.A32])" office:value-type="date" office:date-value="1900-01-01" calcext:value-type="date">
            <text:p>Mon</text:p>
          </table:table-cell>
          <table:table-cell table:style-name="ce143"/>
          <table:table-cell table:style-name="ce144" table:number-columns-repeated="3"/>
          <table:table-cell table:style-name="ce145" table:formula="of:=([.D32]-[.C32])-[.E32]+[.F32]" office:value-type="time" office:time-value="PT00H00M00S" calcext:value-type="time">
            <text:p>00:00</text:p>
          </table:table-cell>
          <table:table-cell table:style-name="ce146"/>
          <table:table-cell table:style-name="ce152" table:content-validation-name="val4"/>
          <table:table-cell table:number-columns-repeated="1015"/>
        </table:table-row>
        <table:table-row table:style-name="ro1">
          <table:table-cell table:style-name="ce141" table:formula="of:=[.A32]+1" office:value-type="date" office:date-value="2019-04-30" calcext:value-type="date">
            <text:p>04/30/19</text:p>
          </table:table-cell>
          <table:table-cell table:style-name="ce142" table:formula="of:=WEEKDAY([.A33])" office:value-type="date" office:date-value="1900-01-02" calcext:value-type="date">
            <text:p>Tue</text:p>
          </table:table-cell>
          <table:table-cell table:style-name="ce143"/>
          <table:table-cell table:style-name="ce144" table:number-columns-repeated="3"/>
          <table:table-cell table:style-name="ce145" table:formula="of:=([.D33]-[.C33])-[.E33]+[.F33]" office:value-type="time" office:time-value="PT00H00M00S" calcext:value-type="time">
            <text:p>00:00</text:p>
          </table:table-cell>
          <table:table-cell table:style-name="ce146"/>
          <table:table-cell table:style-name="ce152" table:content-validation-name="val4"/>
          <table:table-cell table:number-columns-repeated="1015"/>
        </table:table-row>
        <table:table-row table:style-name="ro9">
          <table:table-cell table:style-name="Default" table:number-columns-repeated="9"/>
          <table:table-cell/>
          <table:table-cell table:style-name="Default" table:number-columns-repeated="1014"/>
        </table:table-row>
        <table:table-row table:style-name="ro9">
          <table:table-cell table:style-name="ce96" table:number-columns-repeated="6"/>
          <table:table-cell table:style-name="ce51"/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Total</text:p>
          </table:table-cell>
          <table:table-cell table:style-name="ce96" table:number-columns-repeated="5"/>
          <table:table-cell table:style-name="ce52" table:formula="of:=SUM([.G4:.G34])" office:value-type="time" office:time-value="PT00H00M00S" calcext:value-type="time">
            <text:p>00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Carry-Over prev. Month</text:p>
          </table:table-cell>
          <table:table-cell table:style-name="ce96" table:number-columns-repeated="5"/>
          <table:table-cell table:style-name="ce53" table:formula="of:=[March.G42]" office:value-type="time" office:time-value="-PT504H00M00S" calcext:value-type="time">
            <text:p>-504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/>
          <table:table-cell table:style-name="ce96" table:number-columns-repeated="5"/>
          <table:table-cell table:style-name="ce54"/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Sum</text:p>
          </table:table-cell>
          <table:table-cell table:style-name="ce96" table:number-columns-repeated="5"/>
          <table:table-cell table:style-name="ce53" table:formula="of:=SUM([.G36:.G37])" office:value-type="time" office:time-value="-PT504H00M00S" calcext:value-type="time">
            <text:p>-504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Quota</text:p>
          </table:table-cell>
          <table:table-cell table:style-name="ce96" table:number-columns-repeated="5"/>
          <table:table-cell table:style-name="ce53" table:formula="of:=[$Overview.$I$16]" office:value-type="time" office:time-value="PT160H00M00S" calcext:value-type="time">
            <text:p>160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/>
          <table:table-cell table:style-name="ce96" table:number-columns-repeated="5"/>
          <table:table-cell table:style-name="ce54"/>
          <table:table-cell table:style-name="ce96"/>
          <table:table-cell table:number-columns-repeated="1016"/>
        </table:table-row>
        <table:table-row table:style-name="ro1">
          <table:table-cell table:style-name="ce40" office:value-type="string" calcext:value-type="string">
            <text:p>Carry-Over</text:p>
          </table:table-cell>
          <table:table-cell table:style-name="ce42" table:number-columns-repeated="5"/>
          <table:table-cell table:style-name="ce55" table:formula="of:=[.G39]-[.G40]" office:value-type="time" office:time-value="-PT664H00M00S" calcext:value-type="time">
            <text:p>-664:00</text:p>
          </table:table-cell>
          <table:table-cell table:style-name="ce96"/>
          <table:table-cell table:number-columns-repeated="1016"/>
        </table:table-row>
        <table:table-row table:style-name="ro1" table:number-rows-repeated="2">
          <table:table-cell table:style-name="ce23"/>
          <table:table-cell table:number-columns-repeated="1023"/>
        </table:table-row>
        <table:table-row table:style-name="ro1">
          <table:table-cell table:style-name="ce23" office:value-type="string" calcext:value-type="string">
            <text:p>Days/Month</text:p>
          </table:table-cell>
          <table:table-cell table:style-name="ce43" table:formula="of:=ORG.OPENOFFICE.DAYSINMONTH([.A4])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Working Days</text:p>
          </table:table-cell>
          <table:table-cell table:style-name="ce43" table:formula="of:=[$Overview.$C$16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Vacation</text:p>
          </table:table-cell>
          <table:table-cell table:style-name="ce44" table:formula="of:=[$Overview.$D$16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Sickness</text:p>
          </table:table-cell>
          <table:table-cell table:style-name="ce43" table:formula="of:=[$Overview.$E$16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Days Worked</text:p>
          </table:table-cell>
          <table:table-cell table:style-name="ce45" table:formula="of:=[$Overview.$G$16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 of Vacation</text:p>
          </table:table-cell>
          <table:table-cell table:style-name="ce62" table:formula="of:=[$Overview.$B$9]" office:value-type="float" office:value="30" calcext:value-type="float">
            <text:p>30</text:p>
          </table:table-cell>
          <table:table-cell table:number-columns-repeated="1022"/>
        </table:table-row>
        <table:table-row table:style-name="ro9" table:number-rows-repeated="1048525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April.A4:April.I33">
            <calcext:condition calcext:apply-style-name="Weekend" calcext:value="formula-is(OR([.$B4]=1; [.$B4]=7; [.$I4]=[$Overview.$D$47]))" calcext:base-cell-address="April.A4"/>
            <calcext:condition calcext:apply-style-name="Free" calcext:value="formula-is(NOT(ISNA(MATCH([.$I4];[$Overview.$E$47:.$Z$47];0))))" calcext:base-cell-address="April.A4"/>
            <calcext:condition calcext:apply-style-name="Overtime" calcext:value="formula-is([.$I4]=[$Overview.$B$47])" calcext:base-cell-address="April.A4"/>
          </calcext:conditional-format>
        </calcext:conditional-formats>
      </table:table>
      <table:table table:name="May" table:style-name="ta1" table:protected="true" table:print="false">
        <loext:table-protection loext:select-unprotected-cells="true"/>
        <table:table-column table:style-name="co12" table:default-cell-style-name="ce3"/>
        <table:table-column table:style-name="co13" table:default-cell-style-name="ce3"/>
        <table:table-column table:style-name="co14" table:number-columns-repeated="5" table:default-cell-style-name="ce3"/>
        <table:table-column table:style-name="co15" table:default-cell-style-name="ce3"/>
        <table:table-column table:style-name="co16" table:default-cell-style-name="ce3"/>
        <table:table-column table:style-name="co11" table:visibility="collapse" table:default-cell-style-name="Default"/>
        <table:table-column table:style-name="co11" table:number-columns-repeated="1014" table:default-cell-style-name="ce3"/>
        <table:table-row table:style-name="ro6">
          <table:table-cell table:style-name="ce35" office:value-type="string" calcext:value-type="string" table:number-columns-spanned="7" table:number-rows-spanned="1">
            <text:p>Time Sheet</text:p>
          </table:table-cell>
          <table:covered-table-cell table:style-name="ce96"/>
          <table:covered-table-cell/>
          <table:covered-table-cell table:number-columns-repeated="4" table:style-name="ce96"/>
          <table:table-cell/>
          <table:table-cell table:style-name="ce126" table:formula="of:=[.A4]" office:value-type="date" office:date-value="2019-05-01" calcext:value-type="date">
            <text:p>May 2019</text:p>
          </table:table-cell>
          <table:table-cell table:number-columns-repeated="1015"/>
        </table:table-row>
        <table:table-row table:style-name="ro6">
          <table:table-cell table:style-name="ce35" table:formula="of:=[$Overview.$B$1]" office:value-type="string" office:string-value="NAME" calcext:value-type="string" table:number-columns-spanned="7" table:number-rows-spanned="1">
            <text:p>NAME</text:p>
          </table:table-cell>
          <table:covered-table-cell table:number-columns-repeated="6" table:style-name="ce96"/>
          <table:table-cell table:style-name="ce96"/>
          <table:table-cell table:style-name="ce57"/>
          <table:table-cell table:number-columns-repeated="1015"/>
        </table:table-row>
        <table:table-row table:style-name="ro8">
          <table:table-cell table:style-name="ce36" table:number-columns-repeated="2"/>
          <table:table-cell table:style-name="ce47" office:value-type="string" calcext:value-type="string">
            <text:p>From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Break</text:p>
          </table:table-cell>
          <table:table-cell table:style-name="ce47" office:value-type="string" calcext:value-type="string">
            <text:p>Extra</text:p>
          </table:table-cell>
          <table:table-cell table:style-name="ce47" office:value-type="string" calcext:value-type="string">
            <text:p>Hours</text:p>
          </table:table-cell>
          <table:table-cell table:style-name="ce47" office:value-type="string" calcext:value-type="string">
            <text:p>Remark</text:p>
          </table:table-cell>
          <table:table-cell table:style-name="ce58" office:value-type="string" calcext:value-type="string">
            <text:p>Reason for Absence</text:p>
          </table:table-cell>
          <table:table-cell table:number-columns-repeated="1015"/>
        </table:table-row>
        <table:table-row table:style-name="ro1">
          <table:table-cell table:style-name="ce148" table:formula="of:=DATE([$Overview.$B$2]; 5;1)" office:value-type="date" office:date-value="2019-05-01" calcext:value-type="date">
            <text:p>05/01/19</text:p>
          </table:table-cell>
          <table:table-cell table:style-name="ce149" table:formula="of:=WEEKDAY([.A4])" office:value-type="date" office:date-value="1900-01-03" calcext:value-type="date">
            <text:p>Wed</text:p>
          </table:table-cell>
          <table:table-cell table:style-name="ce150"/>
          <table:table-cell table:style-name="ce151" table:number-columns-repeated="3"/>
          <table:table-cell table:style-name="ce153" table:formula="of:=([.D4]-[.C4])-[.E4]+[.F4]" office:value-type="time" office:time-value="PT00H00M00S" calcext:value-type="time">
            <text:p>00:00</text:p>
          </table:table-cell>
          <table:table-cell table:style-name="ce154" table:formula="of:=[$Overview.$A$35]" office:value-type="string" office:string-value="Labour Day" calcext:value-type="string">
            <text:p>Labour Day</text:p>
          </table:table-cell>
          <table:table-cell table:style-name="ce161" table:content-validation-name="val5" office:value-type="string" calcext:value-type="string">
            <text:p>Holiday</text:p>
          </table:table-cell>
          <table:table-cell table:number-columns-repeated="1015"/>
        </table:table-row>
        <table:table-row table:style-name="ro1">
          <table:table-cell table:style-name="ce148" table:formula="of:=[.A4]+1" office:value-type="date" office:date-value="2019-05-02" calcext:value-type="date">
            <text:p>05/02/19</text:p>
          </table:table-cell>
          <table:table-cell table:style-name="ce149" table:formula="of:=WEEKDAY([.A5])" office:value-type="date" office:date-value="1900-01-04" calcext:value-type="date">
            <text:p>Thu</text:p>
          </table:table-cell>
          <table:table-cell table:style-name="ce150"/>
          <table:table-cell table:style-name="ce151" table:number-columns-repeated="3"/>
          <table:table-cell table:style-name="ce153" table:formula="of:=([.D5]-[.C5])-[.E5]+[.F5]" office:value-type="time" office:time-value="PT00H00M00S" calcext:value-type="time">
            <text:p>00:00</text:p>
          </table:table-cell>
          <table:table-cell table:style-name="ce154"/>
          <table:table-cell table:style-name="ce161" table:content-validation-name="val5"/>
          <table:table-cell table:number-columns-repeated="1015"/>
        </table:table-row>
        <table:table-row table:style-name="ro1">
          <table:table-cell table:style-name="ce148" table:formula="of:=[.A5]+1" office:value-type="date" office:date-value="2019-05-03" calcext:value-type="date">
            <text:p>05/03/19</text:p>
          </table:table-cell>
          <table:table-cell table:style-name="ce149" table:formula="of:=WEEKDAY([.A6])" office:value-type="date" office:date-value="1900-01-05" calcext:value-type="date">
            <text:p>Fri</text:p>
          </table:table-cell>
          <table:table-cell table:style-name="ce150"/>
          <table:table-cell table:style-name="ce151" table:number-columns-repeated="3"/>
          <table:table-cell table:style-name="ce153" table:formula="of:=([.D6]-[.C6])-[.E6]+[.F6]" office:value-type="time" office:time-value="PT00H00M00S" calcext:value-type="time">
            <text:p>00:00</text:p>
          </table:table-cell>
          <table:table-cell table:style-name="ce154"/>
          <table:table-cell table:style-name="ce161" table:content-validation-name="val5"/>
          <table:table-cell table:number-columns-repeated="1015"/>
        </table:table-row>
        <table:table-row table:style-name="ro1">
          <table:table-cell table:style-name="ce148" table:formula="of:=[.A6]+1" office:value-type="date" office:date-value="2019-05-04" calcext:value-type="date">
            <text:p>05/04/19</text:p>
          </table:table-cell>
          <table:table-cell table:style-name="ce149" table:formula="of:=WEEKDAY([.A7])" office:value-type="date" office:date-value="1900-01-06" calcext:value-type="date">
            <text:p>Sat</text:p>
          </table:table-cell>
          <table:table-cell table:style-name="ce150"/>
          <table:table-cell table:style-name="ce151" table:number-columns-repeated="3"/>
          <table:table-cell table:style-name="ce153" table:formula="of:=([.D7]-[.C7])-[.E7]+[.F7]" office:value-type="time" office:time-value="PT00H00M00S" calcext:value-type="time">
            <text:p>00:00</text:p>
          </table:table-cell>
          <table:table-cell table:style-name="ce154"/>
          <table:table-cell table:style-name="ce161" table:content-validation-name="val5"/>
          <table:table-cell table:number-columns-repeated="1015"/>
        </table:table-row>
        <table:table-row table:style-name="ro1">
          <table:table-cell table:style-name="ce148" table:formula="of:=[.A7]+1" office:value-type="date" office:date-value="2019-05-05" calcext:value-type="date">
            <text:p>05/05/19</text:p>
          </table:table-cell>
          <table:table-cell table:style-name="ce149" table:formula="of:=WEEKDAY([.A8])" office:value-type="date" office:date-value="1899-12-31" calcext:value-type="date">
            <text:p>Sun</text:p>
          </table:table-cell>
          <table:table-cell table:style-name="ce150"/>
          <table:table-cell table:style-name="ce151" table:number-columns-repeated="3"/>
          <table:table-cell table:style-name="ce153" table:formula="of:=([.D8]-[.C8])-[.E8]+[.F8]" office:value-type="time" office:time-value="PT00H00M00S" calcext:value-type="time">
            <text:p>00:00</text:p>
          </table:table-cell>
          <table:table-cell table:style-name="ce154"/>
          <table:table-cell table:style-name="ce161" table:content-validation-name="val5"/>
          <table:table-cell table:number-columns-repeated="1015"/>
        </table:table-row>
        <table:table-row table:style-name="ro1">
          <table:table-cell table:style-name="ce148" table:formula="of:=[.A8]+1" office:value-type="date" office:date-value="2019-05-06" calcext:value-type="date">
            <text:p>05/06/19</text:p>
          </table:table-cell>
          <table:table-cell table:style-name="ce149" table:formula="of:=WEEKDAY([.A9])" office:value-type="date" office:date-value="1900-01-01" calcext:value-type="date">
            <text:p>Mon</text:p>
          </table:table-cell>
          <table:table-cell table:style-name="ce150"/>
          <table:table-cell table:style-name="ce151" table:number-columns-repeated="3"/>
          <table:table-cell table:style-name="ce153" table:formula="of:=([.D9]-[.C9])-[.E9]+[.F9]" office:value-type="time" office:time-value="PT00H00M00S" calcext:value-type="time">
            <text:p>00:00</text:p>
          </table:table-cell>
          <table:table-cell table:style-name="ce154"/>
          <table:table-cell table:style-name="ce161" table:content-validation-name="val5"/>
          <table:table-cell table:number-columns-repeated="1015"/>
        </table:table-row>
        <table:table-row table:style-name="ro1">
          <table:table-cell table:style-name="ce148" table:formula="of:=[.A9]+1" office:value-type="date" office:date-value="2019-05-07" calcext:value-type="date">
            <text:p>05/07/19</text:p>
          </table:table-cell>
          <table:table-cell table:style-name="ce149" table:formula="of:=WEEKDAY([.A10])" office:value-type="date" office:date-value="1900-01-02" calcext:value-type="date">
            <text:p>Tue</text:p>
          </table:table-cell>
          <table:table-cell table:style-name="ce150"/>
          <table:table-cell table:style-name="ce151" table:number-columns-repeated="3"/>
          <table:table-cell table:style-name="ce153" table:formula="of:=([.D10]-[.C10])-[.E10]+[.F10]" office:value-type="time" office:time-value="PT00H00M00S" calcext:value-type="time">
            <text:p>00:00</text:p>
          </table:table-cell>
          <table:table-cell table:style-name="ce154"/>
          <table:table-cell table:style-name="ce161" table:content-validation-name="val5"/>
          <table:table-cell table:number-columns-repeated="1015"/>
        </table:table-row>
        <table:table-row table:style-name="ro1">
          <table:table-cell table:style-name="ce148" table:formula="of:=[.A10]+1" office:value-type="date" office:date-value="2019-05-08" calcext:value-type="date">
            <text:p>05/08/19</text:p>
          </table:table-cell>
          <table:table-cell table:style-name="ce149" table:formula="of:=WEEKDAY([.A11])" office:value-type="date" office:date-value="1900-01-03" calcext:value-type="date">
            <text:p>Wed</text:p>
          </table:table-cell>
          <table:table-cell table:style-name="ce150"/>
          <table:table-cell table:style-name="ce151" table:number-columns-repeated="3"/>
          <table:table-cell table:style-name="ce153" table:formula="of:=([.D11]-[.C11])-[.E11]+[.F11]" office:value-type="time" office:time-value="PT00H00M00S" calcext:value-type="time">
            <text:p>00:00</text:p>
          </table:table-cell>
          <table:table-cell table:style-name="ce154"/>
          <table:table-cell table:style-name="ce161" table:content-validation-name="val5"/>
          <table:table-cell table:number-columns-repeated="1015"/>
        </table:table-row>
        <table:table-row table:style-name="ro1">
          <table:table-cell table:style-name="ce148" table:formula="of:=[.A11]+1" office:value-type="date" office:date-value="2019-05-09" calcext:value-type="date">
            <text:p>05/09/19</text:p>
          </table:table-cell>
          <table:table-cell table:style-name="ce149" table:formula="of:=WEEKDAY([.A12])" office:value-type="date" office:date-value="1900-01-04" calcext:value-type="date">
            <text:p>Thu</text:p>
          </table:table-cell>
          <table:table-cell table:style-name="ce150"/>
          <table:table-cell table:style-name="ce151" table:number-columns-repeated="3"/>
          <table:table-cell table:style-name="ce153" table:formula="of:=([.D12]-[.C12])-[.E12]+[.F12]" office:value-type="time" office:time-value="PT00H00M00S" calcext:value-type="time">
            <text:p>00:00</text:p>
          </table:table-cell>
          <table:table-cell table:style-name="ce154"/>
          <table:table-cell table:style-name="ce161" table:content-validation-name="val5"/>
          <table:table-cell table:number-columns-repeated="1015"/>
        </table:table-row>
        <table:table-row table:style-name="ro1">
          <table:table-cell table:style-name="ce148" table:formula="of:=[.A12]+1" office:value-type="date" office:date-value="2019-05-10" calcext:value-type="date">
            <text:p>05/10/19</text:p>
          </table:table-cell>
          <table:table-cell table:style-name="ce149" table:formula="of:=WEEKDAY([.A13])" office:value-type="date" office:date-value="1900-01-05" calcext:value-type="date">
            <text:p>Fri</text:p>
          </table:table-cell>
          <table:table-cell table:style-name="ce150"/>
          <table:table-cell table:style-name="ce151" table:number-columns-repeated="3"/>
          <table:table-cell table:style-name="ce153" table:formula="of:=([.D13]-[.C13])-[.E13]+[.F13]" office:value-type="time" office:time-value="PT00H00M00S" calcext:value-type="time">
            <text:p>00:00</text:p>
          </table:table-cell>
          <table:table-cell table:style-name="ce154"/>
          <table:table-cell table:style-name="ce161" table:content-validation-name="val5"/>
          <table:table-cell table:number-columns-repeated="1015"/>
        </table:table-row>
        <table:table-row table:style-name="ro1">
          <table:table-cell table:style-name="ce148" table:formula="of:=[.A13]+1" office:value-type="date" office:date-value="2019-05-11" calcext:value-type="date">
            <text:p>05/11/19</text:p>
          </table:table-cell>
          <table:table-cell table:style-name="ce149" table:formula="of:=WEEKDAY([.A14])" office:value-type="date" office:date-value="1900-01-06" calcext:value-type="date">
            <text:p>Sat</text:p>
          </table:table-cell>
          <table:table-cell table:style-name="ce150"/>
          <table:table-cell table:style-name="ce151" table:number-columns-repeated="3"/>
          <table:table-cell table:style-name="ce153" table:formula="of:=([.D14]-[.C14])-[.E14]+[.F14]" office:value-type="time" office:time-value="PT00H00M00S" calcext:value-type="time">
            <text:p>00:00</text:p>
          </table:table-cell>
          <table:table-cell table:style-name="ce154"/>
          <table:table-cell table:style-name="ce161" table:content-validation-name="val5"/>
          <table:table-cell table:number-columns-repeated="1015"/>
        </table:table-row>
        <table:table-row table:style-name="ro1">
          <table:table-cell table:style-name="ce148" table:formula="of:=[.A14]+1" office:value-type="date" office:date-value="2019-05-12" calcext:value-type="date">
            <text:p>05/12/19</text:p>
          </table:table-cell>
          <table:table-cell table:style-name="ce149" table:formula="of:=WEEKDAY([.A15])" office:value-type="date" office:date-value="1899-12-31" calcext:value-type="date">
            <text:p>Sun</text:p>
          </table:table-cell>
          <table:table-cell table:style-name="ce150"/>
          <table:table-cell table:style-name="ce151" table:number-columns-repeated="3"/>
          <table:table-cell table:style-name="ce153" table:formula="of:=([.D15]-[.C15])-[.E15]+[.F15]" office:value-type="time" office:time-value="PT00H00M00S" calcext:value-type="time">
            <text:p>00:00</text:p>
          </table:table-cell>
          <table:table-cell table:style-name="ce154"/>
          <table:table-cell table:style-name="ce161" table:content-validation-name="val5"/>
          <table:table-cell table:number-columns-repeated="1015"/>
        </table:table-row>
        <table:table-row table:style-name="ro1">
          <table:table-cell table:style-name="ce148" table:formula="of:=[.A15]+1" office:value-type="date" office:date-value="2019-05-13" calcext:value-type="date">
            <text:p>05/13/19</text:p>
          </table:table-cell>
          <table:table-cell table:style-name="ce149" table:formula="of:=WEEKDAY([.A16])" office:value-type="date" office:date-value="1900-01-01" calcext:value-type="date">
            <text:p>Mon</text:p>
          </table:table-cell>
          <table:table-cell table:style-name="ce150"/>
          <table:table-cell table:style-name="ce151" table:number-columns-repeated="3"/>
          <table:table-cell table:style-name="ce153" table:formula="of:=([.D16]-[.C16])-[.E16]+[.F16]" office:value-type="time" office:time-value="PT00H00M00S" calcext:value-type="time">
            <text:p>00:00</text:p>
          </table:table-cell>
          <table:table-cell table:style-name="ce154"/>
          <table:table-cell table:style-name="ce161" table:content-validation-name="val5"/>
          <table:table-cell table:number-columns-repeated="1015"/>
        </table:table-row>
        <table:table-row table:style-name="ro1">
          <table:table-cell table:style-name="ce148" table:formula="of:=[.A16]+1" office:value-type="date" office:date-value="2019-05-14" calcext:value-type="date">
            <text:p>05/14/19</text:p>
          </table:table-cell>
          <table:table-cell table:style-name="ce149" table:formula="of:=WEEKDAY([.A17])" office:value-type="date" office:date-value="1900-01-02" calcext:value-type="date">
            <text:p>Tue</text:p>
          </table:table-cell>
          <table:table-cell table:style-name="ce150"/>
          <table:table-cell table:style-name="ce151" table:number-columns-repeated="3"/>
          <table:table-cell table:style-name="ce153" table:formula="of:=([.D17]-[.C17])-[.E17]+[.F17]" office:value-type="time" office:time-value="PT00H00M00S" calcext:value-type="time">
            <text:p>00:00</text:p>
          </table:table-cell>
          <table:table-cell table:style-name="ce154"/>
          <table:table-cell table:style-name="ce161" table:content-validation-name="val5"/>
          <table:table-cell table:number-columns-repeated="1015"/>
        </table:table-row>
        <table:table-row table:style-name="ro1">
          <table:table-cell table:style-name="ce148" table:formula="of:=[.A17]+1" office:value-type="date" office:date-value="2019-05-15" calcext:value-type="date">
            <text:p>05/15/19</text:p>
          </table:table-cell>
          <table:table-cell table:style-name="ce149" table:formula="of:=WEEKDAY([.A18])" office:value-type="date" office:date-value="1900-01-03" calcext:value-type="date">
            <text:p>Wed</text:p>
          </table:table-cell>
          <table:table-cell table:style-name="ce150"/>
          <table:table-cell table:style-name="ce151" table:number-columns-repeated="3"/>
          <table:table-cell table:style-name="ce153" table:formula="of:=([.D18]-[.C18])-[.E18]+[.F18]" office:value-type="time" office:time-value="PT00H00M00S" calcext:value-type="time">
            <text:p>00:00</text:p>
          </table:table-cell>
          <table:table-cell table:style-name="ce154"/>
          <table:table-cell table:style-name="ce161" table:content-validation-name="val5"/>
          <table:table-cell table:number-columns-repeated="1015"/>
        </table:table-row>
        <table:table-row table:style-name="ro1">
          <table:table-cell table:style-name="ce148" table:formula="of:=[.A18]+1" office:value-type="date" office:date-value="2019-05-16" calcext:value-type="date">
            <text:p>05/16/19</text:p>
          </table:table-cell>
          <table:table-cell table:style-name="ce149" table:formula="of:=WEEKDAY([.A19])" office:value-type="date" office:date-value="1900-01-04" calcext:value-type="date">
            <text:p>Thu</text:p>
          </table:table-cell>
          <table:table-cell table:style-name="ce150"/>
          <table:table-cell table:style-name="ce151" table:number-columns-repeated="3"/>
          <table:table-cell table:style-name="ce153" table:formula="of:=([.D19]-[.C19])-[.E19]+[.F19]" office:value-type="time" office:time-value="PT00H00M00S" calcext:value-type="time">
            <text:p>00:00</text:p>
          </table:table-cell>
          <table:table-cell table:style-name="ce154"/>
          <table:table-cell table:style-name="ce161" table:content-validation-name="val5"/>
          <table:table-cell table:number-columns-repeated="1015"/>
        </table:table-row>
        <table:table-row table:style-name="ro1">
          <table:table-cell table:style-name="ce148" table:formula="of:=[.A19]+1" office:value-type="date" office:date-value="2019-05-17" calcext:value-type="date">
            <text:p>05/17/19</text:p>
          </table:table-cell>
          <table:table-cell table:style-name="ce149" table:formula="of:=WEEKDAY([.A20])" office:value-type="date" office:date-value="1900-01-05" calcext:value-type="date">
            <text:p>Fri</text:p>
          </table:table-cell>
          <table:table-cell table:style-name="ce150"/>
          <table:table-cell table:style-name="ce151" table:number-columns-repeated="3"/>
          <table:table-cell table:style-name="ce153" table:formula="of:=([.D20]-[.C20])-[.E20]+[.F20]" office:value-type="time" office:time-value="PT00H00M00S" calcext:value-type="time">
            <text:p>00:00</text:p>
          </table:table-cell>
          <table:table-cell table:style-name="ce154"/>
          <table:table-cell table:style-name="ce161" table:content-validation-name="val5"/>
          <table:table-cell table:number-columns-repeated="1015"/>
        </table:table-row>
        <table:table-row table:style-name="ro1">
          <table:table-cell table:style-name="ce148" table:formula="of:=[.A20]+1" office:value-type="date" office:date-value="2019-05-18" calcext:value-type="date">
            <text:p>05/18/19</text:p>
          </table:table-cell>
          <table:table-cell table:style-name="ce149" table:formula="of:=WEEKDAY([.A21])" office:value-type="date" office:date-value="1900-01-06" calcext:value-type="date">
            <text:p>Sat</text:p>
          </table:table-cell>
          <table:table-cell table:style-name="ce150"/>
          <table:table-cell table:style-name="ce151" table:number-columns-repeated="3"/>
          <table:table-cell table:style-name="ce153" table:formula="of:=([.D21]-[.C21])-[.E21]+[.F21]" office:value-type="time" office:time-value="PT00H00M00S" calcext:value-type="time">
            <text:p>00:00</text:p>
          </table:table-cell>
          <table:table-cell table:style-name="ce154"/>
          <table:table-cell table:style-name="ce161" table:content-validation-name="val5"/>
          <table:table-cell table:number-columns-repeated="1015"/>
        </table:table-row>
        <table:table-row table:style-name="ro1">
          <table:table-cell table:style-name="ce148" table:formula="of:=[.A21]+1" office:value-type="date" office:date-value="2019-05-19" calcext:value-type="date">
            <text:p>05/19/19</text:p>
          </table:table-cell>
          <table:table-cell table:style-name="ce149" table:formula="of:=WEEKDAY([.A22])" office:value-type="date" office:date-value="1899-12-31" calcext:value-type="date">
            <text:p>Sun</text:p>
          </table:table-cell>
          <table:table-cell table:style-name="ce150"/>
          <table:table-cell table:style-name="ce151" table:number-columns-repeated="3"/>
          <table:table-cell table:style-name="ce153" table:formula="of:=([.D22]-[.C22])-[.E22]+[.F22]" office:value-type="time" office:time-value="PT00H00M00S" calcext:value-type="time">
            <text:p>00:00</text:p>
          </table:table-cell>
          <table:table-cell table:style-name="ce154"/>
          <table:table-cell table:style-name="ce161" table:content-validation-name="val5"/>
          <table:table-cell table:number-columns-repeated="1015"/>
        </table:table-row>
        <table:table-row table:style-name="ro1">
          <table:table-cell table:style-name="ce148" table:formula="of:=[.A22]+1" office:value-type="date" office:date-value="2019-05-20" calcext:value-type="date">
            <text:p>05/20/19</text:p>
          </table:table-cell>
          <table:table-cell table:style-name="ce149" table:formula="of:=WEEKDAY([.A23])" office:value-type="date" office:date-value="1900-01-01" calcext:value-type="date">
            <text:p>Mon</text:p>
          </table:table-cell>
          <table:table-cell table:style-name="ce150"/>
          <table:table-cell table:style-name="ce151" table:number-columns-repeated="3"/>
          <table:table-cell table:style-name="ce153" table:formula="of:=([.D23]-[.C23])-[.E23]+[.F23]" office:value-type="time" office:time-value="PT00H00M00S" calcext:value-type="time">
            <text:p>00:00</text:p>
          </table:table-cell>
          <table:table-cell table:style-name="ce154"/>
          <table:table-cell table:style-name="ce161" table:content-validation-name="val5"/>
          <table:table-cell table:number-columns-repeated="1015"/>
        </table:table-row>
        <table:table-row table:style-name="ro1">
          <table:table-cell table:style-name="ce148" table:formula="of:=[.A23]+1" office:value-type="date" office:date-value="2019-05-21" calcext:value-type="date">
            <text:p>05/21/19</text:p>
          </table:table-cell>
          <table:table-cell table:style-name="ce149" table:formula="of:=WEEKDAY([.A24])" office:value-type="date" office:date-value="1900-01-02" calcext:value-type="date">
            <text:p>Tue</text:p>
          </table:table-cell>
          <table:table-cell table:style-name="ce150"/>
          <table:table-cell table:style-name="ce151" table:number-columns-repeated="3"/>
          <table:table-cell table:style-name="ce153" table:formula="of:=([.D24]-[.C24])-[.E24]+[.F24]" office:value-type="time" office:time-value="PT00H00M00S" calcext:value-type="time">
            <text:p>00:00</text:p>
          </table:table-cell>
          <table:table-cell table:style-name="ce154"/>
          <table:table-cell table:style-name="ce161" table:content-validation-name="val5"/>
          <table:table-cell table:number-columns-repeated="1015"/>
        </table:table-row>
        <table:table-row table:style-name="ro1">
          <table:table-cell table:style-name="ce148" table:formula="of:=[.A24]+1" office:value-type="date" office:date-value="2019-05-22" calcext:value-type="date">
            <text:p>05/22/19</text:p>
          </table:table-cell>
          <table:table-cell table:style-name="ce149" table:formula="of:=WEEKDAY([.A25])" office:value-type="date" office:date-value="1900-01-03" calcext:value-type="date">
            <text:p>Wed</text:p>
          </table:table-cell>
          <table:table-cell table:style-name="ce150"/>
          <table:table-cell table:style-name="ce151" table:number-columns-repeated="3"/>
          <table:table-cell table:style-name="ce153" table:formula="of:=([.D25]-[.C25])-[.E25]+[.F25]" office:value-type="time" office:time-value="PT00H00M00S" calcext:value-type="time">
            <text:p>00:00</text:p>
          </table:table-cell>
          <table:table-cell table:style-name="ce154"/>
          <table:table-cell table:style-name="ce161" table:content-validation-name="val5"/>
          <table:table-cell table:number-columns-repeated="1015"/>
        </table:table-row>
        <table:table-row table:style-name="ro1">
          <table:table-cell table:style-name="ce148" table:formula="of:=[.A25]+1" office:value-type="date" office:date-value="2019-05-23" calcext:value-type="date">
            <text:p>05/23/19</text:p>
          </table:table-cell>
          <table:table-cell table:style-name="ce149" table:formula="of:=WEEKDAY([.A26])" office:value-type="date" office:date-value="1900-01-04" calcext:value-type="date">
            <text:p>Thu</text:p>
          </table:table-cell>
          <table:table-cell table:style-name="ce150"/>
          <table:table-cell table:style-name="ce151" table:number-columns-repeated="3"/>
          <table:table-cell table:style-name="ce153" table:formula="of:=([.D26]-[.C26])-[.E26]+[.F26]" office:value-type="time" office:time-value="PT00H00M00S" calcext:value-type="time">
            <text:p>00:00</text:p>
          </table:table-cell>
          <table:table-cell table:style-name="ce154"/>
          <table:table-cell table:style-name="ce161" table:content-validation-name="val5"/>
          <table:table-cell table:number-columns-repeated="1015"/>
        </table:table-row>
        <table:table-row table:style-name="ro1">
          <table:table-cell table:style-name="ce148" table:formula="of:=[.A26]+1" office:value-type="date" office:date-value="2019-05-24" calcext:value-type="date">
            <text:p>05/24/19</text:p>
          </table:table-cell>
          <table:table-cell table:style-name="ce149" table:formula="of:=WEEKDAY([.A27])" office:value-type="date" office:date-value="1900-01-05" calcext:value-type="date">
            <text:p>Fri</text:p>
          </table:table-cell>
          <table:table-cell table:style-name="ce150"/>
          <table:table-cell table:style-name="ce151" table:number-columns-repeated="3"/>
          <table:table-cell table:style-name="ce153" table:formula="of:=([.D27]-[.C27])-[.E27]+[.F27]" office:value-type="time" office:time-value="PT00H00M00S" calcext:value-type="time">
            <text:p>00:00</text:p>
          </table:table-cell>
          <table:table-cell table:style-name="ce154"/>
          <table:table-cell table:style-name="ce161" table:content-validation-name="val5"/>
          <table:table-cell table:number-columns-repeated="1015"/>
        </table:table-row>
        <table:table-row table:style-name="ro1">
          <table:table-cell table:style-name="ce148" table:formula="of:=[.A27]+1" office:value-type="date" office:date-value="2019-05-25" calcext:value-type="date">
            <text:p>05/25/19</text:p>
          </table:table-cell>
          <table:table-cell table:style-name="ce149" table:formula="of:=WEEKDAY([.A28])" office:value-type="date" office:date-value="1900-01-06" calcext:value-type="date">
            <text:p>Sat</text:p>
          </table:table-cell>
          <table:table-cell table:style-name="ce150"/>
          <table:table-cell table:style-name="ce151" table:number-columns-repeated="3"/>
          <table:table-cell table:style-name="ce153" table:formula="of:=([.D28]-[.C28])-[.E28]+[.F28]" office:value-type="time" office:time-value="PT00H00M00S" calcext:value-type="time">
            <text:p>00:00</text:p>
          </table:table-cell>
          <table:table-cell table:style-name="ce154"/>
          <table:table-cell table:style-name="ce161" table:content-validation-name="val5"/>
          <table:table-cell table:number-columns-repeated="1015"/>
        </table:table-row>
        <table:table-row table:style-name="ro1">
          <table:table-cell table:style-name="ce148" table:formula="of:=[.A28]+1" office:value-type="date" office:date-value="2019-05-26" calcext:value-type="date">
            <text:p>05/26/19</text:p>
          </table:table-cell>
          <table:table-cell table:style-name="ce149" table:formula="of:=WEEKDAY([.A29])" office:value-type="date" office:date-value="1899-12-31" calcext:value-type="date">
            <text:p>Sun</text:p>
          </table:table-cell>
          <table:table-cell table:style-name="ce150"/>
          <table:table-cell table:style-name="ce151" table:number-columns-repeated="3"/>
          <table:table-cell table:style-name="ce153" table:formula="of:=([.D29]-[.C29])-[.E29]+[.F29]" office:value-type="time" office:time-value="PT00H00M00S" calcext:value-type="time">
            <text:p>00:00</text:p>
          </table:table-cell>
          <table:table-cell table:style-name="ce154"/>
          <table:table-cell table:style-name="ce161" table:content-validation-name="val5"/>
          <table:table-cell table:number-columns-repeated="1015"/>
        </table:table-row>
        <table:table-row table:style-name="ro1">
          <table:table-cell table:style-name="ce148" table:formula="of:=[.A29]+1" office:value-type="date" office:date-value="2019-05-27" calcext:value-type="date">
            <text:p>05/27/19</text:p>
          </table:table-cell>
          <table:table-cell table:style-name="ce149" table:formula="of:=WEEKDAY([.A30])" office:value-type="date" office:date-value="1900-01-01" calcext:value-type="date">
            <text:p>Mon</text:p>
          </table:table-cell>
          <table:table-cell table:style-name="ce150"/>
          <table:table-cell table:style-name="ce151" table:number-columns-repeated="3"/>
          <table:table-cell table:style-name="ce153" table:formula="of:=([.D30]-[.C30])-[.E30]+[.F30]" office:value-type="time" office:time-value="PT00H00M00S" calcext:value-type="time">
            <text:p>00:00</text:p>
          </table:table-cell>
          <table:table-cell table:style-name="ce154"/>
          <table:table-cell table:style-name="ce161" table:content-validation-name="val5"/>
          <table:table-cell table:number-columns-repeated="1015"/>
        </table:table-row>
        <table:table-row table:style-name="ro1">
          <table:table-cell table:style-name="ce148" table:formula="of:=[.A30]+1" office:value-type="date" office:date-value="2019-05-28" calcext:value-type="date">
            <text:p>05/28/19</text:p>
          </table:table-cell>
          <table:table-cell table:style-name="ce149" table:formula="of:=WEEKDAY([.A31])" office:value-type="date" office:date-value="1900-01-02" calcext:value-type="date">
            <text:p>Tue</text:p>
          </table:table-cell>
          <table:table-cell table:style-name="ce150"/>
          <table:table-cell table:style-name="ce151" table:number-columns-repeated="3"/>
          <table:table-cell table:style-name="ce153" table:formula="of:=([.D31]-[.C31])-[.E31]+[.F31]" office:value-type="time" office:time-value="PT00H00M00S" calcext:value-type="time">
            <text:p>00:00</text:p>
          </table:table-cell>
          <table:table-cell table:style-name="ce154"/>
          <table:table-cell table:style-name="ce161" table:content-validation-name="val5"/>
          <table:table-cell table:number-columns-repeated="1015"/>
        </table:table-row>
        <table:table-row table:style-name="ro1">
          <table:table-cell table:style-name="ce148" table:formula="of:=[.A31]+1" office:value-type="date" office:date-value="2019-05-29" calcext:value-type="date">
            <text:p>05/29/19</text:p>
          </table:table-cell>
          <table:table-cell table:style-name="ce149" table:formula="of:=WEEKDAY([.A32])" office:value-type="date" office:date-value="1900-01-03" calcext:value-type="date">
            <text:p>Wed</text:p>
          </table:table-cell>
          <table:table-cell table:style-name="ce150"/>
          <table:table-cell table:style-name="ce151" table:number-columns-repeated="3"/>
          <table:table-cell table:style-name="ce153" table:formula="of:=([.D32]-[.C32])-[.E32]+[.F32]" office:value-type="time" office:time-value="PT00H00M00S" calcext:value-type="time">
            <text:p>00:00</text:p>
          </table:table-cell>
          <table:table-cell table:style-name="ce154"/>
          <table:table-cell table:style-name="ce161" table:content-validation-name="val5"/>
          <table:table-cell table:number-columns-repeated="1015"/>
        </table:table-row>
        <table:table-row table:style-name="ro1">
          <table:table-cell table:style-name="ce148" table:formula="of:=[.A32]+1" office:value-type="date" office:date-value="2019-05-30" calcext:value-type="date">
            <text:p>05/30/19</text:p>
          </table:table-cell>
          <table:table-cell table:style-name="ce149" table:formula="of:=WEEKDAY([.A33])" office:value-type="date" office:date-value="1900-01-04" calcext:value-type="date">
            <text:p>Thu</text:p>
          </table:table-cell>
          <table:table-cell table:style-name="ce150"/>
          <table:table-cell table:style-name="ce151" table:number-columns-repeated="3"/>
          <table:table-cell table:style-name="ce153" table:formula="of:=([.D33]-[.C33])-[.E33]+[.F33]" office:value-type="time" office:time-value="PT00H00M00S" calcext:value-type="time">
            <text:p>00:00</text:p>
          </table:table-cell>
          <table:table-cell table:style-name="ce159" office:value-type="string" calcext:value-type="string">
            <text:p>Ascension Day</text:p>
          </table:table-cell>
          <table:table-cell table:style-name="ce161" table:content-validation-name="val5" office:value-type="string" calcext:value-type="string">
            <text:p>Holiday</text:p>
          </table:table-cell>
          <table:table-cell table:number-columns-repeated="1015"/>
        </table:table-row>
        <table:table-row table:style-name="ro1">
          <table:table-cell table:style-name="ce148" table:formula="of:=[.A33]+1" office:value-type="date" office:date-value="2019-05-31" calcext:value-type="date">
            <text:p>05/31/19</text:p>
          </table:table-cell>
          <table:table-cell table:style-name="ce149" table:formula="of:=WEEKDAY([.A34])" office:value-type="date" office:date-value="1900-01-05" calcext:value-type="date">
            <text:p>Fri</text:p>
          </table:table-cell>
          <table:table-cell table:style-name="ce150"/>
          <table:table-cell table:style-name="ce151" table:number-columns-repeated="3"/>
          <table:table-cell table:style-name="ce153" table:formula="of:=([.D34]-[.C34])-[.E34]+[.F34]" office:value-type="time" office:time-value="PT00H00M00S" calcext:value-type="time">
            <text:p>00:00</text:p>
          </table:table-cell>
          <table:table-cell table:style-name="ce154"/>
          <table:table-cell table:style-name="ce161" table:content-validation-name="val5"/>
          <table:table-cell table:number-columns-repeated="1015"/>
        </table:table-row>
        <table:table-row table:style-name="ro9">
          <table:table-cell table:style-name="ce96" table:number-columns-repeated="6"/>
          <table:table-cell table:style-name="ce51"/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Total</text:p>
          </table:table-cell>
          <table:table-cell table:style-name="ce96" table:number-columns-repeated="5"/>
          <table:table-cell table:style-name="ce52" table:formula="of:=SUM([.G4:.G34])" office:value-type="time" office:time-value="PT00H00M00S" calcext:value-type="time">
            <text:p>00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Carry-Over prev. Month</text:p>
          </table:table-cell>
          <table:table-cell table:style-name="ce96" table:number-columns-repeated="5"/>
          <table:table-cell table:style-name="ce53" table:formula="of:=[April.G42]" office:value-type="time" office:time-value="-PT664H00M00S" calcext:value-type="time">
            <text:p>-664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/>
          <table:table-cell table:style-name="ce96" table:number-columns-repeated="5"/>
          <table:table-cell table:style-name="ce54"/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Sum</text:p>
          </table:table-cell>
          <table:table-cell table:style-name="ce96" table:number-columns-repeated="5"/>
          <table:table-cell table:style-name="ce53" table:formula="of:=SUM([.G36:.G37])" office:value-type="time" office:time-value="-PT664H00M00S" calcext:value-type="time">
            <text:p>-664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Quota</text:p>
          </table:table-cell>
          <table:table-cell table:style-name="ce96" table:number-columns-repeated="5"/>
          <table:table-cell table:style-name="ce53" table:formula="of:=[$Overview.$I$17]" office:value-type="time" office:time-value="PT168H00M00S" calcext:value-type="time">
            <text:p>168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/>
          <table:table-cell table:style-name="ce96" table:number-columns-repeated="5"/>
          <table:table-cell table:style-name="ce54"/>
          <table:table-cell table:style-name="ce96"/>
          <table:table-cell table:number-columns-repeated="1016"/>
        </table:table-row>
        <table:table-row table:style-name="ro1">
          <table:table-cell table:style-name="ce40" office:value-type="string" calcext:value-type="string">
            <text:p>Carry-Over</text:p>
          </table:table-cell>
          <table:table-cell table:style-name="ce42" table:number-columns-repeated="5"/>
          <table:table-cell table:style-name="ce55" table:formula="of:=[.G39]-[.G40]" office:value-type="time" office:time-value="-PT832H00M00S" calcext:value-type="time">
            <text:p>-832:00</text:p>
          </table:table-cell>
          <table:table-cell table:style-name="ce96"/>
          <table:table-cell table:number-columns-repeated="1016"/>
        </table:table-row>
        <table:table-row table:style-name="ro1" table:number-rows-repeated="2">
          <table:table-cell table:style-name="ce23"/>
          <table:table-cell table:number-columns-repeated="1023"/>
        </table:table-row>
        <table:table-row table:style-name="ro1">
          <table:table-cell table:style-name="ce23" office:value-type="string" calcext:value-type="string">
            <text:p>Days/Month</text:p>
          </table:table-cell>
          <table:table-cell table:style-name="ce43" table:formula="of:=ORG.OPENOFFICE.DAYSINMONTH([.A4])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Working Days</text:p>
          </table:table-cell>
          <table:table-cell table:style-name="ce43" table:formula="of:=[$Overview.$C$17]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Vacation</text:p>
          </table:table-cell>
          <table:table-cell table:style-name="ce44" table:formula="of:=[$Overview.$D$17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Sickness</text:p>
          </table:table-cell>
          <table:table-cell table:style-name="ce43" table:formula="of:=[$Overview.$E$17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Days Worked</text:p>
          </table:table-cell>
          <table:table-cell table:style-name="ce45" table:formula="of:=[$Overview.$G$17]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 of Vacation</text:p>
          </table:table-cell>
          <table:table-cell table:style-name="ce62" table:formula="of:=[$Overview.$B$9]" office:value-type="float" office:value="30" calcext:value-type="float">
            <text:p>30</text:p>
          </table:table-cell>
          <table:table-cell table:number-columns-repeated="1022"/>
        </table:table-row>
        <table:table-row table:style-name="ro9" table:number-rows-repeated="1048525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May.A4:May.I34">
            <calcext:condition calcext:apply-style-name="Weekend" calcext:value="formula-is(OR([.$B4]=1; [.$B4]=7; [.$I4]=[$Overview.$D$47]))" calcext:base-cell-address="May.A4"/>
            <calcext:condition calcext:apply-style-name="Free" calcext:value="formula-is(NOT(ISNA(MATCH([.$I4];[$Overview.$E$47:.$Z$47];0))))" calcext:base-cell-address="May.A4"/>
            <calcext:condition calcext:apply-style-name="Overtime" calcext:value="formula-is([.$I4]=[$Overview.$B$47])" calcext:base-cell-address="May.A4"/>
          </calcext:conditional-format>
        </calcext:conditional-formats>
      </table:table>
      <table:table table:name="June" table:style-name="ta1" table:protected="true" table:print="false">
        <loext:table-protection loext:select-unprotected-cells="true"/>
        <table:table-column table:style-name="co12" table:default-cell-style-name="ce3"/>
        <table:table-column table:style-name="co13" table:default-cell-style-name="ce3"/>
        <table:table-column table:style-name="co14" table:number-columns-repeated="5" table:default-cell-style-name="ce3"/>
        <table:table-column table:style-name="co15" table:default-cell-style-name="ce3"/>
        <table:table-column table:style-name="co16" table:default-cell-style-name="ce3"/>
        <table:table-column table:style-name="co11" table:visibility="collapse" table:default-cell-style-name="Default"/>
        <table:table-column table:style-name="co11" table:number-columns-repeated="1014" table:default-cell-style-name="ce3"/>
        <table:table-row table:style-name="ro6">
          <table:table-cell table:style-name="ce35" office:value-type="string" calcext:value-type="string" table:number-columns-spanned="7" table:number-rows-spanned="1">
            <text:p>Time Sheet</text:p>
          </table:table-cell>
          <table:covered-table-cell table:style-name="ce96"/>
          <table:covered-table-cell/>
          <table:covered-table-cell table:number-columns-repeated="4" table:style-name="ce96"/>
          <table:table-cell/>
          <table:table-cell table:style-name="ce126" table:formula="of:=[.A4]" office:value-type="date" office:date-value="2019-06-01" calcext:value-type="date">
            <text:p>June 2019</text:p>
          </table:table-cell>
          <table:table-cell table:number-columns-repeated="1015"/>
        </table:table-row>
        <table:table-row table:style-name="ro7">
          <table:table-cell table:style-name="ce35" table:formula="of:=[$Overview.$B$1]" office:value-type="string" office:string-value="NAME" calcext:value-type="string" table:number-columns-spanned="7" table:number-rows-spanned="1">
            <text:p>NAME</text:p>
          </table:table-cell>
          <table:covered-table-cell table:number-columns-repeated="6" table:style-name="ce96"/>
          <table:table-cell table:style-name="ce96"/>
          <table:table-cell table:style-name="ce23"/>
          <table:table-cell table:number-columns-repeated="1015"/>
        </table:table-row>
        <table:table-row table:style-name="ro8">
          <table:table-cell table:style-name="ce36" table:number-columns-repeated="2"/>
          <table:table-cell table:style-name="ce47" office:value-type="string" calcext:value-type="string">
            <text:p>From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Break</text:p>
          </table:table-cell>
          <table:table-cell table:style-name="ce47" office:value-type="string" calcext:value-type="string">
            <text:p>Extra</text:p>
          </table:table-cell>
          <table:table-cell table:style-name="ce47" office:value-type="string" calcext:value-type="string">
            <text:p>Hours</text:p>
          </table:table-cell>
          <table:table-cell table:style-name="ce47" office:value-type="string" calcext:value-type="string">
            <text:p>Remark</text:p>
          </table:table-cell>
          <table:table-cell table:style-name="ce58" office:value-type="string" calcext:value-type="string">
            <text:p>Reason for Absence</text:p>
          </table:table-cell>
          <table:table-cell table:number-columns-repeated="1015"/>
        </table:table-row>
        <table:table-row table:style-name="ro1">
          <table:table-cell table:style-name="ce158" table:formula="of:=DATE([$Overview.$B$2]; 6;1)" office:value-type="date" office:date-value="2019-06-01" calcext:value-type="date">
            <text:p>06/01/19</text:p>
          </table:table-cell>
          <table:table-cell table:style-name="ce160" table:formula="of:=WEEKDAY([.A4])" office:value-type="date" office:date-value="1900-01-06" calcext:value-type="date">
            <text:p>Sat</text:p>
          </table:table-cell>
          <table:table-cell table:style-name="ce162"/>
          <table:table-cell table:style-name="ce163" table:number-columns-repeated="3"/>
          <table:table-cell table:style-name="ce164" table:formula="of:=([.D4]-[.C4])-[.E4]+[.F4]" office:value-type="time" office:time-value="PT00H00M00S" calcext:value-type="time">
            <text:p>00:00</text:p>
          </table:table-cell>
          <table:table-cell table:style-name="ce165"/>
          <table:table-cell table:style-name="ce168" table:content-validation-name="val6"/>
          <table:table-cell table:number-columns-repeated="1015"/>
        </table:table-row>
        <table:table-row table:style-name="ro1">
          <table:table-cell table:style-name="ce158" table:formula="of:=[.A4]+1" office:value-type="date" office:date-value="2019-06-02" calcext:value-type="date">
            <text:p>06/02/19</text:p>
          </table:table-cell>
          <table:table-cell table:style-name="ce160" table:formula="of:=WEEKDAY([.A5])" office:value-type="date" office:date-value="1899-12-31" calcext:value-type="date">
            <text:p>Sun</text:p>
          </table:table-cell>
          <table:table-cell table:style-name="ce162"/>
          <table:table-cell table:style-name="ce163" table:number-columns-repeated="3"/>
          <table:table-cell table:style-name="ce164" table:formula="of:=([.D5]-[.C5])-[.E5]+[.F5]" office:value-type="time" office:time-value="PT00H00M00S" calcext:value-type="time">
            <text:p>00:00</text:p>
          </table:table-cell>
          <table:table-cell table:style-name="ce165"/>
          <table:table-cell table:style-name="ce168" table:content-validation-name="val6"/>
          <table:table-cell table:number-columns-repeated="1015"/>
        </table:table-row>
        <table:table-row table:style-name="ro1">
          <table:table-cell table:style-name="ce158" table:formula="of:=[.A5]+1" office:value-type="date" office:date-value="2019-06-03" calcext:value-type="date">
            <text:p>06/03/19</text:p>
          </table:table-cell>
          <table:table-cell table:style-name="ce160" table:formula="of:=WEEKDAY([.A6])" office:value-type="date" office:date-value="1900-01-01" calcext:value-type="date">
            <text:p>Mon</text:p>
          </table:table-cell>
          <table:table-cell table:style-name="ce162"/>
          <table:table-cell table:style-name="ce163" table:number-columns-repeated="3"/>
          <table:table-cell table:style-name="ce164" table:formula="of:=([.D6]-[.C6])-[.E6]+[.F6]" office:value-type="time" office:time-value="PT00H00M00S" calcext:value-type="time">
            <text:p>00:00</text:p>
          </table:table-cell>
          <table:table-cell table:style-name="ce165"/>
          <table:table-cell table:style-name="ce168" table:content-validation-name="val6"/>
          <table:table-cell table:number-columns-repeated="1015"/>
        </table:table-row>
        <table:table-row table:style-name="ro1">
          <table:table-cell table:style-name="ce158" table:formula="of:=[.A6]+1" office:value-type="date" office:date-value="2019-06-04" calcext:value-type="date">
            <text:p>06/04/19</text:p>
          </table:table-cell>
          <table:table-cell table:style-name="ce160" table:formula="of:=WEEKDAY([.A7])" office:value-type="date" office:date-value="1900-01-02" calcext:value-type="date">
            <text:p>Tue</text:p>
          </table:table-cell>
          <table:table-cell table:style-name="ce162"/>
          <table:table-cell table:style-name="ce163" table:number-columns-repeated="3"/>
          <table:table-cell table:style-name="ce164" table:formula="of:=([.D7]-[.C7])-[.E7]+[.F7]" office:value-type="time" office:time-value="PT00H00M00S" calcext:value-type="time">
            <text:p>00:00</text:p>
          </table:table-cell>
          <table:table-cell table:style-name="ce165"/>
          <table:table-cell table:style-name="ce168" table:content-validation-name="val6"/>
          <table:table-cell table:number-columns-repeated="1015"/>
        </table:table-row>
        <table:table-row table:style-name="ro1">
          <table:table-cell table:style-name="ce158" table:formula="of:=[.A7]+1" office:value-type="date" office:date-value="2019-06-05" calcext:value-type="date">
            <text:p>06/05/19</text:p>
          </table:table-cell>
          <table:table-cell table:style-name="ce160" table:formula="of:=WEEKDAY([.A8])" office:value-type="date" office:date-value="1900-01-03" calcext:value-type="date">
            <text:p>Wed</text:p>
          </table:table-cell>
          <table:table-cell table:style-name="ce162"/>
          <table:table-cell table:style-name="ce163" table:number-columns-repeated="3"/>
          <table:table-cell table:style-name="ce164" table:formula="of:=([.D8]-[.C8])-[.E8]+[.F8]" office:value-type="time" office:time-value="PT00H00M00S" calcext:value-type="time">
            <text:p>00:00</text:p>
          </table:table-cell>
          <table:table-cell table:style-name="ce165"/>
          <table:table-cell table:style-name="ce168" table:content-validation-name="val6"/>
          <table:table-cell table:number-columns-repeated="1015"/>
        </table:table-row>
        <table:table-row table:style-name="ro1">
          <table:table-cell table:style-name="ce158" table:formula="of:=[.A8]+1" office:value-type="date" office:date-value="2019-06-06" calcext:value-type="date">
            <text:p>06/06/19</text:p>
          </table:table-cell>
          <table:table-cell table:style-name="ce160" table:formula="of:=WEEKDAY([.A9])" office:value-type="date" office:date-value="1900-01-04" calcext:value-type="date">
            <text:p>Thu</text:p>
          </table:table-cell>
          <table:table-cell table:style-name="ce162"/>
          <table:table-cell table:style-name="ce163" table:number-columns-repeated="3"/>
          <table:table-cell table:style-name="ce164" table:formula="of:=([.D9]-[.C9])-[.E9]+[.F9]" office:value-type="time" office:time-value="PT00H00M00S" calcext:value-type="time">
            <text:p>00:00</text:p>
          </table:table-cell>
          <table:table-cell table:style-name="ce165"/>
          <table:table-cell table:style-name="ce168" table:content-validation-name="val6"/>
          <table:table-cell table:number-columns-repeated="1015"/>
        </table:table-row>
        <table:table-row table:style-name="ro1">
          <table:table-cell table:style-name="ce158" table:formula="of:=[.A9]+1" office:value-type="date" office:date-value="2019-06-07" calcext:value-type="date">
            <text:p>06/07/19</text:p>
          </table:table-cell>
          <table:table-cell table:style-name="ce160" table:formula="of:=WEEKDAY([.A10])" office:value-type="date" office:date-value="1900-01-05" calcext:value-type="date">
            <text:p>Fri</text:p>
          </table:table-cell>
          <table:table-cell table:style-name="ce162"/>
          <table:table-cell table:style-name="ce163" table:number-columns-repeated="3"/>
          <table:table-cell table:style-name="ce164" table:formula="of:=([.D10]-[.C10])-[.E10]+[.F10]" office:value-type="time" office:time-value="PT00H00M00S" calcext:value-type="time">
            <text:p>00:00</text:p>
          </table:table-cell>
          <table:table-cell table:style-name="ce165"/>
          <table:table-cell table:style-name="ce168" table:content-validation-name="val6"/>
          <table:table-cell table:number-columns-repeated="1015"/>
        </table:table-row>
        <table:table-row table:style-name="ro1">
          <table:table-cell table:style-name="ce158" table:formula="of:=[.A10]+1" office:value-type="date" office:date-value="2019-06-08" calcext:value-type="date">
            <text:p>06/08/19</text:p>
          </table:table-cell>
          <table:table-cell table:style-name="ce160" table:formula="of:=WEEKDAY([.A11])" office:value-type="date" office:date-value="1900-01-06" calcext:value-type="date">
            <text:p>Sat</text:p>
          </table:table-cell>
          <table:table-cell table:style-name="ce162"/>
          <table:table-cell table:style-name="ce163" table:number-columns-repeated="3"/>
          <table:table-cell table:style-name="ce164" table:formula="of:=([.D11]-[.C11])-[.E11]+[.F11]" office:value-type="time" office:time-value="PT00H00M00S" calcext:value-type="time">
            <text:p>00:00</text:p>
          </table:table-cell>
          <table:table-cell table:style-name="ce165"/>
          <table:table-cell table:style-name="ce168" table:content-validation-name="val6"/>
          <table:table-cell table:number-columns-repeated="1015"/>
        </table:table-row>
        <table:table-row table:style-name="ro1">
          <table:table-cell table:style-name="ce158" table:formula="of:=[.A11]+1" office:value-type="date" office:date-value="2019-06-09" calcext:value-type="date">
            <text:p>06/09/19</text:p>
          </table:table-cell>
          <table:table-cell table:style-name="ce160" table:formula="of:=WEEKDAY([.A12])" office:value-type="date" office:date-value="1899-12-31" calcext:value-type="date">
            <text:p>Sun</text:p>
          </table:table-cell>
          <table:table-cell table:style-name="ce162"/>
          <table:table-cell table:style-name="ce163" table:number-columns-repeated="3"/>
          <table:table-cell table:style-name="ce164" table:formula="of:=([.D12]-[.C12])-[.E12]+[.F12]" office:value-type="time" office:time-value="PT00H00M00S" calcext:value-type="time">
            <text:p>00:00</text:p>
          </table:table-cell>
          <table:table-cell table:style-name="ce165" office:value-type="string" calcext:value-type="string">
            <text:p>Pentecost Sunday</text:p>
          </table:table-cell>
          <table:table-cell table:style-name="ce168" table:content-validation-name="val6"/>
          <table:table-cell table:number-columns-repeated="1015"/>
        </table:table-row>
        <table:table-row table:style-name="ro1">
          <table:table-cell table:style-name="ce158" table:formula="of:=[.A12]+1" office:value-type="date" office:date-value="2019-06-10" calcext:value-type="date">
            <text:p>06/10/19</text:p>
          </table:table-cell>
          <table:table-cell table:style-name="ce160" table:formula="of:=WEEKDAY([.A13])" office:value-type="date" office:date-value="1900-01-01" calcext:value-type="date">
            <text:p>Mon</text:p>
          </table:table-cell>
          <table:table-cell table:style-name="ce162"/>
          <table:table-cell table:style-name="ce163" table:number-columns-repeated="3"/>
          <table:table-cell table:style-name="ce164" table:formula="of:=([.D13]-[.C13])-[.E13]+[.F13]" office:value-type="time" office:time-value="PT00H00M00S" calcext:value-type="time">
            <text:p>00:00</text:p>
          </table:table-cell>
          <table:table-cell table:style-name="ce165" office:value-type="string" calcext:value-type="string">
            <text:p>Pentecost Monday</text:p>
          </table:table-cell>
          <table:table-cell table:style-name="ce168" table:content-validation-name="val6" office:value-type="string" calcext:value-type="string">
            <text:p>Holiday</text:p>
          </table:table-cell>
          <table:table-cell table:number-columns-repeated="1015"/>
        </table:table-row>
        <table:table-row table:style-name="ro1">
          <table:table-cell table:style-name="ce158" table:formula="of:=[.A13]+1" office:value-type="date" office:date-value="2019-06-11" calcext:value-type="date">
            <text:p>06/11/19</text:p>
          </table:table-cell>
          <table:table-cell table:style-name="ce160" table:formula="of:=WEEKDAY([.A14])" office:value-type="date" office:date-value="1900-01-02" calcext:value-type="date">
            <text:p>Tue</text:p>
          </table:table-cell>
          <table:table-cell table:style-name="ce162"/>
          <table:table-cell table:style-name="ce163" table:number-columns-repeated="3"/>
          <table:table-cell table:style-name="ce164" table:formula="of:=([.D14]-[.C14])-[.E14]+[.F14]" office:value-type="time" office:time-value="PT00H00M00S" calcext:value-type="time">
            <text:p>00:00</text:p>
          </table:table-cell>
          <table:table-cell table:style-name="ce165"/>
          <table:table-cell table:style-name="ce168" table:content-validation-name="val6"/>
          <table:table-cell table:number-columns-repeated="1015"/>
        </table:table-row>
        <table:table-row table:style-name="ro1">
          <table:table-cell table:style-name="ce158" table:formula="of:=[.A14]+1" office:value-type="date" office:date-value="2019-06-12" calcext:value-type="date">
            <text:p>06/12/19</text:p>
          </table:table-cell>
          <table:table-cell table:style-name="ce160" table:formula="of:=WEEKDAY([.A15])" office:value-type="date" office:date-value="1900-01-03" calcext:value-type="date">
            <text:p>Wed</text:p>
          </table:table-cell>
          <table:table-cell table:style-name="ce162"/>
          <table:table-cell table:style-name="ce163" table:number-columns-repeated="3"/>
          <table:table-cell table:style-name="ce164" table:formula="of:=([.D15]-[.C15])-[.E15]+[.F15]" office:value-type="time" office:time-value="PT00H00M00S" calcext:value-type="time">
            <text:p>00:00</text:p>
          </table:table-cell>
          <table:table-cell table:style-name="ce165"/>
          <table:table-cell table:style-name="ce168" table:content-validation-name="val6"/>
          <table:table-cell table:number-columns-repeated="1015"/>
        </table:table-row>
        <table:table-row table:style-name="ro1">
          <table:table-cell table:style-name="ce158" table:formula="of:=[.A15]+1" office:value-type="date" office:date-value="2019-06-13" calcext:value-type="date">
            <text:p>06/13/19</text:p>
          </table:table-cell>
          <table:table-cell table:style-name="ce160" table:formula="of:=WEEKDAY([.A16])" office:value-type="date" office:date-value="1900-01-04" calcext:value-type="date">
            <text:p>Thu</text:p>
          </table:table-cell>
          <table:table-cell table:style-name="ce162"/>
          <table:table-cell table:style-name="ce163" table:number-columns-repeated="3"/>
          <table:table-cell table:style-name="ce164" table:formula="of:=([.D16]-[.C16])-[.E16]+[.F16]" office:value-type="time" office:time-value="PT00H00M00S" calcext:value-type="time">
            <text:p>00:00</text:p>
          </table:table-cell>
          <table:table-cell table:style-name="ce165"/>
          <table:table-cell table:style-name="ce168" table:content-validation-name="val6"/>
          <table:table-cell table:number-columns-repeated="1015"/>
        </table:table-row>
        <table:table-row table:style-name="ro1">
          <table:table-cell table:style-name="ce158" table:formula="of:=[.A16]+1" office:value-type="date" office:date-value="2019-06-14" calcext:value-type="date">
            <text:p>06/14/19</text:p>
          </table:table-cell>
          <table:table-cell table:style-name="ce160" table:formula="of:=WEEKDAY([.A17])" office:value-type="date" office:date-value="1900-01-05" calcext:value-type="date">
            <text:p>Fri</text:p>
          </table:table-cell>
          <table:table-cell table:style-name="ce162"/>
          <table:table-cell table:style-name="ce163" table:number-columns-repeated="3"/>
          <table:table-cell table:style-name="ce164" table:formula="of:=([.D17]-[.C17])-[.E17]+[.F17]" office:value-type="time" office:time-value="PT00H00M00S" calcext:value-type="time">
            <text:p>00:00</text:p>
          </table:table-cell>
          <table:table-cell table:style-name="ce165"/>
          <table:table-cell table:style-name="ce168" table:content-validation-name="val6"/>
          <table:table-cell table:number-columns-repeated="1015"/>
        </table:table-row>
        <table:table-row table:style-name="ro1">
          <table:table-cell table:style-name="ce158" table:formula="of:=[.A17]+1" office:value-type="date" office:date-value="2019-06-15" calcext:value-type="date">
            <text:p>06/15/19</text:p>
          </table:table-cell>
          <table:table-cell table:style-name="ce160" table:formula="of:=WEEKDAY([.A18])" office:value-type="date" office:date-value="1900-01-06" calcext:value-type="date">
            <text:p>Sat</text:p>
          </table:table-cell>
          <table:table-cell table:style-name="ce162"/>
          <table:table-cell table:style-name="ce163" table:number-columns-repeated="3"/>
          <table:table-cell table:style-name="ce164" table:formula="of:=([.D18]-[.C18])-[.E18]+[.F18]" office:value-type="time" office:time-value="PT00H00M00S" calcext:value-type="time">
            <text:p>00:00</text:p>
          </table:table-cell>
          <table:table-cell table:style-name="ce165"/>
          <table:table-cell table:style-name="ce168" table:content-validation-name="val6"/>
          <table:table-cell table:number-columns-repeated="1015"/>
        </table:table-row>
        <table:table-row table:style-name="ro1">
          <table:table-cell table:style-name="ce158" table:formula="of:=[.A18]+1" office:value-type="date" office:date-value="2019-06-16" calcext:value-type="date">
            <text:p>06/16/19</text:p>
          </table:table-cell>
          <table:table-cell table:style-name="ce160" table:formula="of:=WEEKDAY([.A19])" office:value-type="date" office:date-value="1899-12-31" calcext:value-type="date">
            <text:p>Sun</text:p>
          </table:table-cell>
          <table:table-cell table:style-name="ce162"/>
          <table:table-cell table:style-name="ce163" table:number-columns-repeated="3"/>
          <table:table-cell table:style-name="ce164" table:formula="of:=([.D19]-[.C19])-[.E19]+[.F19]" office:value-type="time" office:time-value="PT00H00M00S" calcext:value-type="time">
            <text:p>00:00</text:p>
          </table:table-cell>
          <table:table-cell table:style-name="ce165"/>
          <table:table-cell table:style-name="ce168" table:content-validation-name="val6"/>
          <table:table-cell table:number-columns-repeated="1015"/>
        </table:table-row>
        <table:table-row table:style-name="ro1">
          <table:table-cell table:style-name="ce158" table:formula="of:=[.A19]+1" office:value-type="date" office:date-value="2019-06-17" calcext:value-type="date">
            <text:p>06/17/19</text:p>
          </table:table-cell>
          <table:table-cell table:style-name="ce160" table:formula="of:=WEEKDAY([.A20])" office:value-type="date" office:date-value="1900-01-01" calcext:value-type="date">
            <text:p>Mon</text:p>
          </table:table-cell>
          <table:table-cell table:style-name="ce162"/>
          <table:table-cell table:style-name="ce163" table:number-columns-repeated="3"/>
          <table:table-cell table:style-name="ce164" table:formula="of:=([.D20]-[.C20])-[.E20]+[.F20]" office:value-type="time" office:time-value="PT00H00M00S" calcext:value-type="time">
            <text:p>00:00</text:p>
          </table:table-cell>
          <table:table-cell table:style-name="ce165"/>
          <table:table-cell table:style-name="ce168" table:content-validation-name="val6"/>
          <table:table-cell table:number-columns-repeated="1015"/>
        </table:table-row>
        <table:table-row table:style-name="ro1">
          <table:table-cell table:style-name="ce158" table:formula="of:=[.A20]+1" office:value-type="date" office:date-value="2019-06-18" calcext:value-type="date">
            <text:p>06/18/19</text:p>
          </table:table-cell>
          <table:table-cell table:style-name="ce160" table:formula="of:=WEEKDAY([.A21])" office:value-type="date" office:date-value="1900-01-02" calcext:value-type="date">
            <text:p>Tue</text:p>
          </table:table-cell>
          <table:table-cell table:style-name="ce162"/>
          <table:table-cell table:style-name="ce163" table:number-columns-repeated="3"/>
          <table:table-cell table:style-name="ce164" table:formula="of:=([.D21]-[.C21])-[.E21]+[.F21]" office:value-type="time" office:time-value="PT00H00M00S" calcext:value-type="time">
            <text:p>00:00</text:p>
          </table:table-cell>
          <table:table-cell table:style-name="ce165"/>
          <table:table-cell table:style-name="ce168" table:content-validation-name="val6"/>
          <table:table-cell table:number-columns-repeated="1015"/>
        </table:table-row>
        <table:table-row table:style-name="ro1">
          <table:table-cell table:style-name="ce158" table:formula="of:=[.A21]+1" office:value-type="date" office:date-value="2019-06-19" calcext:value-type="date">
            <text:p>06/19/19</text:p>
          </table:table-cell>
          <table:table-cell table:style-name="ce160" table:formula="of:=WEEKDAY([.A22])" office:value-type="date" office:date-value="1900-01-03" calcext:value-type="date">
            <text:p>Wed</text:p>
          </table:table-cell>
          <table:table-cell table:style-name="ce162"/>
          <table:table-cell table:style-name="ce163" table:number-columns-repeated="3"/>
          <table:table-cell table:style-name="ce164" table:formula="of:=([.D22]-[.C22])-[.E22]+[.F22]" office:value-type="time" office:time-value="PT00H00M00S" calcext:value-type="time">
            <text:p>00:00</text:p>
          </table:table-cell>
          <table:table-cell table:style-name="ce165"/>
          <table:table-cell table:style-name="ce168" table:content-validation-name="val6"/>
          <table:table-cell table:number-columns-repeated="1015"/>
        </table:table-row>
        <table:table-row table:style-name="ro1">
          <table:table-cell table:style-name="ce158" table:formula="of:=[.A22]+1" office:value-type="date" office:date-value="2019-06-20" calcext:value-type="date">
            <text:p>06/20/19</text:p>
          </table:table-cell>
          <table:table-cell table:style-name="ce160" table:formula="of:=WEEKDAY([.A23])" office:value-type="date" office:date-value="1900-01-04" calcext:value-type="date">
            <text:p>Thu</text:p>
          </table:table-cell>
          <table:table-cell table:style-name="ce162"/>
          <table:table-cell table:style-name="ce163" table:number-columns-repeated="3"/>
          <table:table-cell table:style-name="ce164" table:formula="of:=([.D23]-[.C23])-[.E23]+[.F23]" office:value-type="time" office:time-value="PT00H00M00S" calcext:value-type="time">
            <text:p>00:00</text:p>
          </table:table-cell>
          <table:table-cell table:style-name="ce165" office:value-type="string" calcext:value-type="string">
            <text:p>Corpus Christi</text:p>
          </table:table-cell>
          <table:table-cell table:style-name="ce168" table:content-validation-name="val6" office:value-type="string" calcext:value-type="string">
            <text:p>Holiday</text:p>
          </table:table-cell>
          <table:table-cell table:number-columns-repeated="1015"/>
        </table:table-row>
        <table:table-row table:style-name="ro1">
          <table:table-cell table:style-name="ce158" table:formula="of:=[.A23]+1" office:value-type="date" office:date-value="2019-06-21" calcext:value-type="date">
            <text:p>06/21/19</text:p>
          </table:table-cell>
          <table:table-cell table:style-name="ce160" table:formula="of:=WEEKDAY([.A24])" office:value-type="date" office:date-value="1900-01-05" calcext:value-type="date">
            <text:p>Fri</text:p>
          </table:table-cell>
          <table:table-cell table:style-name="ce162"/>
          <table:table-cell table:style-name="ce163" table:number-columns-repeated="3"/>
          <table:table-cell table:style-name="ce164" table:formula="of:=([.D24]-[.C24])-[.E24]+[.F24]" office:value-type="time" office:time-value="PT00H00M00S" calcext:value-type="time">
            <text:p>00:00</text:p>
          </table:table-cell>
          <table:table-cell table:style-name="ce165"/>
          <table:table-cell table:style-name="ce168" table:content-validation-name="val6"/>
          <table:table-cell table:number-columns-repeated="1015"/>
        </table:table-row>
        <table:table-row table:style-name="ro1">
          <table:table-cell table:style-name="ce158" table:formula="of:=[.A24]+1" office:value-type="date" office:date-value="2019-06-22" calcext:value-type="date">
            <text:p>06/22/19</text:p>
          </table:table-cell>
          <table:table-cell table:style-name="ce160" table:formula="of:=WEEKDAY([.A25])" office:value-type="date" office:date-value="1900-01-06" calcext:value-type="date">
            <text:p>Sat</text:p>
          </table:table-cell>
          <table:table-cell table:style-name="ce162"/>
          <table:table-cell table:style-name="ce163" table:number-columns-repeated="3"/>
          <table:table-cell table:style-name="ce164" table:formula="of:=([.D25]-[.C25])-[.E25]+[.F25]" office:value-type="time" office:time-value="PT00H00M00S" calcext:value-type="time">
            <text:p>00:00</text:p>
          </table:table-cell>
          <table:table-cell table:style-name="ce165"/>
          <table:table-cell table:style-name="ce168" table:content-validation-name="val6"/>
          <table:table-cell table:number-columns-repeated="1015"/>
        </table:table-row>
        <table:table-row table:style-name="ro1">
          <table:table-cell table:style-name="ce158" table:formula="of:=[.A25]+1" office:value-type="date" office:date-value="2019-06-23" calcext:value-type="date">
            <text:p>06/23/19</text:p>
          </table:table-cell>
          <table:table-cell table:style-name="ce160" table:formula="of:=WEEKDAY([.A26])" office:value-type="date" office:date-value="1899-12-31" calcext:value-type="date">
            <text:p>Sun</text:p>
          </table:table-cell>
          <table:table-cell table:style-name="ce162"/>
          <table:table-cell table:style-name="ce163" table:number-columns-repeated="3"/>
          <table:table-cell table:style-name="ce164" table:formula="of:=([.D26]-[.C26])-[.E26]+[.F26]" office:value-type="time" office:time-value="PT00H00M00S" calcext:value-type="time">
            <text:p>00:00</text:p>
          </table:table-cell>
          <table:table-cell table:style-name="ce165"/>
          <table:table-cell table:style-name="ce168" table:content-validation-name="val6"/>
          <table:table-cell table:number-columns-repeated="1015"/>
        </table:table-row>
        <table:table-row table:style-name="ro1">
          <table:table-cell table:style-name="ce158" table:formula="of:=[.A26]+1" office:value-type="date" office:date-value="2019-06-24" calcext:value-type="date">
            <text:p>06/24/19</text:p>
          </table:table-cell>
          <table:table-cell table:style-name="ce160" table:formula="of:=WEEKDAY([.A27])" office:value-type="date" office:date-value="1900-01-01" calcext:value-type="date">
            <text:p>Mon</text:p>
          </table:table-cell>
          <table:table-cell table:style-name="ce162"/>
          <table:table-cell table:style-name="ce163" table:number-columns-repeated="3"/>
          <table:table-cell table:style-name="ce164" table:formula="of:=([.D27]-[.C27])-[.E27]+[.F27]" office:value-type="time" office:time-value="PT00H00M00S" calcext:value-type="time">
            <text:p>00:00</text:p>
          </table:table-cell>
          <table:table-cell table:style-name="ce165"/>
          <table:table-cell table:style-name="ce168" table:content-validation-name="val6"/>
          <table:table-cell table:number-columns-repeated="1015"/>
        </table:table-row>
        <table:table-row table:style-name="ro1">
          <table:table-cell table:style-name="ce158" table:formula="of:=[.A27]+1" office:value-type="date" office:date-value="2019-06-25" calcext:value-type="date">
            <text:p>06/25/19</text:p>
          </table:table-cell>
          <table:table-cell table:style-name="ce160" table:formula="of:=WEEKDAY([.A28])" office:value-type="date" office:date-value="1900-01-02" calcext:value-type="date">
            <text:p>Tue</text:p>
          </table:table-cell>
          <table:table-cell table:style-name="ce162"/>
          <table:table-cell table:style-name="ce163" table:number-columns-repeated="3"/>
          <table:table-cell table:style-name="ce164" table:formula="of:=([.D28]-[.C28])-[.E28]+[.F28]" office:value-type="time" office:time-value="PT00H00M00S" calcext:value-type="time">
            <text:p>00:00</text:p>
          </table:table-cell>
          <table:table-cell table:style-name="ce165"/>
          <table:table-cell table:style-name="ce168" table:content-validation-name="val6"/>
          <table:table-cell table:number-columns-repeated="1015"/>
        </table:table-row>
        <table:table-row table:style-name="ro1">
          <table:table-cell table:style-name="ce158" table:formula="of:=[.A28]+1" office:value-type="date" office:date-value="2019-06-26" calcext:value-type="date">
            <text:p>06/26/19</text:p>
          </table:table-cell>
          <table:table-cell table:style-name="ce160" table:formula="of:=WEEKDAY([.A29])" office:value-type="date" office:date-value="1900-01-03" calcext:value-type="date">
            <text:p>Wed</text:p>
          </table:table-cell>
          <table:table-cell table:style-name="ce162"/>
          <table:table-cell table:style-name="ce163" table:number-columns-repeated="3"/>
          <table:table-cell table:style-name="ce164" table:formula="of:=([.D29]-[.C29])-[.E29]+[.F29]" office:value-type="time" office:time-value="PT00H00M00S" calcext:value-type="time">
            <text:p>00:00</text:p>
          </table:table-cell>
          <table:table-cell table:style-name="ce165"/>
          <table:table-cell table:style-name="ce168" table:content-validation-name="val6"/>
          <table:table-cell table:number-columns-repeated="1015"/>
        </table:table-row>
        <table:table-row table:style-name="ro1">
          <table:table-cell table:style-name="ce158" table:formula="of:=[.A29]+1" office:value-type="date" office:date-value="2019-06-27" calcext:value-type="date">
            <text:p>06/27/19</text:p>
          </table:table-cell>
          <table:table-cell table:style-name="ce160" table:formula="of:=WEEKDAY([.A30])" office:value-type="date" office:date-value="1900-01-04" calcext:value-type="date">
            <text:p>Thu</text:p>
          </table:table-cell>
          <table:table-cell table:style-name="ce162"/>
          <table:table-cell table:style-name="ce163" table:number-columns-repeated="3"/>
          <table:table-cell table:style-name="ce164" table:formula="of:=([.D30]-[.C30])-[.E30]+[.F30]" office:value-type="time" office:time-value="PT00H00M00S" calcext:value-type="time">
            <text:p>00:00</text:p>
          </table:table-cell>
          <table:table-cell table:style-name="ce165"/>
          <table:table-cell table:style-name="ce168" table:content-validation-name="val6"/>
          <table:table-cell table:number-columns-repeated="1015"/>
        </table:table-row>
        <table:table-row table:style-name="ro1">
          <table:table-cell table:style-name="ce158" table:formula="of:=[.A30]+1" office:value-type="date" office:date-value="2019-06-28" calcext:value-type="date">
            <text:p>06/28/19</text:p>
          </table:table-cell>
          <table:table-cell table:style-name="ce160" table:formula="of:=WEEKDAY([.A31])" office:value-type="date" office:date-value="1900-01-05" calcext:value-type="date">
            <text:p>Fri</text:p>
          </table:table-cell>
          <table:table-cell table:style-name="ce162"/>
          <table:table-cell table:style-name="ce163" table:number-columns-repeated="3"/>
          <table:table-cell table:style-name="ce164" table:formula="of:=([.D31]-[.C31])-[.E31]+[.F31]" office:value-type="time" office:time-value="PT00H00M00S" calcext:value-type="time">
            <text:p>00:00</text:p>
          </table:table-cell>
          <table:table-cell table:style-name="ce165"/>
          <table:table-cell table:style-name="ce168" table:content-validation-name="val6"/>
          <table:table-cell table:number-columns-repeated="1015"/>
        </table:table-row>
        <table:table-row table:style-name="ro1">
          <table:table-cell table:style-name="ce158" table:formula="of:=[.A31]+1" office:value-type="date" office:date-value="2019-06-29" calcext:value-type="date">
            <text:p>06/29/19</text:p>
          </table:table-cell>
          <table:table-cell table:style-name="ce160" table:formula="of:=WEEKDAY([.A32])" office:value-type="date" office:date-value="1900-01-06" calcext:value-type="date">
            <text:p>Sat</text:p>
          </table:table-cell>
          <table:table-cell table:style-name="ce162"/>
          <table:table-cell table:style-name="ce163" table:number-columns-repeated="3"/>
          <table:table-cell table:style-name="ce164" table:formula="of:=([.D32]-[.C32])-[.E32]+[.F32]" office:value-type="time" office:time-value="PT00H00M00S" calcext:value-type="time">
            <text:p>00:00</text:p>
          </table:table-cell>
          <table:table-cell table:style-name="ce165"/>
          <table:table-cell table:style-name="ce168" table:content-validation-name="val6"/>
          <table:table-cell table:number-columns-repeated="1015"/>
        </table:table-row>
        <table:table-row table:style-name="ro1">
          <table:table-cell table:style-name="ce158" table:formula="of:=[.A32]+1" office:value-type="date" office:date-value="2019-06-30" calcext:value-type="date">
            <text:p>06/30/19</text:p>
          </table:table-cell>
          <table:table-cell table:style-name="ce160" table:formula="of:=WEEKDAY([.A33])" office:value-type="date" office:date-value="1899-12-31" calcext:value-type="date">
            <text:p>Sun</text:p>
          </table:table-cell>
          <table:table-cell table:style-name="ce162"/>
          <table:table-cell table:style-name="ce163" table:number-columns-repeated="3"/>
          <table:table-cell table:style-name="ce164" table:formula="of:=([.D33]-[.C33])-[.E33]+[.F33]" office:value-type="time" office:time-value="PT00H00M00S" calcext:value-type="time">
            <text:p>00:00</text:p>
          </table:table-cell>
          <table:table-cell table:style-name="ce165"/>
          <table:table-cell table:style-name="ce168" table:content-validation-name="val6"/>
          <table:table-cell table:number-columns-repeated="1015"/>
        </table:table-row>
        <table:table-row table:style-name="ro9">
          <table:table-cell table:style-name="Default" table:number-columns-repeated="9"/>
          <table:table-cell/>
          <table:table-cell table:style-name="Default" table:number-columns-repeated="1014"/>
        </table:table-row>
        <table:table-row table:style-name="ro9">
          <table:table-cell table:style-name="ce96" table:number-columns-repeated="6"/>
          <table:table-cell table:style-name="ce51"/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Total</text:p>
          </table:table-cell>
          <table:table-cell table:style-name="ce96" table:number-columns-repeated="5"/>
          <table:table-cell table:style-name="ce52" table:formula="of:=SUM([.G4:.G34])" office:value-type="time" office:time-value="PT00H00M00S" calcext:value-type="time">
            <text:p>00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Carry-Over prev. Month</text:p>
          </table:table-cell>
          <table:table-cell table:style-name="ce96" table:number-columns-repeated="5"/>
          <table:table-cell table:style-name="ce53" table:formula="of:=[May.G42]" office:value-type="time" office:time-value="-PT832H00M00S" calcext:value-type="time">
            <text:p>-832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/>
          <table:table-cell table:style-name="ce96" table:number-columns-repeated="5"/>
          <table:table-cell table:style-name="ce54"/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Sum</text:p>
          </table:table-cell>
          <table:table-cell table:style-name="ce96" table:number-columns-repeated="5"/>
          <table:table-cell table:style-name="ce53" table:formula="of:=SUM([.G36:.G37])" office:value-type="time" office:time-value="-PT832H00M00S" calcext:value-type="time">
            <text:p>-832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Quota</text:p>
          </table:table-cell>
          <table:table-cell table:style-name="ce96" table:number-columns-repeated="5"/>
          <table:table-cell table:style-name="ce53" table:formula="of:=[$Overview.$I$18]" office:value-type="time" office:time-value="PT144H00M00S" calcext:value-type="time">
            <text:p>144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/>
          <table:table-cell table:style-name="ce96" table:number-columns-repeated="5"/>
          <table:table-cell table:style-name="ce54"/>
          <table:table-cell table:style-name="ce96"/>
          <table:table-cell table:number-columns-repeated="1016"/>
        </table:table-row>
        <table:table-row table:style-name="ro1">
          <table:table-cell table:style-name="ce40" office:value-type="string" calcext:value-type="string">
            <text:p>Carry-Over</text:p>
          </table:table-cell>
          <table:table-cell table:style-name="ce42" table:number-columns-repeated="5"/>
          <table:table-cell table:style-name="ce55" table:formula="of:=[.G39]-[.G40]" office:value-type="time" office:time-value="-PT976H00M00S" calcext:value-type="time">
            <text:p>-976:00</text:p>
          </table:table-cell>
          <table:table-cell table:style-name="ce96"/>
          <table:table-cell table:number-columns-repeated="1016"/>
        </table:table-row>
        <table:table-row table:style-name="ro1" table:number-rows-repeated="2">
          <table:table-cell table:style-name="ce23"/>
          <table:table-cell table:number-columns-repeated="1023"/>
        </table:table-row>
        <table:table-row table:style-name="ro1">
          <table:table-cell table:style-name="ce23" office:value-type="string" calcext:value-type="string">
            <text:p>Days/Month</text:p>
          </table:table-cell>
          <table:table-cell table:style-name="ce43" table:formula="of:=ORG.OPENOFFICE.DAYSINMONTH([.A4])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Working Days</text:p>
          </table:table-cell>
          <table:table-cell table:style-name="ce43" table:formula="of:=[$Overview.$C$18]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Vacation</text:p>
          </table:table-cell>
          <table:table-cell table:style-name="ce44" table:formula="of:=[$Overview.$D$18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Sickness</text:p>
          </table:table-cell>
          <table:table-cell table:style-name="ce43" table:formula="of:=[$Overview.$E$18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Days Worked</text:p>
          </table:table-cell>
          <table:table-cell table:style-name="ce45" table:formula="of:=[$Overview.$G$18]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 of Vacation</text:p>
          </table:table-cell>
          <table:table-cell table:style-name="ce62" table:formula="of:=[$Overview.$B$9]" office:value-type="float" office:value="30" calcext:value-type="float">
            <text:p>30</text:p>
          </table:table-cell>
          <table:table-cell table:number-columns-repeated="1022"/>
        </table:table-row>
        <table:table-row table:style-name="ro9" table:number-rows-repeated="1048525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June.A4:June.I33">
            <calcext:condition calcext:apply-style-name="Weekend" calcext:value="formula-is(OR([.$B4]=1; [.$B4]=7; [.$I4]=[$Overview.$D$47]))" calcext:base-cell-address="June.A4"/>
            <calcext:condition calcext:apply-style-name="Free" calcext:value="formula-is(NOT(ISNA(MATCH([.$I4];[$Overview.$E$47:.$Z$47];0))))" calcext:base-cell-address="June.A4"/>
            <calcext:condition calcext:apply-style-name="Overtime" calcext:value="formula-is([.$I4]=[$Overview.$B$47])" calcext:base-cell-address="June.A4"/>
          </calcext:conditional-format>
        </calcext:conditional-formats>
      </table:table>
      <table:table table:name="July" table:style-name="ta1" table:protected="true" table:print="false">
        <loext:table-protection loext:select-unprotected-cells="true"/>
        <table:table-column table:style-name="co12" table:default-cell-style-name="ce3"/>
        <table:table-column table:style-name="co13" table:default-cell-style-name="ce3"/>
        <table:table-column table:style-name="co14" table:number-columns-repeated="5" table:default-cell-style-name="ce3"/>
        <table:table-column table:style-name="co15" table:default-cell-style-name="ce3"/>
        <table:table-column table:style-name="co16" table:default-cell-style-name="ce3"/>
        <table:table-column table:style-name="co11" table:visibility="collapse" table:default-cell-style-name="Default"/>
        <table:table-column table:style-name="co11" table:number-columns-repeated="1014" table:default-cell-style-name="ce3"/>
        <table:table-row table:style-name="ro6">
          <table:table-cell table:style-name="ce35" office:value-type="string" calcext:value-type="string" table:number-columns-spanned="7" table:number-rows-spanned="1">
            <text:p>Time Sheet</text:p>
          </table:table-cell>
          <table:covered-table-cell table:style-name="ce96"/>
          <table:covered-table-cell/>
          <table:covered-table-cell table:number-columns-repeated="4" table:style-name="ce96"/>
          <table:table-cell/>
          <table:table-cell table:style-name="ce126" table:formula="of:=[.A4]" office:value-type="date" office:date-value="2019-07-01" calcext:value-type="date">
            <text:p>July 2019</text:p>
          </table:table-cell>
          <table:table-cell table:number-columns-repeated="1015"/>
        </table:table-row>
        <table:table-row table:style-name="ro7">
          <table:table-cell table:style-name="ce35" table:formula="of:=[$Overview.$B$1]" office:value-type="string" office:string-value="NAME" calcext:value-type="string" table:number-columns-spanned="7" table:number-rows-spanned="1">
            <text:p>NAME</text:p>
          </table:table-cell>
          <table:covered-table-cell table:number-columns-repeated="6" table:style-name="ce96"/>
          <table:table-cell table:style-name="ce96"/>
          <table:table-cell table:style-name="ce23"/>
          <table:table-cell table:number-columns-repeated="1015"/>
        </table:table-row>
        <table:table-row table:style-name="ro8">
          <table:table-cell table:style-name="ce36" table:number-columns-repeated="2"/>
          <table:table-cell table:style-name="ce47" office:value-type="string" calcext:value-type="string">
            <text:p>From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Break</text:p>
          </table:table-cell>
          <table:table-cell table:style-name="ce47" office:value-type="string" calcext:value-type="string">
            <text:p>Extra</text:p>
          </table:table-cell>
          <table:table-cell table:style-name="ce47" office:value-type="string" calcext:value-type="string">
            <text:p>Hours</text:p>
          </table:table-cell>
          <table:table-cell table:style-name="ce47" office:value-type="string" calcext:value-type="string">
            <text:p>Remark</text:p>
          </table:table-cell>
          <table:table-cell table:style-name="ce58" office:value-type="string" calcext:value-type="string">
            <text:p>Reason for Absence</text:p>
          </table:table-cell>
          <table:table-cell table:number-columns-repeated="1015"/>
        </table:table-row>
        <table:table-row table:style-name="ro1">
          <table:table-cell table:style-name="ce167" table:formula="of:=DATE([$Overview.$B$2]; 7;1)" office:value-type="date" office:date-value="2019-07-01" calcext:value-type="date">
            <text:p>07/01/19</text:p>
          </table:table-cell>
          <table:table-cell table:style-name="ce169" table:formula="of:=WEEKDAY([.A4])" office:value-type="date" office:date-value="1900-01-01" calcext:value-type="date">
            <text:p>Mon</text:p>
          </table:table-cell>
          <table:table-cell table:style-name="ce170"/>
          <table:table-cell table:style-name="ce171" table:number-columns-repeated="3"/>
          <table:table-cell table:style-name="ce172" table:formula="of:=([.D4]-[.C4])-[.E4]+[.F4]" office:value-type="time" office:time-value="PT00H00M00S" calcext:value-type="time">
            <text:p>00:00</text:p>
          </table:table-cell>
          <table:table-cell table:style-name="ce173"/>
          <table:table-cell table:style-name="ce175" table:content-validation-name="val7"/>
          <table:table-cell table:number-columns-repeated="1015"/>
        </table:table-row>
        <table:table-row table:style-name="ro1">
          <table:table-cell table:style-name="ce167" table:formula="of:=[.A4]+1" office:value-type="date" office:date-value="2019-07-02" calcext:value-type="date">
            <text:p>07/02/19</text:p>
          </table:table-cell>
          <table:table-cell table:style-name="ce169" table:formula="of:=WEEKDAY([.A5])" office:value-type="date" office:date-value="1900-01-02" calcext:value-type="date">
            <text:p>Tue</text:p>
          </table:table-cell>
          <table:table-cell table:style-name="ce170"/>
          <table:table-cell table:style-name="ce171" table:number-columns-repeated="3"/>
          <table:table-cell table:style-name="ce172" table:formula="of:=([.D5]-[.C5])-[.E5]+[.F5]" office:value-type="time" office:time-value="PT00H00M00S" calcext:value-type="time">
            <text:p>00:00</text:p>
          </table:table-cell>
          <table:table-cell table:style-name="ce173"/>
          <table:table-cell table:style-name="ce175" table:content-validation-name="val7"/>
          <table:table-cell table:number-columns-repeated="1015"/>
        </table:table-row>
        <table:table-row table:style-name="ro1">
          <table:table-cell table:style-name="ce167" table:formula="of:=[.A5]+1" office:value-type="date" office:date-value="2019-07-03" calcext:value-type="date">
            <text:p>07/03/19</text:p>
          </table:table-cell>
          <table:table-cell table:style-name="ce169" table:formula="of:=WEEKDAY([.A6])" office:value-type="date" office:date-value="1900-01-03" calcext:value-type="date">
            <text:p>Wed</text:p>
          </table:table-cell>
          <table:table-cell table:style-name="ce170"/>
          <table:table-cell table:style-name="ce171" table:number-columns-repeated="3"/>
          <table:table-cell table:style-name="ce172" table:formula="of:=([.D6]-[.C6])-[.E6]+[.F6]" office:value-type="time" office:time-value="PT00H00M00S" calcext:value-type="time">
            <text:p>00:00</text:p>
          </table:table-cell>
          <table:table-cell table:style-name="ce173"/>
          <table:table-cell table:style-name="ce175" table:content-validation-name="val7"/>
          <table:table-cell table:number-columns-repeated="1015"/>
        </table:table-row>
        <table:table-row table:style-name="ro1">
          <table:table-cell table:style-name="ce167" table:formula="of:=[.A6]+1" office:value-type="date" office:date-value="2019-07-04" calcext:value-type="date">
            <text:p>07/04/19</text:p>
          </table:table-cell>
          <table:table-cell table:style-name="ce169" table:formula="of:=WEEKDAY([.A7])" office:value-type="date" office:date-value="1900-01-04" calcext:value-type="date">
            <text:p>Thu</text:p>
          </table:table-cell>
          <table:table-cell table:style-name="ce170"/>
          <table:table-cell table:style-name="ce171" table:number-columns-repeated="3"/>
          <table:table-cell table:style-name="ce172" table:formula="of:=([.D7]-[.C7])-[.E7]+[.F7]" office:value-type="time" office:time-value="PT00H00M00S" calcext:value-type="time">
            <text:p>00:00</text:p>
          </table:table-cell>
          <table:table-cell table:style-name="ce173"/>
          <table:table-cell table:style-name="ce175" table:content-validation-name="val7"/>
          <table:table-cell table:number-columns-repeated="1015"/>
        </table:table-row>
        <table:table-row table:style-name="ro1">
          <table:table-cell table:style-name="ce167" table:formula="of:=[.A7]+1" office:value-type="date" office:date-value="2019-07-05" calcext:value-type="date">
            <text:p>07/05/19</text:p>
          </table:table-cell>
          <table:table-cell table:style-name="ce169" table:formula="of:=WEEKDAY([.A8])" office:value-type="date" office:date-value="1900-01-05" calcext:value-type="date">
            <text:p>Fri</text:p>
          </table:table-cell>
          <table:table-cell table:style-name="ce170"/>
          <table:table-cell table:style-name="ce171" table:number-columns-repeated="3"/>
          <table:table-cell table:style-name="ce172" table:formula="of:=([.D8]-[.C8])-[.E8]+[.F8]" office:value-type="time" office:time-value="PT00H00M00S" calcext:value-type="time">
            <text:p>00:00</text:p>
          </table:table-cell>
          <table:table-cell table:style-name="ce173"/>
          <table:table-cell table:style-name="ce175" table:content-validation-name="val7"/>
          <table:table-cell table:number-columns-repeated="1015"/>
        </table:table-row>
        <table:table-row table:style-name="ro1">
          <table:table-cell table:style-name="ce167" table:formula="of:=[.A8]+1" office:value-type="date" office:date-value="2019-07-06" calcext:value-type="date">
            <text:p>07/06/19</text:p>
          </table:table-cell>
          <table:table-cell table:style-name="ce169" table:formula="of:=WEEKDAY([.A9])" office:value-type="date" office:date-value="1900-01-06" calcext:value-type="date">
            <text:p>Sat</text:p>
          </table:table-cell>
          <table:table-cell table:style-name="ce170"/>
          <table:table-cell table:style-name="ce171" table:number-columns-repeated="3"/>
          <table:table-cell table:style-name="ce172" table:formula="of:=([.D9]-[.C9])-[.E9]+[.F9]" office:value-type="time" office:time-value="PT00H00M00S" calcext:value-type="time">
            <text:p>00:00</text:p>
          </table:table-cell>
          <table:table-cell table:style-name="ce173"/>
          <table:table-cell table:style-name="ce175" table:content-validation-name="val7"/>
          <table:table-cell table:number-columns-repeated="1015"/>
        </table:table-row>
        <table:table-row table:style-name="ro1">
          <table:table-cell table:style-name="ce167" table:formula="of:=[.A9]+1" office:value-type="date" office:date-value="2019-07-07" calcext:value-type="date">
            <text:p>07/07/19</text:p>
          </table:table-cell>
          <table:table-cell table:style-name="ce169" table:formula="of:=WEEKDAY([.A10])" office:value-type="date" office:date-value="1899-12-31" calcext:value-type="date">
            <text:p>Sun</text:p>
          </table:table-cell>
          <table:table-cell table:style-name="ce170"/>
          <table:table-cell table:style-name="ce171" table:number-columns-repeated="3"/>
          <table:table-cell table:style-name="ce172" table:formula="of:=([.D10]-[.C10])-[.E10]+[.F10]" office:value-type="time" office:time-value="PT00H00M00S" calcext:value-type="time">
            <text:p>00:00</text:p>
          </table:table-cell>
          <table:table-cell table:style-name="ce173"/>
          <table:table-cell table:style-name="ce175" table:content-validation-name="val7"/>
          <table:table-cell table:number-columns-repeated="1015"/>
        </table:table-row>
        <table:table-row table:style-name="ro1">
          <table:table-cell table:style-name="ce167" table:formula="of:=[.A10]+1" office:value-type="date" office:date-value="2019-07-08" calcext:value-type="date">
            <text:p>07/08/19</text:p>
          </table:table-cell>
          <table:table-cell table:style-name="ce169" table:formula="of:=WEEKDAY([.A11])" office:value-type="date" office:date-value="1900-01-01" calcext:value-type="date">
            <text:p>Mon</text:p>
          </table:table-cell>
          <table:table-cell table:style-name="ce170"/>
          <table:table-cell table:style-name="ce171" table:number-columns-repeated="3"/>
          <table:table-cell table:style-name="ce172" table:formula="of:=([.D11]-[.C11])-[.E11]+[.F11]" office:value-type="time" office:time-value="PT00H00M00S" calcext:value-type="time">
            <text:p>00:00</text:p>
          </table:table-cell>
          <table:table-cell table:style-name="ce173"/>
          <table:table-cell table:style-name="ce175" table:content-validation-name="val7"/>
          <table:table-cell table:number-columns-repeated="1015"/>
        </table:table-row>
        <table:table-row table:style-name="ro1">
          <table:table-cell table:style-name="ce167" table:formula="of:=[.A11]+1" office:value-type="date" office:date-value="2019-07-09" calcext:value-type="date">
            <text:p>07/09/19</text:p>
          </table:table-cell>
          <table:table-cell table:style-name="ce169" table:formula="of:=WEEKDAY([.A12])" office:value-type="date" office:date-value="1900-01-02" calcext:value-type="date">
            <text:p>Tue</text:p>
          </table:table-cell>
          <table:table-cell table:style-name="ce170"/>
          <table:table-cell table:style-name="ce171" table:number-columns-repeated="3"/>
          <table:table-cell table:style-name="ce172" table:formula="of:=([.D12]-[.C12])-[.E12]+[.F12]" office:value-type="time" office:time-value="PT00H00M00S" calcext:value-type="time">
            <text:p>00:00</text:p>
          </table:table-cell>
          <table:table-cell table:style-name="ce173"/>
          <table:table-cell table:style-name="ce175" table:content-validation-name="val7"/>
          <table:table-cell table:number-columns-repeated="1015"/>
        </table:table-row>
        <table:table-row table:style-name="ro1">
          <table:table-cell table:style-name="ce167" table:formula="of:=[.A12]+1" office:value-type="date" office:date-value="2019-07-10" calcext:value-type="date">
            <text:p>07/10/19</text:p>
          </table:table-cell>
          <table:table-cell table:style-name="ce169" table:formula="of:=WEEKDAY([.A13])" office:value-type="date" office:date-value="1900-01-03" calcext:value-type="date">
            <text:p>Wed</text:p>
          </table:table-cell>
          <table:table-cell table:style-name="ce170"/>
          <table:table-cell table:style-name="ce171" table:number-columns-repeated="3"/>
          <table:table-cell table:style-name="ce172" table:formula="of:=([.D13]-[.C13])-[.E13]+[.F13]" office:value-type="time" office:time-value="PT00H00M00S" calcext:value-type="time">
            <text:p>00:00</text:p>
          </table:table-cell>
          <table:table-cell table:style-name="ce173"/>
          <table:table-cell table:style-name="ce175" table:content-validation-name="val7"/>
          <table:table-cell table:number-columns-repeated="1015"/>
        </table:table-row>
        <table:table-row table:style-name="ro1">
          <table:table-cell table:style-name="ce167" table:formula="of:=[.A13]+1" office:value-type="date" office:date-value="2019-07-11" calcext:value-type="date">
            <text:p>07/11/19</text:p>
          </table:table-cell>
          <table:table-cell table:style-name="ce169" table:formula="of:=WEEKDAY([.A14])" office:value-type="date" office:date-value="1900-01-04" calcext:value-type="date">
            <text:p>Thu</text:p>
          </table:table-cell>
          <table:table-cell table:style-name="ce170"/>
          <table:table-cell table:style-name="ce171" table:number-columns-repeated="3"/>
          <table:table-cell table:style-name="ce172" table:formula="of:=([.D14]-[.C14])-[.E14]+[.F14]" office:value-type="time" office:time-value="PT00H00M00S" calcext:value-type="time">
            <text:p>00:00</text:p>
          </table:table-cell>
          <table:table-cell table:style-name="ce173"/>
          <table:table-cell table:style-name="ce175" table:content-validation-name="val7"/>
          <table:table-cell table:number-columns-repeated="1015"/>
        </table:table-row>
        <table:table-row table:style-name="ro1">
          <table:table-cell table:style-name="ce167" table:formula="of:=[.A14]+1" office:value-type="date" office:date-value="2019-07-12" calcext:value-type="date">
            <text:p>07/12/19</text:p>
          </table:table-cell>
          <table:table-cell table:style-name="ce169" table:formula="of:=WEEKDAY([.A15])" office:value-type="date" office:date-value="1900-01-05" calcext:value-type="date">
            <text:p>Fri</text:p>
          </table:table-cell>
          <table:table-cell table:style-name="ce170"/>
          <table:table-cell table:style-name="ce171" table:number-columns-repeated="3"/>
          <table:table-cell table:style-name="ce172" table:formula="of:=([.D15]-[.C15])-[.E15]+[.F15]" office:value-type="time" office:time-value="PT00H00M00S" calcext:value-type="time">
            <text:p>00:00</text:p>
          </table:table-cell>
          <table:table-cell table:style-name="ce173"/>
          <table:table-cell table:style-name="ce175" table:content-validation-name="val7"/>
          <table:table-cell table:number-columns-repeated="1015"/>
        </table:table-row>
        <table:table-row table:style-name="ro1">
          <table:table-cell table:style-name="ce167" table:formula="of:=[.A15]+1" office:value-type="date" office:date-value="2019-07-13" calcext:value-type="date">
            <text:p>07/13/19</text:p>
          </table:table-cell>
          <table:table-cell table:style-name="ce169" table:formula="of:=WEEKDAY([.A16])" office:value-type="date" office:date-value="1900-01-06" calcext:value-type="date">
            <text:p>Sat</text:p>
          </table:table-cell>
          <table:table-cell table:style-name="ce170"/>
          <table:table-cell table:style-name="ce171" table:number-columns-repeated="3"/>
          <table:table-cell table:style-name="ce172" table:formula="of:=([.D16]-[.C16])-[.E16]+[.F16]" office:value-type="time" office:time-value="PT00H00M00S" calcext:value-type="time">
            <text:p>00:00</text:p>
          </table:table-cell>
          <table:table-cell table:style-name="ce173"/>
          <table:table-cell table:style-name="ce175" table:content-validation-name="val7"/>
          <table:table-cell table:number-columns-repeated="1015"/>
        </table:table-row>
        <table:table-row table:style-name="ro1">
          <table:table-cell table:style-name="ce167" table:formula="of:=[.A16]+1" office:value-type="date" office:date-value="2019-07-14" calcext:value-type="date">
            <text:p>07/14/19</text:p>
          </table:table-cell>
          <table:table-cell table:style-name="ce169" table:formula="of:=WEEKDAY([.A17])" office:value-type="date" office:date-value="1899-12-31" calcext:value-type="date">
            <text:p>Sun</text:p>
          </table:table-cell>
          <table:table-cell table:style-name="ce170"/>
          <table:table-cell table:style-name="ce171" table:number-columns-repeated="3"/>
          <table:table-cell table:style-name="ce172" table:formula="of:=([.D17]-[.C17])-[.E17]+[.F17]" office:value-type="time" office:time-value="PT00H00M00S" calcext:value-type="time">
            <text:p>00:00</text:p>
          </table:table-cell>
          <table:table-cell table:style-name="ce173"/>
          <table:table-cell table:style-name="ce175" table:content-validation-name="val7"/>
          <table:table-cell table:number-columns-repeated="1015"/>
        </table:table-row>
        <table:table-row table:style-name="ro1">
          <table:table-cell table:style-name="ce167" table:formula="of:=[.A17]+1" office:value-type="date" office:date-value="2019-07-15" calcext:value-type="date">
            <text:p>07/15/19</text:p>
          </table:table-cell>
          <table:table-cell table:style-name="ce169" table:formula="of:=WEEKDAY([.A18])" office:value-type="date" office:date-value="1900-01-01" calcext:value-type="date">
            <text:p>Mon</text:p>
          </table:table-cell>
          <table:table-cell table:style-name="ce170"/>
          <table:table-cell table:style-name="ce171" table:number-columns-repeated="3"/>
          <table:table-cell table:style-name="ce172" table:formula="of:=([.D18]-[.C18])-[.E18]+[.F18]" office:value-type="time" office:time-value="PT00H00M00S" calcext:value-type="time">
            <text:p>00:00</text:p>
          </table:table-cell>
          <table:table-cell table:style-name="ce173"/>
          <table:table-cell table:style-name="ce175" table:content-validation-name="val7"/>
          <table:table-cell table:number-columns-repeated="1015"/>
        </table:table-row>
        <table:table-row table:style-name="ro1">
          <table:table-cell table:style-name="ce167" table:formula="of:=[.A18]+1" office:value-type="date" office:date-value="2019-07-16" calcext:value-type="date">
            <text:p>07/16/19</text:p>
          </table:table-cell>
          <table:table-cell table:style-name="ce169" table:formula="of:=WEEKDAY([.A19])" office:value-type="date" office:date-value="1900-01-02" calcext:value-type="date">
            <text:p>Tue</text:p>
          </table:table-cell>
          <table:table-cell table:style-name="ce170"/>
          <table:table-cell table:style-name="ce171" table:number-columns-repeated="3"/>
          <table:table-cell table:style-name="ce172" table:formula="of:=([.D19]-[.C19])-[.E19]+[.F19]" office:value-type="time" office:time-value="PT00H00M00S" calcext:value-type="time">
            <text:p>00:00</text:p>
          </table:table-cell>
          <table:table-cell table:style-name="ce173"/>
          <table:table-cell table:style-name="ce175" table:content-validation-name="val7"/>
          <table:table-cell table:number-columns-repeated="1015"/>
        </table:table-row>
        <table:table-row table:style-name="ro1">
          <table:table-cell table:style-name="ce167" table:formula="of:=[.A19]+1" office:value-type="date" office:date-value="2019-07-17" calcext:value-type="date">
            <text:p>07/17/19</text:p>
          </table:table-cell>
          <table:table-cell table:style-name="ce169" table:formula="of:=WEEKDAY([.A20])" office:value-type="date" office:date-value="1900-01-03" calcext:value-type="date">
            <text:p>Wed</text:p>
          </table:table-cell>
          <table:table-cell table:style-name="ce170"/>
          <table:table-cell table:style-name="ce171" table:number-columns-repeated="3"/>
          <table:table-cell table:style-name="ce172" table:formula="of:=([.D20]-[.C20])-[.E20]+[.F20]" office:value-type="time" office:time-value="PT00H00M00S" calcext:value-type="time">
            <text:p>00:00</text:p>
          </table:table-cell>
          <table:table-cell table:style-name="ce173"/>
          <table:table-cell table:style-name="ce175" table:content-validation-name="val7"/>
          <table:table-cell table:number-columns-repeated="1015"/>
        </table:table-row>
        <table:table-row table:style-name="ro1">
          <table:table-cell table:style-name="ce167" table:formula="of:=[.A20]+1" office:value-type="date" office:date-value="2019-07-18" calcext:value-type="date">
            <text:p>07/18/19</text:p>
          </table:table-cell>
          <table:table-cell table:style-name="ce169" table:formula="of:=WEEKDAY([.A21])" office:value-type="date" office:date-value="1900-01-04" calcext:value-type="date">
            <text:p>Thu</text:p>
          </table:table-cell>
          <table:table-cell table:style-name="ce170"/>
          <table:table-cell table:style-name="ce171" table:number-columns-repeated="3"/>
          <table:table-cell table:style-name="ce172" table:formula="of:=([.D21]-[.C21])-[.E21]+[.F21]" office:value-type="time" office:time-value="PT00H00M00S" calcext:value-type="time">
            <text:p>00:00</text:p>
          </table:table-cell>
          <table:table-cell table:style-name="ce173"/>
          <table:table-cell table:style-name="ce175" table:content-validation-name="val7"/>
          <table:table-cell table:number-columns-repeated="1015"/>
        </table:table-row>
        <table:table-row table:style-name="ro1">
          <table:table-cell table:style-name="ce167" table:formula="of:=[.A21]+1" office:value-type="date" office:date-value="2019-07-19" calcext:value-type="date">
            <text:p>07/19/19</text:p>
          </table:table-cell>
          <table:table-cell table:style-name="ce169" table:formula="of:=WEEKDAY([.A22])" office:value-type="date" office:date-value="1900-01-05" calcext:value-type="date">
            <text:p>Fri</text:p>
          </table:table-cell>
          <table:table-cell table:style-name="ce170"/>
          <table:table-cell table:style-name="ce171" table:number-columns-repeated="3"/>
          <table:table-cell table:style-name="ce172" table:formula="of:=([.D22]-[.C22])-[.E22]+[.F22]" office:value-type="time" office:time-value="PT00H00M00S" calcext:value-type="time">
            <text:p>00:00</text:p>
          </table:table-cell>
          <table:table-cell table:style-name="ce173"/>
          <table:table-cell table:style-name="ce175" table:content-validation-name="val7"/>
          <table:table-cell table:number-columns-repeated="1015"/>
        </table:table-row>
        <table:table-row table:style-name="ro1">
          <table:table-cell table:style-name="ce167" table:formula="of:=[.A22]+1" office:value-type="date" office:date-value="2019-07-20" calcext:value-type="date">
            <text:p>07/20/19</text:p>
          </table:table-cell>
          <table:table-cell table:style-name="ce169" table:formula="of:=WEEKDAY([.A23])" office:value-type="date" office:date-value="1900-01-06" calcext:value-type="date">
            <text:p>Sat</text:p>
          </table:table-cell>
          <table:table-cell table:style-name="ce170"/>
          <table:table-cell table:style-name="ce171" table:number-columns-repeated="3"/>
          <table:table-cell table:style-name="ce172" table:formula="of:=([.D23]-[.C23])-[.E23]+[.F23]" office:value-type="time" office:time-value="PT00H00M00S" calcext:value-type="time">
            <text:p>00:00</text:p>
          </table:table-cell>
          <table:table-cell table:style-name="ce173"/>
          <table:table-cell table:style-name="ce175" table:content-validation-name="val7"/>
          <table:table-cell table:number-columns-repeated="1015"/>
        </table:table-row>
        <table:table-row table:style-name="ro1">
          <table:table-cell table:style-name="ce167" table:formula="of:=[.A23]+1" office:value-type="date" office:date-value="2019-07-21" calcext:value-type="date">
            <text:p>07/21/19</text:p>
          </table:table-cell>
          <table:table-cell table:style-name="ce169" table:formula="of:=WEEKDAY([.A24])" office:value-type="date" office:date-value="1899-12-31" calcext:value-type="date">
            <text:p>Sun</text:p>
          </table:table-cell>
          <table:table-cell table:style-name="ce170"/>
          <table:table-cell table:style-name="ce171" table:number-columns-repeated="3"/>
          <table:table-cell table:style-name="ce172" table:formula="of:=([.D24]-[.C24])-[.E24]+[.F24]" office:value-type="time" office:time-value="PT00H00M00S" calcext:value-type="time">
            <text:p>00:00</text:p>
          </table:table-cell>
          <table:table-cell table:style-name="ce173"/>
          <table:table-cell table:style-name="ce175" table:content-validation-name="val7"/>
          <table:table-cell table:number-columns-repeated="1015"/>
        </table:table-row>
        <table:table-row table:style-name="ro1">
          <table:table-cell table:style-name="ce167" table:formula="of:=[.A24]+1" office:value-type="date" office:date-value="2019-07-22" calcext:value-type="date">
            <text:p>07/22/19</text:p>
          </table:table-cell>
          <table:table-cell table:style-name="ce169" table:formula="of:=WEEKDAY([.A25])" office:value-type="date" office:date-value="1900-01-01" calcext:value-type="date">
            <text:p>Mon</text:p>
          </table:table-cell>
          <table:table-cell table:style-name="ce170"/>
          <table:table-cell table:style-name="ce171" table:number-columns-repeated="3"/>
          <table:table-cell table:style-name="ce172" table:formula="of:=([.D25]-[.C25])-[.E25]+[.F25]" office:value-type="time" office:time-value="PT00H00M00S" calcext:value-type="time">
            <text:p>00:00</text:p>
          </table:table-cell>
          <table:table-cell table:style-name="ce173"/>
          <table:table-cell table:style-name="ce175" table:content-validation-name="val7"/>
          <table:table-cell table:number-columns-repeated="1015"/>
        </table:table-row>
        <table:table-row table:style-name="ro1">
          <table:table-cell table:style-name="ce167" table:formula="of:=[.A25]+1" office:value-type="date" office:date-value="2019-07-23" calcext:value-type="date">
            <text:p>07/23/19</text:p>
          </table:table-cell>
          <table:table-cell table:style-name="ce169" table:formula="of:=WEEKDAY([.A26])" office:value-type="date" office:date-value="1900-01-02" calcext:value-type="date">
            <text:p>Tue</text:p>
          </table:table-cell>
          <table:table-cell table:style-name="ce170"/>
          <table:table-cell table:style-name="ce171" table:number-columns-repeated="3"/>
          <table:table-cell table:style-name="ce172" table:formula="of:=([.D26]-[.C26])-[.E26]+[.F26]" office:value-type="time" office:time-value="PT00H00M00S" calcext:value-type="time">
            <text:p>00:00</text:p>
          </table:table-cell>
          <table:table-cell table:style-name="ce173"/>
          <table:table-cell table:style-name="ce175" table:content-validation-name="val7"/>
          <table:table-cell table:number-columns-repeated="1015"/>
        </table:table-row>
        <table:table-row table:style-name="ro1">
          <table:table-cell table:style-name="ce167" table:formula="of:=[.A26]+1" office:value-type="date" office:date-value="2019-07-24" calcext:value-type="date">
            <text:p>07/24/19</text:p>
          </table:table-cell>
          <table:table-cell table:style-name="ce169" table:formula="of:=WEEKDAY([.A27])" office:value-type="date" office:date-value="1900-01-03" calcext:value-type="date">
            <text:p>Wed</text:p>
          </table:table-cell>
          <table:table-cell table:style-name="ce170"/>
          <table:table-cell table:style-name="ce171" table:number-columns-repeated="3"/>
          <table:table-cell table:style-name="ce172" table:formula="of:=([.D27]-[.C27])-[.E27]+[.F27]" office:value-type="time" office:time-value="PT00H00M00S" calcext:value-type="time">
            <text:p>00:00</text:p>
          </table:table-cell>
          <table:table-cell table:style-name="ce173"/>
          <table:table-cell table:style-name="ce175" table:content-validation-name="val7"/>
          <table:table-cell table:number-columns-repeated="1015"/>
        </table:table-row>
        <table:table-row table:style-name="ro1">
          <table:table-cell table:style-name="ce167" table:formula="of:=[.A27]+1" office:value-type="date" office:date-value="2019-07-25" calcext:value-type="date">
            <text:p>07/25/19</text:p>
          </table:table-cell>
          <table:table-cell table:style-name="ce169" table:formula="of:=WEEKDAY([.A28])" office:value-type="date" office:date-value="1900-01-04" calcext:value-type="date">
            <text:p>Thu</text:p>
          </table:table-cell>
          <table:table-cell table:style-name="ce170"/>
          <table:table-cell table:style-name="ce171" table:number-columns-repeated="3"/>
          <table:table-cell table:style-name="ce172" table:formula="of:=([.D28]-[.C28])-[.E28]+[.F28]" office:value-type="time" office:time-value="PT00H00M00S" calcext:value-type="time">
            <text:p>00:00</text:p>
          </table:table-cell>
          <table:table-cell table:style-name="ce173"/>
          <table:table-cell table:style-name="ce175" table:content-validation-name="val7"/>
          <table:table-cell table:number-columns-repeated="1015"/>
        </table:table-row>
        <table:table-row table:style-name="ro1">
          <table:table-cell table:style-name="ce167" table:formula="of:=[.A28]+1" office:value-type="date" office:date-value="2019-07-26" calcext:value-type="date">
            <text:p>07/26/19</text:p>
          </table:table-cell>
          <table:table-cell table:style-name="ce169" table:formula="of:=WEEKDAY([.A29])" office:value-type="date" office:date-value="1900-01-05" calcext:value-type="date">
            <text:p>Fri</text:p>
          </table:table-cell>
          <table:table-cell table:style-name="ce170"/>
          <table:table-cell table:style-name="ce171" table:number-columns-repeated="3"/>
          <table:table-cell table:style-name="ce172" table:formula="of:=([.D29]-[.C29])-[.E29]+[.F29]" office:value-type="time" office:time-value="PT00H00M00S" calcext:value-type="time">
            <text:p>00:00</text:p>
          </table:table-cell>
          <table:table-cell table:style-name="ce173"/>
          <table:table-cell table:style-name="ce175" table:content-validation-name="val7"/>
          <table:table-cell table:number-columns-repeated="1015"/>
        </table:table-row>
        <table:table-row table:style-name="ro1">
          <table:table-cell table:style-name="ce167" table:formula="of:=[.A29]+1" office:value-type="date" office:date-value="2019-07-27" calcext:value-type="date">
            <text:p>07/27/19</text:p>
          </table:table-cell>
          <table:table-cell table:style-name="ce169" table:formula="of:=WEEKDAY([.A30])" office:value-type="date" office:date-value="1900-01-06" calcext:value-type="date">
            <text:p>Sat</text:p>
          </table:table-cell>
          <table:table-cell table:style-name="ce170"/>
          <table:table-cell table:style-name="ce171" table:number-columns-repeated="3"/>
          <table:table-cell table:style-name="ce172" table:formula="of:=([.D30]-[.C30])-[.E30]+[.F30]" office:value-type="time" office:time-value="PT00H00M00S" calcext:value-type="time">
            <text:p>00:00</text:p>
          </table:table-cell>
          <table:table-cell table:style-name="ce173"/>
          <table:table-cell table:style-name="ce175" table:content-validation-name="val7"/>
          <table:table-cell table:number-columns-repeated="1015"/>
        </table:table-row>
        <table:table-row table:style-name="ro1">
          <table:table-cell table:style-name="ce167" table:formula="of:=[.A30]+1" office:value-type="date" office:date-value="2019-07-28" calcext:value-type="date">
            <text:p>07/28/19</text:p>
          </table:table-cell>
          <table:table-cell table:style-name="ce169" table:formula="of:=WEEKDAY([.A31])" office:value-type="date" office:date-value="1899-12-31" calcext:value-type="date">
            <text:p>Sun</text:p>
          </table:table-cell>
          <table:table-cell table:style-name="ce170"/>
          <table:table-cell table:style-name="ce171" table:number-columns-repeated="3"/>
          <table:table-cell table:style-name="ce172" table:formula="of:=([.D31]-[.C31])-[.E31]+[.F31]" office:value-type="time" office:time-value="PT00H00M00S" calcext:value-type="time">
            <text:p>00:00</text:p>
          </table:table-cell>
          <table:table-cell table:style-name="ce173"/>
          <table:table-cell table:style-name="ce175" table:content-validation-name="val7"/>
          <table:table-cell table:number-columns-repeated="1015"/>
        </table:table-row>
        <table:table-row table:style-name="ro1">
          <table:table-cell table:style-name="ce167" table:formula="of:=[.A31]+1" office:value-type="date" office:date-value="2019-07-29" calcext:value-type="date">
            <text:p>07/29/19</text:p>
          </table:table-cell>
          <table:table-cell table:style-name="ce169" table:formula="of:=WEEKDAY([.A32])" office:value-type="date" office:date-value="1900-01-01" calcext:value-type="date">
            <text:p>Mon</text:p>
          </table:table-cell>
          <table:table-cell table:style-name="ce170"/>
          <table:table-cell table:style-name="ce171" table:number-columns-repeated="3"/>
          <table:table-cell table:style-name="ce172" table:formula="of:=([.D32]-[.C32])-[.E32]+[.F32]" office:value-type="time" office:time-value="PT00H00M00S" calcext:value-type="time">
            <text:p>00:00</text:p>
          </table:table-cell>
          <table:table-cell table:style-name="ce173"/>
          <table:table-cell table:style-name="ce175" table:content-validation-name="val7"/>
          <table:table-cell table:number-columns-repeated="1015"/>
        </table:table-row>
        <table:table-row table:style-name="ro1">
          <table:table-cell table:style-name="ce167" table:formula="of:=[.A32]+1" office:value-type="date" office:date-value="2019-07-30" calcext:value-type="date">
            <text:p>07/30/19</text:p>
          </table:table-cell>
          <table:table-cell table:style-name="ce169" table:formula="of:=WEEKDAY([.A33])" office:value-type="date" office:date-value="1900-01-02" calcext:value-type="date">
            <text:p>Tue</text:p>
          </table:table-cell>
          <table:table-cell table:style-name="ce170"/>
          <table:table-cell table:style-name="ce171" table:number-columns-repeated="3"/>
          <table:table-cell table:style-name="ce172" table:formula="of:=([.D33]-[.C33])-[.E33]+[.F33]" office:value-type="time" office:time-value="PT00H00M00S" calcext:value-type="time">
            <text:p>00:00</text:p>
          </table:table-cell>
          <table:table-cell table:style-name="ce173"/>
          <table:table-cell table:style-name="ce175" table:content-validation-name="val7"/>
          <table:table-cell table:number-columns-repeated="1015"/>
        </table:table-row>
        <table:table-row table:style-name="ro1">
          <table:table-cell table:style-name="ce167" table:formula="of:=[.A33]+1" office:value-type="date" office:date-value="2019-07-31" calcext:value-type="date">
            <text:p>07/31/19</text:p>
          </table:table-cell>
          <table:table-cell table:style-name="ce169" table:formula="of:=WEEKDAY([.A34])" office:value-type="date" office:date-value="1900-01-03" calcext:value-type="date">
            <text:p>Wed</text:p>
          </table:table-cell>
          <table:table-cell table:style-name="ce170"/>
          <table:table-cell table:style-name="ce171" table:number-columns-repeated="3"/>
          <table:table-cell table:style-name="ce172" table:formula="of:=([.D34]-[.C34])-[.E34]+[.F34]" office:value-type="time" office:time-value="PT00H00M00S" calcext:value-type="time">
            <text:p>00:00</text:p>
          </table:table-cell>
          <table:table-cell table:style-name="ce173"/>
          <table:table-cell table:style-name="ce175" table:content-validation-name="val7"/>
          <table:table-cell table:number-columns-repeated="1015"/>
        </table:table-row>
        <table:table-row table:style-name="ro9">
          <table:table-cell table:style-name="ce96" table:number-columns-repeated="6"/>
          <table:table-cell table:style-name="ce51"/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Total</text:p>
          </table:table-cell>
          <table:table-cell table:style-name="ce96" table:number-columns-repeated="5"/>
          <table:table-cell table:style-name="ce52" table:formula="of:=SUM([.G4:.G34])" office:value-type="time" office:time-value="PT00H00M00S" calcext:value-type="time">
            <text:p>00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Carry-Over prev. Month</text:p>
          </table:table-cell>
          <table:table-cell table:style-name="ce96" table:number-columns-repeated="5"/>
          <table:table-cell table:style-name="ce53" table:formula="of:=[June.G42]" office:value-type="time" office:time-value="-PT976H00M00S" calcext:value-type="time">
            <text:p>-976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/>
          <table:table-cell table:style-name="ce96" table:number-columns-repeated="5"/>
          <table:table-cell table:style-name="ce54"/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Sum</text:p>
          </table:table-cell>
          <table:table-cell table:style-name="ce96" table:number-columns-repeated="5"/>
          <table:table-cell table:style-name="ce53" table:formula="of:=SUM([.G36:.G37])" office:value-type="time" office:time-value="-PT976H00M00S" calcext:value-type="time">
            <text:p>-976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Quota</text:p>
          </table:table-cell>
          <table:table-cell table:style-name="ce96" table:number-columns-repeated="5"/>
          <table:table-cell table:style-name="ce53" table:formula="of:=[$Overview.$I$19]" office:value-type="time" office:time-value="PT184H00M00S" calcext:value-type="time">
            <text:p>184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/>
          <table:table-cell table:style-name="ce96" table:number-columns-repeated="5"/>
          <table:table-cell table:style-name="ce54"/>
          <table:table-cell table:style-name="ce96"/>
          <table:table-cell table:number-columns-repeated="1016"/>
        </table:table-row>
        <table:table-row table:style-name="ro1">
          <table:table-cell table:style-name="ce40" office:value-type="string" calcext:value-type="string">
            <text:p>Carry-Over</text:p>
          </table:table-cell>
          <table:table-cell table:style-name="ce42" table:number-columns-repeated="5"/>
          <table:table-cell table:style-name="ce55" table:formula="of:=[.G39]-[.G40]" office:value-type="time" office:time-value="-PT1160H00M00S" calcext:value-type="time">
            <text:p>-1160:00</text:p>
          </table:table-cell>
          <table:table-cell table:style-name="ce96"/>
          <table:table-cell table:number-columns-repeated="1016"/>
        </table:table-row>
        <table:table-row table:style-name="ro1" table:number-rows-repeated="2">
          <table:table-cell table:style-name="ce23"/>
          <table:table-cell table:number-columns-repeated="1023"/>
        </table:table-row>
        <table:table-row table:style-name="ro1">
          <table:table-cell table:style-name="ce23" office:value-type="string" calcext:value-type="string">
            <text:p>Days/Month</text:p>
          </table:table-cell>
          <table:table-cell table:style-name="ce43" table:formula="of:=ORG.OPENOFFICE.DAYSINMONTH([.A4])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Working Days</text:p>
          </table:table-cell>
          <table:table-cell table:style-name="ce43" table:formula="of:=[$Overview.$C$19]"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Vacation</text:p>
          </table:table-cell>
          <table:table-cell table:style-name="ce44" table:formula="of:=[$Overview.$D$19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Sickness</text:p>
          </table:table-cell>
          <table:table-cell table:style-name="ce43" table:formula="of:=[$Overview.$E$19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Days Worked</text:p>
          </table:table-cell>
          <table:table-cell table:style-name="ce45" table:formula="of:=[$Overview.$G$19]"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 of Vacation</text:p>
          </table:table-cell>
          <table:table-cell table:style-name="ce62" table:formula="of:=[$Overview.$B$9]" office:value-type="float" office:value="30" calcext:value-type="float">
            <text:p>30</text:p>
          </table:table-cell>
          <table:table-cell table:number-columns-repeated="1022"/>
        </table:table-row>
        <table:table-row table:style-name="ro9" table:number-rows-repeated="1048525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July.A4:July.I34">
            <calcext:condition calcext:apply-style-name="Weekend" calcext:value="formula-is(OR([.$B4]=1; [.$B4]=7; [.$I4]=[$Overview.$D$47]))" calcext:base-cell-address="July.A4"/>
            <calcext:condition calcext:apply-style-name="Free" calcext:value="formula-is(NOT(ISNA(MATCH([.$I4];[$Overview.$E$47:.$Z$47];0))))" calcext:base-cell-address="July.A4"/>
            <calcext:condition calcext:apply-style-name="Overtime" calcext:value="formula-is([.$I4]=[$Overview.$B$47])" calcext:base-cell-address="July.A4"/>
          </calcext:conditional-format>
        </calcext:conditional-formats>
      </table:table>
      <table:table table:name="August" table:style-name="ta1" table:protected="true" table:print="false">
        <loext:table-protection loext:select-unprotected-cells="true"/>
        <table:table-column table:style-name="co12" table:default-cell-style-name="ce3"/>
        <table:table-column table:style-name="co13" table:default-cell-style-name="ce3"/>
        <table:table-column table:style-name="co14" table:number-columns-repeated="5" table:default-cell-style-name="ce3"/>
        <table:table-column table:style-name="co15" table:default-cell-style-name="ce3"/>
        <table:table-column table:style-name="co16" table:default-cell-style-name="ce3"/>
        <table:table-column table:style-name="co11" table:visibility="collapse" table:default-cell-style-name="Default"/>
        <table:table-column table:style-name="co11" table:number-columns-repeated="1014" table:default-cell-style-name="ce3"/>
        <table:table-row table:style-name="ro6">
          <table:table-cell table:style-name="ce35" office:value-type="string" calcext:value-type="string" table:number-columns-spanned="7" table:number-rows-spanned="1">
            <text:p>Time Sheet</text:p>
          </table:table-cell>
          <table:covered-table-cell table:style-name="ce96"/>
          <table:covered-table-cell/>
          <table:covered-table-cell table:number-columns-repeated="4" table:style-name="ce96"/>
          <table:table-cell/>
          <table:table-cell table:style-name="ce126" table:formula="of:=[.A4]" office:value-type="date" office:date-value="2019-08-01" calcext:value-type="date">
            <text:p>August 2019</text:p>
          </table:table-cell>
          <table:table-cell table:number-columns-repeated="1015"/>
        </table:table-row>
        <table:table-row table:style-name="ro7">
          <table:table-cell table:style-name="ce35" table:formula="of:=[$Overview.$B$1]" office:value-type="string" office:string-value="NAME" calcext:value-type="string" table:number-columns-spanned="7" table:number-rows-spanned="1">
            <text:p>NAME</text:p>
          </table:table-cell>
          <table:covered-table-cell table:number-columns-repeated="6" table:style-name="ce96"/>
          <table:table-cell table:style-name="ce96"/>
          <table:table-cell table:style-name="ce23"/>
          <table:table-cell table:number-columns-repeated="1015"/>
        </table:table-row>
        <table:table-row table:style-name="ro8">
          <table:table-cell table:style-name="ce36" table:number-columns-repeated="2"/>
          <table:table-cell table:style-name="ce47" office:value-type="string" calcext:value-type="string">
            <text:p>From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Break</text:p>
          </table:table-cell>
          <table:table-cell table:style-name="ce47" office:value-type="string" calcext:value-type="string">
            <text:p>Extra</text:p>
          </table:table-cell>
          <table:table-cell table:style-name="ce47" office:value-type="string" calcext:value-type="string">
            <text:p>Hours</text:p>
          </table:table-cell>
          <table:table-cell table:style-name="ce47" office:value-type="string" calcext:value-type="string">
            <text:p>Remark</text:p>
          </table:table-cell>
          <table:table-cell table:style-name="ce58" office:value-type="string" calcext:value-type="string">
            <text:p>Reason for Absence</text:p>
          </table:table-cell>
          <table:table-cell table:number-columns-repeated="1015"/>
        </table:table-row>
        <table:table-row table:style-name="ro1">
          <table:table-cell table:style-name="ce176" table:formula="of:=DATE([$Overview.$B$2]; 8;1)" office:value-type="date" office:date-value="2019-08-01" calcext:value-type="date">
            <text:p>08/01/19</text:p>
          </table:table-cell>
          <table:table-cell table:style-name="ce177" table:formula="of:=WEEKDAY([.A4])" office:value-type="date" office:date-value="1900-01-04" calcext:value-type="date">
            <text:p>Thu</text:p>
          </table:table-cell>
          <table:table-cell table:style-name="ce178"/>
          <table:table-cell table:style-name="ce179" table:number-columns-repeated="3"/>
          <table:table-cell table:style-name="ce180" table:formula="of:=([.D4]-[.C4])-[.E4]+[.F4]" office:value-type="time" office:time-value="PT00H00M00S" calcext:value-type="time">
            <text:p>00:00</text:p>
          </table:table-cell>
          <table:table-cell table:style-name="ce181"/>
          <table:table-cell table:style-name="ce182" table:content-validation-name="val7"/>
          <table:table-cell table:number-columns-repeated="1015"/>
        </table:table-row>
        <table:table-row table:style-name="ro1">
          <table:table-cell table:style-name="ce176" table:formula="of:=[.A4]+1" office:value-type="date" office:date-value="2019-08-02" calcext:value-type="date">
            <text:p>08/02/19</text:p>
          </table:table-cell>
          <table:table-cell table:style-name="ce177" table:formula="of:=WEEKDAY([.A5])" office:value-type="date" office:date-value="1900-01-05" calcext:value-type="date">
            <text:p>Fri</text:p>
          </table:table-cell>
          <table:table-cell table:style-name="ce178"/>
          <table:table-cell table:style-name="ce179" table:number-columns-repeated="3"/>
          <table:table-cell table:style-name="ce180" table:formula="of:=([.D5]-[.C5])-[.E5]+[.F5]" office:value-type="time" office:time-value="PT00H00M00S" calcext:value-type="time">
            <text:p>00:00</text:p>
          </table:table-cell>
          <table:table-cell table:style-name="ce181"/>
          <table:table-cell table:style-name="ce182" table:content-validation-name="val7"/>
          <table:table-cell table:number-columns-repeated="1015"/>
        </table:table-row>
        <table:table-row table:style-name="ro1">
          <table:table-cell table:style-name="ce176" table:formula="of:=[.A5]+1" office:value-type="date" office:date-value="2019-08-03" calcext:value-type="date">
            <text:p>08/03/19</text:p>
          </table:table-cell>
          <table:table-cell table:style-name="ce177" table:formula="of:=WEEKDAY([.A6])" office:value-type="date" office:date-value="1900-01-06" calcext:value-type="date">
            <text:p>Sat</text:p>
          </table:table-cell>
          <table:table-cell table:style-name="ce178"/>
          <table:table-cell table:style-name="ce179" table:number-columns-repeated="3"/>
          <table:table-cell table:style-name="ce180" table:formula="of:=([.D6]-[.C6])-[.E6]+[.F6]" office:value-type="time" office:time-value="PT00H00M00S" calcext:value-type="time">
            <text:p>00:00</text:p>
          </table:table-cell>
          <table:table-cell table:style-name="ce181"/>
          <table:table-cell table:style-name="ce182" table:content-validation-name="val7"/>
          <table:table-cell table:number-columns-repeated="1015"/>
        </table:table-row>
        <table:table-row table:style-name="ro1">
          <table:table-cell table:style-name="ce176" table:formula="of:=[.A6]+1" office:value-type="date" office:date-value="2019-08-04" calcext:value-type="date">
            <text:p>08/04/19</text:p>
          </table:table-cell>
          <table:table-cell table:style-name="ce177" table:formula="of:=WEEKDAY([.A7])" office:value-type="date" office:date-value="1899-12-31" calcext:value-type="date">
            <text:p>Sun</text:p>
          </table:table-cell>
          <table:table-cell table:style-name="ce178"/>
          <table:table-cell table:style-name="ce179" table:number-columns-repeated="3"/>
          <table:table-cell table:style-name="ce180" table:formula="of:=([.D7]-[.C7])-[.E7]+[.F7]" office:value-type="time" office:time-value="PT00H00M00S" calcext:value-type="time">
            <text:p>00:00</text:p>
          </table:table-cell>
          <table:table-cell table:style-name="ce181"/>
          <table:table-cell table:style-name="ce182" table:content-validation-name="val7"/>
          <table:table-cell table:number-columns-repeated="1015"/>
        </table:table-row>
        <table:table-row table:style-name="ro1">
          <table:table-cell table:style-name="ce176" table:formula="of:=[.A7]+1" office:value-type="date" office:date-value="2019-08-05" calcext:value-type="date">
            <text:p>08/05/19</text:p>
          </table:table-cell>
          <table:table-cell table:style-name="ce177" table:formula="of:=WEEKDAY([.A8])" office:value-type="date" office:date-value="1900-01-01" calcext:value-type="date">
            <text:p>Mon</text:p>
          </table:table-cell>
          <table:table-cell table:style-name="ce178"/>
          <table:table-cell table:style-name="ce179" table:number-columns-repeated="3"/>
          <table:table-cell table:style-name="ce180" table:formula="of:=([.D8]-[.C8])-[.E8]+[.F8]" office:value-type="time" office:time-value="PT00H00M00S" calcext:value-type="time">
            <text:p>00:00</text:p>
          </table:table-cell>
          <table:table-cell table:style-name="ce181"/>
          <table:table-cell table:style-name="ce182" table:content-validation-name="val7"/>
          <table:table-cell table:number-columns-repeated="1015"/>
        </table:table-row>
        <table:table-row table:style-name="ro1">
          <table:table-cell table:style-name="ce176" table:formula="of:=[.A8]+1" office:value-type="date" office:date-value="2019-08-06" calcext:value-type="date">
            <text:p>08/06/19</text:p>
          </table:table-cell>
          <table:table-cell table:style-name="ce177" table:formula="of:=WEEKDAY([.A9])" office:value-type="date" office:date-value="1900-01-02" calcext:value-type="date">
            <text:p>Tue</text:p>
          </table:table-cell>
          <table:table-cell table:style-name="ce178"/>
          <table:table-cell table:style-name="ce179" table:number-columns-repeated="3"/>
          <table:table-cell table:style-name="ce180" table:formula="of:=([.D9]-[.C9])-[.E9]+[.F9]" office:value-type="time" office:time-value="PT00H00M00S" calcext:value-type="time">
            <text:p>00:00</text:p>
          </table:table-cell>
          <table:table-cell table:style-name="ce181"/>
          <table:table-cell table:style-name="ce182" table:content-validation-name="val7"/>
          <table:table-cell table:number-columns-repeated="1015"/>
        </table:table-row>
        <table:table-row table:style-name="ro1">
          <table:table-cell table:style-name="ce176" table:formula="of:=[.A9]+1" office:value-type="date" office:date-value="2019-08-07" calcext:value-type="date">
            <text:p>08/07/19</text:p>
          </table:table-cell>
          <table:table-cell table:style-name="ce177" table:formula="of:=WEEKDAY([.A10])" office:value-type="date" office:date-value="1900-01-03" calcext:value-type="date">
            <text:p>Wed</text:p>
          </table:table-cell>
          <table:table-cell table:style-name="ce178"/>
          <table:table-cell table:style-name="ce179" table:number-columns-repeated="3"/>
          <table:table-cell table:style-name="ce180" table:formula="of:=([.D10]-[.C10])-[.E10]+[.F10]" office:value-type="time" office:time-value="PT00H00M00S" calcext:value-type="time">
            <text:p>00:00</text:p>
          </table:table-cell>
          <table:table-cell table:style-name="ce181"/>
          <table:table-cell table:style-name="ce182" table:content-validation-name="val7"/>
          <table:table-cell table:number-columns-repeated="1015"/>
        </table:table-row>
        <table:table-row table:style-name="ro1">
          <table:table-cell table:style-name="ce176" table:formula="of:=[.A10]+1" office:value-type="date" office:date-value="2019-08-08" calcext:value-type="date">
            <text:p>08/08/19</text:p>
          </table:table-cell>
          <table:table-cell table:style-name="ce177" table:formula="of:=WEEKDAY([.A11])" office:value-type="date" office:date-value="1900-01-04" calcext:value-type="date">
            <text:p>Thu</text:p>
          </table:table-cell>
          <table:table-cell table:style-name="ce178"/>
          <table:table-cell table:style-name="ce179" table:number-columns-repeated="3"/>
          <table:table-cell table:style-name="ce180" table:formula="of:=([.D11]-[.C11])-[.E11]+[.F11]" office:value-type="time" office:time-value="PT00H00M00S" calcext:value-type="time">
            <text:p>00:00</text:p>
          </table:table-cell>
          <table:table-cell table:style-name="ce181"/>
          <table:table-cell table:style-name="ce182" table:content-validation-name="val7"/>
          <table:table-cell table:number-columns-repeated="1015"/>
        </table:table-row>
        <table:table-row table:style-name="ro1">
          <table:table-cell table:style-name="ce176" table:formula="of:=[.A11]+1" office:value-type="date" office:date-value="2019-08-09" calcext:value-type="date">
            <text:p>08/09/19</text:p>
          </table:table-cell>
          <table:table-cell table:style-name="ce177" table:formula="of:=WEEKDAY([.A12])" office:value-type="date" office:date-value="1900-01-05" calcext:value-type="date">
            <text:p>Fri</text:p>
          </table:table-cell>
          <table:table-cell table:style-name="ce178"/>
          <table:table-cell table:style-name="ce179" table:number-columns-repeated="3"/>
          <table:table-cell table:style-name="ce180" table:formula="of:=([.D12]-[.C12])-[.E12]+[.F12]" office:value-type="time" office:time-value="PT00H00M00S" calcext:value-type="time">
            <text:p>00:00</text:p>
          </table:table-cell>
          <table:table-cell table:style-name="ce181"/>
          <table:table-cell table:style-name="ce182" table:content-validation-name="val7"/>
          <table:table-cell table:number-columns-repeated="1015"/>
        </table:table-row>
        <table:table-row table:style-name="ro1">
          <table:table-cell table:style-name="ce176" table:formula="of:=[.A12]+1" office:value-type="date" office:date-value="2019-08-10" calcext:value-type="date">
            <text:p>08/10/19</text:p>
          </table:table-cell>
          <table:table-cell table:style-name="ce177" table:formula="of:=WEEKDAY([.A13])" office:value-type="date" office:date-value="1900-01-06" calcext:value-type="date">
            <text:p>Sat</text:p>
          </table:table-cell>
          <table:table-cell table:style-name="ce178"/>
          <table:table-cell table:style-name="ce179" table:number-columns-repeated="3"/>
          <table:table-cell table:style-name="ce180" table:formula="of:=([.D13]-[.C13])-[.E13]+[.F13]" office:value-type="time" office:time-value="PT00H00M00S" calcext:value-type="time">
            <text:p>00:00</text:p>
          </table:table-cell>
          <table:table-cell table:style-name="ce181"/>
          <table:table-cell table:style-name="ce182" table:content-validation-name="val7"/>
          <table:table-cell table:number-columns-repeated="1015"/>
        </table:table-row>
        <table:table-row table:style-name="ro1">
          <table:table-cell table:style-name="ce176" table:formula="of:=[.A13]+1" office:value-type="date" office:date-value="2019-08-11" calcext:value-type="date">
            <text:p>08/11/19</text:p>
          </table:table-cell>
          <table:table-cell table:style-name="ce177" table:formula="of:=WEEKDAY([.A14])" office:value-type="date" office:date-value="1899-12-31" calcext:value-type="date">
            <text:p>Sun</text:p>
          </table:table-cell>
          <table:table-cell table:style-name="ce178"/>
          <table:table-cell table:style-name="ce179" table:number-columns-repeated="3"/>
          <table:table-cell table:style-name="ce180" table:formula="of:=([.D14]-[.C14])-[.E14]+[.F14]" office:value-type="time" office:time-value="PT00H00M00S" calcext:value-type="time">
            <text:p>00:00</text:p>
          </table:table-cell>
          <table:table-cell table:style-name="ce181"/>
          <table:table-cell table:style-name="ce182" table:content-validation-name="val7"/>
          <table:table-cell table:number-columns-repeated="1015"/>
        </table:table-row>
        <table:table-row table:style-name="ro1">
          <table:table-cell table:style-name="ce176" table:formula="of:=[.A14]+1" office:value-type="date" office:date-value="2019-08-12" calcext:value-type="date">
            <text:p>08/12/19</text:p>
          </table:table-cell>
          <table:table-cell table:style-name="ce177" table:formula="of:=WEEKDAY([.A15])" office:value-type="date" office:date-value="1900-01-01" calcext:value-type="date">
            <text:p>Mon</text:p>
          </table:table-cell>
          <table:table-cell table:style-name="ce178"/>
          <table:table-cell table:style-name="ce179" table:number-columns-repeated="3"/>
          <table:table-cell table:style-name="ce180" table:formula="of:=([.D15]-[.C15])-[.E15]+[.F15]" office:value-type="time" office:time-value="PT00H00M00S" calcext:value-type="time">
            <text:p>00:00</text:p>
          </table:table-cell>
          <table:table-cell table:style-name="ce181"/>
          <table:table-cell table:style-name="ce182" table:content-validation-name="val7"/>
          <table:table-cell table:number-columns-repeated="1015"/>
        </table:table-row>
        <table:table-row table:style-name="ro1">
          <table:table-cell table:style-name="ce176" table:formula="of:=[.A15]+1" office:value-type="date" office:date-value="2019-08-13" calcext:value-type="date">
            <text:p>08/13/19</text:p>
          </table:table-cell>
          <table:table-cell table:style-name="ce177" table:formula="of:=WEEKDAY([.A16])" office:value-type="date" office:date-value="1900-01-02" calcext:value-type="date">
            <text:p>Tue</text:p>
          </table:table-cell>
          <table:table-cell table:style-name="ce178"/>
          <table:table-cell table:style-name="ce179" table:number-columns-repeated="3"/>
          <table:table-cell table:style-name="ce180" table:formula="of:=([.D16]-[.C16])-[.E16]+[.F16]" office:value-type="time" office:time-value="PT00H00M00S" calcext:value-type="time">
            <text:p>00:00</text:p>
          </table:table-cell>
          <table:table-cell table:style-name="ce181"/>
          <table:table-cell table:style-name="ce182" table:content-validation-name="val7"/>
          <table:table-cell table:number-columns-repeated="1015"/>
        </table:table-row>
        <table:table-row table:style-name="ro1">
          <table:table-cell table:style-name="ce176" table:formula="of:=[.A16]+1" office:value-type="date" office:date-value="2019-08-14" calcext:value-type="date">
            <text:p>08/14/19</text:p>
          </table:table-cell>
          <table:table-cell table:style-name="ce177" table:formula="of:=WEEKDAY([.A17])" office:value-type="date" office:date-value="1900-01-03" calcext:value-type="date">
            <text:p>Wed</text:p>
          </table:table-cell>
          <table:table-cell table:style-name="ce178"/>
          <table:table-cell table:style-name="ce179" table:number-columns-repeated="3"/>
          <table:table-cell table:style-name="ce180" table:formula="of:=([.D17]-[.C17])-[.E17]+[.F17]" office:value-type="time" office:time-value="PT00H00M00S" calcext:value-type="time">
            <text:p>00:00</text:p>
          </table:table-cell>
          <table:table-cell table:style-name="ce181"/>
          <table:table-cell table:style-name="ce182" table:content-validation-name="val7"/>
          <table:table-cell table:number-columns-repeated="1015"/>
        </table:table-row>
        <table:table-row table:style-name="ro1">
          <table:table-cell table:style-name="ce176" table:formula="of:=[.A17]+1" office:value-type="date" office:date-value="2019-08-15" calcext:value-type="date">
            <text:p>08/15/19</text:p>
          </table:table-cell>
          <table:table-cell table:style-name="ce177" table:formula="of:=WEEKDAY([.A18])" office:value-type="date" office:date-value="1900-01-04" calcext:value-type="date">
            <text:p>Thu</text:p>
          </table:table-cell>
          <table:table-cell table:style-name="ce178"/>
          <table:table-cell table:style-name="ce179" table:number-columns-repeated="3"/>
          <table:table-cell table:style-name="ce180" table:formula="of:=([.D18]-[.C18])-[.E18]+[.F18]" office:value-type="time" office:time-value="PT00H00M00S" calcext:value-type="time">
            <text:p>00:00</text:p>
          </table:table-cell>
          <table:table-cell table:style-name="ce181"/>
          <table:table-cell table:style-name="ce182" table:content-validation-name="val7"/>
          <table:table-cell table:number-columns-repeated="1015"/>
        </table:table-row>
        <table:table-row table:style-name="ro1">
          <table:table-cell table:style-name="ce176" table:formula="of:=[.A18]+1" office:value-type="date" office:date-value="2019-08-16" calcext:value-type="date">
            <text:p>08/16/19</text:p>
          </table:table-cell>
          <table:table-cell table:style-name="ce177" table:formula="of:=WEEKDAY([.A19])" office:value-type="date" office:date-value="1900-01-05" calcext:value-type="date">
            <text:p>Fri</text:p>
          </table:table-cell>
          <table:table-cell table:style-name="ce178"/>
          <table:table-cell table:style-name="ce179" table:number-columns-repeated="3"/>
          <table:table-cell table:style-name="ce180" table:formula="of:=([.D19]-[.C19])-[.E19]+[.F19]" office:value-type="time" office:time-value="PT00H00M00S" calcext:value-type="time">
            <text:p>00:00</text:p>
          </table:table-cell>
          <table:table-cell table:style-name="ce181"/>
          <table:table-cell table:style-name="ce182" table:content-validation-name="val7"/>
          <table:table-cell table:number-columns-repeated="1015"/>
        </table:table-row>
        <table:table-row table:style-name="ro1">
          <table:table-cell table:style-name="ce176" table:formula="of:=[.A19]+1" office:value-type="date" office:date-value="2019-08-17" calcext:value-type="date">
            <text:p>08/17/19</text:p>
          </table:table-cell>
          <table:table-cell table:style-name="ce177" table:formula="of:=WEEKDAY([.A20])" office:value-type="date" office:date-value="1900-01-06" calcext:value-type="date">
            <text:p>Sat</text:p>
          </table:table-cell>
          <table:table-cell table:style-name="ce178"/>
          <table:table-cell table:style-name="ce179" table:number-columns-repeated="3"/>
          <table:table-cell table:style-name="ce180" table:formula="of:=([.D20]-[.C20])-[.E20]+[.F20]" office:value-type="time" office:time-value="PT00H00M00S" calcext:value-type="time">
            <text:p>00:00</text:p>
          </table:table-cell>
          <table:table-cell table:style-name="ce181"/>
          <table:table-cell table:style-name="ce182" table:content-validation-name="val7"/>
          <table:table-cell table:number-columns-repeated="1015"/>
        </table:table-row>
        <table:table-row table:style-name="ro1">
          <table:table-cell table:style-name="ce176" table:formula="of:=[.A20]+1" office:value-type="date" office:date-value="2019-08-18" calcext:value-type="date">
            <text:p>08/18/19</text:p>
          </table:table-cell>
          <table:table-cell table:style-name="ce177" table:formula="of:=WEEKDAY([.A21])" office:value-type="date" office:date-value="1899-12-31" calcext:value-type="date">
            <text:p>Sun</text:p>
          </table:table-cell>
          <table:table-cell table:style-name="ce178"/>
          <table:table-cell table:style-name="ce179" table:number-columns-repeated="3"/>
          <table:table-cell table:style-name="ce180" table:formula="of:=([.D21]-[.C21])-[.E21]+[.F21]" office:value-type="time" office:time-value="PT00H00M00S" calcext:value-type="time">
            <text:p>00:00</text:p>
          </table:table-cell>
          <table:table-cell table:style-name="ce181"/>
          <table:table-cell table:style-name="ce182" table:content-validation-name="val7"/>
          <table:table-cell table:number-columns-repeated="1015"/>
        </table:table-row>
        <table:table-row table:style-name="ro1">
          <table:table-cell table:style-name="ce176" table:formula="of:=[.A21]+1" office:value-type="date" office:date-value="2019-08-19" calcext:value-type="date">
            <text:p>08/19/19</text:p>
          </table:table-cell>
          <table:table-cell table:style-name="ce177" table:formula="of:=WEEKDAY([.A22])" office:value-type="date" office:date-value="1900-01-01" calcext:value-type="date">
            <text:p>Mon</text:p>
          </table:table-cell>
          <table:table-cell table:style-name="ce178"/>
          <table:table-cell table:style-name="ce179" table:number-columns-repeated="3"/>
          <table:table-cell table:style-name="ce180" table:formula="of:=([.D22]-[.C22])-[.E22]+[.F22]" office:value-type="time" office:time-value="PT00H00M00S" calcext:value-type="time">
            <text:p>00:00</text:p>
          </table:table-cell>
          <table:table-cell table:style-name="ce181"/>
          <table:table-cell table:style-name="ce182" table:content-validation-name="val7"/>
          <table:table-cell table:number-columns-repeated="1015"/>
        </table:table-row>
        <table:table-row table:style-name="ro1">
          <table:table-cell table:style-name="ce176" table:formula="of:=[.A22]+1" office:value-type="date" office:date-value="2019-08-20" calcext:value-type="date">
            <text:p>08/20/19</text:p>
          </table:table-cell>
          <table:table-cell table:style-name="ce177" table:formula="of:=WEEKDAY([.A23])" office:value-type="date" office:date-value="1900-01-02" calcext:value-type="date">
            <text:p>Tue</text:p>
          </table:table-cell>
          <table:table-cell table:style-name="ce178"/>
          <table:table-cell table:style-name="ce179" table:number-columns-repeated="3"/>
          <table:table-cell table:style-name="ce180" table:formula="of:=([.D23]-[.C23])-[.E23]+[.F23]" office:value-type="time" office:time-value="PT00H00M00S" calcext:value-type="time">
            <text:p>00:00</text:p>
          </table:table-cell>
          <table:table-cell table:style-name="ce181"/>
          <table:table-cell table:style-name="ce182" table:content-validation-name="val7"/>
          <table:table-cell table:number-columns-repeated="1015"/>
        </table:table-row>
        <table:table-row table:style-name="ro1">
          <table:table-cell table:style-name="ce176" table:formula="of:=[.A23]+1" office:value-type="date" office:date-value="2019-08-21" calcext:value-type="date">
            <text:p>08/21/19</text:p>
          </table:table-cell>
          <table:table-cell table:style-name="ce177" table:formula="of:=WEEKDAY([.A24])" office:value-type="date" office:date-value="1900-01-03" calcext:value-type="date">
            <text:p>Wed</text:p>
          </table:table-cell>
          <table:table-cell table:style-name="ce178"/>
          <table:table-cell table:style-name="ce179" table:number-columns-repeated="3"/>
          <table:table-cell table:style-name="ce180" table:formula="of:=([.D24]-[.C24])-[.E24]+[.F24]" office:value-type="time" office:time-value="PT00H00M00S" calcext:value-type="time">
            <text:p>00:00</text:p>
          </table:table-cell>
          <table:table-cell table:style-name="ce181"/>
          <table:table-cell table:style-name="ce182" table:content-validation-name="val7"/>
          <table:table-cell table:number-columns-repeated="1015"/>
        </table:table-row>
        <table:table-row table:style-name="ro1">
          <table:table-cell table:style-name="ce176" table:formula="of:=[.A24]+1" office:value-type="date" office:date-value="2019-08-22" calcext:value-type="date">
            <text:p>08/22/19</text:p>
          </table:table-cell>
          <table:table-cell table:style-name="ce177" table:formula="of:=WEEKDAY([.A25])" office:value-type="date" office:date-value="1900-01-04" calcext:value-type="date">
            <text:p>Thu</text:p>
          </table:table-cell>
          <table:table-cell table:style-name="ce178"/>
          <table:table-cell table:style-name="ce179" table:number-columns-repeated="3"/>
          <table:table-cell table:style-name="ce180" table:formula="of:=([.D25]-[.C25])-[.E25]+[.F25]" office:value-type="time" office:time-value="PT00H00M00S" calcext:value-type="time">
            <text:p>00:00</text:p>
          </table:table-cell>
          <table:table-cell table:style-name="ce181"/>
          <table:table-cell table:style-name="ce182" table:content-validation-name="val7"/>
          <table:table-cell table:number-columns-repeated="1015"/>
        </table:table-row>
        <table:table-row table:style-name="ro1">
          <table:table-cell table:style-name="ce176" table:formula="of:=[.A25]+1" office:value-type="date" office:date-value="2019-08-23" calcext:value-type="date">
            <text:p>08/23/19</text:p>
          </table:table-cell>
          <table:table-cell table:style-name="ce177" table:formula="of:=WEEKDAY([.A26])" office:value-type="date" office:date-value="1900-01-05" calcext:value-type="date">
            <text:p>Fri</text:p>
          </table:table-cell>
          <table:table-cell table:style-name="ce178"/>
          <table:table-cell table:style-name="ce179" table:number-columns-repeated="3"/>
          <table:table-cell table:style-name="ce180" table:formula="of:=([.D26]-[.C26])-[.E26]+[.F26]" office:value-type="time" office:time-value="PT00H00M00S" calcext:value-type="time">
            <text:p>00:00</text:p>
          </table:table-cell>
          <table:table-cell table:style-name="ce181"/>
          <table:table-cell table:style-name="ce182" table:content-validation-name="val7"/>
          <table:table-cell table:number-columns-repeated="1015"/>
        </table:table-row>
        <table:table-row table:style-name="ro1">
          <table:table-cell table:style-name="ce176" table:formula="of:=[.A26]+1" office:value-type="date" office:date-value="2019-08-24" calcext:value-type="date">
            <text:p>08/24/19</text:p>
          </table:table-cell>
          <table:table-cell table:style-name="ce177" table:formula="of:=WEEKDAY([.A27])" office:value-type="date" office:date-value="1900-01-06" calcext:value-type="date">
            <text:p>Sat</text:p>
          </table:table-cell>
          <table:table-cell table:style-name="ce178"/>
          <table:table-cell table:style-name="ce179" table:number-columns-repeated="3"/>
          <table:table-cell table:style-name="ce180" table:formula="of:=([.D27]-[.C27])-[.E27]+[.F27]" office:value-type="time" office:time-value="PT00H00M00S" calcext:value-type="time">
            <text:p>00:00</text:p>
          </table:table-cell>
          <table:table-cell table:style-name="ce181"/>
          <table:table-cell table:style-name="ce182" table:content-validation-name="val7"/>
          <table:table-cell table:number-columns-repeated="1015"/>
        </table:table-row>
        <table:table-row table:style-name="ro1">
          <table:table-cell table:style-name="ce176" table:formula="of:=[.A27]+1" office:value-type="date" office:date-value="2019-08-25" calcext:value-type="date">
            <text:p>08/25/19</text:p>
          </table:table-cell>
          <table:table-cell table:style-name="ce177" table:formula="of:=WEEKDAY([.A28])" office:value-type="date" office:date-value="1899-12-31" calcext:value-type="date">
            <text:p>Sun</text:p>
          </table:table-cell>
          <table:table-cell table:style-name="ce178"/>
          <table:table-cell table:style-name="ce179" table:number-columns-repeated="3"/>
          <table:table-cell table:style-name="ce180" table:formula="of:=([.D28]-[.C28])-[.E28]+[.F28]" office:value-type="time" office:time-value="PT00H00M00S" calcext:value-type="time">
            <text:p>00:00</text:p>
          </table:table-cell>
          <table:table-cell table:style-name="ce181"/>
          <table:table-cell table:style-name="ce182" table:content-validation-name="val7"/>
          <table:table-cell table:number-columns-repeated="1015"/>
        </table:table-row>
        <table:table-row table:style-name="ro1">
          <table:table-cell table:style-name="ce176" table:formula="of:=[.A28]+1" office:value-type="date" office:date-value="2019-08-26" calcext:value-type="date">
            <text:p>08/26/19</text:p>
          </table:table-cell>
          <table:table-cell table:style-name="ce177" table:formula="of:=WEEKDAY([.A29])" office:value-type="date" office:date-value="1900-01-01" calcext:value-type="date">
            <text:p>Mon</text:p>
          </table:table-cell>
          <table:table-cell table:style-name="ce178"/>
          <table:table-cell table:style-name="ce179" table:number-columns-repeated="3"/>
          <table:table-cell table:style-name="ce180" table:formula="of:=([.D29]-[.C29])-[.E29]+[.F29]" office:value-type="time" office:time-value="PT00H00M00S" calcext:value-type="time">
            <text:p>00:00</text:p>
          </table:table-cell>
          <table:table-cell table:style-name="ce181"/>
          <table:table-cell table:style-name="ce182" table:content-validation-name="val7"/>
          <table:table-cell table:number-columns-repeated="1015"/>
        </table:table-row>
        <table:table-row table:style-name="ro1">
          <table:table-cell table:style-name="ce176" table:formula="of:=[.A29]+1" office:value-type="date" office:date-value="2019-08-27" calcext:value-type="date">
            <text:p>08/27/19</text:p>
          </table:table-cell>
          <table:table-cell table:style-name="ce177" table:formula="of:=WEEKDAY([.A30])" office:value-type="date" office:date-value="1900-01-02" calcext:value-type="date">
            <text:p>Tue</text:p>
          </table:table-cell>
          <table:table-cell table:style-name="ce178"/>
          <table:table-cell table:style-name="ce179" table:number-columns-repeated="3"/>
          <table:table-cell table:style-name="ce180" table:formula="of:=([.D30]-[.C30])-[.E30]+[.F30]" office:value-type="time" office:time-value="PT00H00M00S" calcext:value-type="time">
            <text:p>00:00</text:p>
          </table:table-cell>
          <table:table-cell table:style-name="ce181"/>
          <table:table-cell table:style-name="ce182" table:content-validation-name="val7"/>
          <table:table-cell table:number-columns-repeated="1015"/>
        </table:table-row>
        <table:table-row table:style-name="ro1">
          <table:table-cell table:style-name="ce176" table:formula="of:=[.A30]+1" office:value-type="date" office:date-value="2019-08-28" calcext:value-type="date">
            <text:p>08/28/19</text:p>
          </table:table-cell>
          <table:table-cell table:style-name="ce177" table:formula="of:=WEEKDAY([.A31])" office:value-type="date" office:date-value="1900-01-03" calcext:value-type="date">
            <text:p>Wed</text:p>
          </table:table-cell>
          <table:table-cell table:style-name="ce178"/>
          <table:table-cell table:style-name="ce179" table:number-columns-repeated="3"/>
          <table:table-cell table:style-name="ce180" table:formula="of:=([.D31]-[.C31])-[.E31]+[.F31]" office:value-type="time" office:time-value="PT00H00M00S" calcext:value-type="time">
            <text:p>00:00</text:p>
          </table:table-cell>
          <table:table-cell table:style-name="ce181"/>
          <table:table-cell table:style-name="ce182" table:content-validation-name="val7"/>
          <table:table-cell table:number-columns-repeated="1015"/>
        </table:table-row>
        <table:table-row table:style-name="ro1">
          <table:table-cell table:style-name="ce176" table:formula="of:=[.A31]+1" office:value-type="date" office:date-value="2019-08-29" calcext:value-type="date">
            <text:p>08/29/19</text:p>
          </table:table-cell>
          <table:table-cell table:style-name="ce177" table:formula="of:=WEEKDAY([.A32])" office:value-type="date" office:date-value="1900-01-04" calcext:value-type="date">
            <text:p>Thu</text:p>
          </table:table-cell>
          <table:table-cell table:style-name="ce178"/>
          <table:table-cell table:style-name="ce179" table:number-columns-repeated="3"/>
          <table:table-cell table:style-name="ce180" table:formula="of:=([.D32]-[.C32])-[.E32]+[.F32]" office:value-type="time" office:time-value="PT00H00M00S" calcext:value-type="time">
            <text:p>00:00</text:p>
          </table:table-cell>
          <table:table-cell table:style-name="ce181"/>
          <table:table-cell table:style-name="ce182" table:content-validation-name="val7"/>
          <table:table-cell table:number-columns-repeated="1015"/>
        </table:table-row>
        <table:table-row table:style-name="ro1">
          <table:table-cell table:style-name="ce176" table:formula="of:=[.A32]+1" office:value-type="date" office:date-value="2019-08-30" calcext:value-type="date">
            <text:p>08/30/19</text:p>
          </table:table-cell>
          <table:table-cell table:style-name="ce177" table:formula="of:=WEEKDAY([.A33])" office:value-type="date" office:date-value="1900-01-05" calcext:value-type="date">
            <text:p>Fri</text:p>
          </table:table-cell>
          <table:table-cell table:style-name="ce178"/>
          <table:table-cell table:style-name="ce179" table:number-columns-repeated="3"/>
          <table:table-cell table:style-name="ce180" table:formula="of:=([.D33]-[.C33])-[.E33]+[.F33]" office:value-type="time" office:time-value="PT00H00M00S" calcext:value-type="time">
            <text:p>00:00</text:p>
          </table:table-cell>
          <table:table-cell table:style-name="ce181"/>
          <table:table-cell table:style-name="ce182" table:content-validation-name="val7"/>
          <table:table-cell table:number-columns-repeated="1015"/>
        </table:table-row>
        <table:table-row table:style-name="ro1">
          <table:table-cell table:style-name="ce176" table:formula="of:=[.A33]+1" office:value-type="date" office:date-value="2019-08-31" calcext:value-type="date">
            <text:p>08/31/19</text:p>
          </table:table-cell>
          <table:table-cell table:style-name="ce177" table:formula="of:=WEEKDAY([.A34])" office:value-type="date" office:date-value="1900-01-06" calcext:value-type="date">
            <text:p>Sat</text:p>
          </table:table-cell>
          <table:table-cell table:style-name="ce178"/>
          <table:table-cell table:style-name="ce179" table:number-columns-repeated="3"/>
          <table:table-cell table:style-name="ce180" table:formula="of:=([.D34]-[.C34])-[.E34]+[.F34]" office:value-type="time" office:time-value="PT00H00M00S" calcext:value-type="time">
            <text:p>00:00</text:p>
          </table:table-cell>
          <table:table-cell table:style-name="ce181"/>
          <table:table-cell table:style-name="ce182" table:content-validation-name="val7"/>
          <table:table-cell table:number-columns-repeated="1015"/>
        </table:table-row>
        <table:table-row table:style-name="ro1">
          <table:table-cell table:style-name="ce96" table:number-columns-repeated="6"/>
          <table:table-cell table:style-name="ce51"/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Total</text:p>
          </table:table-cell>
          <table:table-cell table:style-name="ce96" table:number-columns-repeated="5"/>
          <table:table-cell table:style-name="ce52" table:formula="of:=SUM([.G4:.G34])" office:value-type="time" office:time-value="PT00H00M00S" calcext:value-type="time">
            <text:p>00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Carry-Over prev. Month</text:p>
          </table:table-cell>
          <table:table-cell table:style-name="ce96" table:number-columns-repeated="5"/>
          <table:table-cell table:style-name="ce53" table:formula="of:=[July.G42]" office:value-type="time" office:time-value="-PT1160H00M00S" calcext:value-type="time">
            <text:p>-1160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/>
          <table:table-cell table:style-name="ce96" table:number-columns-repeated="5"/>
          <table:table-cell table:style-name="ce54"/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Sum</text:p>
          </table:table-cell>
          <table:table-cell table:style-name="ce96" table:number-columns-repeated="5"/>
          <table:table-cell table:style-name="ce53" table:formula="of:=SUM([.G36:.G37])" office:value-type="time" office:time-value="-PT1160H00M00S" calcext:value-type="time">
            <text:p>-1160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Quota</text:p>
          </table:table-cell>
          <table:table-cell table:style-name="ce96" table:number-columns-repeated="5"/>
          <table:table-cell table:style-name="ce53" table:formula="of:=[$Overview.$I$20]" office:value-type="time" office:time-value="PT176H00M00S" calcext:value-type="time">
            <text:p>176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/>
          <table:table-cell table:style-name="ce96" table:number-columns-repeated="5"/>
          <table:table-cell table:style-name="ce54"/>
          <table:table-cell table:style-name="ce96"/>
          <table:table-cell table:number-columns-repeated="1016"/>
        </table:table-row>
        <table:table-row table:style-name="ro1">
          <table:table-cell table:style-name="ce40" office:value-type="string" calcext:value-type="string">
            <text:p>Carry-Over</text:p>
          </table:table-cell>
          <table:table-cell table:style-name="ce42" table:number-columns-repeated="5"/>
          <table:table-cell table:style-name="ce55" table:formula="of:=[.G39]-[.G40]" office:value-type="time" office:time-value="-PT1336H00M00S" calcext:value-type="time">
            <text:p>-1336:00</text:p>
          </table:table-cell>
          <table:table-cell table:style-name="ce96"/>
          <table:table-cell table:number-columns-repeated="1016"/>
        </table:table-row>
        <table:table-row table:style-name="ro1" table:number-rows-repeated="2">
          <table:table-cell table:style-name="ce23"/>
          <table:table-cell table:number-columns-repeated="1023"/>
        </table:table-row>
        <table:table-row table:style-name="ro1">
          <table:table-cell table:style-name="ce23" office:value-type="string" calcext:value-type="string">
            <text:p>Days/Month</text:p>
          </table:table-cell>
          <table:table-cell table:style-name="ce43" table:formula="of:=ORG.OPENOFFICE.DAYSINMONTH([.A4])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Working Days</text:p>
          </table:table-cell>
          <table:table-cell table:style-name="ce43" table:formula="of:=[$Overview.$C$20]"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Vacation</text:p>
          </table:table-cell>
          <table:table-cell table:style-name="ce44" table:formula="of:=[$Overview.$D$2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Sickness</text:p>
          </table:table-cell>
          <table:table-cell table:style-name="ce43" table:formula="of:=[$Overview.$E$2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Days Worked</text:p>
          </table:table-cell>
          <table:table-cell table:style-name="ce45" table:formula="of:=[$Overview.$G$20]"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 of Vacation</text:p>
          </table:table-cell>
          <table:table-cell table:style-name="ce62" table:formula="of:=[$Overview.$B$9]" office:value-type="float" office:value="30" calcext:value-type="float">
            <text:p>30</text:p>
          </table:table-cell>
          <table:table-cell table:number-columns-repeated="1022"/>
        </table:table-row>
        <table:table-row table:style-name="ro9" table:number-rows-repeated="1048525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August.A4:August.I34">
            <calcext:condition calcext:apply-style-name="Weekend" calcext:value="formula-is(OR([.$B4]=1; [.$B4]=7; [.$I4]=[$Overview.$D$47]))" calcext:base-cell-address="August.A4"/>
            <calcext:condition calcext:apply-style-name="Free" calcext:value="formula-is(NOT(ISNA(MATCH([.$I4];[$Overview.$E$47:.$Z$47];0))))" calcext:base-cell-address="August.A4"/>
            <calcext:condition calcext:apply-style-name="Overtime" calcext:value="formula-is([.$I4]=[$Overview.$B$47])" calcext:base-cell-address="August.A4"/>
          </calcext:conditional-format>
        </calcext:conditional-formats>
      </table:table>
      <table:table table:name="September" table:style-name="ta1" table:protected="true" table:print="false">
        <loext:table-protection loext:select-unprotected-cells="true"/>
        <table:table-column table:style-name="co12" table:default-cell-style-name="ce3"/>
        <table:table-column table:style-name="co13" table:default-cell-style-name="ce3"/>
        <table:table-column table:style-name="co14" table:number-columns-repeated="5" table:default-cell-style-name="ce3"/>
        <table:table-column table:style-name="co15" table:default-cell-style-name="ce3"/>
        <table:table-column table:style-name="co16" table:default-cell-style-name="ce3"/>
        <table:table-column table:style-name="co11" table:visibility="collapse" table:default-cell-style-name="Default"/>
        <table:table-column table:style-name="co11" table:number-columns-repeated="1014" table:default-cell-style-name="ce3"/>
        <table:table-row table:style-name="ro6">
          <table:table-cell table:style-name="ce35" office:value-type="string" calcext:value-type="string" table:number-columns-spanned="7" table:number-rows-spanned="1">
            <text:p>Time Sheet</text:p>
          </table:table-cell>
          <table:covered-table-cell table:style-name="ce96"/>
          <table:covered-table-cell/>
          <table:covered-table-cell table:number-columns-repeated="4" table:style-name="ce96"/>
          <table:table-cell/>
          <table:table-cell table:style-name="ce126" table:formula="of:=[.A4]" office:value-type="date" office:date-value="2019-09-01" calcext:value-type="date">
            <text:p>September 2019</text:p>
          </table:table-cell>
          <table:table-cell table:number-columns-repeated="1015"/>
        </table:table-row>
        <table:table-row table:style-name="ro6">
          <table:table-cell table:style-name="ce35" table:formula="of:=[$Overview.$B$1]" office:value-type="string" office:string-value="NAME" calcext:value-type="string" table:number-columns-spanned="7" table:number-rows-spanned="1">
            <text:p>NAME</text:p>
          </table:table-cell>
          <table:covered-table-cell table:number-columns-repeated="6" table:style-name="ce96"/>
          <table:table-cell table:style-name="ce96"/>
          <table:table-cell table:style-name="ce23"/>
          <table:table-cell table:number-columns-repeated="1015"/>
        </table:table-row>
        <table:table-row table:style-name="ro8">
          <table:table-cell table:style-name="ce36" table:number-columns-repeated="2"/>
          <table:table-cell table:style-name="ce47" office:value-type="string" calcext:value-type="string">
            <text:p>From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Break</text:p>
          </table:table-cell>
          <table:table-cell table:style-name="ce47" office:value-type="string" calcext:value-type="string">
            <text:p>Extra</text:p>
          </table:table-cell>
          <table:table-cell table:style-name="ce47" office:value-type="string" calcext:value-type="string">
            <text:p>Hours</text:p>
          </table:table-cell>
          <table:table-cell table:style-name="ce47" office:value-type="string" calcext:value-type="string">
            <text:p>Remark</text:p>
          </table:table-cell>
          <table:table-cell table:style-name="ce58" office:value-type="string" calcext:value-type="string">
            <text:p>Reason for Absence</text:p>
          </table:table-cell>
          <table:table-cell table:number-columns-repeated="1015"/>
        </table:table-row>
        <table:table-row table:style-name="ro1">
          <table:table-cell table:style-name="ce183" table:formula="of:=DATE([$Overview.$B$2]; 9;1)" office:value-type="date" office:date-value="2019-09-01" calcext:value-type="date">
            <text:p>09/01/19</text:p>
          </table:table-cell>
          <table:table-cell table:style-name="ce184" table:formula="of:=WEEKDAY([.A4])" office:value-type="date" office:date-value="1899-12-31" calcext:value-type="date">
            <text:p>Sun</text:p>
          </table:table-cell>
          <table:table-cell table:style-name="ce185"/>
          <table:table-cell table:style-name="ce186" table:number-columns-repeated="3"/>
          <table:table-cell table:style-name="ce187" table:formula="of:=([.D4]-[.C4])-[.E4]+[.F4]" office:value-type="time" office:time-value="PT00H00M00S" calcext:value-type="time">
            <text:p>00:00</text:p>
          </table:table-cell>
          <table:table-cell table:style-name="ce188"/>
          <table:table-cell table:style-name="ce189" table:content-validation-name="val7"/>
          <table:table-cell table:number-columns-repeated="1015"/>
        </table:table-row>
        <table:table-row table:style-name="ro1">
          <table:table-cell table:style-name="ce183" table:formula="of:=[.A4]+1" office:value-type="date" office:date-value="2019-09-02" calcext:value-type="date">
            <text:p>09/02/19</text:p>
          </table:table-cell>
          <table:table-cell table:style-name="ce184" table:formula="of:=WEEKDAY([.A5])" office:value-type="date" office:date-value="1900-01-01" calcext:value-type="date">
            <text:p>Mon</text:p>
          </table:table-cell>
          <table:table-cell table:style-name="ce185"/>
          <table:table-cell table:style-name="ce186" table:number-columns-repeated="3"/>
          <table:table-cell table:style-name="ce187" table:formula="of:=([.D5]-[.C5])-[.E5]+[.F5]" office:value-type="time" office:time-value="PT00H00M00S" calcext:value-type="time">
            <text:p>00:00</text:p>
          </table:table-cell>
          <table:table-cell table:style-name="ce188"/>
          <table:table-cell table:style-name="ce189" table:content-validation-name="val7"/>
          <table:table-cell table:number-columns-repeated="1015"/>
        </table:table-row>
        <table:table-row table:style-name="ro1">
          <table:table-cell table:style-name="ce183" table:formula="of:=[.A5]+1" office:value-type="date" office:date-value="2019-09-03" calcext:value-type="date">
            <text:p>09/03/19</text:p>
          </table:table-cell>
          <table:table-cell table:style-name="ce184" table:formula="of:=WEEKDAY([.A6])" office:value-type="date" office:date-value="1900-01-02" calcext:value-type="date">
            <text:p>Tue</text:p>
          </table:table-cell>
          <table:table-cell table:style-name="ce185"/>
          <table:table-cell table:style-name="ce186" table:number-columns-repeated="3"/>
          <table:table-cell table:style-name="ce187" table:formula="of:=([.D6]-[.C6])-[.E6]+[.F6]" office:value-type="time" office:time-value="PT00H00M00S" calcext:value-type="time">
            <text:p>00:00</text:p>
          </table:table-cell>
          <table:table-cell table:style-name="ce188"/>
          <table:table-cell table:style-name="ce189" table:content-validation-name="val7"/>
          <table:table-cell table:number-columns-repeated="1015"/>
        </table:table-row>
        <table:table-row table:style-name="ro1">
          <table:table-cell table:style-name="ce183" table:formula="of:=[.A6]+1" office:value-type="date" office:date-value="2019-09-04" calcext:value-type="date">
            <text:p>09/04/19</text:p>
          </table:table-cell>
          <table:table-cell table:style-name="ce184" table:formula="of:=WEEKDAY([.A7])" office:value-type="date" office:date-value="1900-01-03" calcext:value-type="date">
            <text:p>Wed</text:p>
          </table:table-cell>
          <table:table-cell table:style-name="ce185"/>
          <table:table-cell table:style-name="ce186" table:number-columns-repeated="3"/>
          <table:table-cell table:style-name="ce187" table:formula="of:=([.D7]-[.C7])-[.E7]+[.F7]" office:value-type="time" office:time-value="PT00H00M00S" calcext:value-type="time">
            <text:p>00:00</text:p>
          </table:table-cell>
          <table:table-cell table:style-name="ce188"/>
          <table:table-cell table:style-name="ce189" table:content-validation-name="val7"/>
          <table:table-cell table:number-columns-repeated="1015"/>
        </table:table-row>
        <table:table-row table:style-name="ro1">
          <table:table-cell table:style-name="ce183" table:formula="of:=[.A7]+1" office:value-type="date" office:date-value="2019-09-05" calcext:value-type="date">
            <text:p>09/05/19</text:p>
          </table:table-cell>
          <table:table-cell table:style-name="ce184" table:formula="of:=WEEKDAY([.A8])" office:value-type="date" office:date-value="1900-01-04" calcext:value-type="date">
            <text:p>Thu</text:p>
          </table:table-cell>
          <table:table-cell table:style-name="ce185"/>
          <table:table-cell table:style-name="ce186" table:number-columns-repeated="3"/>
          <table:table-cell table:style-name="ce187" table:formula="of:=([.D8]-[.C8])-[.E8]+[.F8]" office:value-type="time" office:time-value="PT00H00M00S" calcext:value-type="time">
            <text:p>00:00</text:p>
          </table:table-cell>
          <table:table-cell table:style-name="ce188"/>
          <table:table-cell table:style-name="ce189" table:content-validation-name="val7"/>
          <table:table-cell table:number-columns-repeated="1015"/>
        </table:table-row>
        <table:table-row table:style-name="ro1">
          <table:table-cell table:style-name="ce183" table:formula="of:=[.A8]+1" office:value-type="date" office:date-value="2019-09-06" calcext:value-type="date">
            <text:p>09/06/19</text:p>
          </table:table-cell>
          <table:table-cell table:style-name="ce184" table:formula="of:=WEEKDAY([.A9])" office:value-type="date" office:date-value="1900-01-05" calcext:value-type="date">
            <text:p>Fri</text:p>
          </table:table-cell>
          <table:table-cell table:style-name="ce185"/>
          <table:table-cell table:style-name="ce186" table:number-columns-repeated="3"/>
          <table:table-cell table:style-name="ce187" table:formula="of:=([.D9]-[.C9])-[.E9]+[.F9]" office:value-type="time" office:time-value="PT00H00M00S" calcext:value-type="time">
            <text:p>00:00</text:p>
          </table:table-cell>
          <table:table-cell table:style-name="ce188"/>
          <table:table-cell table:style-name="ce189" table:content-validation-name="val7"/>
          <table:table-cell table:number-columns-repeated="1015"/>
        </table:table-row>
        <table:table-row table:style-name="ro1">
          <table:table-cell table:style-name="ce183" table:formula="of:=[.A9]+1" office:value-type="date" office:date-value="2019-09-07" calcext:value-type="date">
            <text:p>09/07/19</text:p>
          </table:table-cell>
          <table:table-cell table:style-name="ce184" table:formula="of:=WEEKDAY([.A10])" office:value-type="date" office:date-value="1900-01-06" calcext:value-type="date">
            <text:p>Sat</text:p>
          </table:table-cell>
          <table:table-cell table:style-name="ce185"/>
          <table:table-cell table:style-name="ce186" table:number-columns-repeated="3"/>
          <table:table-cell table:style-name="ce187" table:formula="of:=([.D10]-[.C10])-[.E10]+[.F10]" office:value-type="time" office:time-value="PT00H00M00S" calcext:value-type="time">
            <text:p>00:00</text:p>
          </table:table-cell>
          <table:table-cell table:style-name="ce188"/>
          <table:table-cell table:style-name="ce189" table:content-validation-name="val7"/>
          <table:table-cell table:number-columns-repeated="1015"/>
        </table:table-row>
        <table:table-row table:style-name="ro1">
          <table:table-cell table:style-name="ce183" table:formula="of:=[.A10]+1" office:value-type="date" office:date-value="2019-09-08" calcext:value-type="date">
            <text:p>09/08/19</text:p>
          </table:table-cell>
          <table:table-cell table:style-name="ce184" table:formula="of:=WEEKDAY([.A11])" office:value-type="date" office:date-value="1899-12-31" calcext:value-type="date">
            <text:p>Sun</text:p>
          </table:table-cell>
          <table:table-cell table:style-name="ce185"/>
          <table:table-cell table:style-name="ce186" table:number-columns-repeated="3"/>
          <table:table-cell table:style-name="ce187" table:formula="of:=([.D11]-[.C11])-[.E11]+[.F11]" office:value-type="time" office:time-value="PT00H00M00S" calcext:value-type="time">
            <text:p>00:00</text:p>
          </table:table-cell>
          <table:table-cell table:style-name="ce188"/>
          <table:table-cell table:style-name="ce189" table:content-validation-name="val7"/>
          <table:table-cell table:number-columns-repeated="1015"/>
        </table:table-row>
        <table:table-row table:style-name="ro1">
          <table:table-cell table:style-name="ce183" table:formula="of:=[.A11]+1" office:value-type="date" office:date-value="2019-09-09" calcext:value-type="date">
            <text:p>09/09/19</text:p>
          </table:table-cell>
          <table:table-cell table:style-name="ce184" table:formula="of:=WEEKDAY([.A12])" office:value-type="date" office:date-value="1900-01-01" calcext:value-type="date">
            <text:p>Mon</text:p>
          </table:table-cell>
          <table:table-cell table:style-name="ce185"/>
          <table:table-cell table:style-name="ce186" table:number-columns-repeated="3"/>
          <table:table-cell table:style-name="ce187" table:formula="of:=([.D12]-[.C12])-[.E12]+[.F12]" office:value-type="time" office:time-value="PT00H00M00S" calcext:value-type="time">
            <text:p>00:00</text:p>
          </table:table-cell>
          <table:table-cell table:style-name="ce188"/>
          <table:table-cell table:style-name="ce189" table:content-validation-name="val7"/>
          <table:table-cell table:number-columns-repeated="1015"/>
        </table:table-row>
        <table:table-row table:style-name="ro1">
          <table:table-cell table:style-name="ce183" table:formula="of:=[.A12]+1" office:value-type="date" office:date-value="2019-09-10" calcext:value-type="date">
            <text:p>09/10/19</text:p>
          </table:table-cell>
          <table:table-cell table:style-name="ce184" table:formula="of:=WEEKDAY([.A13])" office:value-type="date" office:date-value="1900-01-02" calcext:value-type="date">
            <text:p>Tue</text:p>
          </table:table-cell>
          <table:table-cell table:style-name="ce185"/>
          <table:table-cell table:style-name="ce186" table:number-columns-repeated="3"/>
          <table:table-cell table:style-name="ce187" table:formula="of:=([.D13]-[.C13])-[.E13]+[.F13]" office:value-type="time" office:time-value="PT00H00M00S" calcext:value-type="time">
            <text:p>00:00</text:p>
          </table:table-cell>
          <table:table-cell table:style-name="ce188"/>
          <table:table-cell table:style-name="ce189" table:content-validation-name="val7"/>
          <table:table-cell table:number-columns-repeated="1015"/>
        </table:table-row>
        <table:table-row table:style-name="ro1">
          <table:table-cell table:style-name="ce183" table:formula="of:=[.A13]+1" office:value-type="date" office:date-value="2019-09-11" calcext:value-type="date">
            <text:p>09/11/19</text:p>
          </table:table-cell>
          <table:table-cell table:style-name="ce184" table:formula="of:=WEEKDAY([.A14])" office:value-type="date" office:date-value="1900-01-03" calcext:value-type="date">
            <text:p>Wed</text:p>
          </table:table-cell>
          <table:table-cell table:style-name="ce185"/>
          <table:table-cell table:style-name="ce186" table:number-columns-repeated="3"/>
          <table:table-cell table:style-name="ce187" table:formula="of:=([.D14]-[.C14])-[.E14]+[.F14]" office:value-type="time" office:time-value="PT00H00M00S" calcext:value-type="time">
            <text:p>00:00</text:p>
          </table:table-cell>
          <table:table-cell table:style-name="ce188"/>
          <table:table-cell table:style-name="ce189" table:content-validation-name="val7"/>
          <table:table-cell table:number-columns-repeated="1015"/>
        </table:table-row>
        <table:table-row table:style-name="ro1">
          <table:table-cell table:style-name="ce183" table:formula="of:=[.A14]+1" office:value-type="date" office:date-value="2019-09-12" calcext:value-type="date">
            <text:p>09/12/19</text:p>
          </table:table-cell>
          <table:table-cell table:style-name="ce184" table:formula="of:=WEEKDAY([.A15])" office:value-type="date" office:date-value="1900-01-04" calcext:value-type="date">
            <text:p>Thu</text:p>
          </table:table-cell>
          <table:table-cell table:style-name="ce185"/>
          <table:table-cell table:style-name="ce186" table:number-columns-repeated="3"/>
          <table:table-cell table:style-name="ce187" table:formula="of:=([.D15]-[.C15])-[.E15]+[.F15]" office:value-type="time" office:time-value="PT00H00M00S" calcext:value-type="time">
            <text:p>00:00</text:p>
          </table:table-cell>
          <table:table-cell table:style-name="ce188"/>
          <table:table-cell table:style-name="ce189" table:content-validation-name="val7"/>
          <table:table-cell table:number-columns-repeated="1015"/>
        </table:table-row>
        <table:table-row table:style-name="ro1">
          <table:table-cell table:style-name="ce183" table:formula="of:=[.A15]+1" office:value-type="date" office:date-value="2019-09-13" calcext:value-type="date">
            <text:p>09/13/19</text:p>
          </table:table-cell>
          <table:table-cell table:style-name="ce184" table:formula="of:=WEEKDAY([.A16])" office:value-type="date" office:date-value="1900-01-05" calcext:value-type="date">
            <text:p>Fri</text:p>
          </table:table-cell>
          <table:table-cell table:style-name="ce185"/>
          <table:table-cell table:style-name="ce186" table:number-columns-repeated="3"/>
          <table:table-cell table:style-name="ce187" table:formula="of:=([.D16]-[.C16])-[.E16]+[.F16]" office:value-type="time" office:time-value="PT00H00M00S" calcext:value-type="time">
            <text:p>00:00</text:p>
          </table:table-cell>
          <table:table-cell table:style-name="ce188"/>
          <table:table-cell table:style-name="ce189" table:content-validation-name="val7"/>
          <table:table-cell table:number-columns-repeated="1015"/>
        </table:table-row>
        <table:table-row table:style-name="ro1">
          <table:table-cell table:style-name="ce183" table:formula="of:=[.A16]+1" office:value-type="date" office:date-value="2019-09-14" calcext:value-type="date">
            <text:p>09/14/19</text:p>
          </table:table-cell>
          <table:table-cell table:style-name="ce184" table:formula="of:=WEEKDAY([.A17])" office:value-type="date" office:date-value="1900-01-06" calcext:value-type="date">
            <text:p>Sat</text:p>
          </table:table-cell>
          <table:table-cell table:style-name="ce185"/>
          <table:table-cell table:style-name="ce186" table:number-columns-repeated="3"/>
          <table:table-cell table:style-name="ce187" table:formula="of:=([.D17]-[.C17])-[.E17]+[.F17]" office:value-type="time" office:time-value="PT00H00M00S" calcext:value-type="time">
            <text:p>00:00</text:p>
          </table:table-cell>
          <table:table-cell table:style-name="ce188"/>
          <table:table-cell table:style-name="ce189" table:content-validation-name="val7"/>
          <table:table-cell table:number-columns-repeated="1015"/>
        </table:table-row>
        <table:table-row table:style-name="ro1">
          <table:table-cell table:style-name="ce183" table:formula="of:=[.A17]+1" office:value-type="date" office:date-value="2019-09-15" calcext:value-type="date">
            <text:p>09/15/19</text:p>
          </table:table-cell>
          <table:table-cell table:style-name="ce184" table:formula="of:=WEEKDAY([.A18])" office:value-type="date" office:date-value="1899-12-31" calcext:value-type="date">
            <text:p>Sun</text:p>
          </table:table-cell>
          <table:table-cell table:style-name="ce185"/>
          <table:table-cell table:style-name="ce186" table:number-columns-repeated="3"/>
          <table:table-cell table:style-name="ce187" table:formula="of:=([.D18]-[.C18])-[.E18]+[.F18]" office:value-type="time" office:time-value="PT00H00M00S" calcext:value-type="time">
            <text:p>00:00</text:p>
          </table:table-cell>
          <table:table-cell table:style-name="ce188"/>
          <table:table-cell table:style-name="ce189" table:content-validation-name="val7"/>
          <table:table-cell table:number-columns-repeated="1015"/>
        </table:table-row>
        <table:table-row table:style-name="ro1">
          <table:table-cell table:style-name="ce183" table:formula="of:=[.A18]+1" office:value-type="date" office:date-value="2019-09-16" calcext:value-type="date">
            <text:p>09/16/19</text:p>
          </table:table-cell>
          <table:table-cell table:style-name="ce184" table:formula="of:=WEEKDAY([.A19])" office:value-type="date" office:date-value="1900-01-01" calcext:value-type="date">
            <text:p>Mon</text:p>
          </table:table-cell>
          <table:table-cell table:style-name="ce185"/>
          <table:table-cell table:style-name="ce186" table:number-columns-repeated="3"/>
          <table:table-cell table:style-name="ce187" table:formula="of:=([.D19]-[.C19])-[.E19]+[.F19]" office:value-type="time" office:time-value="PT00H00M00S" calcext:value-type="time">
            <text:p>00:00</text:p>
          </table:table-cell>
          <table:table-cell table:style-name="ce188"/>
          <table:table-cell table:style-name="ce189" table:content-validation-name="val7"/>
          <table:table-cell table:number-columns-repeated="1015"/>
        </table:table-row>
        <table:table-row table:style-name="ro1">
          <table:table-cell table:style-name="ce183" table:formula="of:=[.A19]+1" office:value-type="date" office:date-value="2019-09-17" calcext:value-type="date">
            <text:p>09/17/19</text:p>
          </table:table-cell>
          <table:table-cell table:style-name="ce184" table:formula="of:=WEEKDAY([.A20])" office:value-type="date" office:date-value="1900-01-02" calcext:value-type="date">
            <text:p>Tue</text:p>
          </table:table-cell>
          <table:table-cell table:style-name="ce185"/>
          <table:table-cell table:style-name="ce186" table:number-columns-repeated="3"/>
          <table:table-cell table:style-name="ce187" table:formula="of:=([.D20]-[.C20])-[.E20]+[.F20]" office:value-type="time" office:time-value="PT00H00M00S" calcext:value-type="time">
            <text:p>00:00</text:p>
          </table:table-cell>
          <table:table-cell table:style-name="ce188"/>
          <table:table-cell table:style-name="ce189" table:content-validation-name="val7"/>
          <table:table-cell table:number-columns-repeated="1015"/>
        </table:table-row>
        <table:table-row table:style-name="ro1">
          <table:table-cell table:style-name="ce183" table:formula="of:=[.A20]+1" office:value-type="date" office:date-value="2019-09-18" calcext:value-type="date">
            <text:p>09/18/19</text:p>
          </table:table-cell>
          <table:table-cell table:style-name="ce184" table:formula="of:=WEEKDAY([.A21])" office:value-type="date" office:date-value="1900-01-03" calcext:value-type="date">
            <text:p>Wed</text:p>
          </table:table-cell>
          <table:table-cell table:style-name="ce185"/>
          <table:table-cell table:style-name="ce186" table:number-columns-repeated="3"/>
          <table:table-cell table:style-name="ce187" table:formula="of:=([.D21]-[.C21])-[.E21]+[.F21]" office:value-type="time" office:time-value="PT00H00M00S" calcext:value-type="time">
            <text:p>00:00</text:p>
          </table:table-cell>
          <table:table-cell table:style-name="ce188"/>
          <table:table-cell table:style-name="ce189" table:content-validation-name="val7"/>
          <table:table-cell table:number-columns-repeated="1015"/>
        </table:table-row>
        <table:table-row table:style-name="ro1">
          <table:table-cell table:style-name="ce183" table:formula="of:=[.A21]+1" office:value-type="date" office:date-value="2019-09-19" calcext:value-type="date">
            <text:p>09/19/19</text:p>
          </table:table-cell>
          <table:table-cell table:style-name="ce184" table:formula="of:=WEEKDAY([.A22])" office:value-type="date" office:date-value="1900-01-04" calcext:value-type="date">
            <text:p>Thu</text:p>
          </table:table-cell>
          <table:table-cell table:style-name="ce185"/>
          <table:table-cell table:style-name="ce186" table:number-columns-repeated="3"/>
          <table:table-cell table:style-name="ce187" table:formula="of:=([.D22]-[.C22])-[.E22]+[.F22]" office:value-type="time" office:time-value="PT00H00M00S" calcext:value-type="time">
            <text:p>00:00</text:p>
          </table:table-cell>
          <table:table-cell table:style-name="ce188"/>
          <table:table-cell table:style-name="ce189" table:content-validation-name="val7"/>
          <table:table-cell table:number-columns-repeated="1015"/>
        </table:table-row>
        <table:table-row table:style-name="ro1">
          <table:table-cell table:style-name="ce183" table:formula="of:=[.A22]+1" office:value-type="date" office:date-value="2019-09-20" calcext:value-type="date">
            <text:p>09/20/19</text:p>
          </table:table-cell>
          <table:table-cell table:style-name="ce184" table:formula="of:=WEEKDAY([.A23])" office:value-type="date" office:date-value="1900-01-05" calcext:value-type="date">
            <text:p>Fri</text:p>
          </table:table-cell>
          <table:table-cell table:style-name="ce185"/>
          <table:table-cell table:style-name="ce186" table:number-columns-repeated="3"/>
          <table:table-cell table:style-name="ce187" table:formula="of:=([.D23]-[.C23])-[.E23]+[.F23]" office:value-type="time" office:time-value="PT00H00M00S" calcext:value-type="time">
            <text:p>00:00</text:p>
          </table:table-cell>
          <table:table-cell table:style-name="ce188"/>
          <table:table-cell table:style-name="ce189" table:content-validation-name="val7"/>
          <table:table-cell table:number-columns-repeated="1015"/>
        </table:table-row>
        <table:table-row table:style-name="ro1">
          <table:table-cell table:style-name="ce183" table:formula="of:=[.A23]+1" office:value-type="date" office:date-value="2019-09-21" calcext:value-type="date">
            <text:p>09/21/19</text:p>
          </table:table-cell>
          <table:table-cell table:style-name="ce184" table:formula="of:=WEEKDAY([.A24])" office:value-type="date" office:date-value="1900-01-06" calcext:value-type="date">
            <text:p>Sat</text:p>
          </table:table-cell>
          <table:table-cell table:style-name="ce185"/>
          <table:table-cell table:style-name="ce186" table:number-columns-repeated="3"/>
          <table:table-cell table:style-name="ce187" table:formula="of:=([.D24]-[.C24])-[.E24]+[.F24]" office:value-type="time" office:time-value="PT00H00M00S" calcext:value-type="time">
            <text:p>00:00</text:p>
          </table:table-cell>
          <table:table-cell table:style-name="ce188"/>
          <table:table-cell table:style-name="ce189" table:content-validation-name="val7"/>
          <table:table-cell table:number-columns-repeated="1015"/>
        </table:table-row>
        <table:table-row table:style-name="ro1">
          <table:table-cell table:style-name="ce183" table:formula="of:=[.A24]+1" office:value-type="date" office:date-value="2019-09-22" calcext:value-type="date">
            <text:p>09/22/19</text:p>
          </table:table-cell>
          <table:table-cell table:style-name="ce184" table:formula="of:=WEEKDAY([.A25])" office:value-type="date" office:date-value="1899-12-31" calcext:value-type="date">
            <text:p>Sun</text:p>
          </table:table-cell>
          <table:table-cell table:style-name="ce185"/>
          <table:table-cell table:style-name="ce186" table:number-columns-repeated="3"/>
          <table:table-cell table:style-name="ce187" table:formula="of:=([.D25]-[.C25])-[.E25]+[.F25]" office:value-type="time" office:time-value="PT00H00M00S" calcext:value-type="time">
            <text:p>00:00</text:p>
          </table:table-cell>
          <table:table-cell table:style-name="ce188"/>
          <table:table-cell table:style-name="ce189" table:content-validation-name="val7"/>
          <table:table-cell table:number-columns-repeated="1015"/>
        </table:table-row>
        <table:table-row table:style-name="ro1">
          <table:table-cell table:style-name="ce183" table:formula="of:=[.A25]+1" office:value-type="date" office:date-value="2019-09-23" calcext:value-type="date">
            <text:p>09/23/19</text:p>
          </table:table-cell>
          <table:table-cell table:style-name="ce184" table:formula="of:=WEEKDAY([.A26])" office:value-type="date" office:date-value="1900-01-01" calcext:value-type="date">
            <text:p>Mon</text:p>
          </table:table-cell>
          <table:table-cell table:style-name="ce185"/>
          <table:table-cell table:style-name="ce186" table:number-columns-repeated="3"/>
          <table:table-cell table:style-name="ce187" table:formula="of:=([.D26]-[.C26])-[.E26]+[.F26]" office:value-type="time" office:time-value="PT00H00M00S" calcext:value-type="time">
            <text:p>00:00</text:p>
          </table:table-cell>
          <table:table-cell table:style-name="ce188"/>
          <table:table-cell table:style-name="ce189" table:content-validation-name="val7"/>
          <table:table-cell table:number-columns-repeated="1015"/>
        </table:table-row>
        <table:table-row table:style-name="ro1">
          <table:table-cell table:style-name="ce183" table:formula="of:=[.A26]+1" office:value-type="date" office:date-value="2019-09-24" calcext:value-type="date">
            <text:p>09/24/19</text:p>
          </table:table-cell>
          <table:table-cell table:style-name="ce184" table:formula="of:=WEEKDAY([.A27])" office:value-type="date" office:date-value="1900-01-02" calcext:value-type="date">
            <text:p>Tue</text:p>
          </table:table-cell>
          <table:table-cell table:style-name="ce185"/>
          <table:table-cell table:style-name="ce186" table:number-columns-repeated="3"/>
          <table:table-cell table:style-name="ce187" table:formula="of:=([.D27]-[.C27])-[.E27]+[.F27]" office:value-type="time" office:time-value="PT00H00M00S" calcext:value-type="time">
            <text:p>00:00</text:p>
          </table:table-cell>
          <table:table-cell table:style-name="ce188"/>
          <table:table-cell table:style-name="ce189" table:content-validation-name="val7"/>
          <table:table-cell table:number-columns-repeated="1015"/>
        </table:table-row>
        <table:table-row table:style-name="ro1">
          <table:table-cell table:style-name="ce183" table:formula="of:=[.A27]+1" office:value-type="date" office:date-value="2019-09-25" calcext:value-type="date">
            <text:p>09/25/19</text:p>
          </table:table-cell>
          <table:table-cell table:style-name="ce184" table:formula="of:=WEEKDAY([.A28])" office:value-type="date" office:date-value="1900-01-03" calcext:value-type="date">
            <text:p>Wed</text:p>
          </table:table-cell>
          <table:table-cell table:style-name="ce185"/>
          <table:table-cell table:style-name="ce186" table:number-columns-repeated="3"/>
          <table:table-cell table:style-name="ce187" table:formula="of:=([.D28]-[.C28])-[.E28]+[.F28]" office:value-type="time" office:time-value="PT00H00M00S" calcext:value-type="time">
            <text:p>00:00</text:p>
          </table:table-cell>
          <table:table-cell table:style-name="ce188"/>
          <table:table-cell table:style-name="ce189" table:content-validation-name="val7"/>
          <table:table-cell table:number-columns-repeated="1015"/>
        </table:table-row>
        <table:table-row table:style-name="ro1">
          <table:table-cell table:style-name="ce183" table:formula="of:=[.A28]+1" office:value-type="date" office:date-value="2019-09-26" calcext:value-type="date">
            <text:p>09/26/19</text:p>
          </table:table-cell>
          <table:table-cell table:style-name="ce184" table:formula="of:=WEEKDAY([.A29])" office:value-type="date" office:date-value="1900-01-04" calcext:value-type="date">
            <text:p>Thu</text:p>
          </table:table-cell>
          <table:table-cell table:style-name="ce185"/>
          <table:table-cell table:style-name="ce186" table:number-columns-repeated="3"/>
          <table:table-cell table:style-name="ce187" table:formula="of:=([.D29]-[.C29])-[.E29]+[.F29]" office:value-type="time" office:time-value="PT00H00M00S" calcext:value-type="time">
            <text:p>00:00</text:p>
          </table:table-cell>
          <table:table-cell table:style-name="ce188"/>
          <table:table-cell table:style-name="ce189" table:content-validation-name="val7"/>
          <table:table-cell table:number-columns-repeated="1015"/>
        </table:table-row>
        <table:table-row table:style-name="ro1">
          <table:table-cell table:style-name="ce183" table:formula="of:=[.A29]+1" office:value-type="date" office:date-value="2019-09-27" calcext:value-type="date">
            <text:p>09/27/19</text:p>
          </table:table-cell>
          <table:table-cell table:style-name="ce184" table:formula="of:=WEEKDAY([.A30])" office:value-type="date" office:date-value="1900-01-05" calcext:value-type="date">
            <text:p>Fri</text:p>
          </table:table-cell>
          <table:table-cell table:style-name="ce185"/>
          <table:table-cell table:style-name="ce186" table:number-columns-repeated="3"/>
          <table:table-cell table:style-name="ce187" table:formula="of:=([.D30]-[.C30])-[.E30]+[.F30]" office:value-type="time" office:time-value="PT00H00M00S" calcext:value-type="time">
            <text:p>00:00</text:p>
          </table:table-cell>
          <table:table-cell table:style-name="ce188"/>
          <table:table-cell table:style-name="ce189" table:content-validation-name="val7"/>
          <table:table-cell table:number-columns-repeated="1015"/>
        </table:table-row>
        <table:table-row table:style-name="ro1">
          <table:table-cell table:style-name="ce183" table:formula="of:=[.A30]+1" office:value-type="date" office:date-value="2019-09-28" calcext:value-type="date">
            <text:p>09/28/19</text:p>
          </table:table-cell>
          <table:table-cell table:style-name="ce184" table:formula="of:=WEEKDAY([.A31])" office:value-type="date" office:date-value="1900-01-06" calcext:value-type="date">
            <text:p>Sat</text:p>
          </table:table-cell>
          <table:table-cell table:style-name="ce185"/>
          <table:table-cell table:style-name="ce186" table:number-columns-repeated="3"/>
          <table:table-cell table:style-name="ce187" table:formula="of:=([.D31]-[.C31])-[.E31]+[.F31]" office:value-type="time" office:time-value="PT00H00M00S" calcext:value-type="time">
            <text:p>00:00</text:p>
          </table:table-cell>
          <table:table-cell table:style-name="ce188"/>
          <table:table-cell table:style-name="ce189" table:content-validation-name="val7"/>
          <table:table-cell table:number-columns-repeated="1015"/>
        </table:table-row>
        <table:table-row table:style-name="ro1">
          <table:table-cell table:style-name="ce183" table:formula="of:=[.A31]+1" office:value-type="date" office:date-value="2019-09-29" calcext:value-type="date">
            <text:p>09/29/19</text:p>
          </table:table-cell>
          <table:table-cell table:style-name="ce184" table:formula="of:=WEEKDAY([.A32])" office:value-type="date" office:date-value="1899-12-31" calcext:value-type="date">
            <text:p>Sun</text:p>
          </table:table-cell>
          <table:table-cell table:style-name="ce185"/>
          <table:table-cell table:style-name="ce186" table:number-columns-repeated="3"/>
          <table:table-cell table:style-name="ce187" table:formula="of:=([.D32]-[.C32])-[.E32]+[.F32]" office:value-type="time" office:time-value="PT00H00M00S" calcext:value-type="time">
            <text:p>00:00</text:p>
          </table:table-cell>
          <table:table-cell table:style-name="ce188"/>
          <table:table-cell table:style-name="ce189" table:content-validation-name="val7"/>
          <table:table-cell table:number-columns-repeated="1015"/>
        </table:table-row>
        <table:table-row table:style-name="ro1">
          <table:table-cell table:style-name="ce183" table:formula="of:=[.A32]+1" office:value-type="date" office:date-value="2019-09-30" calcext:value-type="date">
            <text:p>09/30/19</text:p>
          </table:table-cell>
          <table:table-cell table:style-name="ce184" table:formula="of:=WEEKDAY([.A33])" office:value-type="date" office:date-value="1900-01-01" calcext:value-type="date">
            <text:p>Mon</text:p>
          </table:table-cell>
          <table:table-cell table:style-name="ce185"/>
          <table:table-cell table:style-name="ce186" table:number-columns-repeated="3"/>
          <table:table-cell table:style-name="ce187" table:formula="of:=([.D33]-[.C33])-[.E33]+[.F33]" office:value-type="time" office:time-value="PT00H00M00S" calcext:value-type="time">
            <text:p>00:00</text:p>
          </table:table-cell>
          <table:table-cell table:style-name="ce188"/>
          <table:table-cell table:style-name="ce189" table:content-validation-name="val7"/>
          <table:table-cell table:number-columns-repeated="1015"/>
        </table:table-row>
        <table:table-row table:style-name="ro9">
          <table:table-cell table:style-name="Default" table:number-columns-repeated="9"/>
          <table:table-cell/>
          <table:table-cell table:style-name="Default" table:number-columns-repeated="1014"/>
        </table:table-row>
        <table:table-row table:style-name="ro9">
          <table:table-cell table:style-name="ce96" table:number-columns-repeated="6"/>
          <table:table-cell table:style-name="ce51"/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Total</text:p>
          </table:table-cell>
          <table:table-cell table:style-name="ce96" table:number-columns-repeated="5"/>
          <table:table-cell table:style-name="ce52" table:formula="of:=SUM([.G4:.G34])" office:value-type="time" office:time-value="PT00H00M00S" calcext:value-type="time">
            <text:p>00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Carry-Over prev. Month</text:p>
          </table:table-cell>
          <table:table-cell table:style-name="ce96" table:number-columns-repeated="5"/>
          <table:table-cell table:style-name="ce53" table:formula="of:=[August.G42]" office:value-type="time" office:time-value="-PT1336H00M00S" calcext:value-type="time">
            <text:p>-1336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/>
          <table:table-cell table:style-name="ce96" table:number-columns-repeated="5"/>
          <table:table-cell table:style-name="ce54"/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Sum</text:p>
          </table:table-cell>
          <table:table-cell table:style-name="ce96" table:number-columns-repeated="5"/>
          <table:table-cell table:style-name="ce53" table:formula="of:=SUM([.G36:.G37])" office:value-type="time" office:time-value="-PT1336H00M00S" calcext:value-type="time">
            <text:p>-1336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Quota</text:p>
          </table:table-cell>
          <table:table-cell table:style-name="ce96" table:number-columns-repeated="5"/>
          <table:table-cell table:style-name="ce53" table:formula="of:=[$Overview.$I$21]" office:value-type="time" office:time-value="PT168H00M00S" calcext:value-type="time">
            <text:p>168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/>
          <table:table-cell table:style-name="ce96" table:number-columns-repeated="5"/>
          <table:table-cell table:style-name="ce54"/>
          <table:table-cell table:style-name="ce96"/>
          <table:table-cell table:number-columns-repeated="1016"/>
        </table:table-row>
        <table:table-row table:style-name="ro1">
          <table:table-cell table:style-name="ce40" office:value-type="string" calcext:value-type="string">
            <text:p>Carry-Over</text:p>
          </table:table-cell>
          <table:table-cell table:style-name="ce42" table:number-columns-repeated="5"/>
          <table:table-cell table:style-name="ce55" table:formula="of:=[.G39]-[.G40]" office:value-type="time" office:time-value="-PT1504H00M00S" calcext:value-type="time">
            <text:p>-1504:00</text:p>
          </table:table-cell>
          <table:table-cell table:style-name="ce96"/>
          <table:table-cell table:number-columns-repeated="1016"/>
        </table:table-row>
        <table:table-row table:style-name="ro1" table:number-rows-repeated="2">
          <table:table-cell table:style-name="ce23"/>
          <table:table-cell table:number-columns-repeated="1023"/>
        </table:table-row>
        <table:table-row table:style-name="ro1">
          <table:table-cell table:style-name="ce23" office:value-type="string" calcext:value-type="string">
            <text:p>Days/Month</text:p>
          </table:table-cell>
          <table:table-cell table:style-name="ce43" table:formula="of:=ORG.OPENOFFICE.DAYSINMONTH([.A4])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Working Days</text:p>
          </table:table-cell>
          <table:table-cell table:style-name="ce43" table:formula="of:=[$Overview.$C$21]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Vacation</text:p>
          </table:table-cell>
          <table:table-cell table:style-name="ce44" table:formula="of:=[$Overview.$D$21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Sickness</text:p>
          </table:table-cell>
          <table:table-cell table:style-name="ce43" table:formula="of:=[$Overview.$E$21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Days Worked</text:p>
          </table:table-cell>
          <table:table-cell table:style-name="ce45" table:formula="of:=[$Overview.$G$21]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 of Vacation</text:p>
          </table:table-cell>
          <table:table-cell table:style-name="ce62" table:formula="of:=[$Overview.$B$9]" office:value-type="float" office:value="30" calcext:value-type="float">
            <text:p>30</text:p>
          </table:table-cell>
          <table:table-cell table:number-columns-repeated="1022"/>
        </table:table-row>
        <table:table-row table:style-name="ro9" table:number-rows-repeated="1048525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September.A4:September.I33">
            <calcext:condition calcext:apply-style-name="Weekend" calcext:value="formula-is(OR([.$B4]=1; [.$B4]=7; [.$I4]=[$Overview.$D$47]))" calcext:base-cell-address="September.A4"/>
            <calcext:condition calcext:apply-style-name="Free" calcext:value="formula-is(NOT(ISNA(MATCH([.$I4];[$Overview.$E$47:.$Z$47];0))))" calcext:base-cell-address="September.A4"/>
            <calcext:condition calcext:apply-style-name="Overtime" calcext:value="formula-is([.$I4]=[$Overview.$B$47])" calcext:base-cell-address="September.A4"/>
          </calcext:conditional-format>
        </calcext:conditional-formats>
      </table:table>
      <table:table table:name="October" table:style-name="ta1" table:protected="true" table:print="false">
        <loext:table-protection loext:select-unprotected-cells="true"/>
        <table:table-column table:style-name="co12" table:default-cell-style-name="ce3"/>
        <table:table-column table:style-name="co13" table:default-cell-style-name="ce3"/>
        <table:table-column table:style-name="co14" table:number-columns-repeated="5" table:default-cell-style-name="ce3"/>
        <table:table-column table:style-name="co15" table:default-cell-style-name="ce3"/>
        <table:table-column table:style-name="co16" table:default-cell-style-name="ce3"/>
        <table:table-column table:style-name="co11" table:visibility="collapse" table:default-cell-style-name="Default"/>
        <table:table-column table:style-name="co11" table:number-columns-repeated="1014" table:default-cell-style-name="ce3"/>
        <table:table-row table:style-name="ro6">
          <table:table-cell table:style-name="ce35" office:value-type="string" calcext:value-type="string" table:number-columns-spanned="7" table:number-rows-spanned="1">
            <text:p>Time Sheet</text:p>
          </table:table-cell>
          <table:covered-table-cell table:style-name="ce96"/>
          <table:covered-table-cell/>
          <table:covered-table-cell table:number-columns-repeated="4" table:style-name="ce96"/>
          <table:table-cell/>
          <table:table-cell table:style-name="ce126" table:formula="of:=[.A4]" office:value-type="date" office:date-value="2019-10-01" calcext:value-type="date">
            <text:p>October 2019</text:p>
          </table:table-cell>
          <table:table-cell table:number-columns-repeated="1015"/>
        </table:table-row>
        <table:table-row table:style-name="ro7">
          <table:table-cell table:style-name="ce35" table:formula="of:=[$Overview.$B$1]" office:value-type="string" office:string-value="NAME" calcext:value-type="string" table:number-columns-spanned="7" table:number-rows-spanned="1">
            <text:p>NAME</text:p>
          </table:table-cell>
          <table:covered-table-cell table:number-columns-repeated="6" table:style-name="ce96"/>
          <table:table-cell table:style-name="ce96"/>
          <table:table-cell table:style-name="ce23"/>
          <table:table-cell table:number-columns-repeated="1015"/>
        </table:table-row>
        <table:table-row table:style-name="ro8">
          <table:table-cell table:style-name="ce36" table:number-columns-repeated="2"/>
          <table:table-cell table:style-name="ce47" office:value-type="string" calcext:value-type="string">
            <text:p>From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Break</text:p>
          </table:table-cell>
          <table:table-cell table:style-name="ce47" office:value-type="string" calcext:value-type="string">
            <text:p>Extra</text:p>
          </table:table-cell>
          <table:table-cell table:style-name="ce47" office:value-type="string" calcext:value-type="string">
            <text:p>Hours</text:p>
          </table:table-cell>
          <table:table-cell table:style-name="ce47" office:value-type="string" calcext:value-type="string">
            <text:p>Remark</text:p>
          </table:table-cell>
          <table:table-cell table:style-name="ce58" office:value-type="string" calcext:value-type="string">
            <text:p>Reason for Absence</text:p>
          </table:table-cell>
          <table:table-cell table:number-columns-repeated="1015"/>
        </table:table-row>
        <table:table-row table:style-name="ro1">
          <table:table-cell table:style-name="ce190" table:formula="of:=DATE([$Overview.$B$2]; 10;1)" office:value-type="date" office:date-value="2019-10-01" calcext:value-type="date">
            <text:p>10/01/19</text:p>
          </table:table-cell>
          <table:table-cell table:style-name="ce191" table:formula="of:=WEEKDAY([.A4])" office:value-type="date" office:date-value="1900-01-02" calcext:value-type="date">
            <text:p>Tue</text:p>
          </table:table-cell>
          <table:table-cell table:style-name="ce192"/>
          <table:table-cell table:style-name="ce193" table:number-columns-repeated="3"/>
          <table:table-cell table:style-name="ce194" table:formula="of:=([.D4]-[.C4])-[.E4]+[.F4]" office:value-type="time" office:time-value="PT00H00M00S" calcext:value-type="time">
            <text:p>00:00</text:p>
          </table:table-cell>
          <table:table-cell table:style-name="ce195"/>
          <table:table-cell table:style-name="ce196" table:content-validation-name="val7"/>
          <table:table-cell table:number-columns-repeated="1015"/>
        </table:table-row>
        <table:table-row table:style-name="ro1">
          <table:table-cell table:style-name="ce190" table:formula="of:=[.A4]+1" office:value-type="date" office:date-value="2019-10-02" calcext:value-type="date">
            <text:p>10/02/19</text:p>
          </table:table-cell>
          <table:table-cell table:style-name="ce191" table:formula="of:=WEEKDAY([.A5])" office:value-type="date" office:date-value="1900-01-03" calcext:value-type="date">
            <text:p>Wed</text:p>
          </table:table-cell>
          <table:table-cell table:style-name="ce192"/>
          <table:table-cell table:style-name="ce193" table:number-columns-repeated="3"/>
          <table:table-cell table:style-name="ce194" table:formula="of:=([.D5]-[.C5])-[.E5]+[.F5]" office:value-type="time" office:time-value="PT00H00M00S" calcext:value-type="time">
            <text:p>00:00</text:p>
          </table:table-cell>
          <table:table-cell table:style-name="ce195"/>
          <table:table-cell table:style-name="ce196" table:content-validation-name="val7"/>
          <table:table-cell table:number-columns-repeated="1015"/>
        </table:table-row>
        <table:table-row table:style-name="ro11">
          <table:table-cell table:style-name="ce190" table:formula="of:=[.A5]+1" office:value-type="date" office:date-value="2019-10-03" calcext:value-type="date">
            <text:p>10/03/19</text:p>
          </table:table-cell>
          <table:table-cell table:style-name="ce191" table:formula="of:=WEEKDAY([.A6])" office:value-type="date" office:date-value="1900-01-04" calcext:value-type="date">
            <text:p>Thu</text:p>
          </table:table-cell>
          <table:table-cell table:style-name="ce192"/>
          <table:table-cell table:style-name="ce193" table:number-columns-repeated="3"/>
          <table:table-cell table:style-name="ce194" table:formula="of:=([.D6]-[.C6])-[.E6]+[.F6]" office:value-type="time" office:time-value="PT00H00M00S" calcext:value-type="time">
            <text:p>00:00</text:p>
          </table:table-cell>
          <table:table-cell table:style-name="ce195" table:formula="of:=[$Overview.$A$40]" office:value-type="string" office:string-value="Anniversary of German Unification" calcext:value-type="string">
            <text:p>Anniversary of German Unification</text:p>
          </table:table-cell>
          <table:table-cell table:style-name="ce196" table:content-validation-name="val7" office:value-type="string" calcext:value-type="string">
            <text:p>Holiday</text:p>
          </table:table-cell>
          <table:table-cell table:number-columns-repeated="1015"/>
        </table:table-row>
        <table:table-row table:style-name="ro1">
          <table:table-cell table:style-name="ce190" table:formula="of:=[.A6]+1" office:value-type="date" office:date-value="2019-10-04" calcext:value-type="date">
            <text:p>10/04/19</text:p>
          </table:table-cell>
          <table:table-cell table:style-name="ce191" table:formula="of:=WEEKDAY([.A7])" office:value-type="date" office:date-value="1900-01-05" calcext:value-type="date">
            <text:p>Fri</text:p>
          </table:table-cell>
          <table:table-cell table:style-name="ce192"/>
          <table:table-cell table:style-name="ce193" table:number-columns-repeated="3"/>
          <table:table-cell table:style-name="ce194" table:formula="of:=([.D7]-[.C7])-[.E7]+[.F7]" office:value-type="time" office:time-value="PT00H00M00S" calcext:value-type="time">
            <text:p>00:00</text:p>
          </table:table-cell>
          <table:table-cell table:style-name="ce195"/>
          <table:table-cell table:style-name="ce196" table:content-validation-name="val7"/>
          <table:table-cell table:number-columns-repeated="1015"/>
        </table:table-row>
        <table:table-row table:style-name="ro1">
          <table:table-cell table:style-name="ce190" table:formula="of:=[.A7]+1" office:value-type="date" office:date-value="2019-10-05" calcext:value-type="date">
            <text:p>10/05/19</text:p>
          </table:table-cell>
          <table:table-cell table:style-name="ce191" table:formula="of:=WEEKDAY([.A8])" office:value-type="date" office:date-value="1900-01-06" calcext:value-type="date">
            <text:p>Sat</text:p>
          </table:table-cell>
          <table:table-cell table:style-name="ce192"/>
          <table:table-cell table:style-name="ce193" table:number-columns-repeated="3"/>
          <table:table-cell table:style-name="ce194" table:formula="of:=([.D8]-[.C8])-[.E8]+[.F8]" office:value-type="time" office:time-value="PT00H00M00S" calcext:value-type="time">
            <text:p>00:00</text:p>
          </table:table-cell>
          <table:table-cell table:style-name="ce195"/>
          <table:table-cell table:style-name="ce196" table:content-validation-name="val7"/>
          <table:table-cell table:number-columns-repeated="1015"/>
        </table:table-row>
        <table:table-row table:style-name="ro1">
          <table:table-cell table:style-name="ce190" table:formula="of:=[.A8]+1" office:value-type="date" office:date-value="2019-10-06" calcext:value-type="date">
            <text:p>10/06/19</text:p>
          </table:table-cell>
          <table:table-cell table:style-name="ce191" table:formula="of:=WEEKDAY([.A9])" office:value-type="date" office:date-value="1899-12-31" calcext:value-type="date">
            <text:p>Sun</text:p>
          </table:table-cell>
          <table:table-cell table:style-name="ce192"/>
          <table:table-cell table:style-name="ce193" table:number-columns-repeated="3"/>
          <table:table-cell table:style-name="ce194" table:formula="of:=([.D9]-[.C9])-[.E9]+[.F9]" office:value-type="time" office:time-value="PT00H00M00S" calcext:value-type="time">
            <text:p>00:00</text:p>
          </table:table-cell>
          <table:table-cell table:style-name="ce195"/>
          <table:table-cell table:style-name="ce196" table:content-validation-name="val7"/>
          <table:table-cell table:number-columns-repeated="1015"/>
        </table:table-row>
        <table:table-row table:style-name="ro1">
          <table:table-cell table:style-name="ce190" table:formula="of:=[.A9]+1" office:value-type="date" office:date-value="2019-10-07" calcext:value-type="date">
            <text:p>10/07/19</text:p>
          </table:table-cell>
          <table:table-cell table:style-name="ce191" table:formula="of:=WEEKDAY([.A10])" office:value-type="date" office:date-value="1900-01-01" calcext:value-type="date">
            <text:p>Mon</text:p>
          </table:table-cell>
          <table:table-cell table:style-name="ce192"/>
          <table:table-cell table:style-name="ce193" table:number-columns-repeated="3"/>
          <table:table-cell table:style-name="ce194" table:formula="of:=([.D10]-[.C10])-[.E10]+[.F10]" office:value-type="time" office:time-value="PT00H00M00S" calcext:value-type="time">
            <text:p>00:00</text:p>
          </table:table-cell>
          <table:table-cell table:style-name="ce195"/>
          <table:table-cell table:style-name="ce196" table:content-validation-name="val7"/>
          <table:table-cell table:number-columns-repeated="1015"/>
        </table:table-row>
        <table:table-row table:style-name="ro1">
          <table:table-cell table:style-name="ce190" table:formula="of:=[.A10]+1" office:value-type="date" office:date-value="2019-10-08" calcext:value-type="date">
            <text:p>10/08/19</text:p>
          </table:table-cell>
          <table:table-cell table:style-name="ce191" table:formula="of:=WEEKDAY([.A11])" office:value-type="date" office:date-value="1900-01-02" calcext:value-type="date">
            <text:p>Tue</text:p>
          </table:table-cell>
          <table:table-cell table:style-name="ce192"/>
          <table:table-cell table:style-name="ce193" table:number-columns-repeated="3"/>
          <table:table-cell table:style-name="ce194" table:formula="of:=([.D11]-[.C11])-[.E11]+[.F11]" office:value-type="time" office:time-value="PT00H00M00S" calcext:value-type="time">
            <text:p>00:00</text:p>
          </table:table-cell>
          <table:table-cell table:style-name="ce195"/>
          <table:table-cell table:style-name="ce196" table:content-validation-name="val7"/>
          <table:table-cell table:number-columns-repeated="1015"/>
        </table:table-row>
        <table:table-row table:style-name="ro1">
          <table:table-cell table:style-name="ce190" table:formula="of:=[.A11]+1" office:value-type="date" office:date-value="2019-10-09" calcext:value-type="date">
            <text:p>10/09/19</text:p>
          </table:table-cell>
          <table:table-cell table:style-name="ce191" table:formula="of:=WEEKDAY([.A12])" office:value-type="date" office:date-value="1900-01-03" calcext:value-type="date">
            <text:p>Wed</text:p>
          </table:table-cell>
          <table:table-cell table:style-name="ce192"/>
          <table:table-cell table:style-name="ce193" table:number-columns-repeated="3"/>
          <table:table-cell table:style-name="ce194" table:formula="of:=([.D12]-[.C12])-[.E12]+[.F12]" office:value-type="time" office:time-value="PT00H00M00S" calcext:value-type="time">
            <text:p>00:00</text:p>
          </table:table-cell>
          <table:table-cell table:style-name="ce195"/>
          <table:table-cell table:style-name="ce196" table:content-validation-name="val7"/>
          <table:table-cell table:number-columns-repeated="1015"/>
        </table:table-row>
        <table:table-row table:style-name="ro1">
          <table:table-cell table:style-name="ce190" table:formula="of:=[.A12]+1" office:value-type="date" office:date-value="2019-10-10" calcext:value-type="date">
            <text:p>10/10/19</text:p>
          </table:table-cell>
          <table:table-cell table:style-name="ce191" table:formula="of:=WEEKDAY([.A13])" office:value-type="date" office:date-value="1900-01-04" calcext:value-type="date">
            <text:p>Thu</text:p>
          </table:table-cell>
          <table:table-cell table:style-name="ce192"/>
          <table:table-cell table:style-name="ce193" table:number-columns-repeated="3"/>
          <table:table-cell table:style-name="ce194" table:formula="of:=([.D13]-[.C13])-[.E13]+[.F13]" office:value-type="time" office:time-value="PT00H00M00S" calcext:value-type="time">
            <text:p>00:00</text:p>
          </table:table-cell>
          <table:table-cell table:style-name="ce195"/>
          <table:table-cell table:style-name="ce196" table:content-validation-name="val7"/>
          <table:table-cell table:number-columns-repeated="1015"/>
        </table:table-row>
        <table:table-row table:style-name="ro1">
          <table:table-cell table:style-name="ce190" table:formula="of:=[.A13]+1" office:value-type="date" office:date-value="2019-10-11" calcext:value-type="date">
            <text:p>10/11/19</text:p>
          </table:table-cell>
          <table:table-cell table:style-name="ce191" table:formula="of:=WEEKDAY([.A14])" office:value-type="date" office:date-value="1900-01-05" calcext:value-type="date">
            <text:p>Fri</text:p>
          </table:table-cell>
          <table:table-cell table:style-name="ce192"/>
          <table:table-cell table:style-name="ce193" table:number-columns-repeated="3"/>
          <table:table-cell table:style-name="ce194" table:formula="of:=([.D14]-[.C14])-[.E14]+[.F14]" office:value-type="time" office:time-value="PT00H00M00S" calcext:value-type="time">
            <text:p>00:00</text:p>
          </table:table-cell>
          <table:table-cell table:style-name="ce195"/>
          <table:table-cell table:style-name="ce196" table:content-validation-name="val7"/>
          <table:table-cell table:number-columns-repeated="1015"/>
        </table:table-row>
        <table:table-row table:style-name="ro1">
          <table:table-cell table:style-name="ce190" table:formula="of:=[.A14]+1" office:value-type="date" office:date-value="2019-10-12" calcext:value-type="date">
            <text:p>10/12/19</text:p>
          </table:table-cell>
          <table:table-cell table:style-name="ce191" table:formula="of:=WEEKDAY([.A15])" office:value-type="date" office:date-value="1900-01-06" calcext:value-type="date">
            <text:p>Sat</text:p>
          </table:table-cell>
          <table:table-cell table:style-name="ce192"/>
          <table:table-cell table:style-name="ce193" table:number-columns-repeated="3"/>
          <table:table-cell table:style-name="ce194" table:formula="of:=([.D15]-[.C15])-[.E15]+[.F15]" office:value-type="time" office:time-value="PT00H00M00S" calcext:value-type="time">
            <text:p>00:00</text:p>
          </table:table-cell>
          <table:table-cell table:style-name="ce195"/>
          <table:table-cell table:style-name="ce196" table:content-validation-name="val7"/>
          <table:table-cell table:number-columns-repeated="1015"/>
        </table:table-row>
        <table:table-row table:style-name="ro1">
          <table:table-cell table:style-name="ce190" table:formula="of:=[.A15]+1" office:value-type="date" office:date-value="2019-10-13" calcext:value-type="date">
            <text:p>10/13/19</text:p>
          </table:table-cell>
          <table:table-cell table:style-name="ce191" table:formula="of:=WEEKDAY([.A16])" office:value-type="date" office:date-value="1899-12-31" calcext:value-type="date">
            <text:p>Sun</text:p>
          </table:table-cell>
          <table:table-cell table:style-name="ce192"/>
          <table:table-cell table:style-name="ce193" table:number-columns-repeated="3"/>
          <table:table-cell table:style-name="ce194" table:formula="of:=([.D16]-[.C16])-[.E16]+[.F16]" office:value-type="time" office:time-value="PT00H00M00S" calcext:value-type="time">
            <text:p>00:00</text:p>
          </table:table-cell>
          <table:table-cell table:style-name="ce195"/>
          <table:table-cell table:style-name="ce196" table:content-validation-name="val7"/>
          <table:table-cell table:number-columns-repeated="1015"/>
        </table:table-row>
        <table:table-row table:style-name="ro1">
          <table:table-cell table:style-name="ce190" table:formula="of:=[.A16]+1" office:value-type="date" office:date-value="2019-10-14" calcext:value-type="date">
            <text:p>10/14/19</text:p>
          </table:table-cell>
          <table:table-cell table:style-name="ce191" table:formula="of:=WEEKDAY([.A17])" office:value-type="date" office:date-value="1900-01-01" calcext:value-type="date">
            <text:p>Mon</text:p>
          </table:table-cell>
          <table:table-cell table:style-name="ce192"/>
          <table:table-cell table:style-name="ce193" table:number-columns-repeated="3"/>
          <table:table-cell table:style-name="ce194" table:formula="of:=([.D17]-[.C17])-[.E17]+[.F17]" office:value-type="time" office:time-value="PT00H00M00S" calcext:value-type="time">
            <text:p>00:00</text:p>
          </table:table-cell>
          <table:table-cell table:style-name="ce195"/>
          <table:table-cell table:style-name="ce196" table:content-validation-name="val7"/>
          <table:table-cell table:number-columns-repeated="1015"/>
        </table:table-row>
        <table:table-row table:style-name="ro1">
          <table:table-cell table:style-name="ce190" table:formula="of:=[.A17]+1" office:value-type="date" office:date-value="2019-10-15" calcext:value-type="date">
            <text:p>10/15/19</text:p>
          </table:table-cell>
          <table:table-cell table:style-name="ce191" table:formula="of:=WEEKDAY([.A18])" office:value-type="date" office:date-value="1900-01-02" calcext:value-type="date">
            <text:p>Tue</text:p>
          </table:table-cell>
          <table:table-cell table:style-name="ce192"/>
          <table:table-cell table:style-name="ce193" table:number-columns-repeated="3"/>
          <table:table-cell table:style-name="ce194" table:formula="of:=([.D18]-[.C18])-[.E18]+[.F18]" office:value-type="time" office:time-value="PT00H00M00S" calcext:value-type="time">
            <text:p>00:00</text:p>
          </table:table-cell>
          <table:table-cell table:style-name="ce195"/>
          <table:table-cell table:style-name="ce196" table:content-validation-name="val7"/>
          <table:table-cell table:number-columns-repeated="1015"/>
        </table:table-row>
        <table:table-row table:style-name="ro1">
          <table:table-cell table:style-name="ce190" table:formula="of:=[.A18]+1" office:value-type="date" office:date-value="2019-10-16" calcext:value-type="date">
            <text:p>10/16/19</text:p>
          </table:table-cell>
          <table:table-cell table:style-name="ce191" table:formula="of:=WEEKDAY([.A19])" office:value-type="date" office:date-value="1900-01-03" calcext:value-type="date">
            <text:p>Wed</text:p>
          </table:table-cell>
          <table:table-cell table:style-name="ce192"/>
          <table:table-cell table:style-name="ce193" table:number-columns-repeated="3"/>
          <table:table-cell table:style-name="ce194" table:formula="of:=([.D19]-[.C19])-[.E19]+[.F19]" office:value-type="time" office:time-value="PT00H00M00S" calcext:value-type="time">
            <text:p>00:00</text:p>
          </table:table-cell>
          <table:table-cell table:style-name="ce195"/>
          <table:table-cell table:style-name="ce196" table:content-validation-name="val7"/>
          <table:table-cell table:number-columns-repeated="1015"/>
        </table:table-row>
        <table:table-row table:style-name="ro1">
          <table:table-cell table:style-name="ce190" table:formula="of:=[.A19]+1" office:value-type="date" office:date-value="2019-10-17" calcext:value-type="date">
            <text:p>10/17/19</text:p>
          </table:table-cell>
          <table:table-cell table:style-name="ce191" table:formula="of:=WEEKDAY([.A20])" office:value-type="date" office:date-value="1900-01-04" calcext:value-type="date">
            <text:p>Thu</text:p>
          </table:table-cell>
          <table:table-cell table:style-name="ce192"/>
          <table:table-cell table:style-name="ce193" table:number-columns-repeated="3"/>
          <table:table-cell table:style-name="ce194" table:formula="of:=([.D20]-[.C20])-[.E20]+[.F20]" office:value-type="time" office:time-value="PT00H00M00S" calcext:value-type="time">
            <text:p>00:00</text:p>
          </table:table-cell>
          <table:table-cell table:style-name="ce195"/>
          <table:table-cell table:style-name="ce196" table:content-validation-name="val7"/>
          <table:table-cell table:number-columns-repeated="1015"/>
        </table:table-row>
        <table:table-row table:style-name="ro1">
          <table:table-cell table:style-name="ce190" table:formula="of:=[.A20]+1" office:value-type="date" office:date-value="2019-10-18" calcext:value-type="date">
            <text:p>10/18/19</text:p>
          </table:table-cell>
          <table:table-cell table:style-name="ce191" table:formula="of:=WEEKDAY([.A21])" office:value-type="date" office:date-value="1900-01-05" calcext:value-type="date">
            <text:p>Fri</text:p>
          </table:table-cell>
          <table:table-cell table:style-name="ce192"/>
          <table:table-cell table:style-name="ce193" table:number-columns-repeated="3"/>
          <table:table-cell table:style-name="ce194" table:formula="of:=([.D21]-[.C21])-[.E21]+[.F21]" office:value-type="time" office:time-value="PT00H00M00S" calcext:value-type="time">
            <text:p>00:00</text:p>
          </table:table-cell>
          <table:table-cell table:style-name="ce195"/>
          <table:table-cell table:style-name="ce196" table:content-validation-name="val7"/>
          <table:table-cell table:number-columns-repeated="1015"/>
        </table:table-row>
        <table:table-row table:style-name="ro1">
          <table:table-cell table:style-name="ce190" table:formula="of:=[.A21]+1" office:value-type="date" office:date-value="2019-10-19" calcext:value-type="date">
            <text:p>10/19/19</text:p>
          </table:table-cell>
          <table:table-cell table:style-name="ce191" table:formula="of:=WEEKDAY([.A22])" office:value-type="date" office:date-value="1900-01-06" calcext:value-type="date">
            <text:p>Sat</text:p>
          </table:table-cell>
          <table:table-cell table:style-name="ce192"/>
          <table:table-cell table:style-name="ce193" table:number-columns-repeated="3"/>
          <table:table-cell table:style-name="ce194" table:formula="of:=([.D22]-[.C22])-[.E22]+[.F22]" office:value-type="time" office:time-value="PT00H00M00S" calcext:value-type="time">
            <text:p>00:00</text:p>
          </table:table-cell>
          <table:table-cell table:style-name="ce195"/>
          <table:table-cell table:style-name="ce196" table:content-validation-name="val7"/>
          <table:table-cell table:number-columns-repeated="1015"/>
        </table:table-row>
        <table:table-row table:style-name="ro1">
          <table:table-cell table:style-name="ce190" table:formula="of:=[.A22]+1" office:value-type="date" office:date-value="2019-10-20" calcext:value-type="date">
            <text:p>10/20/19</text:p>
          </table:table-cell>
          <table:table-cell table:style-name="ce191" table:formula="of:=WEEKDAY([.A23])" office:value-type="date" office:date-value="1899-12-31" calcext:value-type="date">
            <text:p>Sun</text:p>
          </table:table-cell>
          <table:table-cell table:style-name="ce192"/>
          <table:table-cell table:style-name="ce193" table:number-columns-repeated="3"/>
          <table:table-cell table:style-name="ce194" table:formula="of:=([.D23]-[.C23])-[.E23]+[.F23]" office:value-type="time" office:time-value="PT00H00M00S" calcext:value-type="time">
            <text:p>00:00</text:p>
          </table:table-cell>
          <table:table-cell table:style-name="ce195"/>
          <table:table-cell table:style-name="ce196" table:content-validation-name="val7"/>
          <table:table-cell table:number-columns-repeated="1015"/>
        </table:table-row>
        <table:table-row table:style-name="ro1">
          <table:table-cell table:style-name="ce190" table:formula="of:=[.A23]+1" office:value-type="date" office:date-value="2019-10-21" calcext:value-type="date">
            <text:p>10/21/19</text:p>
          </table:table-cell>
          <table:table-cell table:style-name="ce191" table:formula="of:=WEEKDAY([.A24])" office:value-type="date" office:date-value="1900-01-01" calcext:value-type="date">
            <text:p>Mon</text:p>
          </table:table-cell>
          <table:table-cell table:style-name="ce192"/>
          <table:table-cell table:style-name="ce193" table:number-columns-repeated="3"/>
          <table:table-cell table:style-name="ce194" table:formula="of:=([.D24]-[.C24])-[.E24]+[.F24]" office:value-type="time" office:time-value="PT00H00M00S" calcext:value-type="time">
            <text:p>00:00</text:p>
          </table:table-cell>
          <table:table-cell table:style-name="ce195"/>
          <table:table-cell table:style-name="ce196" table:content-validation-name="val7"/>
          <table:table-cell table:number-columns-repeated="1015"/>
        </table:table-row>
        <table:table-row table:style-name="ro1">
          <table:table-cell table:style-name="ce190" table:formula="of:=[.A24]+1" office:value-type="date" office:date-value="2019-10-22" calcext:value-type="date">
            <text:p>10/22/19</text:p>
          </table:table-cell>
          <table:table-cell table:style-name="ce191" table:formula="of:=WEEKDAY([.A25])" office:value-type="date" office:date-value="1900-01-02" calcext:value-type="date">
            <text:p>Tue</text:p>
          </table:table-cell>
          <table:table-cell table:style-name="ce192"/>
          <table:table-cell table:style-name="ce193" table:number-columns-repeated="3"/>
          <table:table-cell table:style-name="ce194" table:formula="of:=([.D25]-[.C25])-[.E25]+[.F25]" office:value-type="time" office:time-value="PT00H00M00S" calcext:value-type="time">
            <text:p>00:00</text:p>
          </table:table-cell>
          <table:table-cell table:style-name="ce195"/>
          <table:table-cell table:style-name="ce196" table:content-validation-name="val7"/>
          <table:table-cell table:number-columns-repeated="1015"/>
        </table:table-row>
        <table:table-row table:style-name="ro1">
          <table:table-cell table:style-name="ce190" table:formula="of:=[.A25]+1" office:value-type="date" office:date-value="2019-10-23" calcext:value-type="date">
            <text:p>10/23/19</text:p>
          </table:table-cell>
          <table:table-cell table:style-name="ce191" table:formula="of:=WEEKDAY([.A26])" office:value-type="date" office:date-value="1900-01-03" calcext:value-type="date">
            <text:p>Wed</text:p>
          </table:table-cell>
          <table:table-cell table:style-name="ce192"/>
          <table:table-cell table:style-name="ce193" table:number-columns-repeated="3"/>
          <table:table-cell table:style-name="ce194" table:formula="of:=([.D26]-[.C26])-[.E26]+[.F26]" office:value-type="time" office:time-value="PT00H00M00S" calcext:value-type="time">
            <text:p>00:00</text:p>
          </table:table-cell>
          <table:table-cell table:style-name="ce195"/>
          <table:table-cell table:style-name="ce196" table:content-validation-name="val7"/>
          <table:table-cell table:number-columns-repeated="1015"/>
        </table:table-row>
        <table:table-row table:style-name="ro1">
          <table:table-cell table:style-name="ce190" table:formula="of:=[.A26]+1" office:value-type="date" office:date-value="2019-10-24" calcext:value-type="date">
            <text:p>10/24/19</text:p>
          </table:table-cell>
          <table:table-cell table:style-name="ce191" table:formula="of:=WEEKDAY([.A27])" office:value-type="date" office:date-value="1900-01-04" calcext:value-type="date">
            <text:p>Thu</text:p>
          </table:table-cell>
          <table:table-cell table:style-name="ce192"/>
          <table:table-cell table:style-name="ce193" table:number-columns-repeated="3"/>
          <table:table-cell table:style-name="ce194" table:formula="of:=([.D27]-[.C27])-[.E27]+[.F27]" office:value-type="time" office:time-value="PT00H00M00S" calcext:value-type="time">
            <text:p>00:00</text:p>
          </table:table-cell>
          <table:table-cell table:style-name="ce195"/>
          <table:table-cell table:style-name="ce196" table:content-validation-name="val7"/>
          <table:table-cell table:number-columns-repeated="1015"/>
        </table:table-row>
        <table:table-row table:style-name="ro1">
          <table:table-cell table:style-name="ce190" table:formula="of:=[.A27]+1" office:value-type="date" office:date-value="2019-10-25" calcext:value-type="date">
            <text:p>10/25/19</text:p>
          </table:table-cell>
          <table:table-cell table:style-name="ce191" table:formula="of:=WEEKDAY([.A28])" office:value-type="date" office:date-value="1900-01-05" calcext:value-type="date">
            <text:p>Fri</text:p>
          </table:table-cell>
          <table:table-cell table:style-name="ce192"/>
          <table:table-cell table:style-name="ce193" table:number-columns-repeated="3"/>
          <table:table-cell table:style-name="ce194" table:formula="of:=([.D28]-[.C28])-[.E28]+[.F28]" office:value-type="time" office:time-value="PT00H00M00S" calcext:value-type="time">
            <text:p>00:00</text:p>
          </table:table-cell>
          <table:table-cell table:style-name="ce195"/>
          <table:table-cell table:style-name="ce196" table:content-validation-name="val7"/>
          <table:table-cell table:number-columns-repeated="1015"/>
        </table:table-row>
        <table:table-row table:style-name="ro1">
          <table:table-cell table:style-name="ce190" table:formula="of:=[.A28]+1" office:value-type="date" office:date-value="2019-10-26" calcext:value-type="date">
            <text:p>10/26/19</text:p>
          </table:table-cell>
          <table:table-cell table:style-name="ce191" table:formula="of:=WEEKDAY([.A29])" office:value-type="date" office:date-value="1900-01-06" calcext:value-type="date">
            <text:p>Sat</text:p>
          </table:table-cell>
          <table:table-cell table:style-name="ce192"/>
          <table:table-cell table:style-name="ce193" table:number-columns-repeated="3"/>
          <table:table-cell table:style-name="ce194" table:formula="of:=([.D29]-[.C29])-[.E29]+[.F29]" office:value-type="time" office:time-value="PT00H00M00S" calcext:value-type="time">
            <text:p>00:00</text:p>
          </table:table-cell>
          <table:table-cell table:style-name="ce195"/>
          <table:table-cell table:style-name="ce196" table:content-validation-name="val7"/>
          <table:table-cell table:number-columns-repeated="1015"/>
        </table:table-row>
        <table:table-row table:style-name="ro1">
          <table:table-cell table:style-name="ce190" table:formula="of:=[.A29]+1" office:value-type="date" office:date-value="2019-10-27" calcext:value-type="date">
            <text:p>10/27/19</text:p>
          </table:table-cell>
          <table:table-cell table:style-name="ce191" table:formula="of:=WEEKDAY([.A30])" office:value-type="date" office:date-value="1899-12-31" calcext:value-type="date">
            <text:p>Sun</text:p>
          </table:table-cell>
          <table:table-cell table:style-name="ce192"/>
          <table:table-cell table:style-name="ce193" table:number-columns-repeated="3"/>
          <table:table-cell table:style-name="ce194" table:formula="of:=([.D30]-[.C30])-[.E30]+[.F30]" office:value-type="time" office:time-value="PT00H00M00S" calcext:value-type="time">
            <text:p>00:00</text:p>
          </table:table-cell>
          <table:table-cell table:style-name="ce195"/>
          <table:table-cell table:style-name="ce196" table:content-validation-name="val7"/>
          <table:table-cell table:number-columns-repeated="1015"/>
        </table:table-row>
        <table:table-row table:style-name="ro1">
          <table:table-cell table:style-name="ce190" table:formula="of:=[.A30]+1" office:value-type="date" office:date-value="2019-10-28" calcext:value-type="date">
            <text:p>10/28/19</text:p>
          </table:table-cell>
          <table:table-cell table:style-name="ce191" table:formula="of:=WEEKDAY([.A31])" office:value-type="date" office:date-value="1900-01-01" calcext:value-type="date">
            <text:p>Mon</text:p>
          </table:table-cell>
          <table:table-cell table:style-name="ce192"/>
          <table:table-cell table:style-name="ce193" table:number-columns-repeated="3"/>
          <table:table-cell table:style-name="ce194" table:formula="of:=([.D31]-[.C31])-[.E31]+[.F31]" office:value-type="time" office:time-value="PT00H00M00S" calcext:value-type="time">
            <text:p>00:00</text:p>
          </table:table-cell>
          <table:table-cell table:style-name="ce195"/>
          <table:table-cell table:style-name="ce196" table:content-validation-name="val7"/>
          <table:table-cell table:number-columns-repeated="1015"/>
        </table:table-row>
        <table:table-row table:style-name="ro1">
          <table:table-cell table:style-name="ce190" table:formula="of:=[.A31]+1" office:value-type="date" office:date-value="2019-10-29" calcext:value-type="date">
            <text:p>10/29/19</text:p>
          </table:table-cell>
          <table:table-cell table:style-name="ce191" table:formula="of:=WEEKDAY([.A32])" office:value-type="date" office:date-value="1900-01-02" calcext:value-type="date">
            <text:p>Tue</text:p>
          </table:table-cell>
          <table:table-cell table:style-name="ce192"/>
          <table:table-cell table:style-name="ce193" table:number-columns-repeated="3"/>
          <table:table-cell table:style-name="ce194" table:formula="of:=([.D32]-[.C32])-[.E32]+[.F32]" office:value-type="time" office:time-value="PT00H00M00S" calcext:value-type="time">
            <text:p>00:00</text:p>
          </table:table-cell>
          <table:table-cell table:style-name="ce195"/>
          <table:table-cell table:style-name="ce196" table:content-validation-name="val7"/>
          <table:table-cell table:number-columns-repeated="1015"/>
        </table:table-row>
        <table:table-row table:style-name="ro1">
          <table:table-cell table:style-name="ce190" table:formula="of:=[.A32]+1" office:value-type="date" office:date-value="2019-10-30" calcext:value-type="date">
            <text:p>10/30/19</text:p>
          </table:table-cell>
          <table:table-cell table:style-name="ce191" table:formula="of:=WEEKDAY([.A33])" office:value-type="date" office:date-value="1900-01-03" calcext:value-type="date">
            <text:p>Wed</text:p>
          </table:table-cell>
          <table:table-cell table:style-name="ce192"/>
          <table:table-cell table:style-name="ce193" table:number-columns-repeated="3"/>
          <table:table-cell table:style-name="ce194" table:formula="of:=([.D33]-[.C33])-[.E33]+[.F33]" office:value-type="time" office:time-value="PT00H00M00S" calcext:value-type="time">
            <text:p>00:00</text:p>
          </table:table-cell>
          <table:table-cell table:style-name="ce195"/>
          <table:table-cell table:style-name="ce196" table:content-validation-name="val7"/>
          <table:table-cell table:number-columns-repeated="1015"/>
        </table:table-row>
        <table:table-row table:style-name="ro1">
          <table:table-cell table:style-name="ce190" table:formula="of:=[.A33]+1" office:value-type="date" office:date-value="2019-10-31" calcext:value-type="date">
            <text:p>10/31/19</text:p>
          </table:table-cell>
          <table:table-cell table:style-name="ce191" table:formula="of:=WEEKDAY([.A34])" office:value-type="date" office:date-value="1900-01-04" calcext:value-type="date">
            <text:p>Thu</text:p>
          </table:table-cell>
          <table:table-cell table:style-name="ce192"/>
          <table:table-cell table:style-name="ce193" table:number-columns-repeated="3"/>
          <table:table-cell table:style-name="ce194" table:formula="of:=([.D34]-[.C34])-[.E34]+[.F34]" office:value-type="time" office:time-value="PT00H00M00S" calcext:value-type="time">
            <text:p>00:00</text:p>
          </table:table-cell>
          <table:table-cell table:style-name="ce195"/>
          <table:table-cell table:style-name="ce196" table:content-validation-name="val7"/>
          <table:table-cell table:number-columns-repeated="1015"/>
        </table:table-row>
        <table:table-row table:style-name="ro9">
          <table:table-cell table:style-name="ce96" table:number-columns-repeated="6"/>
          <table:table-cell table:style-name="ce51"/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Total</text:p>
          </table:table-cell>
          <table:table-cell table:style-name="ce96" table:number-columns-repeated="5"/>
          <table:table-cell table:style-name="ce52" table:formula="of:=SUM([.G4:.G34])" office:value-type="time" office:time-value="PT00H00M00S" calcext:value-type="time">
            <text:p>00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Carry-Over prev. Month</text:p>
          </table:table-cell>
          <table:table-cell table:style-name="ce96" table:number-columns-repeated="5"/>
          <table:table-cell table:style-name="ce53" table:formula="of:=[September.G42]" office:value-type="time" office:time-value="-PT1504H00M00S" calcext:value-type="time">
            <text:p>-1504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/>
          <table:table-cell table:style-name="ce96" table:number-columns-repeated="5"/>
          <table:table-cell table:style-name="ce54"/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Sum</text:p>
          </table:table-cell>
          <table:table-cell table:style-name="ce96" table:number-columns-repeated="5"/>
          <table:table-cell table:style-name="ce53" table:formula="of:=SUM([.G36:.G37])" office:value-type="time" office:time-value="-PT1504H00M00S" calcext:value-type="time">
            <text:p>-1504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Quota</text:p>
          </table:table-cell>
          <table:table-cell table:style-name="ce96" table:number-columns-repeated="5"/>
          <table:table-cell table:style-name="ce53" table:formula="of:=[$Overview.$I$22]" office:value-type="time" office:time-value="PT176H00M00S" calcext:value-type="time">
            <text:p>176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/>
          <table:table-cell table:style-name="ce96" table:number-columns-repeated="5"/>
          <table:table-cell table:style-name="ce54"/>
          <table:table-cell table:style-name="ce96"/>
          <table:table-cell table:number-columns-repeated="1016"/>
        </table:table-row>
        <table:table-row table:style-name="ro1">
          <table:table-cell table:style-name="ce40" office:value-type="string" calcext:value-type="string">
            <text:p>Carry-Over</text:p>
          </table:table-cell>
          <table:table-cell table:style-name="ce42" table:number-columns-repeated="5"/>
          <table:table-cell table:style-name="ce55" table:formula="of:=[.G39]-[.G40]" office:value-type="time" office:time-value="-PT1680H00M00S" calcext:value-type="time">
            <text:p>-1680:00</text:p>
          </table:table-cell>
          <table:table-cell table:style-name="ce96"/>
          <table:table-cell table:number-columns-repeated="1016"/>
        </table:table-row>
        <table:table-row table:style-name="ro1" table:number-rows-repeated="2">
          <table:table-cell table:style-name="ce23"/>
          <table:table-cell table:number-columns-repeated="1023"/>
        </table:table-row>
        <table:table-row table:style-name="ro1">
          <table:table-cell table:style-name="ce23" office:value-type="string" calcext:value-type="string">
            <text:p>Days/Month</text:p>
          </table:table-cell>
          <table:table-cell table:style-name="ce43" table:formula="of:=ORG.OPENOFFICE.DAYSINMONTH([.A4])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Working Days</text:p>
          </table:table-cell>
          <table:table-cell table:style-name="ce43" table:formula="of:=[$Overview.$C$22]"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Vacation</text:p>
          </table:table-cell>
          <table:table-cell table:style-name="ce44" table:formula="of:=[$Overview.$D$22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Sickness</text:p>
          </table:table-cell>
          <table:table-cell table:style-name="ce43" table:formula="of:=[$Overview.$E$22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Days Worked</text:p>
          </table:table-cell>
          <table:table-cell table:style-name="ce45" table:formula="of:=[$Overview.$G$22]"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 of Vacation</text:p>
          </table:table-cell>
          <table:table-cell table:style-name="ce62" table:formula="of:=[$Overview.$B$9]" office:value-type="float" office:value="30" calcext:value-type="float">
            <text:p>30</text:p>
          </table:table-cell>
          <table:table-cell table:number-columns-repeated="1022"/>
        </table:table-row>
        <table:table-row table:style-name="ro9" table:number-rows-repeated="1048525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October.A4:October.I34">
            <calcext:condition calcext:apply-style-name="Weekend" calcext:value="formula-is(OR([.$B4]=1; [.$B4]=7; [.$I4]=[$Overview.$D$47]))" calcext:base-cell-address="October.A4"/>
            <calcext:condition calcext:apply-style-name="Free" calcext:value="formula-is(NOT(ISNA(MATCH([.$I4];[$Overview.$E$47:.$Z$47];0))))" calcext:base-cell-address="October.A4"/>
            <calcext:condition calcext:apply-style-name="Overtime" calcext:value="formula-is([.$I4]=[$Overview.$B$47])" calcext:base-cell-address="October.A4"/>
          </calcext:conditional-format>
        </calcext:conditional-formats>
      </table:table>
      <table:table table:name="November" table:style-name="ta1" table:protected="true" table:print="false">
        <loext:table-protection loext:select-unprotected-cells="true"/>
        <table:table-column table:style-name="co12" table:default-cell-style-name="ce3"/>
        <table:table-column table:style-name="co13" table:default-cell-style-name="ce3"/>
        <table:table-column table:style-name="co14" table:number-columns-repeated="5" table:default-cell-style-name="ce3"/>
        <table:table-column table:style-name="co15" table:default-cell-style-name="ce3"/>
        <table:table-column table:style-name="co16" table:default-cell-style-name="ce3"/>
        <table:table-column table:style-name="co11" table:visibility="collapse" table:default-cell-style-name="Default"/>
        <table:table-column table:style-name="co11" table:number-columns-repeated="1014" table:default-cell-style-name="ce3"/>
        <table:table-row table:style-name="ro6">
          <table:table-cell table:style-name="ce35" office:value-type="string" calcext:value-type="string" table:number-columns-spanned="7" table:number-rows-spanned="1">
            <text:p>Time Sheet</text:p>
          </table:table-cell>
          <table:covered-table-cell table:style-name="ce96"/>
          <table:covered-table-cell/>
          <table:covered-table-cell table:number-columns-repeated="4" table:style-name="ce96"/>
          <table:table-cell/>
          <table:table-cell table:style-name="ce126" table:formula="of:=[.A4]" office:value-type="date" office:date-value="2019-11-01" calcext:value-type="date">
            <text:p>November 2019</text:p>
          </table:table-cell>
          <table:table-cell table:number-columns-repeated="1015"/>
        </table:table-row>
        <table:table-row table:style-name="ro7">
          <table:table-cell table:style-name="ce35" table:formula="of:=[$Overview.$B$1]" office:value-type="string" office:string-value="NAME" calcext:value-type="string" table:number-columns-spanned="7" table:number-rows-spanned="1">
            <text:p>NAME</text:p>
          </table:table-cell>
          <table:covered-table-cell table:number-columns-repeated="6" table:style-name="ce96"/>
          <table:table-cell table:style-name="ce96"/>
          <table:table-cell table:style-name="ce23"/>
          <table:table-cell table:number-columns-repeated="1015"/>
        </table:table-row>
        <table:table-row table:style-name="ro8">
          <table:table-cell table:style-name="ce36" table:number-columns-repeated="2"/>
          <table:table-cell table:style-name="ce47" office:value-type="string" calcext:value-type="string">
            <text:p>From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Break</text:p>
          </table:table-cell>
          <table:table-cell table:style-name="ce47" office:value-type="string" calcext:value-type="string">
            <text:p>Extra</text:p>
          </table:table-cell>
          <table:table-cell table:style-name="ce47" office:value-type="string" calcext:value-type="string">
            <text:p>Hours</text:p>
          </table:table-cell>
          <table:table-cell table:style-name="ce47" office:value-type="string" calcext:value-type="string">
            <text:p>Remark</text:p>
          </table:table-cell>
          <table:table-cell table:style-name="ce58" office:value-type="string" calcext:value-type="string">
            <text:p>Reason for Absence</text:p>
          </table:table-cell>
          <table:table-cell table:number-columns-repeated="1015"/>
        </table:table-row>
        <table:table-row table:style-name="ro1">
          <table:table-cell table:style-name="ce197" table:formula="of:=DATE([$Overview.$B$2]; 11;1)" office:value-type="date" office:date-value="2019-11-01" calcext:value-type="date">
            <text:p>11/01/19</text:p>
          </table:table-cell>
          <table:table-cell table:style-name="ce198" table:formula="of:=WEEKDAY([.A4])" office:value-type="date" office:date-value="1900-01-05" calcext:value-type="date">
            <text:p>Fri</text:p>
          </table:table-cell>
          <table:table-cell table:style-name="ce199"/>
          <table:table-cell table:style-name="ce200" table:number-columns-repeated="3"/>
          <table:table-cell table:style-name="ce201" table:formula="of:=([.D4]-[.C4])-[.E4]+[.F4]" office:value-type="time" office:time-value="PT00H00M00S" calcext:value-type="time">
            <text:p>00:00</text:p>
          </table:table-cell>
          <table:table-cell table:style-name="ce202" table:formula="of:=[$Overview.$A$41]" office:value-type="string" office:string-value="All Saint's Day" calcext:value-type="string">
            <text:p>All Saint's Day</text:p>
          </table:table-cell>
          <table:table-cell table:style-name="ce203" table:content-validation-name="val7" office:value-type="string" calcext:value-type="string">
            <text:p>Holiday</text:p>
          </table:table-cell>
          <table:table-cell table:number-columns-repeated="1015"/>
        </table:table-row>
        <table:table-row table:style-name="ro1">
          <table:table-cell table:style-name="ce197" table:formula="of:=[.A4]+1" office:value-type="date" office:date-value="2019-11-02" calcext:value-type="date">
            <text:p>11/02/19</text:p>
          </table:table-cell>
          <table:table-cell table:style-name="ce198" table:formula="of:=WEEKDAY([.A5])" office:value-type="date" office:date-value="1900-01-06" calcext:value-type="date">
            <text:p>Sat</text:p>
          </table:table-cell>
          <table:table-cell table:style-name="ce199"/>
          <table:table-cell table:style-name="ce200" table:number-columns-repeated="3"/>
          <table:table-cell table:style-name="ce201" table:formula="of:=([.D5]-[.C5])-[.E5]+[.F5]" office:value-type="time" office:time-value="PT00H00M00S" calcext:value-type="time">
            <text:p>00:00</text:p>
          </table:table-cell>
          <table:table-cell table:style-name="ce202"/>
          <table:table-cell table:style-name="ce203" table:content-validation-name="val7"/>
          <table:table-cell table:number-columns-repeated="1015"/>
        </table:table-row>
        <table:table-row table:style-name="ro1">
          <table:table-cell table:style-name="ce197" table:formula="of:=[.A5]+1" office:value-type="date" office:date-value="2019-11-03" calcext:value-type="date">
            <text:p>11/03/19</text:p>
          </table:table-cell>
          <table:table-cell table:style-name="ce198" table:formula="of:=WEEKDAY([.A6])" office:value-type="date" office:date-value="1899-12-31" calcext:value-type="date">
            <text:p>Sun</text:p>
          </table:table-cell>
          <table:table-cell table:style-name="ce199"/>
          <table:table-cell table:style-name="ce200" table:number-columns-repeated="3"/>
          <table:table-cell table:style-name="ce201" table:formula="of:=([.D6]-[.C6])-[.E6]+[.F6]" office:value-type="time" office:time-value="PT00H00M00S" calcext:value-type="time">
            <text:p>00:00</text:p>
          </table:table-cell>
          <table:table-cell table:style-name="ce202"/>
          <table:table-cell table:style-name="ce203" table:content-validation-name="val7"/>
          <table:table-cell table:number-columns-repeated="1015"/>
        </table:table-row>
        <table:table-row table:style-name="ro1">
          <table:table-cell table:style-name="ce197" table:formula="of:=[.A6]+1" office:value-type="date" office:date-value="2019-11-04" calcext:value-type="date">
            <text:p>11/04/19</text:p>
          </table:table-cell>
          <table:table-cell table:style-name="ce198" table:formula="of:=WEEKDAY([.A7])" office:value-type="date" office:date-value="1900-01-01" calcext:value-type="date">
            <text:p>Mon</text:p>
          </table:table-cell>
          <table:table-cell table:style-name="ce199"/>
          <table:table-cell table:style-name="ce200" table:number-columns-repeated="3"/>
          <table:table-cell table:style-name="ce201" table:formula="of:=([.D7]-[.C7])-[.E7]+[.F7]" office:value-type="time" office:time-value="PT00H00M00S" calcext:value-type="time">
            <text:p>00:00</text:p>
          </table:table-cell>
          <table:table-cell table:style-name="ce202"/>
          <table:table-cell table:style-name="ce203" table:content-validation-name="val7"/>
          <table:table-cell table:number-columns-repeated="1015"/>
        </table:table-row>
        <table:table-row table:style-name="ro1">
          <table:table-cell table:style-name="ce197" table:formula="of:=[.A7]+1" office:value-type="date" office:date-value="2019-11-05" calcext:value-type="date">
            <text:p>11/05/19</text:p>
          </table:table-cell>
          <table:table-cell table:style-name="ce198" table:formula="of:=WEEKDAY([.A8])" office:value-type="date" office:date-value="1900-01-02" calcext:value-type="date">
            <text:p>Tue</text:p>
          </table:table-cell>
          <table:table-cell table:style-name="ce199"/>
          <table:table-cell table:style-name="ce200" table:number-columns-repeated="3"/>
          <table:table-cell table:style-name="ce201" table:formula="of:=([.D8]-[.C8])-[.E8]+[.F8]" office:value-type="time" office:time-value="PT00H00M00S" calcext:value-type="time">
            <text:p>00:00</text:p>
          </table:table-cell>
          <table:table-cell table:style-name="ce202"/>
          <table:table-cell table:style-name="ce203" table:content-validation-name="val7"/>
          <table:table-cell table:number-columns-repeated="1015"/>
        </table:table-row>
        <table:table-row table:style-name="ro1">
          <table:table-cell table:style-name="ce197" table:formula="of:=[.A8]+1" office:value-type="date" office:date-value="2019-11-06" calcext:value-type="date">
            <text:p>11/06/19</text:p>
          </table:table-cell>
          <table:table-cell table:style-name="ce198" table:formula="of:=WEEKDAY([.A9])" office:value-type="date" office:date-value="1900-01-03" calcext:value-type="date">
            <text:p>Wed</text:p>
          </table:table-cell>
          <table:table-cell table:style-name="ce199"/>
          <table:table-cell table:style-name="ce200" table:number-columns-repeated="3"/>
          <table:table-cell table:style-name="ce201" table:formula="of:=([.D9]-[.C9])-[.E9]+[.F9]" office:value-type="time" office:time-value="PT00H00M00S" calcext:value-type="time">
            <text:p>00:00</text:p>
          </table:table-cell>
          <table:table-cell table:style-name="ce202"/>
          <table:table-cell table:style-name="ce203" table:content-validation-name="val7"/>
          <table:table-cell table:number-columns-repeated="1015"/>
        </table:table-row>
        <table:table-row table:style-name="ro1">
          <table:table-cell table:style-name="ce197" table:formula="of:=[.A9]+1" office:value-type="date" office:date-value="2019-11-07" calcext:value-type="date">
            <text:p>11/07/19</text:p>
          </table:table-cell>
          <table:table-cell table:style-name="ce198" table:formula="of:=WEEKDAY([.A10])" office:value-type="date" office:date-value="1900-01-04" calcext:value-type="date">
            <text:p>Thu</text:p>
          </table:table-cell>
          <table:table-cell table:style-name="ce199"/>
          <table:table-cell table:style-name="ce200" table:number-columns-repeated="3"/>
          <table:table-cell table:style-name="ce201" table:formula="of:=([.D10]-[.C10])-[.E10]+[.F10]" office:value-type="time" office:time-value="PT00H00M00S" calcext:value-type="time">
            <text:p>00:00</text:p>
          </table:table-cell>
          <table:table-cell table:style-name="ce202"/>
          <table:table-cell table:style-name="ce203" table:content-validation-name="val7"/>
          <table:table-cell table:number-columns-repeated="1015"/>
        </table:table-row>
        <table:table-row table:style-name="ro1">
          <table:table-cell table:style-name="ce197" table:formula="of:=[.A10]+1" office:value-type="date" office:date-value="2019-11-08" calcext:value-type="date">
            <text:p>11/08/19</text:p>
          </table:table-cell>
          <table:table-cell table:style-name="ce198" table:formula="of:=WEEKDAY([.A11])" office:value-type="date" office:date-value="1900-01-05" calcext:value-type="date">
            <text:p>Fri</text:p>
          </table:table-cell>
          <table:table-cell table:style-name="ce199"/>
          <table:table-cell table:style-name="ce200" table:number-columns-repeated="3"/>
          <table:table-cell table:style-name="ce201" table:formula="of:=([.D11]-[.C11])-[.E11]+[.F11]" office:value-type="time" office:time-value="PT00H00M00S" calcext:value-type="time">
            <text:p>00:00</text:p>
          </table:table-cell>
          <table:table-cell table:style-name="ce202"/>
          <table:table-cell table:style-name="ce203" table:content-validation-name="val7"/>
          <table:table-cell table:number-columns-repeated="1015"/>
        </table:table-row>
        <table:table-row table:style-name="ro1">
          <table:table-cell table:style-name="ce197" table:formula="of:=[.A11]+1" office:value-type="date" office:date-value="2019-11-09" calcext:value-type="date">
            <text:p>11/09/19</text:p>
          </table:table-cell>
          <table:table-cell table:style-name="ce198" table:formula="of:=WEEKDAY([.A12])" office:value-type="date" office:date-value="1900-01-06" calcext:value-type="date">
            <text:p>Sat</text:p>
          </table:table-cell>
          <table:table-cell table:style-name="ce199"/>
          <table:table-cell table:style-name="ce200" table:number-columns-repeated="3"/>
          <table:table-cell table:style-name="ce201" table:formula="of:=([.D12]-[.C12])-[.E12]+[.F12]" office:value-type="time" office:time-value="PT00H00M00S" calcext:value-type="time">
            <text:p>00:00</text:p>
          </table:table-cell>
          <table:table-cell table:style-name="ce202"/>
          <table:table-cell table:style-name="ce203" table:content-validation-name="val7"/>
          <table:table-cell table:number-columns-repeated="1015"/>
        </table:table-row>
        <table:table-row table:style-name="ro1">
          <table:table-cell table:style-name="ce197" table:formula="of:=[.A12]+1" office:value-type="date" office:date-value="2019-11-10" calcext:value-type="date">
            <text:p>11/10/19</text:p>
          </table:table-cell>
          <table:table-cell table:style-name="ce198" table:formula="of:=WEEKDAY([.A13])" office:value-type="date" office:date-value="1899-12-31" calcext:value-type="date">
            <text:p>Sun</text:p>
          </table:table-cell>
          <table:table-cell table:style-name="ce199"/>
          <table:table-cell table:style-name="ce200" table:number-columns-repeated="3"/>
          <table:table-cell table:style-name="ce201" table:formula="of:=([.D13]-[.C13])-[.E13]+[.F13]" office:value-type="time" office:time-value="PT00H00M00S" calcext:value-type="time">
            <text:p>00:00</text:p>
          </table:table-cell>
          <table:table-cell table:style-name="ce202"/>
          <table:table-cell table:style-name="ce203" table:content-validation-name="val7"/>
          <table:table-cell table:number-columns-repeated="1015"/>
        </table:table-row>
        <table:table-row table:style-name="ro1">
          <table:table-cell table:style-name="ce197" table:formula="of:=[.A13]+1" office:value-type="date" office:date-value="2019-11-11" calcext:value-type="date">
            <text:p>11/11/19</text:p>
          </table:table-cell>
          <table:table-cell table:style-name="ce198" table:formula="of:=WEEKDAY([.A14])" office:value-type="date" office:date-value="1900-01-01" calcext:value-type="date">
            <text:p>Mon</text:p>
          </table:table-cell>
          <table:table-cell table:style-name="ce199"/>
          <table:table-cell table:style-name="ce200" table:number-columns-repeated="3"/>
          <table:table-cell table:style-name="ce201" table:formula="of:=([.D14]-[.C14])-[.E14]+[.F14]" office:value-type="time" office:time-value="PT00H00M00S" calcext:value-type="time">
            <text:p>00:00</text:p>
          </table:table-cell>
          <table:table-cell table:style-name="ce202"/>
          <table:table-cell table:style-name="ce203" table:content-validation-name="val7"/>
          <table:table-cell table:number-columns-repeated="1015"/>
        </table:table-row>
        <table:table-row table:style-name="ro1">
          <table:table-cell table:style-name="ce197" table:formula="of:=[.A14]+1" office:value-type="date" office:date-value="2019-11-12" calcext:value-type="date">
            <text:p>11/12/19</text:p>
          </table:table-cell>
          <table:table-cell table:style-name="ce198" table:formula="of:=WEEKDAY([.A15])" office:value-type="date" office:date-value="1900-01-02" calcext:value-type="date">
            <text:p>Tue</text:p>
          </table:table-cell>
          <table:table-cell table:style-name="ce199"/>
          <table:table-cell table:style-name="ce200" table:number-columns-repeated="3"/>
          <table:table-cell table:style-name="ce201" table:formula="of:=([.D15]-[.C15])-[.E15]+[.F15]" office:value-type="time" office:time-value="PT00H00M00S" calcext:value-type="time">
            <text:p>00:00</text:p>
          </table:table-cell>
          <table:table-cell table:style-name="ce202"/>
          <table:table-cell table:style-name="ce203" table:content-validation-name="val7"/>
          <table:table-cell table:number-columns-repeated="1015"/>
        </table:table-row>
        <table:table-row table:style-name="ro1">
          <table:table-cell table:style-name="ce197" table:formula="of:=[.A15]+1" office:value-type="date" office:date-value="2019-11-13" calcext:value-type="date">
            <text:p>11/13/19</text:p>
          </table:table-cell>
          <table:table-cell table:style-name="ce198" table:formula="of:=WEEKDAY([.A16])" office:value-type="date" office:date-value="1900-01-03" calcext:value-type="date">
            <text:p>Wed</text:p>
          </table:table-cell>
          <table:table-cell table:style-name="ce199"/>
          <table:table-cell table:style-name="ce200" table:number-columns-repeated="3"/>
          <table:table-cell table:style-name="ce201" table:formula="of:=([.D16]-[.C16])-[.E16]+[.F16]" office:value-type="time" office:time-value="PT00H00M00S" calcext:value-type="time">
            <text:p>00:00</text:p>
          </table:table-cell>
          <table:table-cell table:style-name="ce202"/>
          <table:table-cell table:style-name="ce203" table:content-validation-name="val7"/>
          <table:table-cell table:number-columns-repeated="1015"/>
        </table:table-row>
        <table:table-row table:style-name="ro1">
          <table:table-cell table:style-name="ce197" table:formula="of:=[.A16]+1" office:value-type="date" office:date-value="2019-11-14" calcext:value-type="date">
            <text:p>11/14/19</text:p>
          </table:table-cell>
          <table:table-cell table:style-name="ce198" table:formula="of:=WEEKDAY([.A17])" office:value-type="date" office:date-value="1900-01-04" calcext:value-type="date">
            <text:p>Thu</text:p>
          </table:table-cell>
          <table:table-cell table:style-name="ce199"/>
          <table:table-cell table:style-name="ce200" table:number-columns-repeated="3"/>
          <table:table-cell table:style-name="ce201" table:formula="of:=([.D17]-[.C17])-[.E17]+[.F17]" office:value-type="time" office:time-value="PT00H00M00S" calcext:value-type="time">
            <text:p>00:00</text:p>
          </table:table-cell>
          <table:table-cell table:style-name="ce202"/>
          <table:table-cell table:style-name="ce203" table:content-validation-name="val7"/>
          <table:table-cell table:number-columns-repeated="1015"/>
        </table:table-row>
        <table:table-row table:style-name="ro1">
          <table:table-cell table:style-name="ce197" table:formula="of:=[.A17]+1" office:value-type="date" office:date-value="2019-11-15" calcext:value-type="date">
            <text:p>11/15/19</text:p>
          </table:table-cell>
          <table:table-cell table:style-name="ce198" table:formula="of:=WEEKDAY([.A18])" office:value-type="date" office:date-value="1900-01-05" calcext:value-type="date">
            <text:p>Fri</text:p>
          </table:table-cell>
          <table:table-cell table:style-name="ce199"/>
          <table:table-cell table:style-name="ce200" table:number-columns-repeated="3"/>
          <table:table-cell table:style-name="ce201" table:formula="of:=([.D18]-[.C18])-[.E18]+[.F18]" office:value-type="time" office:time-value="PT00H00M00S" calcext:value-type="time">
            <text:p>00:00</text:p>
          </table:table-cell>
          <table:table-cell table:style-name="ce202"/>
          <table:table-cell table:style-name="ce203" table:content-validation-name="val7"/>
          <table:table-cell table:number-columns-repeated="1015"/>
        </table:table-row>
        <table:table-row table:style-name="ro1">
          <table:table-cell table:style-name="ce197" table:formula="of:=[.A18]+1" office:value-type="date" office:date-value="2019-11-16" calcext:value-type="date">
            <text:p>11/16/19</text:p>
          </table:table-cell>
          <table:table-cell table:style-name="ce198" table:formula="of:=WEEKDAY([.A19])" office:value-type="date" office:date-value="1900-01-06" calcext:value-type="date">
            <text:p>Sat</text:p>
          </table:table-cell>
          <table:table-cell table:style-name="ce199"/>
          <table:table-cell table:style-name="ce200" table:number-columns-repeated="3"/>
          <table:table-cell table:style-name="ce201" table:formula="of:=([.D19]-[.C19])-[.E19]+[.F19]" office:value-type="time" office:time-value="PT00H00M00S" calcext:value-type="time">
            <text:p>00:00</text:p>
          </table:table-cell>
          <table:table-cell table:style-name="ce202"/>
          <table:table-cell table:style-name="ce203" table:content-validation-name="val7"/>
          <table:table-cell table:number-columns-repeated="1015"/>
        </table:table-row>
        <table:table-row table:style-name="ro1">
          <table:table-cell table:style-name="ce197" table:formula="of:=[.A19]+1" office:value-type="date" office:date-value="2019-11-17" calcext:value-type="date">
            <text:p>11/17/19</text:p>
          </table:table-cell>
          <table:table-cell table:style-name="ce198" table:formula="of:=WEEKDAY([.A20])" office:value-type="date" office:date-value="1899-12-31" calcext:value-type="date">
            <text:p>Sun</text:p>
          </table:table-cell>
          <table:table-cell table:style-name="ce199"/>
          <table:table-cell table:style-name="ce200" table:number-columns-repeated="3"/>
          <table:table-cell table:style-name="ce201" table:formula="of:=([.D20]-[.C20])-[.E20]+[.F20]" office:value-type="time" office:time-value="PT00H00M00S" calcext:value-type="time">
            <text:p>00:00</text:p>
          </table:table-cell>
          <table:table-cell table:style-name="ce202"/>
          <table:table-cell table:style-name="ce203" table:content-validation-name="val7"/>
          <table:table-cell table:number-columns-repeated="1015"/>
        </table:table-row>
        <table:table-row table:style-name="ro1">
          <table:table-cell table:style-name="ce197" table:formula="of:=[.A20]+1" office:value-type="date" office:date-value="2019-11-18" calcext:value-type="date">
            <text:p>11/18/19</text:p>
          </table:table-cell>
          <table:table-cell table:style-name="ce198" table:formula="of:=WEEKDAY([.A21])" office:value-type="date" office:date-value="1900-01-01" calcext:value-type="date">
            <text:p>Mon</text:p>
          </table:table-cell>
          <table:table-cell table:style-name="ce199"/>
          <table:table-cell table:style-name="ce200" table:number-columns-repeated="3"/>
          <table:table-cell table:style-name="ce201" table:formula="of:=([.D21]-[.C21])-[.E21]+[.F21]" office:value-type="time" office:time-value="PT00H00M00S" calcext:value-type="time">
            <text:p>00:00</text:p>
          </table:table-cell>
          <table:table-cell table:style-name="ce202"/>
          <table:table-cell table:style-name="ce203" table:content-validation-name="val7"/>
          <table:table-cell table:number-columns-repeated="1015"/>
        </table:table-row>
        <table:table-row table:style-name="ro1">
          <table:table-cell table:style-name="ce197" table:formula="of:=[.A21]+1" office:value-type="date" office:date-value="2019-11-19" calcext:value-type="date">
            <text:p>11/19/19</text:p>
          </table:table-cell>
          <table:table-cell table:style-name="ce198" table:formula="of:=WEEKDAY([.A22])" office:value-type="date" office:date-value="1900-01-02" calcext:value-type="date">
            <text:p>Tue</text:p>
          </table:table-cell>
          <table:table-cell table:style-name="ce199"/>
          <table:table-cell table:style-name="ce200" table:number-columns-repeated="3"/>
          <table:table-cell table:style-name="ce201" table:formula="of:=([.D22]-[.C22])-[.E22]+[.F22]" office:value-type="time" office:time-value="PT00H00M00S" calcext:value-type="time">
            <text:p>00:00</text:p>
          </table:table-cell>
          <table:table-cell table:style-name="ce202"/>
          <table:table-cell table:style-name="ce203" table:content-validation-name="val7"/>
          <table:table-cell table:number-columns-repeated="1015"/>
        </table:table-row>
        <table:table-row table:style-name="ro1">
          <table:table-cell table:style-name="ce197" table:formula="of:=[.A22]+1" office:value-type="date" office:date-value="2019-11-20" calcext:value-type="date">
            <text:p>11/20/19</text:p>
          </table:table-cell>
          <table:table-cell table:style-name="ce198" table:formula="of:=WEEKDAY([.A23])" office:value-type="date" office:date-value="1900-01-03" calcext:value-type="date">
            <text:p>Wed</text:p>
          </table:table-cell>
          <table:table-cell table:style-name="ce199"/>
          <table:table-cell table:style-name="ce200" table:number-columns-repeated="3"/>
          <table:table-cell table:style-name="ce201" table:formula="of:=([.D23]-[.C23])-[.E23]+[.F23]" office:value-type="time" office:time-value="PT00H00M00S" calcext:value-type="time">
            <text:p>00:00</text:p>
          </table:table-cell>
          <table:table-cell table:style-name="ce202"/>
          <table:table-cell table:style-name="ce203" table:content-validation-name="val7"/>
          <table:table-cell table:number-columns-repeated="1015"/>
        </table:table-row>
        <table:table-row table:style-name="ro1">
          <table:table-cell table:style-name="ce197" table:formula="of:=[.A23]+1" office:value-type="date" office:date-value="2019-11-21" calcext:value-type="date">
            <text:p>11/21/19</text:p>
          </table:table-cell>
          <table:table-cell table:style-name="ce198" table:formula="of:=WEEKDAY([.A24])" office:value-type="date" office:date-value="1900-01-04" calcext:value-type="date">
            <text:p>Thu</text:p>
          </table:table-cell>
          <table:table-cell table:style-name="ce199"/>
          <table:table-cell table:style-name="ce200" table:number-columns-repeated="3"/>
          <table:table-cell table:style-name="ce201" table:formula="of:=([.D24]-[.C24])-[.E24]+[.F24]" office:value-type="time" office:time-value="PT00H00M00S" calcext:value-type="time">
            <text:p>00:00</text:p>
          </table:table-cell>
          <table:table-cell table:style-name="ce202"/>
          <table:table-cell table:style-name="ce203" table:content-validation-name="val7"/>
          <table:table-cell table:number-columns-repeated="1015"/>
        </table:table-row>
        <table:table-row table:style-name="ro1">
          <table:table-cell table:style-name="ce197" table:formula="of:=[.A24]+1" office:value-type="date" office:date-value="2019-11-22" calcext:value-type="date">
            <text:p>11/22/19</text:p>
          </table:table-cell>
          <table:table-cell table:style-name="ce198" table:formula="of:=WEEKDAY([.A25])" office:value-type="date" office:date-value="1900-01-05" calcext:value-type="date">
            <text:p>Fri</text:p>
          </table:table-cell>
          <table:table-cell table:style-name="ce199"/>
          <table:table-cell table:style-name="ce200" table:number-columns-repeated="3"/>
          <table:table-cell table:style-name="ce201" table:formula="of:=([.D25]-[.C25])-[.E25]+[.F25]" office:value-type="time" office:time-value="PT00H00M00S" calcext:value-type="time">
            <text:p>00:00</text:p>
          </table:table-cell>
          <table:table-cell table:style-name="ce202"/>
          <table:table-cell table:style-name="ce203" table:content-validation-name="val7"/>
          <table:table-cell table:number-columns-repeated="1015"/>
        </table:table-row>
        <table:table-row table:style-name="ro1">
          <table:table-cell table:style-name="ce197" table:formula="of:=[.A25]+1" office:value-type="date" office:date-value="2019-11-23" calcext:value-type="date">
            <text:p>11/23/19</text:p>
          </table:table-cell>
          <table:table-cell table:style-name="ce198" table:formula="of:=WEEKDAY([.A26])" office:value-type="date" office:date-value="1900-01-06" calcext:value-type="date">
            <text:p>Sat</text:p>
          </table:table-cell>
          <table:table-cell table:style-name="ce199"/>
          <table:table-cell table:style-name="ce200" table:number-columns-repeated="3"/>
          <table:table-cell table:style-name="ce201" table:formula="of:=([.D26]-[.C26])-[.E26]+[.F26]" office:value-type="time" office:time-value="PT00H00M00S" calcext:value-type="time">
            <text:p>00:00</text:p>
          </table:table-cell>
          <table:table-cell table:style-name="ce202"/>
          <table:table-cell table:style-name="ce203" table:content-validation-name="val7"/>
          <table:table-cell table:number-columns-repeated="1015"/>
        </table:table-row>
        <table:table-row table:style-name="ro1">
          <table:table-cell table:style-name="ce197" table:formula="of:=[.A26]+1" office:value-type="date" office:date-value="2019-11-24" calcext:value-type="date">
            <text:p>11/24/19</text:p>
          </table:table-cell>
          <table:table-cell table:style-name="ce198" table:formula="of:=WEEKDAY([.A27])" office:value-type="date" office:date-value="1899-12-31" calcext:value-type="date">
            <text:p>Sun</text:p>
          </table:table-cell>
          <table:table-cell table:style-name="ce199"/>
          <table:table-cell table:style-name="ce200" table:number-columns-repeated="3"/>
          <table:table-cell table:style-name="ce201" table:formula="of:=([.D27]-[.C27])-[.E27]+[.F27]" office:value-type="time" office:time-value="PT00H00M00S" calcext:value-type="time">
            <text:p>00:00</text:p>
          </table:table-cell>
          <table:table-cell table:style-name="ce202"/>
          <table:table-cell table:style-name="ce203" table:content-validation-name="val7"/>
          <table:table-cell table:number-columns-repeated="1015"/>
        </table:table-row>
        <table:table-row table:style-name="ro1">
          <table:table-cell table:style-name="ce197" table:formula="of:=[.A27]+1" office:value-type="date" office:date-value="2019-11-25" calcext:value-type="date">
            <text:p>11/25/19</text:p>
          </table:table-cell>
          <table:table-cell table:style-name="ce198" table:formula="of:=WEEKDAY([.A28])" office:value-type="date" office:date-value="1900-01-01" calcext:value-type="date">
            <text:p>Mon</text:p>
          </table:table-cell>
          <table:table-cell table:style-name="ce199"/>
          <table:table-cell table:style-name="ce200" table:number-columns-repeated="3"/>
          <table:table-cell table:style-name="ce201" table:formula="of:=([.D28]-[.C28])-[.E28]+[.F28]" office:value-type="time" office:time-value="PT00H00M00S" calcext:value-type="time">
            <text:p>00:00</text:p>
          </table:table-cell>
          <table:table-cell table:style-name="ce202"/>
          <table:table-cell table:style-name="ce203" table:content-validation-name="val7"/>
          <table:table-cell table:number-columns-repeated="1015"/>
        </table:table-row>
        <table:table-row table:style-name="ro1">
          <table:table-cell table:style-name="ce197" table:formula="of:=[.A28]+1" office:value-type="date" office:date-value="2019-11-26" calcext:value-type="date">
            <text:p>11/26/19</text:p>
          </table:table-cell>
          <table:table-cell table:style-name="ce198" table:formula="of:=WEEKDAY([.A29])" office:value-type="date" office:date-value="1900-01-02" calcext:value-type="date">
            <text:p>Tue</text:p>
          </table:table-cell>
          <table:table-cell table:style-name="ce199"/>
          <table:table-cell table:style-name="ce200" table:number-columns-repeated="3"/>
          <table:table-cell table:style-name="ce201" table:formula="of:=([.D29]-[.C29])-[.E29]+[.F29]" office:value-type="time" office:time-value="PT00H00M00S" calcext:value-type="time">
            <text:p>00:00</text:p>
          </table:table-cell>
          <table:table-cell table:style-name="ce202"/>
          <table:table-cell table:style-name="ce203" table:content-validation-name="val7"/>
          <table:table-cell table:number-columns-repeated="1015"/>
        </table:table-row>
        <table:table-row table:style-name="ro1">
          <table:table-cell table:style-name="ce197" table:formula="of:=[.A29]+1" office:value-type="date" office:date-value="2019-11-27" calcext:value-type="date">
            <text:p>11/27/19</text:p>
          </table:table-cell>
          <table:table-cell table:style-name="ce198" table:formula="of:=WEEKDAY([.A30])" office:value-type="date" office:date-value="1900-01-03" calcext:value-type="date">
            <text:p>Wed</text:p>
          </table:table-cell>
          <table:table-cell table:style-name="ce199"/>
          <table:table-cell table:style-name="ce200" table:number-columns-repeated="3"/>
          <table:table-cell table:style-name="ce201" table:formula="of:=([.D30]-[.C30])-[.E30]+[.F30]" office:value-type="time" office:time-value="PT00H00M00S" calcext:value-type="time">
            <text:p>00:00</text:p>
          </table:table-cell>
          <table:table-cell table:style-name="ce202"/>
          <table:table-cell table:style-name="ce203" table:content-validation-name="val7"/>
          <table:table-cell table:number-columns-repeated="1015"/>
        </table:table-row>
        <table:table-row table:style-name="ro1">
          <table:table-cell table:style-name="ce197" table:formula="of:=[.A30]+1" office:value-type="date" office:date-value="2019-11-28" calcext:value-type="date">
            <text:p>11/28/19</text:p>
          </table:table-cell>
          <table:table-cell table:style-name="ce198" table:formula="of:=WEEKDAY([.A31])" office:value-type="date" office:date-value="1900-01-04" calcext:value-type="date">
            <text:p>Thu</text:p>
          </table:table-cell>
          <table:table-cell table:style-name="ce199"/>
          <table:table-cell table:style-name="ce200" table:number-columns-repeated="3"/>
          <table:table-cell table:style-name="ce201" table:formula="of:=([.D31]-[.C31])-[.E31]+[.F31]" office:value-type="time" office:time-value="PT00H00M00S" calcext:value-type="time">
            <text:p>00:00</text:p>
          </table:table-cell>
          <table:table-cell table:style-name="ce202"/>
          <table:table-cell table:style-name="ce203" table:content-validation-name="val7"/>
          <table:table-cell table:number-columns-repeated="1015"/>
        </table:table-row>
        <table:table-row table:style-name="ro1">
          <table:table-cell table:style-name="ce197" table:formula="of:=[.A31]+1" office:value-type="date" office:date-value="2019-11-29" calcext:value-type="date">
            <text:p>11/29/19</text:p>
          </table:table-cell>
          <table:table-cell table:style-name="ce198" table:formula="of:=WEEKDAY([.A32])" office:value-type="date" office:date-value="1900-01-05" calcext:value-type="date">
            <text:p>Fri</text:p>
          </table:table-cell>
          <table:table-cell table:style-name="ce199"/>
          <table:table-cell table:style-name="ce200" table:number-columns-repeated="3"/>
          <table:table-cell table:style-name="ce201" table:formula="of:=([.D32]-[.C32])-[.E32]+[.F32]" office:value-type="time" office:time-value="PT00H00M00S" calcext:value-type="time">
            <text:p>00:00</text:p>
          </table:table-cell>
          <table:table-cell table:style-name="ce202"/>
          <table:table-cell table:style-name="ce203" table:content-validation-name="val7"/>
          <table:table-cell table:number-columns-repeated="1015"/>
        </table:table-row>
        <table:table-row table:style-name="ro1">
          <table:table-cell table:style-name="ce197" table:formula="of:=[.A32]+1" office:value-type="date" office:date-value="2019-11-30" calcext:value-type="date">
            <text:p>11/30/19</text:p>
          </table:table-cell>
          <table:table-cell table:style-name="ce198" table:formula="of:=WEEKDAY([.A33])" office:value-type="date" office:date-value="1900-01-06" calcext:value-type="date">
            <text:p>Sat</text:p>
          </table:table-cell>
          <table:table-cell table:style-name="ce199"/>
          <table:table-cell table:style-name="ce200" table:number-columns-repeated="3"/>
          <table:table-cell table:style-name="ce201" table:formula="of:=([.D33]-[.C33])-[.E33]+[.F33]" office:value-type="time" office:time-value="PT00H00M00S" calcext:value-type="time">
            <text:p>00:00</text:p>
          </table:table-cell>
          <table:table-cell table:style-name="ce202"/>
          <table:table-cell table:style-name="ce203" table:content-validation-name="val7"/>
          <table:table-cell table:number-columns-repeated="1015"/>
        </table:table-row>
        <table:table-row table:style-name="ro9">
          <table:table-cell table:style-name="Default" table:number-columns-repeated="9"/>
          <table:table-cell/>
          <table:table-cell table:style-name="Default" table:number-columns-repeated="1014"/>
        </table:table-row>
        <table:table-row table:style-name="ro9">
          <table:table-cell table:style-name="ce96" table:number-columns-repeated="6"/>
          <table:table-cell table:style-name="ce51"/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Total</text:p>
          </table:table-cell>
          <table:table-cell table:style-name="ce96" table:number-columns-repeated="5"/>
          <table:table-cell table:style-name="ce52" table:formula="of:=SUM([.G4:.G34])" office:value-type="time" office:time-value="PT00H00M00S" calcext:value-type="time">
            <text:p>00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Carry-Over prev. Month</text:p>
          </table:table-cell>
          <table:table-cell table:style-name="ce96" table:number-columns-repeated="5"/>
          <table:table-cell table:style-name="ce53" table:formula="of:=[October.G42]" office:value-type="time" office:time-value="-PT1680H00M00S" calcext:value-type="time">
            <text:p>-1680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/>
          <table:table-cell table:style-name="ce96" table:number-columns-repeated="5"/>
          <table:table-cell table:style-name="ce54"/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Sum</text:p>
          </table:table-cell>
          <table:table-cell table:style-name="ce96" table:number-columns-repeated="5"/>
          <table:table-cell table:style-name="ce53" table:formula="of:=SUM([.G36:.G37])" office:value-type="time" office:time-value="-PT1680H00M00S" calcext:value-type="time">
            <text:p>-1680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Quota</text:p>
          </table:table-cell>
          <table:table-cell table:style-name="ce96" table:number-columns-repeated="5"/>
          <table:table-cell table:style-name="ce53" table:formula="of:=[$Overview.$I$23]" office:value-type="time" office:time-value="PT160H00M00S" calcext:value-type="time">
            <text:p>160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/>
          <table:table-cell table:style-name="ce96" table:number-columns-repeated="5"/>
          <table:table-cell table:style-name="ce54"/>
          <table:table-cell table:style-name="ce96"/>
          <table:table-cell table:number-columns-repeated="1016"/>
        </table:table-row>
        <table:table-row table:style-name="ro1">
          <table:table-cell table:style-name="ce40" office:value-type="string" calcext:value-type="string">
            <text:p>Carry-Over</text:p>
          </table:table-cell>
          <table:table-cell table:style-name="ce42" table:number-columns-repeated="5"/>
          <table:table-cell table:style-name="ce55" table:formula="of:=[.G39]-[.G40]" office:value-type="time" office:time-value="-PT1840H00M00S" calcext:value-type="time">
            <text:p>-1840:00</text:p>
          </table:table-cell>
          <table:table-cell table:style-name="ce96"/>
          <table:table-cell table:number-columns-repeated="1016"/>
        </table:table-row>
        <table:table-row table:style-name="ro1" table:number-rows-repeated="2">
          <table:table-cell table:style-name="ce23"/>
          <table:table-cell table:number-columns-repeated="1023"/>
        </table:table-row>
        <table:table-row table:style-name="ro1">
          <table:table-cell table:style-name="ce23" office:value-type="string" calcext:value-type="string">
            <text:p>Days/Month</text:p>
          </table:table-cell>
          <table:table-cell table:style-name="ce43" table:formula="of:=ORG.OPENOFFICE.DAYSINMONTH([.A4])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Working Days</text:p>
          </table:table-cell>
          <table:table-cell table:style-name="ce43" table:formula="of:=[$Overview.$C$23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Vacation</text:p>
          </table:table-cell>
          <table:table-cell table:style-name="ce44" table:formula="of:=[$Overview.$D$23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Sickness</text:p>
          </table:table-cell>
          <table:table-cell table:style-name="ce43" table:formula="of:=[$Overview.$E$23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Days Worked</text:p>
          </table:table-cell>
          <table:table-cell table:style-name="ce45" table:formula="of:=[$Overview.$G$23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 of Vacation</text:p>
          </table:table-cell>
          <table:table-cell table:style-name="ce62" table:formula="of:=[$Overview.$B$9]" office:value-type="float" office:value="30" calcext:value-type="float">
            <text:p>30</text:p>
          </table:table-cell>
          <table:table-cell table:number-columns-repeated="1022"/>
        </table:table-row>
        <table:table-row table:style-name="ro9" table:number-rows-repeated="1048525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November.A4:November.I33">
            <calcext:condition calcext:apply-style-name="Weekend" calcext:value="formula-is(OR([.$B4]=1; [.$B4]=7; [.$I4]=[$Overview.$D$47]))" calcext:base-cell-address="November.A4"/>
            <calcext:condition calcext:apply-style-name="Free" calcext:value="formula-is(NOT(ISNA(MATCH([.$I4];[$Overview.$E$47:.$Z$47];0))))" calcext:base-cell-address="November.A4"/>
            <calcext:condition calcext:apply-style-name="Overtime" calcext:value="formula-is([.$I4]=[$Overview.$B$47])" calcext:base-cell-address="November.A4"/>
          </calcext:conditional-format>
        </calcext:conditional-formats>
      </table:table>
      <table:table table:name="December" table:style-name="ta1" table:protected="true" table:print="false">
        <loext:table-protection loext:select-unprotected-cells="true"/>
        <table:table-column table:style-name="co12" table:default-cell-style-name="ce3"/>
        <table:table-column table:style-name="co13" table:default-cell-style-name="ce3"/>
        <table:table-column table:style-name="co14" table:number-columns-repeated="5" table:default-cell-style-name="ce3"/>
        <table:table-column table:style-name="co15" table:default-cell-style-name="ce3"/>
        <table:table-column table:style-name="co16" table:default-cell-style-name="ce3"/>
        <table:table-column table:style-name="co11" table:visibility="collapse" table:default-cell-style-name="Default"/>
        <table:table-column table:style-name="co11" table:number-columns-repeated="1014" table:default-cell-style-name="ce3"/>
        <table:table-row table:style-name="ro6">
          <table:table-cell table:style-name="ce35" office:value-type="string" calcext:value-type="string" table:number-columns-spanned="7" table:number-rows-spanned="1">
            <text:p>Time Sheet</text:p>
          </table:table-cell>
          <table:covered-table-cell table:style-name="ce96"/>
          <table:covered-table-cell/>
          <table:covered-table-cell table:number-columns-repeated="4" table:style-name="ce96"/>
          <table:table-cell/>
          <table:table-cell table:style-name="ce126" table:formula="of:=[.A4]" office:value-type="date" office:date-value="2019-12-01" calcext:value-type="date">
            <text:p>December 2019</text:p>
          </table:table-cell>
          <table:table-cell table:number-columns-repeated="1015"/>
        </table:table-row>
        <table:table-row table:style-name="ro7">
          <table:table-cell table:style-name="ce35" table:formula="of:=[$Overview.$B$1]" office:value-type="string" office:string-value="NAME" calcext:value-type="string" table:number-columns-spanned="7" table:number-rows-spanned="1">
            <text:p>NAME</text:p>
          </table:table-cell>
          <table:covered-table-cell table:number-columns-repeated="6" table:style-name="ce96"/>
          <table:table-cell table:style-name="ce96"/>
          <table:table-cell table:style-name="ce23"/>
          <table:table-cell table:number-columns-repeated="1015"/>
        </table:table-row>
        <table:table-row table:style-name="ro8">
          <table:table-cell table:style-name="ce36" table:number-columns-repeated="2"/>
          <table:table-cell table:style-name="ce47" office:value-type="string" calcext:value-type="string">
            <text:p>From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Break</text:p>
          </table:table-cell>
          <table:table-cell table:style-name="ce47" office:value-type="string" calcext:value-type="string">
            <text:p>Extra</text:p>
          </table:table-cell>
          <table:table-cell table:style-name="ce47" office:value-type="string" calcext:value-type="string">
            <text:p>Hours</text:p>
          </table:table-cell>
          <table:table-cell table:style-name="ce47" office:value-type="string" calcext:value-type="string">
            <text:p>Remark</text:p>
          </table:table-cell>
          <table:table-cell table:style-name="ce58" office:value-type="string" calcext:value-type="string">
            <text:p>Reason for Absence</text:p>
          </table:table-cell>
          <table:table-cell table:number-columns-repeated="1015"/>
        </table:table-row>
        <table:table-row table:style-name="ro1">
          <table:table-cell table:style-name="ce204" table:formula="of:=DATE([$Overview.$B$2]; 12;1)" office:value-type="date" office:date-value="2019-12-01" calcext:value-type="date">
            <text:p>12/01/19</text:p>
          </table:table-cell>
          <table:table-cell table:style-name="ce205" table:formula="of:=WEEKDAY([.A4])" office:value-type="date" office:date-value="1899-12-31" calcext:value-type="date">
            <text:p>Sun</text:p>
          </table:table-cell>
          <table:table-cell table:style-name="ce206"/>
          <table:table-cell table:style-name="ce207" table:number-columns-repeated="3"/>
          <table:table-cell table:style-name="ce208" table:formula="of:=([.D4]-[.C4])-[.E4]+[.F4]" office:value-type="time" office:time-value="PT00H00M00S" calcext:value-type="time">
            <text:p>00:00</text:p>
          </table:table-cell>
          <table:table-cell table:style-name="ce209"/>
          <table:table-cell table:style-name="ce210" table:content-validation-name="val7"/>
          <table:table-cell table:number-columns-repeated="1015"/>
        </table:table-row>
        <table:table-row table:style-name="ro1">
          <table:table-cell table:style-name="ce204" table:formula="of:=[.A4]+1" office:value-type="date" office:date-value="2019-12-02" calcext:value-type="date">
            <text:p>12/02/19</text:p>
          </table:table-cell>
          <table:table-cell table:style-name="ce205" table:formula="of:=WEEKDAY([.A5])" office:value-type="date" office:date-value="1900-01-01" calcext:value-type="date">
            <text:p>Mon</text:p>
          </table:table-cell>
          <table:table-cell table:style-name="ce206"/>
          <table:table-cell table:style-name="ce207" table:number-columns-repeated="3"/>
          <table:table-cell table:style-name="ce208" table:formula="of:=([.D5]-[.C5])-[.E5]+[.F5]" office:value-type="time" office:time-value="PT00H00M00S" calcext:value-type="time">
            <text:p>00:00</text:p>
          </table:table-cell>
          <table:table-cell table:style-name="ce209"/>
          <table:table-cell table:style-name="ce210" table:content-validation-name="val7"/>
          <table:table-cell table:number-columns-repeated="1015"/>
        </table:table-row>
        <table:table-row table:style-name="ro1">
          <table:table-cell table:style-name="ce204" table:formula="of:=[.A5]+1" office:value-type="date" office:date-value="2019-12-03" calcext:value-type="date">
            <text:p>12/03/19</text:p>
          </table:table-cell>
          <table:table-cell table:style-name="ce205" table:formula="of:=WEEKDAY([.A6])" office:value-type="date" office:date-value="1900-01-02" calcext:value-type="date">
            <text:p>Tue</text:p>
          </table:table-cell>
          <table:table-cell table:style-name="ce206"/>
          <table:table-cell table:style-name="ce207" table:number-columns-repeated="3"/>
          <table:table-cell table:style-name="ce208" table:formula="of:=([.D6]-[.C6])-[.E6]+[.F6]" office:value-type="time" office:time-value="PT00H00M00S" calcext:value-type="time">
            <text:p>00:00</text:p>
          </table:table-cell>
          <table:table-cell table:style-name="ce209"/>
          <table:table-cell table:style-name="ce210" table:content-validation-name="val7"/>
          <table:table-cell table:number-columns-repeated="1015"/>
        </table:table-row>
        <table:table-row table:style-name="ro1">
          <table:table-cell table:style-name="ce204" table:formula="of:=[.A6]+1" office:value-type="date" office:date-value="2019-12-04" calcext:value-type="date">
            <text:p>12/04/19</text:p>
          </table:table-cell>
          <table:table-cell table:style-name="ce205" table:formula="of:=WEEKDAY([.A7])" office:value-type="date" office:date-value="1900-01-03" calcext:value-type="date">
            <text:p>Wed</text:p>
          </table:table-cell>
          <table:table-cell table:style-name="ce206"/>
          <table:table-cell table:style-name="ce207" table:number-columns-repeated="3"/>
          <table:table-cell table:style-name="ce208" table:formula="of:=([.D7]-[.C7])-[.E7]+[.F7]" office:value-type="time" office:time-value="PT00H00M00S" calcext:value-type="time">
            <text:p>00:00</text:p>
          </table:table-cell>
          <table:table-cell table:style-name="ce209"/>
          <table:table-cell table:style-name="ce210" table:content-validation-name="val7"/>
          <table:table-cell table:number-columns-repeated="1015"/>
        </table:table-row>
        <table:table-row table:style-name="ro1">
          <table:table-cell table:style-name="ce204" table:formula="of:=[.A7]+1" office:value-type="date" office:date-value="2019-12-05" calcext:value-type="date">
            <text:p>12/05/19</text:p>
          </table:table-cell>
          <table:table-cell table:style-name="ce205" table:formula="of:=WEEKDAY([.A8])" office:value-type="date" office:date-value="1900-01-04" calcext:value-type="date">
            <text:p>Thu</text:p>
          </table:table-cell>
          <table:table-cell table:style-name="ce206"/>
          <table:table-cell table:style-name="ce207" table:number-columns-repeated="3"/>
          <table:table-cell table:style-name="ce208" table:formula="of:=([.D8]-[.C8])-[.E8]+[.F8]" office:value-type="time" office:time-value="PT00H00M00S" calcext:value-type="time">
            <text:p>00:00</text:p>
          </table:table-cell>
          <table:table-cell table:style-name="ce209"/>
          <table:table-cell table:style-name="ce210" table:content-validation-name="val7"/>
          <table:table-cell table:number-columns-repeated="1015"/>
        </table:table-row>
        <table:table-row table:style-name="ro1">
          <table:table-cell table:style-name="ce204" table:formula="of:=[.A8]+1" office:value-type="date" office:date-value="2019-12-06" calcext:value-type="date">
            <text:p>12/06/19</text:p>
          </table:table-cell>
          <table:table-cell table:style-name="ce205" table:formula="of:=WEEKDAY([.A9])" office:value-type="date" office:date-value="1900-01-05" calcext:value-type="date">
            <text:p>Fri</text:p>
          </table:table-cell>
          <table:table-cell table:style-name="ce206"/>
          <table:table-cell table:style-name="ce207" table:number-columns-repeated="3"/>
          <table:table-cell table:style-name="ce208" table:formula="of:=([.D9]-[.C9])-[.E9]+[.F9]" office:value-type="time" office:time-value="PT00H00M00S" calcext:value-type="time">
            <text:p>00:00</text:p>
          </table:table-cell>
          <table:table-cell table:style-name="ce209"/>
          <table:table-cell table:style-name="ce210" table:content-validation-name="val7"/>
          <table:table-cell table:number-columns-repeated="1015"/>
        </table:table-row>
        <table:table-row table:style-name="ro1">
          <table:table-cell table:style-name="ce204" table:formula="of:=[.A9]+1" office:value-type="date" office:date-value="2019-12-07" calcext:value-type="date">
            <text:p>12/07/19</text:p>
          </table:table-cell>
          <table:table-cell table:style-name="ce205" table:formula="of:=WEEKDAY([.A10])" office:value-type="date" office:date-value="1900-01-06" calcext:value-type="date">
            <text:p>Sat</text:p>
          </table:table-cell>
          <table:table-cell table:style-name="ce206"/>
          <table:table-cell table:style-name="ce207" table:number-columns-repeated="3"/>
          <table:table-cell table:style-name="ce208" table:formula="of:=([.D10]-[.C10])-[.E10]+[.F10]" office:value-type="time" office:time-value="PT00H00M00S" calcext:value-type="time">
            <text:p>00:00</text:p>
          </table:table-cell>
          <table:table-cell table:style-name="ce209"/>
          <table:table-cell table:style-name="ce210" table:content-validation-name="val7"/>
          <table:table-cell table:number-columns-repeated="1015"/>
        </table:table-row>
        <table:table-row table:style-name="ro1">
          <table:table-cell table:style-name="ce204" table:formula="of:=[.A10]+1" office:value-type="date" office:date-value="2019-12-08" calcext:value-type="date">
            <text:p>12/08/19</text:p>
          </table:table-cell>
          <table:table-cell table:style-name="ce205" table:formula="of:=WEEKDAY([.A11])" office:value-type="date" office:date-value="1899-12-31" calcext:value-type="date">
            <text:p>Sun</text:p>
          </table:table-cell>
          <table:table-cell table:style-name="ce206"/>
          <table:table-cell table:style-name="ce207" table:number-columns-repeated="3"/>
          <table:table-cell table:style-name="ce208" table:formula="of:=([.D11]-[.C11])-[.E11]+[.F11]" office:value-type="time" office:time-value="PT00H00M00S" calcext:value-type="time">
            <text:p>00:00</text:p>
          </table:table-cell>
          <table:table-cell table:style-name="ce209"/>
          <table:table-cell table:style-name="ce210" table:content-validation-name="val7"/>
          <table:table-cell table:number-columns-repeated="1015"/>
        </table:table-row>
        <table:table-row table:style-name="ro1">
          <table:table-cell table:style-name="ce204" table:formula="of:=[.A11]+1" office:value-type="date" office:date-value="2019-12-09" calcext:value-type="date">
            <text:p>12/09/19</text:p>
          </table:table-cell>
          <table:table-cell table:style-name="ce205" table:formula="of:=WEEKDAY([.A12])" office:value-type="date" office:date-value="1900-01-01" calcext:value-type="date">
            <text:p>Mon</text:p>
          </table:table-cell>
          <table:table-cell table:style-name="ce206"/>
          <table:table-cell table:style-name="ce207" table:number-columns-repeated="3"/>
          <table:table-cell table:style-name="ce208" table:formula="of:=([.D12]-[.C12])-[.E12]+[.F12]" office:value-type="time" office:time-value="PT00H00M00S" calcext:value-type="time">
            <text:p>00:00</text:p>
          </table:table-cell>
          <table:table-cell table:style-name="ce209"/>
          <table:table-cell table:style-name="ce210" table:content-validation-name="val7"/>
          <table:table-cell table:number-columns-repeated="1015"/>
        </table:table-row>
        <table:table-row table:style-name="ro1">
          <table:table-cell table:style-name="ce204" table:formula="of:=[.A12]+1" office:value-type="date" office:date-value="2019-12-10" calcext:value-type="date">
            <text:p>12/10/19</text:p>
          </table:table-cell>
          <table:table-cell table:style-name="ce205" table:formula="of:=WEEKDAY([.A13])" office:value-type="date" office:date-value="1900-01-02" calcext:value-type="date">
            <text:p>Tue</text:p>
          </table:table-cell>
          <table:table-cell table:style-name="ce206"/>
          <table:table-cell table:style-name="ce207" table:number-columns-repeated="3"/>
          <table:table-cell table:style-name="ce208" table:formula="of:=([.D13]-[.C13])-[.E13]+[.F13]" office:value-type="time" office:time-value="PT00H00M00S" calcext:value-type="time">
            <text:p>00:00</text:p>
          </table:table-cell>
          <table:table-cell table:style-name="ce209"/>
          <table:table-cell table:style-name="ce210" table:content-validation-name="val7"/>
          <table:table-cell table:number-columns-repeated="1015"/>
        </table:table-row>
        <table:table-row table:style-name="ro1">
          <table:table-cell table:style-name="ce204" table:formula="of:=[.A13]+1" office:value-type="date" office:date-value="2019-12-11" calcext:value-type="date">
            <text:p>12/11/19</text:p>
          </table:table-cell>
          <table:table-cell table:style-name="ce205" table:formula="of:=WEEKDAY([.A14])" office:value-type="date" office:date-value="1900-01-03" calcext:value-type="date">
            <text:p>Wed</text:p>
          </table:table-cell>
          <table:table-cell table:style-name="ce206"/>
          <table:table-cell table:style-name="ce207" table:number-columns-repeated="3"/>
          <table:table-cell table:style-name="ce208" table:formula="of:=([.D14]-[.C14])-[.E14]+[.F14]" office:value-type="time" office:time-value="PT00H00M00S" calcext:value-type="time">
            <text:p>00:00</text:p>
          </table:table-cell>
          <table:table-cell table:style-name="ce209"/>
          <table:table-cell table:style-name="ce210" table:content-validation-name="val7"/>
          <table:table-cell table:number-columns-repeated="1015"/>
        </table:table-row>
        <table:table-row table:style-name="ro1">
          <table:table-cell table:style-name="ce204" table:formula="of:=[.A14]+1" office:value-type="date" office:date-value="2019-12-12" calcext:value-type="date">
            <text:p>12/12/19</text:p>
          </table:table-cell>
          <table:table-cell table:style-name="ce205" table:formula="of:=WEEKDAY([.A15])" office:value-type="date" office:date-value="1900-01-04" calcext:value-type="date">
            <text:p>Thu</text:p>
          </table:table-cell>
          <table:table-cell table:style-name="ce206"/>
          <table:table-cell table:style-name="ce207" table:number-columns-repeated="3"/>
          <table:table-cell table:style-name="ce208" table:formula="of:=([.D15]-[.C15])-[.E15]+[.F15]" office:value-type="time" office:time-value="PT00H00M00S" calcext:value-type="time">
            <text:p>00:00</text:p>
          </table:table-cell>
          <table:table-cell table:style-name="ce209"/>
          <table:table-cell table:style-name="ce210" table:content-validation-name="val7"/>
          <table:table-cell table:number-columns-repeated="1015"/>
        </table:table-row>
        <table:table-row table:style-name="ro1">
          <table:table-cell table:style-name="ce204" table:formula="of:=[.A15]+1" office:value-type="date" office:date-value="2019-12-13" calcext:value-type="date">
            <text:p>12/13/19</text:p>
          </table:table-cell>
          <table:table-cell table:style-name="ce205" table:formula="of:=WEEKDAY([.A16])" office:value-type="date" office:date-value="1900-01-05" calcext:value-type="date">
            <text:p>Fri</text:p>
          </table:table-cell>
          <table:table-cell table:style-name="ce206"/>
          <table:table-cell table:style-name="ce207" table:number-columns-repeated="3"/>
          <table:table-cell table:style-name="ce208" table:formula="of:=([.D16]-[.C16])-[.E16]+[.F16]" office:value-type="time" office:time-value="PT00H00M00S" calcext:value-type="time">
            <text:p>00:00</text:p>
          </table:table-cell>
          <table:table-cell table:style-name="ce209"/>
          <table:table-cell table:style-name="ce210" table:content-validation-name="val7"/>
          <table:table-cell table:number-columns-repeated="1015"/>
        </table:table-row>
        <table:table-row table:style-name="ro1">
          <table:table-cell table:style-name="ce204" table:formula="of:=[.A16]+1" office:value-type="date" office:date-value="2019-12-14" calcext:value-type="date">
            <text:p>12/14/19</text:p>
          </table:table-cell>
          <table:table-cell table:style-name="ce205" table:formula="of:=WEEKDAY([.A17])" office:value-type="date" office:date-value="1900-01-06" calcext:value-type="date">
            <text:p>Sat</text:p>
          </table:table-cell>
          <table:table-cell table:style-name="ce206"/>
          <table:table-cell table:style-name="ce207" table:number-columns-repeated="3"/>
          <table:table-cell table:style-name="ce208" table:formula="of:=([.D17]-[.C17])-[.E17]+[.F17]" office:value-type="time" office:time-value="PT00H00M00S" calcext:value-type="time">
            <text:p>00:00</text:p>
          </table:table-cell>
          <table:table-cell table:style-name="ce209"/>
          <table:table-cell table:style-name="ce210" table:content-validation-name="val7"/>
          <table:table-cell table:number-columns-repeated="1015"/>
        </table:table-row>
        <table:table-row table:style-name="ro1">
          <table:table-cell table:style-name="ce204" table:formula="of:=[.A17]+1" office:value-type="date" office:date-value="2019-12-15" calcext:value-type="date">
            <text:p>12/15/19</text:p>
          </table:table-cell>
          <table:table-cell table:style-name="ce205" table:formula="of:=WEEKDAY([.A18])" office:value-type="date" office:date-value="1899-12-31" calcext:value-type="date">
            <text:p>Sun</text:p>
          </table:table-cell>
          <table:table-cell table:style-name="ce206"/>
          <table:table-cell table:style-name="ce207" table:number-columns-repeated="3"/>
          <table:table-cell table:style-name="ce208" table:formula="of:=([.D18]-[.C18])-[.E18]+[.F18]" office:value-type="time" office:time-value="PT00H00M00S" calcext:value-type="time">
            <text:p>00:00</text:p>
          </table:table-cell>
          <table:table-cell table:style-name="ce209"/>
          <table:table-cell table:style-name="ce210" table:content-validation-name="val7"/>
          <table:table-cell table:number-columns-repeated="1015"/>
        </table:table-row>
        <table:table-row table:style-name="ro1">
          <table:table-cell table:style-name="ce204" table:formula="of:=[.A18]+1" office:value-type="date" office:date-value="2019-12-16" calcext:value-type="date">
            <text:p>12/16/19</text:p>
          </table:table-cell>
          <table:table-cell table:style-name="ce205" table:formula="of:=WEEKDAY([.A19])" office:value-type="date" office:date-value="1900-01-01" calcext:value-type="date">
            <text:p>Mon</text:p>
          </table:table-cell>
          <table:table-cell table:style-name="ce206"/>
          <table:table-cell table:style-name="ce207" table:number-columns-repeated="3"/>
          <table:table-cell table:style-name="ce208" table:formula="of:=([.D19]-[.C19])-[.E19]+[.F19]" office:value-type="time" office:time-value="PT00H00M00S" calcext:value-type="time">
            <text:p>00:00</text:p>
          </table:table-cell>
          <table:table-cell table:style-name="ce209"/>
          <table:table-cell table:style-name="ce210" table:content-validation-name="val7"/>
          <table:table-cell table:number-columns-repeated="1015"/>
        </table:table-row>
        <table:table-row table:style-name="ro1">
          <table:table-cell table:style-name="ce204" table:formula="of:=[.A19]+1" office:value-type="date" office:date-value="2019-12-17" calcext:value-type="date">
            <text:p>12/17/19</text:p>
          </table:table-cell>
          <table:table-cell table:style-name="ce205" table:formula="of:=WEEKDAY([.A20])" office:value-type="date" office:date-value="1900-01-02" calcext:value-type="date">
            <text:p>Tue</text:p>
          </table:table-cell>
          <table:table-cell table:style-name="ce206"/>
          <table:table-cell table:style-name="ce207" table:number-columns-repeated="3"/>
          <table:table-cell table:style-name="ce208" table:formula="of:=([.D20]-[.C20])-[.E20]+[.F20]" office:value-type="time" office:time-value="PT00H00M00S" calcext:value-type="time">
            <text:p>00:00</text:p>
          </table:table-cell>
          <table:table-cell table:style-name="ce209"/>
          <table:table-cell table:style-name="ce210" table:content-validation-name="val7"/>
          <table:table-cell table:number-columns-repeated="1015"/>
        </table:table-row>
        <table:table-row table:style-name="ro1">
          <table:table-cell table:style-name="ce204" table:formula="of:=[.A20]+1" office:value-type="date" office:date-value="2019-12-18" calcext:value-type="date">
            <text:p>12/18/19</text:p>
          </table:table-cell>
          <table:table-cell table:style-name="ce205" table:formula="of:=WEEKDAY([.A21])" office:value-type="date" office:date-value="1900-01-03" calcext:value-type="date">
            <text:p>Wed</text:p>
          </table:table-cell>
          <table:table-cell table:style-name="ce206"/>
          <table:table-cell table:style-name="ce207" table:number-columns-repeated="3"/>
          <table:table-cell table:style-name="ce208" table:formula="of:=([.D21]-[.C21])-[.E21]+[.F21]" office:value-type="time" office:time-value="PT00H00M00S" calcext:value-type="time">
            <text:p>00:00</text:p>
          </table:table-cell>
          <table:table-cell table:style-name="ce209"/>
          <table:table-cell table:style-name="ce210" table:content-validation-name="val7"/>
          <table:table-cell table:number-columns-repeated="1015"/>
        </table:table-row>
        <table:table-row table:style-name="ro1">
          <table:table-cell table:style-name="ce204" table:formula="of:=[.A21]+1" office:value-type="date" office:date-value="2019-12-19" calcext:value-type="date">
            <text:p>12/19/19</text:p>
          </table:table-cell>
          <table:table-cell table:style-name="ce205" table:formula="of:=WEEKDAY([.A22])" office:value-type="date" office:date-value="1900-01-04" calcext:value-type="date">
            <text:p>Thu</text:p>
          </table:table-cell>
          <table:table-cell table:style-name="ce206"/>
          <table:table-cell table:style-name="ce207" table:number-columns-repeated="3"/>
          <table:table-cell table:style-name="ce208" table:formula="of:=([.D22]-[.C22])-[.E22]+[.F22]" office:value-type="time" office:time-value="PT00H00M00S" calcext:value-type="time">
            <text:p>00:00</text:p>
          </table:table-cell>
          <table:table-cell table:style-name="ce209"/>
          <table:table-cell table:style-name="ce210" table:content-validation-name="val7"/>
          <table:table-cell table:number-columns-repeated="1015"/>
        </table:table-row>
        <table:table-row table:style-name="ro1">
          <table:table-cell table:style-name="ce204" table:formula="of:=[.A22]+1" office:value-type="date" office:date-value="2019-12-20" calcext:value-type="date">
            <text:p>12/20/19</text:p>
          </table:table-cell>
          <table:table-cell table:style-name="ce205" table:formula="of:=WEEKDAY([.A23])" office:value-type="date" office:date-value="1900-01-05" calcext:value-type="date">
            <text:p>Fri</text:p>
          </table:table-cell>
          <table:table-cell table:style-name="ce206"/>
          <table:table-cell table:style-name="ce207" table:number-columns-repeated="3"/>
          <table:table-cell table:style-name="ce208" table:formula="of:=([.D23]-[.C23])-[.E23]+[.F23]" office:value-type="time" office:time-value="PT00H00M00S" calcext:value-type="time">
            <text:p>00:00</text:p>
          </table:table-cell>
          <table:table-cell table:style-name="ce209"/>
          <table:table-cell table:style-name="ce210" table:content-validation-name="val7"/>
          <table:table-cell table:number-columns-repeated="1015"/>
        </table:table-row>
        <table:table-row table:style-name="ro1">
          <table:table-cell table:style-name="ce204" table:formula="of:=[.A23]+1" office:value-type="date" office:date-value="2019-12-21" calcext:value-type="date">
            <text:p>12/21/19</text:p>
          </table:table-cell>
          <table:table-cell table:style-name="ce205" table:formula="of:=WEEKDAY([.A24])" office:value-type="date" office:date-value="1900-01-06" calcext:value-type="date">
            <text:p>Sat</text:p>
          </table:table-cell>
          <table:table-cell table:style-name="ce206"/>
          <table:table-cell table:style-name="ce207" table:number-columns-repeated="3"/>
          <table:table-cell table:style-name="ce208" table:formula="of:=([.D24]-[.C24])-[.E24]+[.F24]" office:value-type="time" office:time-value="PT00H00M00S" calcext:value-type="time">
            <text:p>00:00</text:p>
          </table:table-cell>
          <table:table-cell table:style-name="ce209"/>
          <table:table-cell table:style-name="ce210" table:content-validation-name="val7"/>
          <table:table-cell table:number-columns-repeated="1015"/>
        </table:table-row>
        <table:table-row table:style-name="ro1">
          <table:table-cell table:style-name="ce204" table:formula="of:=[.A24]+1" office:value-type="date" office:date-value="2019-12-22" calcext:value-type="date">
            <text:p>12/22/19</text:p>
          </table:table-cell>
          <table:table-cell table:style-name="ce205" table:formula="of:=WEEKDAY([.A25])" office:value-type="date" office:date-value="1899-12-31" calcext:value-type="date">
            <text:p>Sun</text:p>
          </table:table-cell>
          <table:table-cell table:style-name="ce206"/>
          <table:table-cell table:style-name="ce207" table:number-columns-repeated="3"/>
          <table:table-cell table:style-name="ce208" table:formula="of:=([.D25]-[.C25])-[.E25]+[.F25]" office:value-type="time" office:time-value="PT00H00M00S" calcext:value-type="time">
            <text:p>00:00</text:p>
          </table:table-cell>
          <table:table-cell table:style-name="ce209"/>
          <table:table-cell table:style-name="ce210" table:content-validation-name="val7"/>
          <table:table-cell table:number-columns-repeated="1015"/>
        </table:table-row>
        <table:table-row table:style-name="ro1">
          <table:table-cell table:style-name="ce204" table:formula="of:=[.A25]+1" office:value-type="date" office:date-value="2019-12-23" calcext:value-type="date">
            <text:p>12/23/19</text:p>
          </table:table-cell>
          <table:table-cell table:style-name="ce205" table:formula="of:=WEEKDAY([.A26])" office:value-type="date" office:date-value="1900-01-01" calcext:value-type="date">
            <text:p>Mon</text:p>
          </table:table-cell>
          <table:table-cell table:style-name="ce206"/>
          <table:table-cell table:style-name="ce207" table:number-columns-repeated="3"/>
          <table:table-cell table:style-name="ce208" table:formula="of:=([.D26]-[.C26])-[.E26]+[.F26]" office:value-type="time" office:time-value="PT00H00M00S" calcext:value-type="time">
            <text:p>00:00</text:p>
          </table:table-cell>
          <table:table-cell table:style-name="ce209"/>
          <table:table-cell table:style-name="ce210" table:content-validation-name="val7"/>
          <table:table-cell table:number-columns-repeated="1015"/>
        </table:table-row>
        <table:table-row table:style-name="ro1">
          <table:table-cell table:style-name="ce204" table:formula="of:=[.A26]+1" office:value-type="date" office:date-value="2019-12-24" calcext:value-type="date">
            <text:p>12/24/19</text:p>
          </table:table-cell>
          <table:table-cell table:style-name="ce205" table:formula="of:=WEEKDAY([.A27])" office:value-type="date" office:date-value="1900-01-02" calcext:value-type="date">
            <text:p>Tue</text:p>
          </table:table-cell>
          <table:table-cell table:style-name="ce206"/>
          <table:table-cell table:style-name="ce207" table:number-columns-repeated="3"/>
          <table:table-cell table:style-name="ce208" table:formula="of:=([.D27]-[.C27])-[.E27]+[.F27]" office:value-type="time" office:time-value="PT00H00M00S" calcext:value-type="time">
            <text:p>00:00</text:p>
          </table:table-cell>
          <table:table-cell table:style-name="ce209" table:formula="of:=[$Overview.$A$42]" office:value-type="string" office:string-value="Christmas Eve" calcext:value-type="string">
            <text:p>Christmas Eve</text:p>
          </table:table-cell>
          <table:table-cell table:style-name="ce210" table:content-validation-name="val7" office:value-type="string" calcext:value-type="string">
            <text:p>Holiday</text:p>
          </table:table-cell>
          <table:table-cell table:number-columns-repeated="1015"/>
        </table:table-row>
        <table:table-row table:style-name="ro1">
          <table:table-cell table:style-name="ce204" table:formula="of:=[.A27]+1" office:value-type="date" office:date-value="2019-12-25" calcext:value-type="date">
            <text:p>12/25/19</text:p>
          </table:table-cell>
          <table:table-cell table:style-name="ce205" table:formula="of:=WEEKDAY([.A28])" office:value-type="date" office:date-value="1900-01-03" calcext:value-type="date">
            <text:p>Wed</text:p>
          </table:table-cell>
          <table:table-cell table:style-name="ce206"/>
          <table:table-cell table:style-name="ce207" table:number-columns-repeated="3"/>
          <table:table-cell table:style-name="ce208" table:formula="of:=([.D28]-[.C28])-[.E28]+[.F28]" office:value-type="time" office:time-value="PT00H00M00S" calcext:value-type="time">
            <text:p>00:00</text:p>
          </table:table-cell>
          <table:table-cell table:style-name="ce209" table:formula="of:=[$Overview.$A$43]" office:value-type="string" office:string-value="1. Christmas Day" calcext:value-type="string">
            <text:p>1. Christmas Day</text:p>
          </table:table-cell>
          <table:table-cell table:style-name="ce210" table:content-validation-name="val7" office:value-type="string" calcext:value-type="string">
            <text:p>Holiday</text:p>
          </table:table-cell>
          <table:table-cell table:number-columns-repeated="1015"/>
        </table:table-row>
        <table:table-row table:style-name="ro1">
          <table:table-cell table:style-name="ce204" table:formula="of:=[.A28]+1" office:value-type="date" office:date-value="2019-12-26" calcext:value-type="date">
            <text:p>12/26/19</text:p>
          </table:table-cell>
          <table:table-cell table:style-name="ce205" table:formula="of:=WEEKDAY([.A29])" office:value-type="date" office:date-value="1900-01-04" calcext:value-type="date">
            <text:p>Thu</text:p>
          </table:table-cell>
          <table:table-cell table:style-name="ce206"/>
          <table:table-cell table:style-name="ce207" table:number-columns-repeated="3"/>
          <table:table-cell table:style-name="ce208" table:formula="of:=([.D29]-[.C29])-[.E29]+[.F29]" office:value-type="time" office:time-value="PT00H00M00S" calcext:value-type="time">
            <text:p>00:00</text:p>
          </table:table-cell>
          <table:table-cell table:style-name="ce209" table:formula="of:=[$Overview.$A$44]" office:value-type="string" office:string-value="2. Christmas Day" calcext:value-type="string">
            <text:p>2. Christmas Day</text:p>
          </table:table-cell>
          <table:table-cell table:style-name="ce210" table:content-validation-name="val7" office:value-type="string" calcext:value-type="string">
            <text:p>Holiday</text:p>
          </table:table-cell>
          <table:table-cell table:number-columns-repeated="1015"/>
        </table:table-row>
        <table:table-row table:style-name="ro1">
          <table:table-cell table:style-name="ce204" table:formula="of:=[.A29]+1" office:value-type="date" office:date-value="2019-12-27" calcext:value-type="date">
            <text:p>12/27/19</text:p>
          </table:table-cell>
          <table:table-cell table:style-name="ce205" table:formula="of:=WEEKDAY([.A30])" office:value-type="date" office:date-value="1900-01-05" calcext:value-type="date">
            <text:p>Fri</text:p>
          </table:table-cell>
          <table:table-cell table:style-name="ce206"/>
          <table:table-cell table:style-name="ce207" table:number-columns-repeated="3"/>
          <table:table-cell table:style-name="ce208" table:formula="of:=([.D30]-[.C30])-[.E30]+[.F30]" office:value-type="time" office:time-value="PT00H00M00S" calcext:value-type="time">
            <text:p>00:00</text:p>
          </table:table-cell>
          <table:table-cell table:style-name="ce209"/>
          <table:table-cell table:style-name="ce210" table:content-validation-name="val7"/>
          <table:table-cell table:number-columns-repeated="1015"/>
        </table:table-row>
        <table:table-row table:style-name="ro1">
          <table:table-cell table:style-name="ce204" table:formula="of:=[.A30]+1" office:value-type="date" office:date-value="2019-12-28" calcext:value-type="date">
            <text:p>12/28/19</text:p>
          </table:table-cell>
          <table:table-cell table:style-name="ce205" table:formula="of:=WEEKDAY([.A31])" office:value-type="date" office:date-value="1900-01-06" calcext:value-type="date">
            <text:p>Sat</text:p>
          </table:table-cell>
          <table:table-cell table:style-name="ce206"/>
          <table:table-cell table:style-name="ce207" table:number-columns-repeated="3"/>
          <table:table-cell table:style-name="ce208" table:formula="of:=([.D31]-[.C31])-[.E31]+[.F31]" office:value-type="time" office:time-value="PT00H00M00S" calcext:value-type="time">
            <text:p>00:00</text:p>
          </table:table-cell>
          <table:table-cell table:style-name="ce209"/>
          <table:table-cell table:style-name="ce210" table:content-validation-name="val7"/>
          <table:table-cell table:number-columns-repeated="1015"/>
        </table:table-row>
        <table:table-row table:style-name="ro1">
          <table:table-cell table:style-name="ce204" table:formula="of:=[.A31]+1" office:value-type="date" office:date-value="2019-12-29" calcext:value-type="date">
            <text:p>12/29/19</text:p>
          </table:table-cell>
          <table:table-cell table:style-name="ce205" table:formula="of:=WEEKDAY([.A32])" office:value-type="date" office:date-value="1899-12-31" calcext:value-type="date">
            <text:p>Sun</text:p>
          </table:table-cell>
          <table:table-cell table:style-name="ce206"/>
          <table:table-cell table:style-name="ce207" table:number-columns-repeated="3"/>
          <table:table-cell table:style-name="ce208" table:formula="of:=([.D32]-[.C32])-[.E32]+[.F32]" office:value-type="time" office:time-value="PT00H00M00S" calcext:value-type="time">
            <text:p>00:00</text:p>
          </table:table-cell>
          <table:table-cell table:style-name="ce209"/>
          <table:table-cell table:style-name="ce210" table:content-validation-name="val7"/>
          <table:table-cell table:number-columns-repeated="1015"/>
        </table:table-row>
        <table:table-row table:style-name="ro1">
          <table:table-cell table:style-name="ce204" table:formula="of:=[.A32]+1" office:value-type="date" office:date-value="2019-12-30" calcext:value-type="date">
            <text:p>12/30/19</text:p>
          </table:table-cell>
          <table:table-cell table:style-name="ce205" table:formula="of:=WEEKDAY([.A33])" office:value-type="date" office:date-value="1900-01-01" calcext:value-type="date">
            <text:p>Mon</text:p>
          </table:table-cell>
          <table:table-cell table:style-name="ce206"/>
          <table:table-cell table:style-name="ce207" table:number-columns-repeated="3"/>
          <table:table-cell table:style-name="ce208" table:formula="of:=([.D33]-[.C33])-[.E33]+[.F33]" office:value-type="time" office:time-value="PT00H00M00S" calcext:value-type="time">
            <text:p>00:00</text:p>
          </table:table-cell>
          <table:table-cell table:style-name="ce209"/>
          <table:table-cell table:style-name="ce210" table:content-validation-name="val7"/>
          <table:table-cell table:number-columns-repeated="1015"/>
        </table:table-row>
        <table:table-row table:style-name="ro1">
          <table:table-cell table:style-name="ce204" table:formula="of:=[.A33]+1" office:value-type="date" office:date-value="2019-12-31" calcext:value-type="date">
            <text:p>12/31/19</text:p>
          </table:table-cell>
          <table:table-cell table:style-name="ce205" table:formula="of:=WEEKDAY([.A34])" office:value-type="date" office:date-value="1900-01-02" calcext:value-type="date">
            <text:p>Tue</text:p>
          </table:table-cell>
          <table:table-cell table:style-name="ce206"/>
          <table:table-cell table:style-name="ce207" table:number-columns-repeated="3"/>
          <table:table-cell table:style-name="ce208" table:formula="of:=([.D34]-[.C34])-[.E34]+[.F34]" office:value-type="time" office:time-value="PT00H00M00S" calcext:value-type="time">
            <text:p>00:00</text:p>
          </table:table-cell>
          <table:table-cell table:style-name="ce209" table:formula="of:=[$Overview.$A$45]" office:value-type="string" office:string-value="New Year's Eve" calcext:value-type="string">
            <text:p>New Year's Eve</text:p>
          </table:table-cell>
          <table:table-cell table:style-name="ce210" table:content-validation-name="val7" office:value-type="string" calcext:value-type="string">
            <text:p>Holiday</text:p>
          </table:table-cell>
          <table:table-cell table:number-columns-repeated="1015"/>
        </table:table-row>
        <table:table-row table:style-name="ro9">
          <table:table-cell table:style-name="ce96" table:number-columns-repeated="6"/>
          <table:table-cell table:style-name="ce51"/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Total</text:p>
          </table:table-cell>
          <table:table-cell table:style-name="ce96" table:number-columns-repeated="5"/>
          <table:table-cell table:style-name="ce52" table:formula="of:=SUM([.G4:.G34])" office:value-type="time" office:time-value="PT00H00M00S" calcext:value-type="time">
            <text:p>00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Carry-Over prev. Month</text:p>
          </table:table-cell>
          <table:table-cell table:style-name="ce96" table:number-columns-repeated="5"/>
          <table:table-cell table:style-name="ce53" table:formula="of:=[November.G42]" office:value-type="time" office:time-value="-PT1840H00M00S" calcext:value-type="time">
            <text:p>-1840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/>
          <table:table-cell table:style-name="ce96" table:number-columns-repeated="5"/>
          <table:table-cell table:style-name="ce54"/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Sum</text:p>
          </table:table-cell>
          <table:table-cell table:style-name="ce96" table:number-columns-repeated="5"/>
          <table:table-cell table:style-name="ce53" table:formula="of:=SUM([.G36:.G37])" office:value-type="time" office:time-value="-PT1840H00M00S" calcext:value-type="time">
            <text:p>-1840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 office:value-type="string" calcext:value-type="string">
            <text:p>Quota</text:p>
          </table:table-cell>
          <table:table-cell table:style-name="ce96" table:number-columns-repeated="5"/>
          <table:table-cell table:style-name="ce53" table:formula="of:=[$Overview.$I$24]" office:value-type="time" office:time-value="PT144H00M00S" calcext:value-type="time">
            <text:p>144:00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39"/>
          <table:table-cell table:style-name="ce96" table:number-columns-repeated="5"/>
          <table:table-cell table:style-name="ce54"/>
          <table:table-cell table:style-name="ce96"/>
          <table:table-cell table:number-columns-repeated="1016"/>
        </table:table-row>
        <table:table-row table:style-name="ro1">
          <table:table-cell table:style-name="ce40" office:value-type="string" calcext:value-type="string">
            <text:p>Carry-Over</text:p>
          </table:table-cell>
          <table:table-cell table:style-name="ce42" table:number-columns-repeated="5"/>
          <table:table-cell table:style-name="ce55" table:formula="of:=[.G39]-[.G40]" office:value-type="time" office:time-value="-PT1984H00M00S" calcext:value-type="time">
            <text:p>-1984:00</text:p>
          </table:table-cell>
          <table:table-cell table:style-name="ce96"/>
          <table:table-cell table:number-columns-repeated="1016"/>
        </table:table-row>
        <table:table-row table:style-name="ro1" table:number-rows-repeated="2">
          <table:table-cell table:style-name="ce23"/>
          <table:table-cell table:number-columns-repeated="1023"/>
        </table:table-row>
        <table:table-row table:style-name="ro1">
          <table:table-cell table:style-name="ce23" office:value-type="string" calcext:value-type="string">
            <text:p>Days/Month</text:p>
          </table:table-cell>
          <table:table-cell table:style-name="ce43" table:formula="of:=ORG.OPENOFFICE.DAYSINMONTH([.A4])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Working Days</text:p>
          </table:table-cell>
          <table:table-cell table:style-name="ce43" table:formula="of:=[$Overview.$C$24]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Vacation</text:p>
          </table:table-cell>
          <table:table-cell table:style-name="ce44" table:formula="of:=[$Overview.$D$24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Sickness</text:p>
          </table:table-cell>
          <table:table-cell table:style-name="ce43" table:formula="of:=[$Overview.$E$24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Days Worked</text:p>
          </table:table-cell>
          <table:table-cell table:style-name="ce45" table:formula="of:=[$Overview.$G$24]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 of Vacation</text:p>
          </table:table-cell>
          <table:table-cell table:style-name="ce62" table:formula="of:=[$Overview.$B$9]" office:value-type="float" office:value="30" calcext:value-type="float">
            <text:p>30</text:p>
          </table:table-cell>
          <table:table-cell table:number-columns-repeated="1022"/>
        </table:table-row>
        <table:table-row table:style-name="ro9" table:number-rows-repeated="1048525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December.A4:December.I34">
            <calcext:condition calcext:apply-style-name="Weekend" calcext:value="formula-is(OR([.$B4]=1; [.$B4]=7; [.$I4]=[$Overview.$D$47]))" calcext:base-cell-address="December.A4"/>
            <calcext:condition calcext:apply-style-name="Free" calcext:value="formula-is(NOT(ISNA(MATCH([.$I4];[$Overview.$E$47:.$Z$47];0))))" calcext:base-cell-address="December.A4"/>
            <calcext:condition calcext:apply-style-name="Overtime" calcext:value="formula-is([.$I4]=[$Overview.$B$47])" calcext:base-cell-address="December.A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 number:truncate-on-overflow="false">
      <number:hours number:style="long"/>
      <number:text>:</number:text>
      <number:minutes number:style="long"/>
    </number:time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date-style style:name="N115">
      <number:day-of-week/>
    </number:date-style>
    <number:date-style style:name="N116">
      <number:month number:style="long" number:textual="true"/>
      <number:text> </number:text>
      <number:year number:style="long"/>
    </number:date-style>
    <number:number-style style:name="N117">
      <number:number number:decimal-places="1" loext:min-decimal-places="1" number:min-integer-digits="1"/>
    </number:number-style>
    <number:date-style style:name="N118">
      <number:day number:style="long"/>
    </number:date-style>
    <number:date-style style:name="N119">
      <number:year number:style="long"/>
    </number:date-style>
    <number:date-style style:name="N120">
      <number:day-of-week/>
      <number:text> </number:text>
      <number:day number:style="long"/>
      <number:text> </number:text>
      <number:month number:textual="true"/>
      <number:text> </number:text>
      <number:year/>
    </number:date-style>
    <number:number-style style:name="N121P0" style:volatile="true">
      <number:number number:decimal-places="0" loext:min-decimal-places="0" number:min-integer-digits="1"/>
    </number:number-style>
    <number:number-style style:name="N121">
      <style:text-properties fo:color="#ff0000"/>
      <number:text>-</number:text>
      <number:number number:decimal-places="0" loext:min-decimal-places="0" number:min-integer-digits="1"/>
      <style:map style:condition="value()&gt;=0" style:apply-style-name="N121P0"/>
    </number:number-style>
    <number:date-style style:name="N10107" number:language="de" number:country="DE">
      <number:month number:style="long" number:textual="true"/>
      <number:text> </number:text>
      <number:year number:style="long"/>
    </number:date-style>
    <number:date-style style:name="N10108" number:language="de" number:country="DE">
      <number:day-of-week/>
    </number:date-style>
    <number:date-style style:name="N10109" number:language="de" number:country="DE">
      <number:day-of-week/>
      <number:text>, </number:text>
      <number:day number:style="long"/>
      <number:text>. </number:text>
      <number:month number:textual="true"/>
      <number:text> </number:text>
      <number:year/>
    </number:date-style>
    <number:date-style style:name="N10110" number:language="de" number:country="DE">
      <number:day-of-week/>
      <number:text>, </number:text>
      <number:day number:style="long"/>
      <number:text>. </number:text>
      <number:month number:textual="true"/>
      <number:text> </number:text>
      <number:year number:style="long"/>
    </number:date-style>
    <number:date-style style:name="N20121" number:language="en" number:country="US">
      <number:month number:style="long" number:textual="true"/>
      <number:text>  </number:text>
      <number:year number:style="long"/>
    </number:date-style>
    <number:date-style style:name="N20122" number:language="en" number:country="US">
      <number:day-of-week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  <number:date-style style:name="N20123" number:language="en" number:country="US">
      <number:month number:style="long" number:textual="true"/>
      <number:text> </number:text>
      <number:year number:style="long"/>
    </number:date-style>
    <number:date-style style:name="N20124" number:language="en" number:country="US">
      <number:day-of-week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ree" style:family="table-cell" style:parent-style-name="Default">
      <style:table-cell-properties fo:background-color="#ffffcc"/>
    </style:style>
    <style:style style:name="Weekend" style:family="table-cell" style:parent-style-name="Default">
      <style:table-cell-properties fo:background-color="#b3b3b3"/>
    </style:style>
    <style:style style:name="Overtime" style:family="table-cell" style:parent-style-name="Default">
      <style:table-cell-properties fo:background-color="#bddd8d"/>
    </style:style>
    <style:style style:name="Alter" style:family="table-cell" style:parent-style-name="Default">
      <style:table-cell-properties fo:background-color="#ff420e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6">00/00/0000</text:date>, <text:time style:data-style-name="N2" text:time-value="17:56:24.9304847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k Sundermeyer</meta:initial-creator>
    <meta:creation-date>2011-01-05T08:14:34</meta:creation-date>
    <dc:date>2018-12-06T18:00:53.969313848</dc:date>
    <meta:editing-duration>P5DT14H1M31S</meta:editing-duration>
    <meta:editing-cycles>78</meta:editing-cycles>
    <meta:generator>LibreOffice/6.1.3.2$Linux_X86_64 LibreOffice_project/10$Build-2</meta:generator>
    <meta:print-date>2011-12-13T12:17:56</meta:print-date>
    <meta:printed-by>Julian Zwickl</meta:printed-by>
    <meta:document-statistic meta:table-count="13" meta:cell-count="1722" meta:object-count="0"/>
  </office:meta>
</office:document-meta>
</file>